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79.04pt"/>
    </style:style>
    <style:style style:name="co6" style:family="table-column">
      <style:table-column-properties fo:break-before="auto" style:column-width="87.19pt"/>
    </style:style>
    <style:style style:name="co7" style:family="table-column">
      <style:table-column-properties fo:break-before="auto" style:column-width="94.14pt"/>
    </style:style>
    <style:style style:name="co8" style:family="table-column">
      <style:table-column-properties fo:break-before="auto" style:column-width="155.1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41.25pt"/>
    </style:style>
    <style:style style:name="co11" style:family="table-column">
      <style:table-column-properties fo:break-before="auto" style:column-width="149.75pt"/>
    </style:style>
    <style:style style:name="co12" style:family="table-column">
      <style:table-column-properties fo:break-before="auto" style:column-width="118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7" style:family="table-cell" style:parent-style-name="Default" style:data-style-name="N126"/>
    <style:style style:name="ce6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#fff200"/>
      <style:text-properties fo:color="#ce181e"/>
    </style:style>
    <style:style style:name="ce11" style:family="table-cell" style:parent-style-name="Default">
      <style:text-properties fo:color="#ce181e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fff200"/>
    </style:style>
    <style:style style:name="ce21" style:family="table-cell" style:parent-style-name="Default">
      <style:table-cell-properties fo:border-bottom="none" fo:background-color="#fff200" fo:border-left="none" fo:border-right="none" fo:border-top="0.06pt solid #000000"/>
    </style:style>
    <style:style style:name="ce22" style:family="table-cell" style:parent-style-name="Default">
      <style:table-cell-properties fo:background-color="#fff200" fo:border="none"/>
    </style:style>
    <style:style style:name="ce23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24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fff200" fo:border-left="none" fo:border-right="0.06pt solid #000000" fo:border-top="none"/>
    </style:style>
    <style:style style:name="ce28" style:family="table-cell" style:parent-style-name="Default" style:data-style-name="N128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NN_feedforward_2n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2.7" calcext:value-type="float">
            <text:p>2.7000</text:p>
          </table:table-cell>
          <table:table-cell table:formula="of:=[.C5]*[.C7]+[.D5]*[.D7]+[.E5]*[.E7]+[.F5]*[.F7]+[.G5]*[.G7]"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937026643943003" calcext:value-type="float">
            <text:p>0.937026643943003</text:p>
          </table:table-cell>
          <table:table-cell table:formula="of:=1/(1+EXP(-[.I8]))" office:value-type="float" office:value="0.978118729063869" calcext:value-type="float">
            <text:p>0.9781187290638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/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3.4" calcext:value-type="float">
            <text:p>3.4000</text:p>
          </table:table-cell>
          <table:table-cell table:formula="of:=[.C21]*[.C19]+[.D21]*[.D19]+[.E21]*[.E19]+[.F21]*[.F19]+[.G21]*[.G19]"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967704535301549" calcext:value-type="float">
            <text:p>0.967704535301549</text:p>
          </table:table-cell>
          <table:table-cell table:formula="of:=1/(1+EXP(-[.I22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66463674616569" calcext:value-type="float">
            <text:p>1.66463674616569</text:p>
          </table:table-cell>
          <table:table-cell table:formula="of:=[.H23]*[.H19]+[.I19]*[.I23]+[.J23]*[.J19]" office:value-type="float" office:value="1.0874053287886" calcext:value-type="float">
            <text:p>1.087405328788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40859449552033" calcext:value-type="float">
            <text:p>0.84085944955203300000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3.4" calcext:value-type="float">
            <text:p>3.4000</text:p>
          </table:table-cell>
          <table:table-cell table:formula="of:=[.C63]*[.C61]+[.D63]*[.D61]+[.E63]*[.E61]+[.F63]*[.F61]+[.G63]*[.G61]"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997774927934279" calcext:value-type="float">
            <text:p>0.997774927934279</text:p>
          </table:table-cell>
          <table:table-cell table:formula="of:=TANH([.I64])" office:value-type="float" office:value="0.992631520201128" calcext:value-type="float">
            <text:p>0.9926315202011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9852630404023" calcext:value-type="float">
            <text:p>1.09852630404023</text:p>
          </table:table-cell>
          <table:table-cell table:formula="of:=[.H65]*[.H61]+[.I61]*[.I65]+[.J65]*[.J61]" office:value-type="float" office:value="1.69461955693422" calcext:value-type="float">
            <text:p>1.6946195569342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9969043404605" calcext:value-type="float">
            <text:p>0.79996904340460500000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2.8" calcext:value-type="float">
            <text:p>2.8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942675824101131" calcext:value-type="float">
            <text:p>0.9426758241011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94267582410113" calcext:value-type="float">
            <text:p>0.294267582410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73040585270667" calcext:value-type="float">
            <text:p>0.573040585270667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601128409689467" calcext:value-type="float">
            <text:p>0.601128409689467</text:p>
          </table:table-cell>
          <table:table-cell table:formula="of:=[.J79]*[.J73]+[.K73]*[.K79]" office:value-type="float" office:value="1.2157365267436" calcext:value-type="float">
            <text:p>1.215736526743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10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MM nauj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/(1+EXP(-[.J10]))" office:value-type="float" office:value="0.5" calcext:value-type="float">
            <text:p>0.5</text:p>
          </table:table-cell>
          <table:table-cell table:formula="of:=1/(1+EXP(-[.K10]))" office:value-type="float" office:value="0.5" calcext:value-type="float">
            <text:p>0.5</text:p>
          </table:table-cell>
          <table:table-cell table:style-name="ce1" table:formula="of:=[.C86]*[.B86]+[.C87]*[.C88]" office:value-type="float" office:value="0.922661529495863" calcext:value-type="float">
            <text:p>0.92266152949586300000</text:p>
          </table:table-cell>
          <table:table-cell table:formula="of:=TANH([.E86])" office:value-type="float" office:value="0.727154081596714" calcext:value-type="float">
            <text:p>0.727154081596714</text:p>
          </table:table-cell>
          <table:table-cell table:formula="of:=EXP([.F86]*[.C89])" office:value-type="float" office:value="1.59948117545678" calcext:value-type="float">
            <text:p>1.59948117545678</text:p>
          </table:table-cell>
          <table:table-cell table:formula="of:=[.G86]/[.G91]" office:value-type="float" office:value="0.484260142907965" calcext:value-type="float">
            <text:p>0.4842601429079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/(1+EXP(-[.K24]))" office:value-type="float" office:value="0.840859449552033" calcext:value-type="float">
            <text:p>0.840859449552033</text:p>
          </table:table-cell>
          <table:table-cell table:formula="of:=1/(1+EXP(-[.L24]))" office:value-type="float" office:value="0.74789281328782" calcext:value-type="float">
            <text:p>0.74789281328782</text:p>
          </table:table-cell>
          <table:table-cell table:formula="of:=[.B87]*[.D86]+[.D87]*[.D88]" office:value-type="float" office:value="0.84908014267514" calcext:value-type="float">
            <text:p>0.84908014267514</text:p>
          </table:table-cell>
          <table:table-cell table:formula="of:=TANH([.E87])" office:value-type="float" office:value="0.690588609680756" calcext:value-type="float">
            <text:p>0.690588609680756</text:p>
          </table:table-cell>
          <table:table-cell table:formula="of:=EXP([.F87]*[.D89])" office:value-type="float" office:value="1.70345671625562" calcext:value-type="float">
            <text:p>1.70345671625562</text:p>
          </table:table-cell>
          <table:table-cell table:formula="of:=[.G87]/[.G91]" office:value-type="float" office:value="0.515739857092035" calcext:value-type="float">
            <text:p>0.51573985709203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9969043404605" calcext:value-type="float">
            <text:p>0.799969043404605</text:p>
          </table:table-cell>
          <table:table-cell table:formula="of:=TANH([.L66])" office:value-type="float" office:value="0.934733066362687" calcext:value-type="float">
            <text:p>0.93473306636268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914426127551" calcext:value-type="float">
            <text:p>0.645914426127551</text:p>
          </table:table-cell>
          <table:table-cell table:formula="of:=1/(1+EXP(-[.M80]))" office:value-type="float" office:value="0.771312387165297" calcext:value-type="float">
            <text:p>0.771312387165297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3.30293789171239" calcext:value-type="float">
            <text:p>3.30293789171239</text:p>
          </table:table-cell>
          <table:table-cell table:number-columns-repeated="6"/>
        </table:table-row>
        <table:table-row table:style-name="ro1" table:number-rows-repeated="4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4]*[.C137]+[.D134]*[.D137]+[.E134]*[.E137]+[.F134]*[.F137]+[.G134]*[.G137]" office:value-type="float" office:value="3.3" calcext:value-type="float">
            <text:p>3.3000</text:p>
          </table:table-cell>
          <table:table-cell table:formula="of:=[.C135]*[.C137]+[.D135]*[.D137]+[.E135]*[.E137]+[.F135]*[.F137]+[.G135]*[.G137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38]))" office:value-type="float" office:value="0.964428810727364" calcext:value-type="float">
            <text:p>0.964428810727364</text:p>
          </table:table-cell>
          <table:table-cell table:formula="of:=1/(1+EXP(-[.I138]))" office:value-type="float" office:value="0.908877038985144" calcext:value-type="float">
            <text:p>0.908877038985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139]*[.H134]+[.I139]*[.I134]" office:value-type="float" office:value="0" calcext:value-type="float">
            <text:p>0</text:p>
          </table:table-cell>
          <table:table-cell table:formula="of:=[.H139]*[.H135]+[.I135]*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40]))" office:value-type="float" office:value="0.5" calcext:value-type="float">
            <text:p>0.5</text:p>
          </table:table-cell>
          <table:table-cell table:style-name="ce1" table:formula="of:=1/(1+EXP(-[.K140]))" office:value-type="float" office:value="0.5" calcext:value-type="float">
            <text:p>0.50000000000000000000</text:p>
          </table:table-cell>
          <table:table-cell table:number-columns-repeated="2"/>
        </table:table-row>
      </table:table>
      <table:table table:name="backprog_full" table:style-name="ta1">
        <table:table-column table:style-name="co1" table:number-columns-repeated="11" table:default-cell-style-name="Default"/>
        <table:table-column table:style-name="co1" table:default-cell-style-name="ce15"/>
        <table:table-column table:style-name="co1" table:number-columns-repeated="2" table:default-cell-style-name="ce18"/>
        <table:table-column table:style-name="co1" table:default-cell-style-name="Default"/>
        <table:table-column table:style-name="co1" table:number-columns-repeated="4" table:default-cell-style-name="ce18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h0</text:p>
          </table:table-cell>
          <table:table-cell table:style-name="Default" office:value-type="string" calcext:value-type="string">
            <text:p>forget</text:p>
          </table:table-cell>
          <table:table-cell table:style-name="ce8" office:value-type="string" calcext:value-type="string">
            <text:p>OO</text:p>
          </table:table-cell>
          <table:table-cell table:style-name="Default" office:value-type="float" office:value="-0.05" calcext:value-type="float">
            <text:p>-0.05</text:p>
          </table:table-cell>
          <table:table-cell table:style-name="Default"/>
          <table:table-cell table:style-name="Default" office:value-type="string" calcext:value-type="string">
            <text:p>h1</text:p>
          </table:table-cell>
          <table:table-cell table:style-name="Default" office:value-type="string" calcext:value-type="string">
            <text:p>forget</text:p>
          </table:table-cell>
          <table:table-cell table:style-name="ce8" office:value-type="string" calcext:value-type="string">
            <text:p>OO</text:p>
          </table:table-cell>
          <table:table-cell office:value-type="float" office:value="-0.15" calcext:value-type="float">
            <text:p>-0.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2.7" calcext:value-type="float">
            <text:p>2.7000</text:p>
          </table:table-cell>
          <table:table-cell table:formula="of:=[.C2]*[.C4]+[.D2]*[.D4]+[.E2]*[.E4]+[.F2]*[.F4]+[.G2]*[.G4]" office:value-type="float" office:value="3.8" calcext:value-type="float">
            <text:p>3.8</text:p>
          </table:table-cell>
          <table:table-cell table:number-columns-repeated="2"/>
          <table:table-cell table:style-name="Default" table:number-columns-repeated="3"/>
          <table:table-cell table:style-name="ce8"/>
          <table:table-cell table:style-name="Default" table:number-columns-repeated="4"/>
          <table:table-cell table:style-name="ce8"/>
          <table:table-cell table:number-columns-repeated="1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937026643943003" calcext:value-type="float">
            <text:p>0.937026643943003</text:p>
          </table:table-cell>
          <table:table-cell table:formula="of:=1/(1+EXP(-[.I5]))" office:value-type="float" office:value="0.978118729063869" calcext:value-type="float">
            <text:p>0.978118729063869</text:p>
          </table:table-cell>
          <table:table-cell table:number-columns-repeated="2"/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_deriv</text:p>
          </table:table-cell>
          <table:table-cell table:number-columns-repeated="6"/>
          <table:table-cell table:formula="of:=EXP(-[.H5])/((1+EXP(-[.H5]))*(1+EXP(-[.H5])))" office:value-type="float" office:value="0.0590077124839152" calcext:value-type="float">
            <text:p>0.059007712483915</text:p>
          </table:table-cell>
          <table:table-cell table:formula="of:=EXP(-[.I5])/((1+EXP(-[.I5]))*(1+EXP(-[.I5])))" office:value-type="float" office:value="0.0214024809183501" calcext:value-type="float">
            <text:p>0.02140248091835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Default" table:number-columns-repeated="2"/>
          <table:table-cell table:style-name="Default"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table:number-columns-repeated="2"/>
          <table:table-cell table:style-name="Default"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office:value-type="float" office:value="-0.19" calcext:value-type="float">
            <text:p>-0.19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/>
          <table:table-cell table:style-name="Default" table:number-columns-repeated="4"/>
          <table:table-cell table:style-name="ce8"/>
          <table:table-cell table:number-columns-repeated="13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table:style-name="Default" office:value-type="float" office:value="-0.63" calcext:value-type="float">
            <text:p>-0.63</text:p>
          </table:table-cell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office:value-type="float" office:value="0.23" calcext:value-type="float">
            <text:p>0.23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number-columns-repeated="2"/>
          <table:table-cell table:style-name="Default"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office:value-type="float" office:value="-0.63" calcext:value-type="float">
            <text:p>-0.6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2"/>
          <table:table-cell table:style-name="Default" table:number-columns-repeated="3"/>
          <table:table-cell table:style-name="ce8"/>
          <table:table-cell table:style-name="Default" table:number-columns-repeated="4"/>
          <table:table-cell table:style-name="ce8"/>
          <table:table-cell table:number-columns-repeated="1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3"/>
          <table:table-cell table:style-name="ce8" office:value-type="string" calcext:value-type="string">
            <text:p>1O</text:p>
          </table:table-cell>
          <table:table-cell office:value-type="float" office:value="0.03" calcext:value-type="float">
            <text:p>0.0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6.12" calcext:value-type="float">
            <text:p>6.1200</text:p>
          </table:table-cell>
          <table:table-cell table:formula="of:=[.C14]*[.C16]+[.D14]*[.D16]+[.E14]*[.E16]+[.F14]*[.F16]+[.G14]*[.G16]" office:value-type="float" office:value="4.57" calcext:value-type="float">
            <text:p>4.5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997806366643291" calcext:value-type="float">
            <text:p>0.997806366643291</text:p>
          </table:table-cell>
          <table:table-cell table:formula="of:=1/(1+EXP(-[.I17]))" office:value-type="float" office:value="0.989748227726628" calcext:value-type="float">
            <text:p>0.98974822772662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f_deriv</text:p>
          </table:table-cell>
          <table:table-cell table:number-columns-repeated="6"/>
          <table:table-cell table:formula="of:=EXP(-[.H17])/((1+EXP(-[.H17]))*(1+EXP(-[.H17])))" office:value-type="float" office:value="0.00218882132940508" calcext:value-type="float">
            <text:p>0.002188821329405</text:p>
          </table:table-cell>
          <table:table-cell table:formula="of:=EXP(-[.I17])/((1+EXP(-[.I17]))*(1+EXP(-[.I17])))" office:value-type="float" office:value="0.0101466734386269" calcext:value-type="float">
            <text:p>0.010146673438627</text:p>
          </table:table-cell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table:number-columns-repeated="2"/>
          <table:table-cell table:style-name="Default"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office:value-type="float" office:value="0.1" calcext:value-type="float">
            <text:p>0.1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/>
          <table:table-cell table:style-name="Default" table:number-columns-repeated="4"/>
          <table:table-cell table:style-name="ce8"/>
          <table:table-cell table:number-columns-repeated="13"/>
        </table:table-row>
        <table:table-row table:style-name="ro1">
          <table:table-cell table:number-columns-repeated="11"/>
          <table:table-cell table:style-name="Default" table:number-columns-repeated="3"/>
          <table:table-cell table:style-name="ce8" office:value-type="string" calcext:value-type="string">
            <text:p>00</text:p>
          </table:table-cell>
          <table:table-cell table:style-name="Default" office:value-type="float" office:value="-0.19" calcext:value-type="float">
            <text:p>-0.19</text:p>
          </table:table-cell>
          <table:table-cell table:style-name="Default" table:number-columns-repeated="3"/>
          <table:table-cell table:style-name="ce8" office:value-type="string" calcext:value-type="string">
            <text:p>00</text:p>
          </table:table-cell>
          <table:table-cell office:value-type="float" office:value="0.52" calcext:value-type="float">
            <text:p>0.52</text:p>
          </table:table-cell>
          <table:table-cell table:number-columns-repeated="12"/>
        </table:table-row>
        <table:table-row table:style-name="ro1" table:number-rows-repeated="2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3.37" calcext:value-type="float">
            <text:p>3.3700</text:p>
          </table:table-cell>
          <table:table-cell table:formula="of:=[.C25]*[.C27]+[.D25]*[.D27]+[.E25]*[.E27]+[.F25]*[.F27]+[.G25]*[.G27]" office:value-type="float" office:value="3.62" calcext:value-type="float">
            <text:p>3.62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97637499691042" calcext:value-type="float">
            <text:p>0.997637499691042</text:p>
          </table:table-cell>
          <table:table-cell table:formula="of:=TANH([.I28])" office:value-type="float" office:value="0.998566404814467" calcext:value-type="float">
            <text:p>0.998566404814467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f_deriv</text:p>
          </table:table-cell>
          <table:table-cell table:number-columns-repeated="6"/>
          <table:table-cell table:formula="of:=1-TANH([.H28])*TANH([.H28])" office:value-type="float" office:value="0.00471941921020669" calcext:value-type="float">
            <text:p>0.004719419210207</text:p>
          </table:table-cell>
          <table:table-cell table:formula="of:=1-TANH([.I28])*TANH([.I28])" office:value-type="float" office:value="0.00286513517590958" calcext:value-type="float">
            <text:p>0.0028651351759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 table:number-rows-repeated="3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4"/>
          <table:table-cell table:style-name="ce14" office:value-type="string" calcext:value-type="string">
            <text:p>FORGET</text:p>
          </table:table-cell>
          <table:table-cell table:style-name="ce17" office:value-type="string" calcext:value-type="string">
            <text:p>a0</text:p>
          </table:table-cell>
          <table:table-cell table:style-name="ce17" office:value-type="string" calcext:value-type="string">
            <text:p>forget</text:p>
          </table:table-cell>
          <table:table-cell table:style-name="ce21" office:value-type="string" calcext:value-type="string">
            <text:p>OO</text:p>
          </table:table-cell>
          <table:table-cell table:style-name="ce17" table:formula="of:=[.H7]*([.P4]*[.C1]+[.U4]*[.D1])+[.H7]*[.E4]" office:value-type="float" office:value="0.0560573268597195" calcext:value-type="float">
            <text:p>0.05605732685972</text:p>
          </table:table-cell>
          <table:table-cell table:style-name="ce17"/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forget</text:p>
          </table:table-cell>
          <table:table-cell table:style-name="ce24" office:value-type="string" calcext:value-type="string">
            <text:p>OO</text:p>
          </table:table-cell>
          <table:table-cell table:formula="of:=[.I7]*([.P4]*[.C2]+[.U4]*[.D2])+[.I7]*[.E4]" office:value-type="float" office:value="0.0199043072540656" calcext:value-type="float">
            <text:p>0.019904307254066</text:p>
          </table:table-cell>
          <table:table-cell table:number-columns-repeated="2"/>
          <table:table-cell table:style-name="ce14" office:value-type="string" calcext:value-type="string">
            <text:p>old</text:p>
          </table:table-cell>
          <table:table-cell table:style-name="ce17" office:value-type="string" calcext:value-type="string">
            <text:p>c0</text:p>
          </table:table-cell>
          <table:table-cell table:style-name="ce17" office:value-type="string" calcext:value-type="string">
            <text:p>forget</text:p>
          </table:table-cell>
          <table:table-cell table:style-name="ce21" office:value-type="string" calcext:value-type="string">
            <text:p>OO</text:p>
          </table:table-cell>
          <table:table-cell table:style-name="ce17" office:value-type="float" office:value="0.05" calcext:value-type="float">
            <text:p>0.05</text:p>
          </table:table-cell>
          <table:table-cell table:style-name="ce17"/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forget</text:p>
          </table:table-cell>
          <table:table-cell table:style-name="ce24" office:value-type="string" calcext:value-type="string">
            <text:p>OO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7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5"/>
          <table:table-cell table:style-name="ce22" office:value-type="string" calcext:value-type="string">
            <text:p>1O</text:p>
          </table:table-cell>
          <table:table-cell table:formula="of:=[.H7]*([.P6]*[.C1]+[.U6]*[.D1])+[.H7]*[.D4]" office:value-type="float" office:value="0.245472083933087" calcext:value-type="float">
            <text:p>0.245472083933087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I7]*([.P6]*[.C2]+[.U6]*[.D2])+[.I7]*[.D4]" office:value-type="float" office:value="0.0907465190938045" calcext:value-type="float">
            <text:p>0.090746519093805</text:p>
          </table:table-cell>
          <table:table-cell table:number-columns-repeated="2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office:value-type="float" office:value="-0.36" calcext:value-type="float">
            <text:p>-0.36</text:p>
          </table:table-cell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3.02" calcext:value-type="float">
            <text:p>3.0200</text:p>
          </table:table-cell>
          <table:table-cell table:formula="of:=[.C35]*[.C37]+[.D35]*[.D37]+[.E35]*[.E37]+[.F35]*[.F37]+[.G35]*[.G37]" office:value-type="float" office:value="3.89" calcext:value-type="float">
            <text:p>3.89</text:p>
          </table:table-cell>
          <table:table-cell table:number-columns-repeated="5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953469525485268" calcext:value-type="float">
            <text:p>0.953469525485268</text:p>
          </table:table-cell>
          <table:table-cell table:formula="of:=1/(1+EXP(-[.I38]))" office:value-type="float" office:value="0.97996429096637" calcext:value-type="float">
            <text:p>0.97996429096637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table:style-name="ce22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f_deriv</text:p>
          </table:table-cell>
          <table:table-cell table:number-columns-repeated="6"/>
          <table:table-cell table:formula="of:=EXP(-[.H38])/((1+EXP(-[.H38]))*(1+EXP(-[.H38])))" office:value-type="float" office:value="0.0443653894561654" calcext:value-type="float">
            <text:p>0.044365389456165</text:p>
          </table:table-cell>
          <table:table-cell table:formula="of:=EXP(-[.I38])/((1+EXP(-[.I38]))*(1+EXP(-[.I38])))" office:value-type="float" office:value="0.0196342793971494" calcext:value-type="float">
            <text:p>0.019634279397149</text:p>
          </table:table-cell>
          <table:table-cell table:number-columns-repeated="5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14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office:value-type="float" office:value="0.32" calcext:value-type="float">
            <text:p>0.32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 table:number-rows-repeated="2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3"/>
          <table:table-cell office:value-type="string" calcext:value-type="string">
            <text:p>modulation</text:p>
          </table:table-cell>
          <table:table-cell table:style-name="ce22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office:value-type="float" office:value="0.22" calcext:value-type="float">
            <text:p>0.22</text:p>
          </table:table-cell>
          <table:table-cell table:number-columns-repeated="2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table:number-columns-repeated="14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14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  <table:table-cell table:number-columns-repeated="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style-name="ce6" office:value-type="float" office:value="0.5" calcext:value-type="float">
            <text:p>0.5</text:p>
          </table:table-cell>
          <table:table-cell table:style-name="ce6" table:formula="of:=1/(1+EXP(-[.H5]))" office:value-type="float" office:value="0.937026643943003" calcext:value-type="float">
            <text:p>0.937026643943003</text:p>
          </table:table-cell>
          <table:table-cell table:style-name="ce6" table:formula="of:=1/(1+EXP(-[.H17]))" office:value-type="float" office:value="0.997806366643291" calcext:value-type="float">
            <text:p>0.997806366643291</text:p>
          </table:table-cell>
          <table:table-cell table:style-name="ce6" table:formula="of:=TANH([.H28])" office:value-type="float" office:value="0.997637499691042" calcext:value-type="float">
            <text:p>0.997637499691042</text:p>
          </table:table-cell>
          <table:table-cell table:style-name="ce6" table:formula="of:=1/(1+EXP(-[.H38]))" office:value-type="float" office:value="0.953469525485268" calcext:value-type="float">
            <text:p>0.953469525485268</text:p>
          </table:table-cell>
          <table:table-cell table:style-name="ce6" table:formula="of:=[.A48]*[.B48]+[.C48]*[.D48]" office:value-type="float" office:value="1.46396237076532" calcext:value-type="float">
            <text:p>1.46396237076532</text:p>
          </table:table-cell>
          <table:table-cell table:style-name="ce6" table:formula="of:=TANH([.F48])" office:value-type="float" office:value="0.898419437542548" calcext:value-type="float">
            <text:p>0.898419437542548</text:p>
          </table:table-cell>
          <table:table-cell table:style-name="ce6" table:formula="of:=[.G48]*[.E48]" office:value-type="float" office:value="0.856615554800435" calcext:value-type="float">
            <text:p>0.856615554800435</text:p>
          </table:table-cell>
          <table:table-cell table:style-name="ce6" table:formula="of:=EXP([.H48])" office:value-type="float" office:value="2.35517622496013" calcext:value-type="float">
            <text:p>2.35517622496013</text:p>
          </table:table-cell>
          <table:table-cell table:style-name="ce6" table:formula="of:=[.I48]/[.I52]" office:value-type="float" office:value="0.504207600189669" calcext:value-type="float">
            <text:p>0.504207600189669</text:p>
          </table:table-cell>
          <table:table-cell table:number-columns-repeated="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style-name="ce6" office:value-type="float" office:value="0.3" calcext:value-type="float">
            <text:p>0.3</text:p>
          </table:table-cell>
          <table:table-cell table:style-name="ce6" table:formula="of:=1/(1+EXP(-[.I5]))" office:value-type="float" office:value="0.978118729063869" calcext:value-type="float">
            <text:p>0.978118729063869</text:p>
          </table:table-cell>
          <table:table-cell table:style-name="ce6" table:formula="of:=1/(1+EXP(-[.I17]))" office:value-type="float" office:value="0.989748227726628" calcext:value-type="float">
            <text:p>0.989748227726628</text:p>
          </table:table-cell>
          <table:table-cell table:style-name="ce6" table:formula="of:=TANH([.I28])" office:value-type="float" office:value="0.998566404814467" calcext:value-type="float">
            <text:p>0.998566404814467</text:p>
          </table:table-cell>
          <table:table-cell table:style-name="ce6" table:formula="of:=1/(1+EXP(-[.I38]))" office:value-type="float" office:value="0.97996429096637" calcext:value-type="float">
            <text:p>0.97996429096637</text:p>
          </table:table-cell>
          <table:table-cell table:style-name="ce6" table:formula="of:=[.A49]*[.B49]+[.C49]*[.D49]" office:value-type="float" office:value="1.28176494815163" calcext:value-type="float">
            <text:p>1.28176494815163</text:p>
          </table:table-cell>
          <table:table-cell table:style-name="ce6" table:formula="of:=TANH([.F49])" office:value-type="float" office:value="0.856954446688849" calcext:value-type="float">
            <text:p>0.856954446688849</text:p>
          </table:table-cell>
          <table:table-cell table:style-name="ce6" table:formula="of:=[.G49]*[.E49]" office:value-type="float" office:value="0.839784756739916" calcext:value-type="float">
            <text:p>0.839784756739916</text:p>
          </table:table-cell>
          <table:table-cell table:style-name="ce6" table:formula="of:=EXP([.H49])" office:value-type="float" office:value="2.31586844805586" calcext:value-type="float">
            <text:p>2.31586844805586</text:p>
          </table:table-cell>
          <table:table-cell table:style-name="ce6" table:formula="of:=[.I49]/[.I52]" office:value-type="float" office:value="0.495792399810331" calcext:value-type="float">
            <text:p>0.49579239981033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2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/>
          <table:table-cell table:formula="of:=([.I48]/[.I52]+[.I49]/[.I52])" office:value-type="float" office:value="1" calcext:value-type="float">
            <text:p>1</text:p>
          </table:table-cell>
          <table:table-cell/>
          <table:table-cell table:style-name="ce15"/>
          <table:table-cell/>
          <table:table-cell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office:value-type="float" office:value="-0.2" calcext:value-type="float">
            <text:p>-0.2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1-TANH([.A48])*TANH([.A48])" office:value-type="float" office:value="0.786447732965927" calcext:value-type="float">
            <text:p>0.786447732965927</text:p>
          </table:table-cell>
          <table:table-cell table:number-columns-repeated="5"/>
          <table:table-cell table:formula="of:=1-TANH([.F48])*TANH([.F48])" office:value-type="float" office:value="0.192842514245731" calcext:value-type="float">
            <text:p>0.192842514245731</text:p>
          </table:table-cell>
          <table:table-cell table:number-columns-repeated="7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formula="of:=1-TANH([.A49])*TANH([.A49])" office:value-type="float" office:value="0.915136961826629" calcext:value-type="float">
            <text:p>0.915136961826629</text:p>
          </table:table-cell>
          <table:table-cell table:number-columns-repeated="5"/>
          <table:table-cell table:formula="of:=1-TANH([.F49])*TANH([.F49])" office:value-type="float" office:value="0.265629076300209" calcext:value-type="float">
            <text:p>0.265629076300209</text:p>
          </table:table-cell>
          <table:table-cell table:number-columns-repeated="7"/>
          <table:table-cell table:style-name="ce22" office:value-type="string" calcext:value-type="string">
            <text:p>00</text:p>
          </table:table-cell>
          <table:table-cell table:style-name="ce17"/>
          <table:table-cell table:number-columns-repeated="3"/>
          <table:table-cell table:style-name="ce25" office:value-type="string" calcext:value-type="string">
            <text:p>00</text:p>
          </table:table-cell>
          <table:table-cell table:number-columns-repeated="3"/>
          <table:table-cell table:style-name="ce16"/>
          <table:table-cell table:style-name="ce19" table:number-columns-repeated="2"/>
          <table:table-cell table:style-name="ce23" office:value-type="string" calcext:value-type="string">
            <text:p>0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table:number-columns-repeated="3"/>
          <table:table-cell table:style-name="ce27" office:value-type="string" calcext:value-type="string">
            <text:p>0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7"/>
          <table:table-cell table:formula="of:=SUM([.H48:.H51])" office:value-type="float" office:value="1.69640031154035" calcext:value-type="float">
            <text:p>1.69640031154035</text:p>
          </table:table-cell>
          <table:table-cell table:formula="of:=SUM([.I48:.I49])" office:value-type="float" office:value="4.67104467301599" calcext:value-type="float">
            <text:p>4.67104467301599</text:p>
          </table:table-cell>
          <table:table-cell table:number-columns-repeated="5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formula="of:=TANH([.A48])" office:value-type="float" office:value="0.46211715726001" calcext:value-type="float">
            <text:p>0.46211715726001</text:p>
          </table:table-cell>
          <table:table-cell table:number-columns-repeated="13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formula="of:=TANH([.A49])" office:value-type="float" office:value="0.291312612451591" calcext:value-type="float">
            <text:p>0.291312612451591</text:p>
          </table:table-cell>
          <table:table-cell table:number-columns-repeated="13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AB34]*[.H6]" office:value-type="float" office:value="0.0468513321971502" calcext:value-type="float">
            <text:p>0.04685133219715</text:p>
          </table:table-cell>
          <table:table-cell table:formula="of:=[.AB36]*[.H6]" office:value-type="float" office:value="0.11244319727316" calcext:value-type="float">
            <text:p>0.11244319727316</text:p>
          </table:table-cell>
          <table:table-cell table:number-columns-repeated="3"/>
          <table:table-cell table:formula="of:=[.AG34]*[.I6]" office:value-type="float" office:value="0.489059364531935" calcext:value-type="float">
            <text:p>0.489059364531935</text:p>
          </table:table-cell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A48]*[.P34]" office:value-type="float" office:value="0.0280286634298597" calcext:value-type="float">
            <text:p>0.02802866342986</text:p>
          </table:table-cell>
          <table:table-cell table:formula="of:=[.A48]*[.P36]" office:value-type="float" office:value="0.122736041966544" calcext:value-type="float">
            <text:p>0.122736041966544</text:p>
          </table:table-cell>
          <table:table-cell table:number-columns-repeated="3"/>
          <table:table-cell table:formula="of:=[.A49]*[.U34]" office:value-type="float" office:value="0.00597129217621968" calcext:value-type="float">
            <text:p>0.00597129217622</text:p>
          </table:table-cell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P61]*[.H29]" office:value-type="float" office:value="-0.000327547535750716" calcext:value-type="float">
            <text:p>-0.000327547535751</text:p>
          </table:table-cell>
          <table:table-cell table:formula="of:=[.P63]*[.H29]" office:value-type="float" office:value="0.00117043652774922" calcext:value-type="float">
            <text:p>0.001170436527749</text:p>
          </table:table-cell>
          <table:table-cell table:number-columns-repeated="3"/>
          <table:table-cell table:formula="of:=[.U61]*[.I29]" office:value-type="float" office:value="-0.000678852523501219" calcext:value-type="float">
            <text:p>-0.000678852523501</text:p>
          </table:table-cell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H18]*[.P89]" office:value-type="float" office:value="-0.00026135319268156" calcext:value-type="float">
            <text:p>-0.000261353192682</text:p>
          </table:table-cell>
          <table:table-cell table:formula="of:=[.H18]*[.P91]" office:value-type="float" office:value="0.00084763197626452" calcext:value-type="float">
            <text:p>0.000847631976265</text:p>
          </table:table-cell>
          <table:table-cell table:number-columns-repeated="3"/>
          <table:table-cell table:formula="of:=[.I18]*[.U89]" office:value-type="float" office:value="-0.000215517947154084" calcext:value-type="float">
            <text:p>-0.00021551794715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PUT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orget</text:p>
          </table:table-cell>
          <table:table-cell table:style-name="ce22" office:value-type="string" calcext:value-type="string">
            <text:p>OO</text:p>
          </table:table-cell>
          <table:table-cell table:formula="of:=[.H19]*([.P4]*[.C13]+[.U4]*[.D13])" office:value-type="float" office:value="-0.000328323199410762" calcext:value-type="float">
            <text:p>-0.000328323199411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forget</text:p>
          </table:table-cell>
          <table:table-cell table:style-name="ce25" office:value-type="string" calcext:value-type="string">
            <text:p>OO</text:p>
          </table:table-cell>
          <table:table-cell table:formula="of:=[.I19]*([.P4]*[.C14]+[.U4]*[.D14])" office:value-type="float" office:value="-0.000679827120388002" calcext:value-type="float">
            <text:p>-0.000679827120388</text:p>
          </table:table-cell>
          <table:table-cell table:style-name="ce28"/>
          <table:table-cell/>
          <table:table-cell table:style-name="ce14" office:value-type="string" calcext:value-type="string">
            <text:p>new</text:p>
          </table:table-cell>
          <table:table-cell table:style-name="ce17" office:value-type="string" calcext:value-type="string">
            <text:p>c0</text:p>
          </table:table-cell>
          <table:table-cell table:style-name="ce17" office:value-type="string" calcext:value-type="string">
            <text:p>forget</text:p>
          </table:table-cell>
          <table:table-cell table:style-name="ce21" office:value-type="string" calcext:value-type="string">
            <text:p>OO</text:p>
          </table:table-cell>
          <table:table-cell table:style-name="ce17" table:formula="of:=[.AB34]*[.H6]+[.A48]*[.P34]+[.P61]*[.H29]+[.H18]*[.P89]" office:value-type="float" office:value="0.0742910948985776" calcext:value-type="float">
            <text:p>0.074291094898578</text:p>
          </table:table-cell>
          <table:table-cell table:style-name="ce17"/>
          <table:table-cell table:style-name="ce17" office:value-type="string" calcext:value-type="string">
            <text:p>c1</text:p>
          </table:table-cell>
          <table:table-cell table:style-name="ce17" office:value-type="string" calcext:value-type="string">
            <text:p>forget</text:p>
          </table:table-cell>
          <table:table-cell table:style-name="ce24" office:value-type="string" calcext:value-type="string">
            <text:p>OO</text:p>
          </table:table-cell>
          <table:table-cell table:formula="of:=[.AG34]*[.I6]+[.A49]*[.U34]+[.U61]*[.I29]+[.I18]*[.U89]" office:value-type="float" office:value="0.494136286237499" calcext:value-type="float">
            <text:p>0.494136286237499</text:p>
          </table:table-cell>
        </table:table-row>
        <table:table-row table:style-name="ro1">
          <table:table-cell table:number-columns-repeated="14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14"/>
          <table:table-cell table:style-name="ce22" office:value-type="string" calcext:value-type="string">
            <text:p>1O</text:p>
          </table:table-cell>
          <table:table-cell table:formula="of:=[.H19]*([.P6]*[.C13]+[.U6]*[.D13])" office:value-type="float" office:value="0.00117320823256112" calcext:value-type="float">
            <text:p>0.001173208232561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I19]*([.P6]*[.C14]+[.U6]*[.D14])" office:value-type="float" office:value="0.00349045566288765" calcext:value-type="float">
            <text:p>0.003490455662888</text:p>
          </table:table-cell>
          <table:table-cell table:number-columns-repeated="2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formula="of:=[.AB36]*[.H6]+[.A48]*[.P36]+[.P63]*[.H29]+[.H18]*[.P91]" office:value-type="float" office:value="0.237197307743718" calcext:value-type="float">
            <text:p>0.237197307743718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AG36]*[.I6]+[.A49]*[.U36]+[.U63]*[.I29]+[.I18]*[.U91]" office:value-type="float" office:value="-0.320687379781984" calcext:value-type="float">
            <text:p>-0.320687379781984</text:p>
          </table:table-cell>
        </table:table-row>
        <table:table-row table:style-name="ro1" table:number-rows-repeated="2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3"/>
          <table:table-cell office:value-type="string" calcext:value-type="string">
            <text:p>input</text:p>
          </table:table-cell>
          <table:table-cell table:style-name="ce22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table:number-columns-repeated="14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14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5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number-columns-repeated="2"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modulation</text:p>
          </table:table-cell>
          <table:table-cell table:style-name="ce22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11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  <table:table-cell table:number-columns-repeated="11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3"/>
          <table:table-cell office:value-type="string" calcext:value-type="string">
            <text:p>output</text:p>
          </table:table-cell>
          <table:table-cell table:style-name="ce22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69]*[.E71]+[.F69]*[.F71]+[.G69]*[.G71]+[.H69]*[.H71]+[.I69]*[.I71]" office:value-type="float" office:value="3.3" calcext:value-type="float">
            <text:p>3.3000</text:p>
          </table:table-cell>
          <table:table-cell table:style-name="ce7" table:formula="of:=[.E69]*[.E72]+[.F69]*[.F72]+[.G69]*[.G72]+[.H69]*[.H72]+[.I69]*[.I72]" office:value-type="float" office:value="2.3" calcext:value-type="float">
            <text:p>2.3000</text:p>
          </table:table-cell>
          <table:table-cell table:number-columns-repeated="11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77]))" office:value-type="float" office:value="0.964428810727364" calcext:value-type="float">
            <text:p>0.964428810727364</text:p>
          </table:table-cell>
          <table:table-cell table:formula="of:=1/(1+EXP(-[.C77]))" office:value-type="float" office:value="0.908877038985144" calcext:value-type="float">
            <text:p>0.908877038985144</text:p>
          </table:table-cell>
          <table:table-cell table:number-columns-repeated="3"/>
          <table:table-cell table:formula="of:=EXP(-[.B77])" office:value-type="float" office:value="0.03688316740124" calcext:value-type="float">
            <text:p>0.03688316740124</text:p>
          </table:table-cell>
          <table:table-cell table:formula="of:=[.G78]/(1+[.G78])/(1+[.G78])" office:value-type="float" office:value="0.0343058797663665" calcext:value-type="float">
            <text:p>0.034305879766367</text:p>
          </table:table-cell>
          <table:table-cell table:number-columns-repeated="6"/>
          <table:table-cell table:style-name="ce22" office:value-type="string" calcext:value-type="string">
            <text:p>00</text:p>
          </table:table-cell>
          <table:table-cell table:number-columns-repeated="4"/>
          <table:table-cell table:style-name="ce25" office:value-type="string" calcext:value-type="string">
            <text:p>00</text:p>
          </table:table-cell>
          <table:table-cell table:number-columns-repeated="3"/>
          <table:table-cell table:style-name="ce16"/>
          <table:table-cell table:style-name="ce19" table:number-columns-repeated="2"/>
          <table:table-cell table:style-name="ce23" office:value-type="string" calcext:value-type="string">
            <text:p>00</text:p>
          </table:table-cell>
          <table:table-cell table:style-name="ce19" table:number-columns-repeated="4"/>
          <table:table-cell table:style-name="ce27" office:value-type="string" calcext:value-type="string">
            <text:p>00</text:p>
          </table:table-cell>
          <table:table-cell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table:number-columns-repeated="11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0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00</text:p>
          </table:table-cell>
          <table:table-cell office:value-type="float" office:value="-0.15" calcext:value-type="float">
            <text:p>-0.15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01</text:p>
          </table:table-cell>
          <table:table-cell office:value-type="float" office:value="0.03" calcext:value-type="float">
            <text:p>0.03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0.31" calcext:value-type="float">
            <text:p>0.31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39" calcext:value-type="float">
            <text:p>0.39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AB61]*[.G50]*[.H39]" office:value-type="float" office:value="0.0136598635427642" calcext:value-type="float">
            <text:p>0.013659863542764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P120]*[.G48]" office:value-type="float" office:value="-0.00229187687388994" calcext:value-type="float">
            <text:p>-0.00229187687389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/>
          <table:table-cell table:style-name="ce11"/>
          <table:table-cell table:number-columns-repeated="6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01</text:p>
          </table:table-cell>
          <table:table-cell office:value-type="float" office:value="-0.11" calcext:value-type="float">
            <text:p>-0.11</text:p>
          </table:table-cell>
          <table:table-cell table:number-columns-repeated="5"/>
          <table:table-cell office:value-type="string" calcext:value-type="string">
            <text:p>MODULIATION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orget</text:p>
          </table:table-cell>
          <table:table-cell table:style-name="ce22" office:value-type="string" calcext:value-type="string">
            <text:p>OO</text:p>
          </table:table-cell>
          <table:table-cell table:formula="of:=[.H30]*([.P4]*[.C24]+[.U4]*[.D24])" office:value-type="float" office:value="-0.000261927766166471" calcext:value-type="float">
            <text:p>-0.000261927766166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forget</text:p>
          </table:table-cell>
          <table:table-cell table:style-name="ce25" office:value-type="string" calcext:value-type="string">
            <text:p>OO</text:p>
          </table:table-cell>
          <table:table-cell table:formula="of:=[.I30]*([.P4]*[.C25]+[.U4]*[.D25])" office:value-type="float" office:value="-0.000217750273369128" calcext:value-type="float">
            <text:p>-0.000217750273369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b0</text:p>
          </table:table-cell>
          <table:table-cell table:style-name="ce17" office:value-type="string" calcext:value-type="string">
            <text:p>forget</text:p>
          </table:table-cell>
          <table:table-cell table:style-name="ce21" office:value-type="string" calcext:value-type="string">
            <text:p>OO</text:p>
          </table:table-cell>
          <table:table-cell table:style-name="ce17" table:formula="of:=[.AB61]*[.G50]*[.H39]+[.P120]*[.G48]" office:value-type="float" office:value="0.0113679866688743" calcext:value-type="float">
            <text:p>0.011367986668874</text:p>
          </table:table-cell>
          <table:table-cell table:style-name="ce17"/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forget</text:p>
          </table:table-cell>
          <table:table-cell table:style-name="ce24" office:value-type="string" calcext:value-type="string">
            <text:p>OO</text:p>
          </table:table-cell>
          <table:table-cell table:formula="of:=[.AG61]*[.G51]*[.I39]+[.U120]*[.G49]" office:value-type="float" office:value="0.127424102577562" calcext:value-type="float">
            <text:p>0.127424102577562</text:p>
          </table:table-cell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-0.63" calcext:value-type="float">
            <text:p>-0.63</text:p>
          </table:table-cell>
          <table:table-cell table:number-columns-repeated="8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01" calcext:value-type="float">
            <text:p>0.01</text:p>
          </table:table-cell>
          <table:table-cell table:number-columns-repeated="8"/>
          <table:table-cell table:style-name="ce22" office:value-type="string" calcext:value-type="string">
            <text:p>1O</text:p>
          </table:table-cell>
          <table:table-cell table:formula="of:=[.H30]*([.P6]*[.C24]+[.U6]*[.D24])" office:value-type="float" office:value="0.000849495457837204" calcext:value-type="float">
            <text:p>0.000849495457837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I30]*([.P6]*[.C25]+[.U6]*[.D25])" office:value-type="float" office:value="0.000733474605032853" calcext:value-type="float">
            <text:p>0.000733474605033</text:p>
          </table:table-cell>
          <table:table-cell table:number-columns-repeated="2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formula="of:=[.AB63]*[.G50]*[.H39]+[.P122]*[.G48]" office:value-type="float" office:value="0.0507879121025309" calcext:value-type="float">
            <text:p>0.050787912102531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AG63]*[.G51]*[.I39]+[.U122]*[.G49]" office:value-type="float" office:value="-0.0792371006633859" calcext:value-type="float">
            <text:p>-0.079237100663386</text:p>
          </table:table-cell>
        </table:table-row>
        <table:table-row table:style-name="ro1" table:number-rows-repeated="2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3"/>
          <table:table-cell office:value-type="string" calcext:value-type="string">
            <text:p>input</text:p>
          </table:table-cell>
          <table:table-cell table:style-name="ce22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table:number-columns-repeated="14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9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0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71]*[.C81]+[.F71]*[.F81]" office:value-type="float" office:value="-0.06" calcext:value-type="float">
            <text:p>-0.06</text:p>
          </table:table-cell>
          <table:table-cell table:formula="of:=[.C97]*([.D97]+[.E97])" office:value-type="float" office:value="0.0322475269803845" calcext:value-type="float">
            <text:p>0.032247526980385</text:p>
          </table:table-cell>
          <table:table-cell table:formula="of:=[.E97]+[.D97]" office:value-type="float" office:value="0.94" calcext:value-type="float">
            <text:p>0.94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71]*[.C82]+[.F71]*[.F82]" office:value-type="float" office:value="0.039" calcext:value-type="float">
            <text:p>0.039</text:p>
          </table:table-cell>
          <table:table-cell table:formula="of:=[.C98]*([.D98]+[.E98])" office:value-type="float" office:value="0.0356438090772548" calcext:value-type="float">
            <text:p>0.035643809077255</text:p>
          </table:table-cell>
          <table:table-cell table:formula="of:=[.E98]+[.D98]" office:value-type="float" office:value="1.039" calcext:value-type="float">
            <text:p>1.039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71]*[.C83]+[.F71]*[.F83]" office:value-type="float" office:value="0.036" calcext:value-type="float">
            <text:p>0.036</text:p>
          </table:table-cell>
          <table:table-cell table:formula="of:=[.C99]*([.D99]+[.E99])" office:value-type="float" office:value="0.0698467712043222" calcext:value-type="float">
            <text:p>0.069846771204322</text:p>
          </table:table-cell>
          <table:table-cell table:formula="of:=[.E99]+[.D99]" office:value-type="float" office:value="2.036" calcext:value-type="float">
            <text:p>2.036</text:p>
          </table:table-cell>
          <table:table-cell table:number-columns-repeated="6"/>
          <table:table-cell office:value-type="string" calcext:value-type="string">
            <text:p>modulation</text:p>
          </table:table-cell>
          <table:table-cell table:style-name="ce22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71]*[.C84]+[.F71]*[.F84]" office:value-type="float" office:value="0.171" calcext:value-type="float">
            <text:p>0.171</text:p>
          </table:table-cell>
          <table:table-cell table:formula="of:=[.C100]*([.D100]+[.E100])" office:value-type="float" office:value="0.0744780649727816" calcext:value-type="float">
            <text:p>0.074478064972782</text:p>
          </table:table-cell>
          <table:table-cell table:formula="of:=[.E100]+[.D100]" office:value-type="float" office:value="2.171" calcext:value-type="float">
            <text:p>2.171</text:p>
          </table:table-cell>
          <table:table-cell table:number-columns-repeated="7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71]*[.C85]+[.F71]*[.F85]" office:value-type="float" office:value="-0.18" calcext:value-type="float">
            <text:p>-0.18</text:p>
          </table:table-cell>
          <table:table-cell table:formula="of:=[.C101]*([.D101]+[.E101])" office:value-type="float" office:value="0.0281308214084205" calcext:value-type="float">
            <text:p>0.028130821408421</text:p>
          </table:table-cell>
          <table:table-cell table:formula="of:=[.E101]+[.D101]" office:value-type="float" office:value="0.82" calcext:value-type="float">
            <text:p>0.82</text:p>
          </table:table-cell>
          <table:table-cell table:number-columns-repeated="7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71]*[.C86]+[.F71]*[.F86]" office:value-type="float" office:value="0.186" calcext:value-type="float">
            <text:p>0.186</text:p>
          </table:table-cell>
          <table:table-cell table:formula="of:=[.C102]*([.D102]+[.E102])" office:value-type="float" office:value="0.0406867734029107" calcext:value-type="float">
            <text:p>0.040686773402911</text:p>
          </table:table-cell>
          <table:table-cell table:formula="of:=[.E102]+[.D102]" office:value-type="float" office:value="1.186" calcext:value-type="float">
            <text:p>1.186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71]*[.C88]+[.F71]*[.F88]" office:value-type="float" office:value="0.318" calcext:value-type="float">
            <text:p>0.318</text:p>
          </table:table-cell>
          <table:table-cell table:formula="of:=[.C104]*([.D104]+[.E104])" office:value-type="float" office:value="0.113826909064804" calcext:value-type="float">
            <text:p>0.113826909064804</text:p>
          </table:table-cell>
          <table:table-cell table:number-columns-repeated="7"/>
          <table:table-cell office:value-type="string" calcext:value-type="string">
            <text:p>output</text:p>
          </table:table-cell>
          <table:table-cell table:style-name="ce22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71]*[.C89]+[.F71]*[.F89]" office:value-type="float" office:value="0.03" calcext:value-type="float">
            <text:p>0.03</text:p>
          </table:table-cell>
          <table:table-cell table:formula="of:=[.C105]*([.D105]+[.E105])" office:value-type="float" office:value="0.10394681569209" calcext:value-type="float">
            <text:p>0.10394681569209</text:p>
          </table:table-cell>
          <table:table-cell table:number-columns-repeated="8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71]*[.C90]+[.F71]*[.F90]" office:value-type="float" office:value="-0.129" calcext:value-type="float">
            <text:p>-0.129</text:p>
          </table:table-cell>
          <table:table-cell table:formula="of:=[.C106]*([.D106]+[.E106])" office:value-type="float" office:value="0.132798060575605" calcext:value-type="float">
            <text:p>0.132798060575605</text:p>
          </table:table-cell>
          <table:table-cell table:number-columns-repeated="8"/>
          <table:table-cell table:style-name="ce22" office:value-type="string" calcext:value-type="string">
            <text:p>00</text:p>
          </table:table-cell>
          <table:table-cell table:number-columns-repeated="4"/>
          <table:table-cell table:style-name="ce25" office:value-type="string" calcext:value-type="string">
            <text:p>00</text:p>
          </table:table-cell>
          <table:table-cell table:number-columns-repeated="3"/>
          <table:table-cell table:style-name="ce16"/>
          <table:table-cell table:style-name="ce19" table:number-columns-repeated="2"/>
          <table:table-cell table:style-name="ce23" office:value-type="string" calcext:value-type="string">
            <text:p>00</text:p>
          </table:table-cell>
          <table:table-cell table:style-name="ce19" table:number-columns-repeated="4"/>
          <table:table-cell table:style-name="ce27" office:value-type="string" calcext:value-type="string">
            <text:p>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B77]) / ((1+EXP(-[.B77]))*(1+EXP(-[.B77])))" office:value-type="float" office:value="0.0343058797663665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71]*[.C91]+[.F71]*[.F91]" office:value-type="float" office:value="0.033" calcext:value-type="float">
            <text:p>0.033</text:p>
          </table:table-cell>
          <table:table-cell table:formula="of:=[.C107]*([.D107]+[.E107])" office:value-type="float" office:value="0.138355613097756" calcext:value-type="float">
            <text:p>0.138355613097756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 table:number-rows-repeated="3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9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72]*[.C81]+[.F72]*[.F81]" office:value-type="float" office:value="-0.02" calcext:value-type="float">
            <text:p>-0.02</text:p>
          </table:table-cell>
          <table:table-cell table:formula="of:=[.C112]*([.D112]+[.E112])" office:value-type="float" office:value="0.0811631756509263" calcext:value-type="float">
            <text:p>0.081163175650926</text:p>
          </table:table-cell>
          <table:table-cell table:formula="of:=[.E112]+[.D112]" office:value-type="float" office:value="0.98" calcext:value-type="float">
            <text:p>0.98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72]*[.C82]+[.F72]*[.F82]" office:value-type="float" office:value="0.013" calcext:value-type="float">
            <text:p>0.013</text:p>
          </table:table-cell>
          <table:table-cell table:formula="of:=[.C113]*([.D113]+[.E113])" office:value-type="float" office:value="0.0838962213616208" calcext:value-type="float">
            <text:p>0.083896221361621</text:p>
          </table:table-cell>
          <table:table-cell table:formula="of:=[.E113]+[.D113]" office:value-type="float" office:value="1.013" calcext:value-type="float">
            <text:p>1.013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72]*[.C83]+[.F72]*[.F83]" office:value-type="float" office:value="0.012" calcext:value-type="float">
            <text:p>0.012</text:p>
          </table:table-cell>
          <table:table-cell table:formula="of:=[.C114]*([.D114]+[.E114])" office:value-type="float" office:value="0.166632968785371" calcext:value-type="float">
            <text:p>0.166632968785371</text:p>
          </table:table-cell>
          <table:table-cell table:formula="of:=[.E114]+[.D114]" office:value-type="float" office:value="2.012" calcext:value-type="float">
            <text:p>2.012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72]*[.C84]+[.F72]*[.F84]" office:value-type="float" office:value="0.057" calcext:value-type="float">
            <text:p>0.057</text:p>
          </table:table-cell>
          <table:table-cell table:formula="of:=[.C115]*([.D115]+[.E115])" office:value-type="float" office:value="0.170359849299955" calcext:value-type="float">
            <text:p>0.170359849299955</text:p>
          </table:table-cell>
          <table:table-cell table:formula="of:=[.E115]+[.D115]" office:value-type="float" office:value="2.057" calcext:value-type="float">
            <text:p>2.057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J48]*(1-[.J48])" office:value-type="float" office:value="0.249982296100644" calcext:value-type="float">
            <text:p>0.249982296100644</text:p>
          </table:table-cell>
          <table:table-cell table:formula="of:=-[.J48]*[.J49]" office:value-type="float" office:value="-0.249982296100644" calcext:value-type="float">
            <text:p>-0.2499822961006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72]*[.C85]+[.F72]*[.F85]" office:value-type="float" office:value="-0.06" calcext:value-type="float">
            <text:p>-0.06</text:p>
          </table:table-cell>
          <table:table-cell table:formula="of:=[.C116]*([.D116]+[.E116])" office:value-type="float" office:value="0.0778503929712967" calcext:value-type="float">
            <text:p>0.077850392971297</text:p>
          </table:table-cell>
          <table:table-cell table:formula="of:=[.E116]+[.D116]" office:value-type="float" office:value="0.94" calcext:value-type="float">
            <text:p>0.94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72]*[.C86]+[.F72]*[.F86]" office:value-type="float" office:value="0.062" calcext:value-type="float">
            <text:p>0.062</text:p>
          </table:table-cell>
          <table:table-cell table:formula="of:=[.C117]*([.D117]+[.E117])" office:value-type="float" office:value="0.0879543801441671" calcext:value-type="float">
            <text:p>0.087954380144167</text:p>
          </table:table-cell>
          <table:table-cell table:formula="of:=[.E117]+[.D117]" office:value-type="float" office:value="1.062" calcext:value-type="float">
            <text:p>1.062</text:p>
          </table:table-cell>
          <table:table-cell table:number-columns-repeated="7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[.J48]*(1-[.J48])*[.AB89]" office:value-type="float" office:value="0.00284179540952671" calcext:value-type="float">
            <text:p>0.002841795409527</text:p>
          </table:table-cell>
          <table:table-cell table:number-columns-repeated="5"/>
        </table:table-row>
        <table:table-row table:style-name="ro1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7"/>
          <table:table-cell table:formula="of:=-[.J48]*[.J49]*[.AG89]" office:value-type="float" office:value="-0.031853769740903" calcext:value-type="float">
            <text:p>-0.031853769740903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72]*[.C88]+[.F72]*[.F88]" office:value-type="float" office:value="0.106" calcext:value-type="float">
            <text:p>0.106</text:p>
          </table:table-cell>
          <table:table-cell table:formula="of:=[.C119]*([.D119]+[.E119])" office:value-type="float" office:value="0.257237575073242" calcext:value-type="float">
            <text:p>0.257237575073242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72]*[.C89]+[.F72]*[.F89]" office:value-type="float" office:value="0.01" calcext:value-type="float">
            <text:p>0.01</text:p>
          </table:table-cell>
          <table:table-cell table:formula="of:=[.C120]*([.D120]+[.E120])" office:value-type="float" office:value="0.249286896642131" calcext:value-type="float">
            <text:p>0.249286896642131</text:p>
          </table:table-cell>
          <table:table-cell table:number-columns-repeated="5"/>
          <table:table-cell office:value-type="string" calcext:value-type="string">
            <text:p>OUTPUt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forget</text:p>
          </table:table-cell>
          <table:table-cell table:style-name="ce22" office:value-type="string" calcext:value-type="string">
            <text:p>OO</text:p>
          </table:table-cell>
          <table:table-cell table:formula="of:=[.H40]*([.P4]*[.C34]+[.U4]*[.D34])" office:value-type="float" office:value="-0.00255100989372951" calcext:value-type="float">
            <text:p>-0.00255100989373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forget</text:p>
          </table:table-cell>
          <table:table-cell table:style-name="ce25" office:value-type="string" calcext:value-type="string">
            <text:p>OO</text:p>
          </table:table-cell>
          <table:table-cell table:formula="of:=[.I40]*([.P4]*[.C35]+[.U4]*[.D35])" office:value-type="float" office:value="-0.00140385097689618" calcext:value-type="float">
            <text:p>-0.001403850976896</text:p>
          </table:table-cell>
          <table:table-cell table:number-columns-repeated="2"/>
          <table:table-cell table:style-name="ce14"/>
          <table:table-cell table:style-name="ce17" office:value-type="string" calcext:value-type="string">
            <text:p>h0</text:p>
          </table:table-cell>
          <table:table-cell table:style-name="ce17" office:value-type="string" calcext:value-type="string">
            <text:p>forget</text:p>
          </table:table-cell>
          <table:table-cell table:style-name="ce21" office:value-type="string" calcext:value-type="string">
            <text:p>OO</text:p>
          </table:table-cell>
          <table:table-cell table:style-name="ce17" table:formula="of:=[.J48]*(1-[.J48])*[.AB89]-[.J48]*[.J49]*[.AG89]" office:value-type="float" office:value="-0.0290119743313763" calcext:value-type="float">
            <text:p>-0.029011974331376</text:p>
          </table:table-cell>
          <table:table-cell table:style-name="ce17"/>
          <table:table-cell table:style-name="ce17" office:value-type="string" calcext:value-type="string">
            <text:p>h1</text:p>
          </table:table-cell>
          <table:table-cell table:style-name="ce17" office:value-type="string" calcext:value-type="string">
            <text:p>forget</text:p>
          </table:table-cell>
          <table:table-cell table:style-name="ce24" office:value-type="string" calcext:value-type="string">
            <text:p>OO</text:p>
          </table:table-cell>
          <table:table-cell table:formula="of:=-[.J48]*[.J49]*[.AB89]+[.J49]*(1-[.J49])*[.AG89]" office:value-type="float" office:value="0.0290119743313762" calcext:value-type="float">
            <text:p>0.029011974331376</text:p>
          </table:table-cell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72]*[.C90]+[.F72]*[.F90]" office:value-type="float" office:value="-0.043" calcext:value-type="float">
            <text:p>-0.043</text:p>
          </table:table-cell>
          <table:table-cell table:formula="of:=[.C121]*([.D121]+[.E121])" office:value-type="float" office:value="0.327717026582363" calcext:value-type="float">
            <text:p>0.327717026582363</text:p>
          </table:table-cell>
          <table:table-cell table:number-columns-repeated="8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C77]) / ((1+EXP(-[.C77]))*(1+EXP(-[.C77])))" office:value-type="float" office:value="0.0828195669907412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72]*[.C91]+[.F72]*[.F91]" office:value-type="float" office:value="0.011" calcext:value-type="float">
            <text:p>0.011</text:p>
          </table:table-cell>
          <table:table-cell table:formula="of:=[.C122]*([.D122]+[.E122])" office:value-type="float" office:value="0.332189283199863" calcext:value-type="float">
            <text:p>0.332189283199863</text:p>
          </table:table-cell>
          <table:table-cell table:number-columns-repeated="8"/>
          <table:table-cell table:style-name="ce22" office:value-type="string" calcext:value-type="string">
            <text:p>1O</text:p>
          </table:table-cell>
          <table:table-cell table:formula="of:=[.H40]*([.P6]*[.C34]+[.U6]*[.D34])" office:value-type="float" office:value="0.00798577010210977" calcext:value-type="float">
            <text:p>0.00798577010211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 table:formula="of:=[.I40]*([.P6]*[.C35]+[.U6]*[.D35])" office:value-type="float" office:value="0.00494783840808165" calcext:value-type="float">
            <text:p>0.004947838408082</text:p>
          </table:table-cell>
          <table:table-cell table:number-columns-repeated="2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formula="of:=[.J48]*(1-[.J48])*[.AB91]-[.J48]*[.J49]*[.AG91]" office:value-type="float" office:value="0.0325039512417394" calcext:value-type="float">
            <text:p>0.03250395124174</text:p>
          </table:table-cell>
          <table:table-cell table:number-columns-repeated="3"/>
          <table:table-cell table:style-name="ce25" office:value-type="string" calcext:value-type="string">
            <text:p>1O</text:p>
          </table:table-cell>
          <table:table-cell/>
        </table:table-row>
        <table:table-row table:style-name="ro1" table:number-rows-repeated="2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table:number-columns-repeated="13"/>
          <table:table-cell office:value-type="string" calcext:value-type="string">
            <text:p>input</text:p>
          </table:table-cell>
          <table:table-cell table:style-name="ce22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input</text:p>
          </table:table-cell>
          <table:table-cell table:style-name="ce8" office:value-type="string" calcext:value-type="string">
            <text:p>1O</text:p>
          </table:table-cell>
          <table:table-cell table:number-columns-repeated="3"/>
          <table:table-cell office:value-type="string" calcext:value-type="string">
            <text:p>input</text:p>
          </table:table-cell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table:number-columns-repeated="14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table:number-columns-repeated="14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 table:number-rows-repeated="2">
          <table:table-cell table:number-columns-repeated="14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69]*[.E71]+[.F69]*[.F71]+[.G69]*[.G71]+[.H69]*[.H71]+[.I69]*[.I71]" office:value-type="float" office:value="3.3" calcext:value-type="float">
            <text:p>3.3000</text:p>
          </table:table-cell>
          <table:table-cell table:style-name="ce7" table:formula="of:=[.E69]*[.E72]+[.F69]*[.F72]+[.G69]*[.G72]+[.H69]*[.H72]+[.I69]*[.I72]" office:value-type="float" office:value="2.3" calcext:value-type="float">
            <text:p>2.3000</text:p>
          </table:table-cell>
          <table:table-cell table:number-columns-repeated="10"/>
          <table:table-cell office:value-type="string" calcext:value-type="string">
            <text:p>modulation</text:p>
          </table:table-cell>
          <table:table-cell table:style-name="ce22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modulation</text:p>
          </table:table-cell>
          <table:table-cell table:style-name="ce8"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modulation</text:p>
          </table:table-cell>
          <table:table-cell table:style-name="ce25" office:value-type="string" calcext:value-type="string">
            <text:p>2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130]))" office:value-type="float" office:value="0.964428810727364" calcext:value-type="float">
            <text:p>0.964428810727364</text:p>
          </table:table-cell>
          <table:table-cell table:formula="of:=1/(1+EXP(-[.C130]))" office:value-type="float" office:value="0.908877038985144" calcext:value-type="float">
            <text:p>0.908877038985144</text:p>
          </table:table-cell>
          <table:table-cell table:number-columns-repeated="11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table:number-columns-repeated="11"/>
          <table:table-cell table:style-name="ce22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 table:number-columns-repeated="3"/>
          <table:table-cell table:style-name="ce15"/>
          <table:table-cell table:number-columns-repeated="2"/>
          <table:table-cell table:style-name="ce8" office:value-type="string" calcext:value-type="string">
            <text:p>1O</text:p>
          </table:table-cell>
          <table:table-cell table:number-columns-repeated="4"/>
          <table:table-cell table:style-name="ce25" office:value-type="string" calcext:value-type="string">
            <text:p>1O</text:p>
          </table:table-cell>
          <table:table-cell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00</text:p>
          </table:table-cell>
          <table:table-cell office:value-type="float" office:value="0.15" calcext:value-type="float">
            <text:p>0.15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01</text:p>
          </table:table-cell>
          <table:table-cell office:value-type="float" office:value="0.13" calcext:value-type="float">
            <text:p>0.13</text:p>
          </table:table-cell>
          <table:table-cell table:number-columns-repeated="8"/>
          <table:table-cell table:style-name="ce18"/>
          <table:table-cell table:number-columns-repeated="4"/>
          <table:table-cell table:style-name="ce26"/>
          <table:table-cell table:number-columns-repeated="3"/>
          <table:table-cell table:style-name="ce15"/>
          <table:table-cell table:number-columns-repeated="7"/>
          <table:table-cell table:style-name="ce26"/>
          <table:table-cell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string" calcext:value-type="string">
            <text:p>10</text:p>
          </table:table-cell>
          <table:table-cell office:value-type="float" office:value="-0.31" calcext:value-type="float">
            <text:p>-0.31</text:p>
          </table:table-cell>
          <table:table-cell table:number-columns-repeated="7"/>
          <table:table-cell office:value-type="string" calcext:value-type="string">
            <text:p>output</text:p>
          </table:table-cell>
          <table:table-cell table:style-name="ce22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 table:number-columns-repeated="3"/>
          <table:table-cell table:style-name="ce15"/>
          <table:table-cell/>
          <table:table-cell office:value-type="string" calcext:value-type="string">
            <text:p>output</text:p>
          </table:table-cell>
          <table:table-cell table:style-name="ce8" office:value-type="string" calcext:value-type="string">
            <text:p>21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style-name="ce25" office:value-type="string" calcext:value-type="string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1</text:p>
          </table:table-cell>
          <table:table-cell office:value-type="float" office:value="0.02" calcext:value-type="float">
            <text:p>0.02</text:p>
          </table:table-cell>
          <table:table-cell table:number-columns-repeated="8"/>
          <table:table-cell table:style-name="ce22"/>
          <table:table-cell table:number-columns-repeated="4"/>
          <table:table-cell table:style-name="ce25"/>
          <table:table-cell table:number-columns-repeated="3"/>
          <table:table-cell table:style-name="ce15"/>
          <table:table-cell table:number-columns-repeated="2"/>
          <table:table-cell table:style-name="ce8"/>
          <table:table-cell table:number-columns-repeated="4"/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string" calcext:value-type="string">
            <text:p>20</text:p>
          </table:table-cell>
          <table:table-cell office:value-type="float" office:value="0.14" calcext:value-type="float">
            <text:p>0.14</text:p>
          </table:table-cell>
          <table:table-cell table:number-columns-repeated="5"/>
          <table:table-cell table:style-name="ce16"/>
          <table:table-cell table:style-name="ce19" table:number-columns-repeated="2"/>
          <table:table-cell table:style-name="ce23" office:value-type="string" calcext:value-type="string">
            <text:p>00</text:p>
          </table:table-cell>
          <table:table-cell table:style-name="ce19" table:number-columns-repeated="4"/>
          <table:table-cell table:style-name="ce27" office:value-type="string" calcext:value-type="string">
            <text:p>00</text:p>
          </table:table-cell>
          <table:table-cell table:number-columns-repeated="3"/>
          <table:table-cell table:style-name="ce16"/>
          <table:table-cell table:style-name="ce19" table:number-columns-repeated="2"/>
          <table:table-cell table:style-name="ce23" office:value-type="string" calcext:value-type="string">
            <text:p>00</text:p>
          </table:table-cell>
          <table:table-cell table:style-name="ce19" table:number-columns-repeated="4"/>
          <table:table-cell table:style-name="ce27" office:value-type="string" calcext:value-type="string">
            <text:p>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21</text:p>
          </table:table-cell>
          <table:table-cell office:value-type="float" office:value="0.34" calcext:value-type="float">
            <text:p>0.34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style-name="ce10" office:value-type="float" office:value="-0.71" calcext:value-type="float">
            <text:p>-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35" calcext:value-type="float">
            <text:p>-0.35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24" calcext:value-type="float">
            <text:p>-0.24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 table:number-rows-repeated="4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6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00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3]+[.F71]*[.F133]" office:value-type="float" office:value="0.06" calcext:value-type="float">
            <text:p>0.06</text:p>
          </table:table-cell>
          <table:table-cell table:formula="of:=[.C149]*([.D149]+[.E149])" office:value-type="float" office:value="0.00205835278598199" calcext:value-type="float">
            <text:p>0.002058352785982</text:p>
          </table:table-cell>
          <table:table-cell table:formula="of:=[.E149]+[.D149]" office:value-type="float" office:value="0.06" calcext:value-type="float">
            <text:p>0.06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4]+[.F71]*[.F134]" office:value-type="float" office:value="0.189" calcext:value-type="float">
            <text:p>0.189</text:p>
          </table:table-cell>
          <table:table-cell table:formula="of:=[.C150]*([.D150]+[.E150])" office:value-type="float" office:value="0.00648381127584327" calcext:value-type="float">
            <text:p>0.006483811275843</text:p>
          </table:table-cell>
          <table:table-cell table:formula="of:=[.E150]+[.D150]" office:value-type="float" office:value="0.189" calcext:value-type="float">
            <text:p>0.189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5]+[.F71]*[.F135]" office:value-type="float" office:value="-0.147" calcext:value-type="float">
            <text:p>-0.147</text:p>
          </table:table-cell>
          <table:table-cell table:formula="of:=[.C151]*([.D151]+[.E151])" office:value-type="float" office:value="-0.00504296432565587" calcext:value-type="float">
            <text:p>-0.005042964325656</text:p>
          </table:table-cell>
          <table:table-cell table:formula="of:=[.E151]+[.D151]" office:value-type="float" office:value="-0.147" calcext:value-type="float">
            <text:p>-0.147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6]+[.F71]*[.F136]" office:value-type="float" office:value="0.102" calcext:value-type="float">
            <text:p>0.102</text:p>
          </table:table-cell>
          <table:table-cell table:formula="of:=[.C152]*([.D152]+[.E152])" office:value-type="float" office:value="0.00349919973616938" calcext:value-type="float">
            <text:p>0.003499199736169</text:p>
          </table:table-cell>
          <table:table-cell table:formula="of:=[.E152]+[.D152]" office:value-type="float" office:value="0.102" calcext:value-type="float">
            <text:p>0.102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7]+[.F71]*[.F137]" office:value-type="float" office:value="-0.024" calcext:value-type="float">
            <text:p>-0.024</text:p>
          </table:table-cell>
          <table:table-cell table:formula="of:=[.C153]*([.D153]+[.E153])" office:value-type="float" office:value="-0.000823341114392796" calcext:value-type="float">
            <text:p>-0.000823341114393</text:p>
          </table:table-cell>
          <table:table-cell table:formula="of:=[.E153]+[.D153]" office:value-type="float" office:value="-0.024" calcext:value-type="float">
            <text:p>-0.024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38]+[.F71]*[.F138]" office:value-type="float" office:value="0.231" calcext:value-type="float">
            <text:p>0.231</text:p>
          </table:table-cell>
          <table:table-cell table:formula="of:=[.C154]*([.D154]+[.E154])" office:value-type="float" office:value="0.00792465822603066" calcext:value-type="float">
            <text:p>0.007924658226031</text:p>
          </table:table-cell>
          <table:table-cell table:formula="of:=[.E154]+[.D154]" office:value-type="float" office:value="0.231" calcext:value-type="float">
            <text:p>0.231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40]+[.F71]*[.F140]" office:value-type="float" office:value="-0.054" calcext:value-type="float">
            <text:p>-0.054</text:p>
          </table:table-cell>
          <table:table-cell table:formula="of:=[.C156]*([.D156]+[.E156])" office:value-type="float" office:value="-0.00185251750738379" calcext:value-type="float">
            <text:p>-0.001852517507384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41]+[.F71]*[.F141]" office:value-type="float" office:value="0" calcext:value-type="float">
            <text:p>0</text:p>
          </table:table-cell>
          <table:table-cell table:formula="of:=[.C157]*([.D157]+[.E157]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42]+[.F71]*[.F142]" office:value-type="float" office:value="-0.012" calcext:value-type="float">
            <text:p>-0.012</text:p>
          </table:table-cell>
          <table:table-cell table:formula="of:=[.C158]*([.D158]+[.E158])" office:value-type="float" office:value="-0.000411670557196398" calcext:value-type="float">
            <text:p>-0.000411670557196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B130]) / ((1+EXP(-[.B130]))*(1+EXP(-[.B130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71]*[.C143]+[.F71]*[.F143]" office:value-type="float" office:value="0.069" calcext:value-type="float">
            <text:p>0.069</text:p>
          </table:table-cell>
          <table:table-cell table:formula="of:=[.C159]*([.D159]+[.E159])" office:value-type="float" office:value="0.00236710570387929" calcext:value-type="float">
            <text:p>0.002367105703879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 table:number-rows-repeated="3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6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0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3]+[.F72]*[.F133]" office:value-type="float" office:value="0.02" calcext:value-type="float">
            <text:p>0.02</text:p>
          </table:table-cell>
          <table:table-cell table:formula="of:=[.C164]*([.D164]+[.E164])" office:value-type="float" office:value="0.00165639133981482" calcext:value-type="float">
            <text:p>0.001656391339815</text:p>
          </table:table-cell>
          <table:table-cell table:formula="of:=[.E164]+[.D164]" office:value-type="float" office:value="0.02" calcext:value-type="float">
            <text:p>0.02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4]+[.F72]*[.F134]" office:value-type="float" office:value="0.063" calcext:value-type="float">
            <text:p>0.063</text:p>
          </table:table-cell>
          <table:table-cell table:formula="of:=[.C165]*([.D165]+[.E165])" office:value-type="float" office:value="0.00521763272041669" calcext:value-type="float">
            <text:p>0.005217632720417</text:p>
          </table:table-cell>
          <table:table-cell table:formula="of:=[.E165]+[.D165]" office:value-type="float" office:value="0.063" calcext:value-type="float">
            <text:p>0.063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5]+[.F72]*[.F135]" office:value-type="float" office:value="-0.049" calcext:value-type="float">
            <text:p>-0.049</text:p>
          </table:table-cell>
          <table:table-cell table:formula="of:=[.C166]*([.D166]+[.E166])" office:value-type="float" office:value="-0.00405815878254632" calcext:value-type="float">
            <text:p>-0.004058158782546</text:p>
          </table:table-cell>
          <table:table-cell table:formula="of:=[.E166]+[.D166]" office:value-type="float" office:value="-0.049" calcext:value-type="float">
            <text:p>-0.049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6]+[.F72]*[.F136]" office:value-type="float" office:value="0.034" calcext:value-type="float">
            <text:p>0.034</text:p>
          </table:table-cell>
          <table:table-cell table:formula="of:=[.C167]*([.D167]+[.E167])" office:value-type="float" office:value="0.0028158652776852" calcext:value-type="float">
            <text:p>0.002815865277685</text:p>
          </table:table-cell>
          <table:table-cell table:formula="of:=[.E167]+[.D167]" office:value-type="float" office:value="0.034" calcext:value-type="float">
            <text:p>0.034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7]+[.F72]*[.F137]" office:value-type="float" office:value="-0.008" calcext:value-type="float">
            <text:p>-0.008</text:p>
          </table:table-cell>
          <table:table-cell table:formula="of:=[.C168]*([.D168]+[.E168])" office:value-type="float" office:value="-0.000662556535925929" calcext:value-type="float">
            <text:p>-0.000662556535926</text:p>
          </table:table-cell>
          <table:table-cell table:formula="of:=[.E168]+[.D168]" office:value-type="float" office:value="-0.008" calcext:value-type="float">
            <text:p>-0.008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21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38]+[.F72]*[.F138]" office:value-type="float" office:value="0.077" calcext:value-type="float">
            <text:p>0.077</text:p>
          </table:table-cell>
          <table:table-cell table:formula="of:=[.C169]*([.D169]+[.E169])" office:value-type="float" office:value="0.00637710665828707" calcext:value-type="float">
            <text:p>0.006377106658287</text:p>
          </table:table-cell>
          <table:table-cell table:formula="of:=[.E169]+[.D169]" office:value-type="float" office:value="0.077" calcext:value-type="float">
            <text:p>0.077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office:value-type="string" calcext:value-type="string">
            <text:p>00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40]+[.F72]*[.F140]" office:value-type="float" office:value="-0.018" calcext:value-type="float">
            <text:p>-0.018</text:p>
          </table:table-cell>
          <table:table-cell table:formula="of:=[.C171]*([.D171]+[.E171])" office:value-type="float" office:value="-0.00149075220583334" calcext:value-type="float">
            <text:p>-0.001490752205833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01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41]+[.F72]*[.F141]" office:value-type="float" office:value="0" calcext:value-type="float">
            <text:p>0</text:p>
          </table:table-cell>
          <table:table-cell table:formula="of:=[.C172]*([.D172]+[.E172])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42]+[.F72]*[.F142]" office:value-type="float" office:value="-0.004" calcext:value-type="float">
            <text:p>-0.004</text:p>
          </table:table-cell>
          <table:table-cell table:formula="of:=[.C173]*([.D173]+[.E173])" office:value-type="float" office:value="-0.000331278267962964" calcext:value-type="float">
            <text:p>-0.000331278267963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11</text:p>
          </table:table-cell>
          <table:table-cell table:formula="of:=EXP(-[.C130]) / ((1+EXP(-[.C130]))*(1+EXP(-[.C130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72]*[.C143]+[.F72]*[.F143]" office:value-type="float" office:value="0.023" calcext:value-type="float">
            <text:p>0.023</text:p>
          </table:table-cell>
          <table:table-cell table:formula="of:=[.C174]*([.D174]+[.E174])" office:value-type="float" office:value="0.00190485004078705" calcext:value-type="float">
            <text:p>0.001904850040787</text:p>
          </table:table-cell>
          <table:table-cell table:number-columns-repeated="5"/>
          <table:table-cell table:style-name="Default" table:number-columns-repeated="3"/>
          <table:table-cell/>
          <table:table-cell table:style-name="Default" table:number-columns-repeated="4"/>
          <table:table-cell table:number-columns-repeated="14"/>
        </table:table-row>
      </table:table>
      <table:table table:name="forward" table:style-name="ta1">
        <table:table-column table:style-name="co1" table:number-columns-repeated="8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15]*[.C18]+[.D15]*[.D18]+[.E15]*[.E18]+[.F15]*[.F18]+[.G15]*[.G18]" office:value-type="float" office:value="3.4" calcext:value-type="float">
            <text:p>3.4</text:p>
          </table:table-cell>
          <table:table-cell table:formula="of:=[.C16]*[.C18]+[.D16]*[.D18]+[.E16]*[.E18]+[.F16]*[.F18]+[.G16]*[.G18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9]))" office:value-type="float" office:value="0.96770453530155" calcext:value-type="float">
            <text:p>0.96770453530155</text:p>
          </table:table-cell>
          <table:table-cell table:formula="of:=1/(1+EXP(-[.I19]))" office:value-type="float" office:value="0.937026643943003" calcext:value-type="float">
            <text:p>0.9370266439430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15]*[.H20]+[.I15]*[.I20]+[.J15]" office:value-type="float" office:value="1.35833941056" calcext:value-type="float">
            <text:p>1.35833941056</text:p>
          </table:table-cell>
          <table:table-cell table:formula="of:=[.H20]*[.H16]+[.I20]*[.I16]+[.J20]*[.J16]" office:value-type="float" office:value="1.33363534013917" calcext:value-type="float">
            <text:p>1.33363534013917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1/(1+EXP(-[.K21]))" office:value-type="float" office:value="0.795489675867213" calcext:value-type="float">
            <text:p>0.795489675867213</text:p>
          </table:table-cell>
          <table:table-cell table:formula="of:=1/(1+EXP(-[.L21]))" office:value-type="float" office:value="0.791441326894792" calcext:value-type="float">
            <text:p>0.79144132689479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formula="of:=[.C30]*[.C33]+[.D30]*[.D33]+[.E30]*[.E33]+[.F30]*[.F33]+[.G30]*[.G33]" office:value-type="float" office:value="3.4" calcext:value-type="float">
            <text:p>3.4</text:p>
          </table:table-cell>
          <table:table-cell table:formula="of:=[.C31]*[.C33]+[.D31]*[.D33]+[.E31]*[.E33]+[.F31]*[.F33]+[.G31]*[.G33]"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34])" office:value-type="float" office:value="0.997774927934279" calcext:value-type="float">
            <text:p>0.997774927934279</text:p>
          </table:table-cell>
          <table:table-cell table:formula="of:=TANH([.I34])" office:value-type="float" office:value="0.991007453678118" calcext:value-type="float">
            <text:p>0.991007453678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30]*[.H35]+[.I30]*[.I35]+[.J30]" office:value-type="float" office:value="1.39619892587647" calcext:value-type="float">
            <text:p>1.39619892587647</text:p>
          </table:table-cell>
          <table:table-cell table:formula="of:=[.H35]*[.H31]+[.I35]*[.I31]+[.J31]" office:value-type="float" office:value="1.39123918669059" calcext:value-type="float">
            <text:p>1.39123918669059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formula="of:=TANH([.K36])" office:value-type="float" office:value="0.884527266372134" calcext:value-type="float">
            <text:p>0.884527266372134</text:p>
          </table:table-cell>
          <table:table-cell table:formula="of:=TANH([.L36])" office:value-type="float" office:value="0.883443223178355" calcext:value-type="float">
            <text:p>0.883443223178355</text:p>
          </table:table-cell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52]*[.C55]+[.D52]*[.D55]+[.E52]" office:value-type="float" office:value="0.7" calcext:value-type="float">
            <text:p>0.7</text:p>
          </table:table-cell>
          <table:table-cell table:formula="of:=[.C53]*[.C55]+[.D53]*[.D55]+[.E53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56]))" office:value-type="float" office:value="0.668187772168166" calcext:value-type="float">
            <text:p>0.668187772168166</text:p>
          </table:table-cell>
          <table:table-cell table:formula="of:=1/(1+EXP(-[.G56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57]*[.F52]+[.G57]*[.G52]+[.H52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58]))" office:value-type="float" office:value="0.736226498257402" calcext:value-type="float">
            <text:p>0.73622649825740200000</text:p>
          </table:table-cell>
          <table:table-cell table:number-columns-repeated="3"/>
        </table:table-row>
      </table:table>
      <table:table table:name="backward" table:style-name="ta1">
        <table:table-column table:style-name="co9" table:default-cell-style-name="Default"/>
        <table:table-column table:style-name="co1" table:default-cell-style-name="Default"/>
        <table:table-column table:style-name="co10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168166</text:p>
          </table:table-cell>
          <table:table-cell table:formula="of:=1/(1+EXP(-[.G7]))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2988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168166</text:p>
          </table:table-cell>
          <table:table-cell table:formula="of:=[.G8]" office:value-type="float" office:value="0.750260105595118" calcext:value-type="float">
            <text:p>0.750260105595118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2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5" calcext:value-type="float">
            <text:p>0.009153867909307</text:p>
          </table:table-cell>
          <table:table-cell table:formula="of:=(EXP(-[.G14]) / ((1+EXP(-[.G14]))*(1+EXP(-[.G14])))  ) *[.I15]*[.G3]" office:value-type="float" office:value="0.00257864913613335" calcext:value-type="float">
            <text:p>0.002578649136133</text:p>
          </table:table-cell>
          <table:table-cell/>
          <table:table-cell table:formula="of:=(EXP(-[.I14]) / ((1+EXP(-[.I14]))*(1+EXP(-[.I14])))  ) * ([.I13]-[.L9])" office:value-type="float" office:value="0.0458744870904639" calcext:value-type="float">
            <text:p>0.04587448709046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5" calcext:value-type="float">
            <text:p>0.009153867909307</text:p>
          </table:table-cell>
          <table:table-cell table:formula="of:=[.D13]*[.F15]" office:value-type="float" office:value="0.0183077358186139" calcext:value-type="float">
            <text:p>0.018307735818614</text:p>
          </table:table-cell>
          <table:table-cell table:formula="of:=[.E13]*[.F15]" office:value-type="float" office:value="0.00915386790930695" calcext:value-type="float">
            <text:p>0.009153867909307</text:p>
          </table:table-cell>
          <table:table-cell table:formula="of:=[.F13]*[.I15]" office:value-type="float" office:value="0.0306527713283343" calcext:value-type="float">
            <text:p>0.030652771328334</text:p>
          </table:table-cell>
          <table:table-cell table:formula="of:=[.G13]*[.I15]" office:value-type="float" office:value="0.0344177975286133" calcext:value-type="float">
            <text:p>0.034417797528613</text:p>
          </table:table-cell>
          <table:table-cell table:formula="of:=[.H13]*[.I15]" office:value-type="float" office:value="0.0458744870904639" calcext:value-type="float">
            <text:p>0.045874487090464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5" calcext:value-type="float">
            <text:p>0.002578649136133</text:p>
          </table:table-cell>
          <table:table-cell table:formula="of:=[.D13]*[.G15]" office:value-type="float" office:value="0.0051572982722667" calcext:value-type="float">
            <text:p>0.005157298272267</text:p>
          </table:table-cell>
          <table:table-cell table:formula="of:=[.E13]*[.G15]" office:value-type="float" office:value="0.00257864913613335" calcext:value-type="float">
            <text:p>0.0025786491361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6977327</text:p>
          </table:table-cell>
          <table:table-cell table:formula="of:=-[.$L$16]*[.D16]+[.$L$15]*[.D19]" office:value-type="float" office:value="-0.00457693395465347" calcext:value-type="float">
            <text:p>-0.004576933954653</text:p>
          </table:table-cell>
          <table:table-cell table:formula="of:=-[.$L$16]*[.E16]+[.$L$15]*[.E19]" office:value-type="float" office:value="-0.00228846697732674" calcext:value-type="float">
            <text:p>-0.002288466977327</text:p>
          </table:table-cell>
          <table:table-cell table:formula="of:=-[.$L$16]*[.F16]+[.$L$15]*[.F19]" office:value-type="float" office:value="-0.00766319283208359" calcext:value-type="float">
            <text:p>-0.007663192832084</text:p>
          </table:table-cell>
          <table:table-cell table:formula="of:=-[.$L$16]*[.G16]+[.$L$15]*[.G19]" office:value-type="float" office:value="-0.00860444938215332" calcext:value-type="float">
            <text:p>-0.008604449382153</text:p>
          </table:table-cell>
          <table:table-cell table:formula="of:=-[.$L$16]*[.H16]+[.$L$15]*[.H19]" office:value-type="float" office:value="-0.011468621772616" calcext:value-type="float">
            <text:p>-0.0114686217726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8" calcext:value-type="float">
            <text:p>-0.000644662284033</text:p>
          </table:table-cell>
          <table:table-cell table:formula="of:=-[.$L$16]*[.D17]+[.$L$15]*[.D20]" office:value-type="float" office:value="-0.00128932456806668" calcext:value-type="float">
            <text:p>-0.001289324568067</text:p>
          </table:table-cell>
          <table:table-cell table:formula="of:=-[.$L$16]*[.E17]+[.$L$15]*[.E20]" office:value-type="float" office:value="-0.000644662284033338" calcext:value-type="float">
            <text:p>-0.00064466228403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table:formula="of:=[.F3]+[.F24]" office:value-type="float" office:value="0.892336807167916" calcext:value-type="float">
            <text:p>0.89233680716791600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table table:name="naujas_tests_2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backprog_full.J48]" office:value-type="float" office:value="0.504207600189669" calcext:value-type="float">
            <text:p>0.504207600189669</text:p>
          </table:table-cell>
          <table:table-cell table:formula="of:=[backprog_full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]*[.C4]+[.D1]*[.D4]+[.E1]*[.E4]+[.F1]*[.F4]+[.G1]*[.G4]" office:value-type="float" office:value="1.39915847996207" calcext:value-type="float">
            <text:p>1.3992</text:p>
          </table:table-cell>
          <table:table-cell table:formula="of:=[.C2]*[.C4]+[.D2]*[.D4]+[.E2]*[.E4]+[.F2]*[.F4]+[.G2]*[.G4]" office:value-type="float" office:value="1.89915847996207" calcext:value-type="float">
            <text:p>1.89915847996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62" calcext:value-type="float">
            <text:p>0.62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backprog_full.J48]" office:value-type="float" office:value="0.504207600189669" calcext:value-type="float">
            <text:p>0.504207600189669</text:p>
          </table:table-cell>
          <table:table-cell table:formula="of:=[backprog_full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3]*[.C16]+[.D13]*[.D16]+[.E13]*[.E16]+[.F13]*[.F16]+[.G13]*[.G16]" office:value-type="float" office:value="1.93865356793931" calcext:value-type="float">
            <text:p>1.9387</text:p>
          </table:table-cell>
          <table:table-cell table:formula="of:=[.C14]*[.C16]+[.D14]*[.D16]+[.E14]*[.E16]+[.F14]*[.F16]+[.G14]*[.G16]" office:value-type="float" office:value="2.18159888807207" calcext:value-type="float">
            <text:p>2.18159888807207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17]))" office:value-type="float" office:value="0.874204149249435" calcext:value-type="float">
            <text:p>0.874204149249435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2" calcext:value-type="float">
            <text:p>0.12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45" calcext:value-type="float">
            <text:p>0.45</text:p>
          </table:table-cell>
          <table:table-cell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backprog_full.J48]" office:value-type="float" office:value="0.504207600189669" calcext:value-type="float">
            <text:p>0.504207600189669</text:p>
          </table:table-cell>
          <table:table-cell table:formula="of:=[backprog_full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24]*[.C27]+[.D24]*[.D27]+[.E24]*[.E27]+[.F24]*[.F27]+[.G24]*[.G27]" office:value-type="float" office:value="1.91411640396017" calcext:value-type="float">
            <text:p>1.9141</text:p>
          </table:table-cell>
          <table:table-cell table:formula="of:=[.C25]*[.C27]+[.D25]*[.D27]+[.E25]*[.E27]+[.F25]*[.F27]+[.G25]*[.G27]" office:value-type="float" office:value="1.57899017595448" calcext:value-type="float">
            <text:p>1.57899017595448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28])" office:value-type="float" office:value="0.957429788364913" calcext:value-type="float">
            <text:p>0.957429788364913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52" calcext:value-type="float">
            <text:p>0.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2" office:value-type="string" calcext:value-type="string">
            <text:p>output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backprog_full.J48]" office:value-type="float" office:value="0.504207600189669" calcext:value-type="float">
            <text:p>0.504207600189669</text:p>
          </table:table-cell>
          <table:table-cell table:formula="of:=[backprog_full.J49]" office:value-type="float" office:value="0.495792399810331" calcext:value-type="float">
            <text:p>0.4957923998103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34]*[.C37]+[.D34]*[.D37]+[.E34]*[.E37]+[.F34]*[.F37]+[.G34]*[.G37]" office:value-type="float" office:value="1.54394809995258" calcext:value-type="float">
            <text:p>1.5439</text:p>
          </table:table-cell>
          <table:table-cell table:formula="of:=[.C35]*[.C37]+[.D35]*[.D37]+[.E35]*[.E37]+[.F35]*[.F37]+[.G35]*[.G37]" office:value-type="float" office:value="1.91428470796776" calcext:value-type="float">
            <text:p>1.91428470796776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38]))" office:value-type="float" office:value="0.824037929999671" calcext:value-type="float">
            <text:p>0.824037929999671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cnew</text:p>
          </table:table-cell>
          <table:table-cell office:value-type="string" calcext:value-type="string">
            <text:p>tanh 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^b</text:p>
          </table:table-cell>
          <table:table-cell office:value-type="string" calcext:value-type="string">
            <text:p>H-new</text:p>
          </table:table-cell>
        </table:table-row>
        <table:table-row table:style-name="ro1">
          <table:table-cell table:formula="of:=[backprog_full.F48]" office:value-type="float" office:value="1.46396237076532" calcext:value-type="float">
            <text:p>1.46396237076532</text:p>
          </table:table-cell>
          <table:table-cell table:formula="of:=1/(1+EXP(-[.H5]))" office:value-type="float" office:value="0.80205031807936" calcext:value-type="float">
            <text:p>0.80205031807936</text:p>
          </table:table-cell>
          <table:table-cell table:formula="of:=1/(1+EXP(-[.H17]))" office:value-type="float" office:value="0.874204149249435" calcext:value-type="float">
            <text:p>0.874204149249435</text:p>
          </table:table-cell>
          <table:table-cell table:formula="of:=TANH([.H28])" office:value-type="float" office:value="0.957429788364913" calcext:value-type="float">
            <text:p>0.957429788364913</text:p>
          </table:table-cell>
          <table:table-cell table:formula="of:=1/(1+EXP(-[.H38]))" office:value-type="float" office:value="0.824037929999671" calcext:value-type="float">
            <text:p>0.824037929999671</text:p>
          </table:table-cell>
          <table:table-cell table:formula="of:=[.A48]*[.B48]+[.C48]*[.D48]" office:value-type="float" office:value="2.01116057873215" calcext:value-type="float">
            <text:p>2.01116057873215</text:p>
          </table:table-cell>
          <table:table-cell table:formula="of:=TANH([.F48])" office:value-type="float" office:value="0.964807658831079" calcext:value-type="float">
            <text:p>0.964807658831079</text:p>
          </table:table-cell>
          <table:table-cell table:formula="of:=[.G48]*[.E48]" office:value-type="float" office:value="0.795038106030991" calcext:value-type="float">
            <text:p>0.795038106030991</text:p>
          </table:table-cell>
          <table:table-cell table:formula="of:=EXP([.H48])" office:value-type="float" office:value="2.21452538196911" calcext:value-type="float">
            <text:p>2.21452538196911</text:p>
          </table:table-cell>
          <table:table-cell table:formula="of:=[.I48]/[.I52]" office:value-type="float" office:value="0.489699562799289" calcext:value-type="float">
            <text:p>0.489699562799289</text:p>
          </table:table-cell>
        </table:table-row>
        <table:table-row table:style-name="ro1">
          <table:table-cell table:formula="of:=[backprog_full.F49]" office:value-type="float" office:value="1.28176494815163" calcext:value-type="float">
            <text:p>1.28176494815163</text:p>
          </table:table-cell>
          <table:table-cell table:formula="of:=1/(1+EXP(-[.I5]))" office:value-type="float" office:value="0.86979625253079" calcext:value-type="float">
            <text:p>0.86979625253079</text:p>
          </table:table-cell>
          <table:table-cell table:formula="of:=1/(1+EXP(-[.I17]))" office:value-type="float" office:value="0.898584871818211" calcext:value-type="float">
            <text:p>0.898584871818211</text:p>
          </table:table-cell>
          <table:table-cell table:formula="of:=TANH([.I28])" office:value-type="float" office:value="0.918444041694683" calcext:value-type="float">
            <text:p>0.918444041694683</text:p>
          </table:table-cell>
          <table:table-cell table:formula="of:=1/(1+EXP(-[.I38]))" office:value-type="float" office:value="0.871499747729795" calcext:value-type="float">
            <text:p>0.871499747729795</text:p>
          </table:table-cell>
          <table:table-cell table:formula="of:=[.A49]*[.B49]+[.C49]*[.D49]" office:value-type="float" office:value="1.94017427000603" calcext:value-type="float">
            <text:p>1.94017427000603</text:p>
          </table:table-cell>
          <table:table-cell table:formula="of:=TANH([.F49])" office:value-type="float" office:value="0.959547822149494" calcext:value-type="float">
            <text:p>0.959547822149494</text:p>
          </table:table-cell>
          <table:table-cell table:formula="of:=[.G49]*[.E49]" office:value-type="float" office:value="0.836245684937959" calcext:value-type="float">
            <text:p>0.836245684937959</text:p>
          </table:table-cell>
          <table:table-cell table:formula="of:=EXP([.H49])" office:value-type="float" office:value="2.30768690940018" calcext:value-type="float">
            <text:p>2.30768690940018</text:p>
          </table:table-cell>
          <table:table-cell table:formula="of:=[.I49]/[.I52]" office:value-type="float" office:value="0.510300437200711" calcext:value-type="float">
            <text:p>0.51030043720071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H48:.H51])" office:value-type="float" office:value="1.63128379096895" calcext:value-type="float">
            <text:p>1.63128379096895</text:p>
          </table:table-cell>
          <table:table-cell table:formula="of:=SUM([.I48:.I49])" office:value-type="float" office:value="4.52221229136928" calcext:value-type="float">
            <text:p>4.52221229136928</text:p>
          </table:table-cell>
          <table:table-cell/>
        </table:table-row>
      </table:table>
      <table:table table:name="Sheet5" table:style-name="ta1">
        <table:table-column table:style-name="co1" table:number-columns-repeated="17" table:default-cell-style-name="Default"/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table:number-columns-repeated="2"/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-0.15" calcext:value-type="float">
            <text:p>-0.15</text:p>
          </table:table-cell>
          <table:table-cell office:value-type="float" office:value="0.03" calcext:value-type="float">
            <text:p>0.03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9]))" office:value-type="float" office:value="0.964428810727364" calcext:value-type="float">
            <text:p>0.964428810727364</text:p>
          </table:table-cell>
          <table:table-cell table:formula="of:=1/(1+EXP(-[.C9]))" office:value-type="float" office:value="0.908877038985144" calcext:value-type="float">
            <text:p>0.908877038985144</text:p>
          </table:table-cell>
          <table:table-cell table:number-columns-repeated="3"/>
          <table:table-cell table:formula="of:=EXP(-[.B9])" office:value-type="float" office:value="0.03688316740124" calcext:value-type="float">
            <text:p>0.03688316740124</text:p>
          </table:table-cell>
          <table:table-cell table:formula="of:=[.G10]/(1+[.G10])/(1+[.G10])" office:value-type="float" office:value="0.0343058797663665" calcext:value-type="float">
            <text:p>0.0343058797663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-0.15" calcext:value-type="float">
            <text:p>-0.15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03" calcext:value-type="float">
            <text:p>0.03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0.31" calcext:value-type="float">
            <text:p>0.31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9" calcext:value-type="float">
            <text:p>0.39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</table:table-row>
        <table:table-row table:style-name="ro1">
          <table:table-cell table:number-columns-repeated="12"/>
          <table:table-cell table:style-name="ce8"/>
          <table:table-cell table:number-columns-repeated="3"/>
          <table:table-cell table:style-name="ce8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71" calcext:value-type="float">
            <text:p>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35" calcext:value-type="float">
            <text:p>0.35</text:p>
          </table:table-cell>
          <table:table-cell table:style-name="ce10"/>
          <table:table-cell table:style-name="ce11"/>
          <table:table-cell table:number-columns-repeated="4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11" calcext:value-type="float">
            <text:p>-0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63" calcext:value-type="float">
            <text:p>-0.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6"/>
          <table:table-cell table:style-name="ce8"/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12"/>
          <table:table-cell table:style-name="ce8"/>
          <table:table-cell table:number-columns-repeated="3"/>
          <table:table-cell table:style-name="ce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7"/>
          <table:table-cell table:style-name="ce8"/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6]+[.F3]*[.F16]" office:value-type="float" office:value="-0.06" calcext:value-type="float">
            <text:p>-0.06</text:p>
          </table:table-cell>
          <table:table-cell table:formula="of:=[.C32]*([.D32]+[.E32])" office:value-type="float" office:value="0.0322475269803845" calcext:value-type="float">
            <text:p>0.032247526980385</text:p>
          </table:table-cell>
          <table:table-cell table:formula="of:=[.E32]+[.D32]" office:value-type="float" office:value="0.94" calcext:value-type="float">
            <text:p>0.94</text:p>
          </table:table-cell>
          <table:table-cell table:number-columns-repeated="5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17]+[.F3]*[.F17]" office:value-type="float" office:value="0.039" calcext:value-type="float">
            <text:p>0.039</text:p>
          </table:table-cell>
          <table:table-cell table:formula="of:=[.C33]*([.D33]+[.E33])" office:value-type="float" office:value="0.0356438090772548" calcext:value-type="float">
            <text:p>0.035643809077255</text:p>
          </table:table-cell>
          <table:table-cell table:formula="of:=[.E33]+[.D33]" office:value-type="float" office:value="1.039" calcext:value-type="float">
            <text:p>1.039</text:p>
          </table:table-cell>
          <table:table-cell table:number-columns-repeated="5"/>
          <table:table-cell table:style-name="ce8"/>
          <table:table-cell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8]+[.F3]*[.F18]" office:value-type="float" office:value="0.036" calcext:value-type="float">
            <text:p>0.036</text:p>
          </table:table-cell>
          <table:table-cell table:formula="of:=[.C34]*([.D34]+[.E34])" office:value-type="float" office:value="0.0698467712043222" calcext:value-type="float">
            <text:p>0.069846771204322</text:p>
          </table:table-cell>
          <table:table-cell table:formula="of:=[.E34]+[.D34]" office:value-type="float" office:value="2.036" calcext:value-type="float">
            <text:p>2.0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2" calcext:value-type="float">
            <text:p>2</text:p>
          </table:table-cell>
          <table:table-cell table:formula="of:=[.E3]*[.C19]+[.F3]*[.F19]" office:value-type="float" office:value="0.171" calcext:value-type="float">
            <text:p>0.171</text:p>
          </table:table-cell>
          <table:table-cell table:formula="of:=[.C35]*([.D35]+[.E35])" office:value-type="float" office:value="0.0744780649727816" calcext:value-type="float">
            <text:p>0.074478064972782</text:p>
          </table:table-cell>
          <table:table-cell table:formula="of:=[.E35]+[.D35]" office:value-type="float" office:value="2.171" calcext:value-type="float">
            <text:p>2.1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20]+[.F3]*[.F20]" office:value-type="float" office:value="-0.18" calcext:value-type="float">
            <text:p>-0.18</text:p>
          </table:table-cell>
          <table:table-cell table:formula="of:=[.C36]*([.D36]+[.E36])" office:value-type="float" office:value="0.0281308214084205" calcext:value-type="float">
            <text:p>0.028130821408421</text:p>
          </table:table-cell>
          <table:table-cell table:formula="of:=[.E36]+[.D36]" office:value-type="float" office:value="0.82" calcext:value-type="float">
            <text:p>0.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1" calcext:value-type="float">
            <text:p>1</text:p>
          </table:table-cell>
          <table:table-cell table:formula="of:=[.E3]*[.C21]+[.F3]*[.F21]" office:value-type="float" office:value="0.186" calcext:value-type="float">
            <text:p>0.186</text:p>
          </table:table-cell>
          <table:table-cell table:formula="of:=[.C37]*([.D37]+[.E37])" office:value-type="float" office:value="0.0406867734029107" calcext:value-type="float">
            <text:p>0.040686773402911</text:p>
          </table:table-cell>
          <table:table-cell table:formula="of:=[.E37]+[.D37]" office:value-type="float" office:value="1.186" calcext:value-type="float">
            <text:p>1.186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3]+[.F3]*[.F23]" office:value-type="float" office:value="0.318" calcext:value-type="float">
            <text:p>0.318</text:p>
          </table:table-cell>
          <table:table-cell table:formula="of:=[.C39]*([.D39]+[.E39])" office:value-type="float" office:value="0.113826909064804" calcext:value-type="float">
            <text:p>0.1138269090648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3" calcext:value-type="float">
            <text:p>3</text:p>
          </table:table-cell>
          <table:table-cell table:formula="of:=[.E3]*[.C24]+[.F3]*[.F24]" office:value-type="float" office:value="0.03" calcext:value-type="float">
            <text:p>0.03</text:p>
          </table:table-cell>
          <table:table-cell table:formula="of:=[.C40]*([.D40]+[.E40])" office:value-type="float" office:value="0.10394681569209" calcext:value-type="float">
            <text:p>0.103946815692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5]+[.F3]*[.F25]" office:value-type="float" office:value="-0.129" calcext:value-type="float">
            <text:p>-0.129</text:p>
          </table:table-cell>
          <table:table-cell table:formula="of:=[.C41]*([.D41]+[.E41])" office:value-type="float" office:value="0.132798060575605" calcext:value-type="float">
            <text:p>0.1327980605756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9]) / ((1+EXP(-[.B9]))*(1+EXP(-[.B9])))" office:value-type="float" office:value="0.0343058797663665" calcext:value-type="float">
            <text:p>0.034305879766367</text:p>
          </table:table-cell>
          <table:table-cell office:value-type="float" office:value="4" calcext:value-type="float">
            <text:p>4</text:p>
          </table:table-cell>
          <table:table-cell table:formula="of:=[.E3]*[.C26]+[.F3]*[.F26]" office:value-type="float" office:value="0.033" calcext:value-type="float">
            <text:p>0.033</text:p>
          </table:table-cell>
          <table:table-cell table:formula="of:=[.C42]*([.D42]+[.E42])" office:value-type="float" office:value="0.138355613097756" calcext:value-type="float">
            <text:p>0.138355613097756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6]+[.F4]*[.F16]" office:value-type="float" office:value="-0.02" calcext:value-type="float">
            <text:p>-0.02</text:p>
          </table:table-cell>
          <table:table-cell table:formula="of:=[.C47]*([.D47]+[.E47])" office:value-type="float" office:value="0.0811631756509263" calcext:value-type="float">
            <text:p>0.081163175650926</text:p>
          </table:table-cell>
          <table:table-cell table:formula="of:=[.E47]+[.D47]" office:value-type="float" office:value="0.98" calcext:value-type="float">
            <text:p>0.9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17]+[.F4]*[.F17]" office:value-type="float" office:value="0.013" calcext:value-type="float">
            <text:p>0.013</text:p>
          </table:table-cell>
          <table:table-cell table:formula="of:=[.C48]*([.D48]+[.E48])" office:value-type="float" office:value="0.0838962213616208" calcext:value-type="float">
            <text:p>0.083896221361621</text:p>
          </table:table-cell>
          <table:table-cell table:formula="of:=[.E48]+[.D48]" office:value-type="float" office:value="1.013" calcext:value-type="float">
            <text:p>1.0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8]+[.F4]*[.F18]" office:value-type="float" office:value="0.012" calcext:value-type="float">
            <text:p>0.012</text:p>
          </table:table-cell>
          <table:table-cell table:formula="of:=[.C49]*([.D49]+[.E49])" office:value-type="float" office:value="0.166632968785371" calcext:value-type="float">
            <text:p>0.166632968785371</text:p>
          </table:table-cell>
          <table:table-cell table:formula="of:=[.E49]+[.D49]" office:value-type="float" office:value="2.012" calcext:value-type="float">
            <text:p>2.0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2" calcext:value-type="float">
            <text:p>2</text:p>
          </table:table-cell>
          <table:table-cell table:formula="of:=[.E4]*[.C19]+[.F4]*[.F19]" office:value-type="float" office:value="0.057" calcext:value-type="float">
            <text:p>0.057</text:p>
          </table:table-cell>
          <table:table-cell table:formula="of:=[.C50]*([.D50]+[.E50])" office:value-type="float" office:value="0.170359849299955" calcext:value-type="float">
            <text:p>0.170359849299955</text:p>
          </table:table-cell>
          <table:table-cell table:formula="of:=[.E50]+[.D50]" office:value-type="float" office:value="2.057" calcext:value-type="float">
            <text:p>2.0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20]+[.F4]*[.F20]" office:value-type="float" office:value="-0.06" calcext:value-type="float">
            <text:p>-0.06</text:p>
          </table:table-cell>
          <table:table-cell table:formula="of:=[.C51]*([.D51]+[.E51])" office:value-type="float" office:value="0.0778503929712967" calcext:value-type="float">
            <text:p>0.077850392971297</text:p>
          </table:table-cell>
          <table:table-cell table:formula="of:=[.E51]+[.D51]" office:value-type="float" office:value="0.94" calcext:value-type="float">
            <text:p>0.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1" calcext:value-type="float">
            <text:p>1</text:p>
          </table:table-cell>
          <table:table-cell table:formula="of:=[.E4]*[.C21]+[.F4]*[.F21]" office:value-type="float" office:value="0.062" calcext:value-type="float">
            <text:p>0.062</text:p>
          </table:table-cell>
          <table:table-cell table:formula="of:=[.C52]*([.D52]+[.E52])" office:value-type="float" office:value="0.0879543801441671" calcext:value-type="float">
            <text:p>0.087954380144167</text:p>
          </table:table-cell>
          <table:table-cell table:formula="of:=[.E52]+[.D52]" office:value-type="float" office:value="1.062" calcext:value-type="float">
            <text:p>1.062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3]+[.F4]*[.F23]" office:value-type="float" office:value="0.106" calcext:value-type="float">
            <text:p>0.106</text:p>
          </table:table-cell>
          <table:table-cell table:formula="of:=[.C54]*([.D54]+[.E54])" office:value-type="float" office:value="0.257237575073242" calcext:value-type="float">
            <text:p>0.2572375750732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3" calcext:value-type="float">
            <text:p>3</text:p>
          </table:table-cell>
          <table:table-cell table:formula="of:=[.E4]*[.C24]+[.F4]*[.F24]" office:value-type="float" office:value="0.01" calcext:value-type="float">
            <text:p>0.01</text:p>
          </table:table-cell>
          <table:table-cell table:formula="of:=[.C55]*([.D55]+[.E55])" office:value-type="float" office:value="0.249286896642131" calcext:value-type="float">
            <text:p>0.2492868966421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5]+[.F4]*[.F25]" office:value-type="float" office:value="-0.043" calcext:value-type="float">
            <text:p>-0.043</text:p>
          </table:table-cell>
          <table:table-cell table:formula="of:=[.C56]*([.D56]+[.E56])" office:value-type="float" office:value="0.327717026582363" calcext:value-type="float">
            <text:p>0.3277170265823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9]) / ((1+EXP(-[.C9]))*(1+EXP(-[.C9])))" office:value-type="float" office:value="0.0828195669907412" calcext:value-type="float">
            <text:p>0.082819566990741</text:p>
          </table:table-cell>
          <table:table-cell office:value-type="float" office:value="4" calcext:value-type="float">
            <text:p>4</text:p>
          </table:table-cell>
          <table:table-cell table:formula="of:=[.E4]*[.C26]+[.F4]*[.F26]" office:value-type="float" office:value="0.011" calcext:value-type="float">
            <text:p>0.011</text:p>
          </table:table-cell>
          <table:table-cell table:formula="of:=[.C57]*([.D57]+[.E57])" office:value-type="float" office:value="0.332189283199863" calcext:value-type="float">
            <text:p>0.332189283199863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z</text:p>
          </table:table-cell>
          <table:table-cell table:style-name="ce7" table:formula="of:=[.E1]*[.E3]+[.F1]*[.F3]+[.G1]*[.G3]+[.H1]*[.H3]+[.I1]*[.I3]" office:value-type="float" office:value="3.3" calcext:value-type="float">
            <text:p>3.3000</text:p>
          </table:table-cell>
          <table:table-cell table:style-name="ce7" table:formula="of:=[.E1]*[.E4]+[.F1]*[.F4]+[.G1]*[.G4]+[.H1]*[.H4]+[.I1]*[.I4]" office:value-type="float" office:value="2.3" calcext:value-type="float">
            <text:p>2.30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formula="of:=1/(1+EXP(-[.B65]))" office:value-type="float" office:value="0.964428810727364" calcext:value-type="float">
            <text:p>0.964428810727364</text:p>
          </table:table-cell>
          <table:table-cell table:formula="of:=1/(1+EXP(-[.C65]))" office:value-type="float" office:value="0.908877038985144" calcext:value-type="float">
            <text:p>0.908877038985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eriv(z)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0</text:p>
          </table:table-cell>
          <table:table-cell office:value-type="string" calcext:value-type="string">
            <text:p>OO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O</text:p>
          </table:table-cell>
          <table:table-cell office:value-type="float" office:value="0.15" calcext:value-type="float">
            <text:p>0.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0.13" calcext:value-type="float">
            <text:p>0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31" calcext:value-type="float">
            <text:p>-0.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" calcext:value-type="float">
            <text:p>0.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4" calcext:value-type="float">
            <text:p>0.34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-0.71" calcext:value-type="float">
            <text:p>-0.71</text:p>
          </table:table-cell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O1</text:p>
          </table:table-cell>
          <table:table-cell office:value-type="float" office:value="-0.35" calcext:value-type="float">
            <text:p>-0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O</text:p>
          </table:table-cell>
          <table:table-cell office:value-type="float" office:value="-0.24" calcext:value-type="float">
            <text:p>-0.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1_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OO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8]+[.F3]*[.F68]" office:value-type="float" office:value="0.06" calcext:value-type="float">
            <text:p>0.06</text:p>
          </table:table-cell>
          <table:table-cell table:formula="of:=[.C84]*([.D84]+[.E84])" office:value-type="float" office:value="0.00205835278598199" calcext:value-type="float">
            <text:p>0.002058352785982</text:p>
          </table:table-cell>
          <table:table-cell table:formula="of:=[.E84]+[.D84]" office:value-type="float" office:value="0.06" calcext:value-type="float">
            <text:p>0.0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69]+[.F3]*[.F69]" office:value-type="float" office:value="0.189" calcext:value-type="float">
            <text:p>0.189</text:p>
          </table:table-cell>
          <table:table-cell table:formula="of:=[.C85]*([.D85]+[.E85])" office:value-type="float" office:value="0.00648381127584327" calcext:value-type="float">
            <text:p>0.006483811275843</text:p>
          </table:table-cell>
          <table:table-cell table:formula="of:=[.E85]+[.D85]" office:value-type="float" office:value="0.189" calcext:value-type="float">
            <text:p>0.18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0]+[.F3]*[.F70]" office:value-type="float" office:value="-0.147" calcext:value-type="float">
            <text:p>-0.147</text:p>
          </table:table-cell>
          <table:table-cell table:formula="of:=[.C86]*([.D86]+[.E86])" office:value-type="float" office:value="-0.00504296432565587" calcext:value-type="float">
            <text:p>-0.005042964325656</text:p>
          </table:table-cell>
          <table:table-cell table:formula="of:=[.E86]+[.D86]" office:value-type="float" office:value="-0.147" calcext:value-type="float">
            <text:p>-0.14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1]+[.F3]*[.F71]" office:value-type="float" office:value="0.102" calcext:value-type="float">
            <text:p>0.102</text:p>
          </table:table-cell>
          <table:table-cell table:formula="of:=[.C87]*([.D87]+[.E87])" office:value-type="float" office:value="0.00349919973616938" calcext:value-type="float">
            <text:p>0.003499199736169</text:p>
          </table:table-cell>
          <table:table-cell table:formula="of:=[.E87]+[.D87]" office:value-type="float" office:value="0.102" calcext:value-type="float">
            <text:p>0.1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2]+[.F3]*[.F72]" office:value-type="float" office:value="-0.024" calcext:value-type="float">
            <text:p>-0.024</text:p>
          </table:table-cell>
          <table:table-cell table:formula="of:=[.C88]*([.D88]+[.E88])" office:value-type="float" office:value="-0.000823341114392796" calcext:value-type="float">
            <text:p>-0.000823341114393</text:p>
          </table:table-cell>
          <table:table-cell table:formula="of:=[.E88]+[.D88]" office:value-type="float" office:value="-0.024" calcext:value-type="float">
            <text:p>-0.0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3]+[.F3]*[.F73]" office:value-type="float" office:value="0.231" calcext:value-type="float">
            <text:p>0.231</text:p>
          </table:table-cell>
          <table:table-cell table:formula="of:=[.C89]*([.D89]+[.E89])" office:value-type="float" office:value="0.00792465822603066" calcext:value-type="float">
            <text:p>0.007924658226031</text:p>
          </table:table-cell>
          <table:table-cell table:formula="of:=[.E89]+[.D89]" office:value-type="float" office:value="0.231" calcext:value-type="float">
            <text:p>0.231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5]+[.F3]*[.F75]" office:value-type="float" office:value="-0.054" calcext:value-type="float">
            <text:p>-0.054</text:p>
          </table:table-cell>
          <table:table-cell table:formula="of:=[.C91]*([.D91]+[.E91])" office:value-type="float" office:value="-0.00185251750738379" calcext:value-type="float">
            <text:p>-0.0018525175073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6]+[.F3]*[.F76]" office:value-type="float" office:value="0" calcext:value-type="float">
            <text:p>0</text:p>
          </table:table-cell>
          <table:table-cell table:formula="of:=[.C92]*([.D92]+[.E92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7]+[.F3]*[.F77]" office:value-type="float" office:value="-0.012" calcext:value-type="float">
            <text:p>-0.012</text:p>
          </table:table-cell>
          <table:table-cell table:formula="of:=[.C93]*([.D93]+[.E93])" office:value-type="float" office:value="-0.000411670557196398" calcext:value-type="float">
            <text:p>-0.0004116705571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B65]) / ((1+EXP(-[.B65]))*(1+EXP(-[.B65])))" office:value-type="float" office:value="0.0343058797663665" calcext:value-type="float">
            <text:p>0.034305879766367</text:p>
          </table:table-cell>
          <table:table-cell office:value-type="float" office:value="0" calcext:value-type="float">
            <text:p>0</text:p>
          </table:table-cell>
          <table:table-cell table:formula="of:=[.E3]*[.C78]+[.F3]*[.F78]" office:value-type="float" office:value="0.069" calcext:value-type="float">
            <text:p>0.069</text:p>
          </table:table-cell>
          <table:table-cell table:formula="of:=[.C94]*([.D94]+[.E94])" office:value-type="float" office:value="0.00236710570387929" calcext:value-type="float">
            <text:p>0.002367105703879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ight index</text:p>
          </table:table-cell>
          <table:table-cell office:value-type="string" calcext:value-type="string">
            <text:p>f_deriv</text:p>
          </table:table-cell>
          <table:table-cell office:value-type="string" calcext:value-type="string">
            <text:p>a_i value</text:p>
          </table:table-cell>
          <table:table-cell office:value-type="string" calcext:value-type="string">
            <text:p>SU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O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8]+[.F4]*[.F68]" office:value-type="float" office:value="0.02" calcext:value-type="float">
            <text:p>0.02</text:p>
          </table:table-cell>
          <table:table-cell table:formula="of:=[.C99]*([.D99]+[.E99])" office:value-type="float" office:value="0.00165639133981482" calcext:value-type="float">
            <text:p>0.001656391339815</text:p>
          </table:table-cell>
          <table:table-cell table:formula="of:=[.E99]+[.D99]" office:value-type="float" office:value="0.02" calcext:value-type="float">
            <text:p>0.0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69]+[.F4]*[.F69]" office:value-type="float" office:value="0.063" calcext:value-type="float">
            <text:p>0.063</text:p>
          </table:table-cell>
          <table:table-cell table:formula="of:=[.C100]*([.D100]+[.E100])" office:value-type="float" office:value="0.00521763272041669" calcext:value-type="float">
            <text:p>0.005217632720417</text:p>
          </table:table-cell>
          <table:table-cell table:formula="of:=[.E100]+[.D100]" office:value-type="float" office:value="0.063" calcext:value-type="float">
            <text:p>0.06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0]+[.F4]*[.F70]" office:value-type="float" office:value="-0.049" calcext:value-type="float">
            <text:p>-0.049</text:p>
          </table:table-cell>
          <table:table-cell table:formula="of:=[.C101]*([.D101]+[.E101])" office:value-type="float" office:value="-0.00405815878254632" calcext:value-type="float">
            <text:p>-0.004058158782546</text:p>
          </table:table-cell>
          <table:table-cell table:formula="of:=[.E101]+[.D101]" office:value-type="float" office:value="-0.049" calcext:value-type="float">
            <text:p>-0.0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1]+[.F4]*[.F71]" office:value-type="float" office:value="0.034" calcext:value-type="float">
            <text:p>0.034</text:p>
          </table:table-cell>
          <table:table-cell table:formula="of:=[.C102]*([.D102]+[.E102])" office:value-type="float" office:value="0.0028158652776852" calcext:value-type="float">
            <text:p>0.002815865277685</text:p>
          </table:table-cell>
          <table:table-cell table:formula="of:=[.E102]+[.D102]" office:value-type="float" office:value="0.034" calcext:value-type="float">
            <text:p>0.03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O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2]+[.F4]*[.F72]" office:value-type="float" office:value="-0.008" calcext:value-type="float">
            <text:p>-0.008</text:p>
          </table:table-cell>
          <table:table-cell table:formula="of:=[.C103]*([.D103]+[.E103])" office:value-type="float" office:value="-0.000662556535925929" calcext:value-type="float">
            <text:p>-0.000662556535926</text:p>
          </table:table-cell>
          <table:table-cell table:formula="of:=[.E103]+[.D103]" office:value-type="float" office:value="-0.008" calcext:value-type="float">
            <text:p>-0.0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3]+[.F4]*[.F73]" office:value-type="float" office:value="0.077" calcext:value-type="float">
            <text:p>0.077</text:p>
          </table:table-cell>
          <table:table-cell table:formula="of:=[.C104]*([.D104]+[.E104])" office:value-type="float" office:value="0.00637710665828707" calcext:value-type="float">
            <text:p>0.006377106658287</text:p>
          </table:table-cell>
          <table:table-cell table:formula="of:=[.E104]+[.D104]" office:value-type="float" office:value="0.077" calcext:value-type="float">
            <text:p>0.077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0" office:value-type="string" calcext:value-type="string">
            <text:p>hwieghts</text:p>
          </table:table-cell>
          <table:table-cell table:style-name="ce10" office:value-type="string" calcext:value-type="string">
            <text:p>OO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5]+[.F4]*[.F75]" office:value-type="float" office:value="-0.018" calcext:value-type="float">
            <text:p>-0.018</text:p>
          </table:table-cell>
          <table:table-cell table:formula="of:=[.C106]*([.D106]+[.E106])" office:value-type="float" office:value="-0.00149075220583334" calcext:value-type="float">
            <text:p>-0.0014907522058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1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6]+[.F4]*[.F76]" office:value-type="float" office:value="0" calcext:value-type="float">
            <text:p>0</text:p>
          </table:table-cell>
          <table:table-cell table:formula="of:=[.C107]*([.D107]+[.E10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O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7]+[.F4]*[.F77]" office:value-type="float" office:value="-0.004" calcext:value-type="float">
            <text:p>-0.004</text:p>
          </table:table-cell>
          <table:table-cell table:formula="of:=[.C108]*([.D108]+[.E108])" office:value-type="float" office:value="-0.000331278267962964" calcext:value-type="float">
            <text:p>-0.0003312782679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1_</text:p>
          </table:table-cell>
          <table:table-cell table:formula="of:=EXP(-[.C65]) / ((1+EXP(-[.C65]))*(1+EXP(-[.C65])))" office:value-type="float" office:value="0.0828195669907412" calcext:value-type="float">
            <text:p>0.082819566990741</text:p>
          </table:table-cell>
          <table:table-cell office:value-type="float" office:value="0" calcext:value-type="float">
            <text:p>0</text:p>
          </table:table-cell>
          <table:table-cell table:formula="of:=[.E4]*[.C78]+[.F4]*[.F78]" office:value-type="float" office:value="0.023" calcext:value-type="float">
            <text:p>0.023</text:p>
          </table:table-cell>
          <table:table-cell table:formula="of:=[.C109]*([.D109]+[.E109])" office:value-type="float" office:value="0.00190485004078705" calcext:value-type="float">
            <text:p>0.001904850040787</text:p>
          </table:table-cell>
          <table:table-cell table:number-columns-repeated="11"/>
        </table:table-row>
      </table:table>
      <table:table table:name="calcs" table:style-name="ta1">
        <table:shapes>
          <draw:frame draw:z-index="0" draw:style-name="gr1" draw:text-style-name="P1" svg:width="497.51pt" svg:height="310.68pt" svg:x="417.83pt" svg:y="150.12pt">
            <draw:object draw:notify-on-update-of-ranges="calcs.A1:calcs.B1 calcs.D4:calcs.D4 calcs.A1:calcs.A100 calcs.D5:calcs.D5 calcs.C1:calcs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7.51pt" svg:height="310.68pt" svg:x="475.8pt" svg:y="523.62pt">
            <draw:object draw:notify-on-update-of-ranges="calcs.A1:calcs.B1 calcs.D4:calcs.D4 calcs.R16:calcs.R6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1.2624569223" calcext:value-type="float">
            <text:p>1.2624569223</text:p>
          </table:table-cell>
          <table:table-cell office:value-type="float" office:value="1" calcext:value-type="float">
            <text:p>1</text:p>
          </table:table-cell>
          <table:table-cell office:value-type="float" office:value="1.2624567698" calcext:value-type="float">
            <text:p>1.2624567698</text:p>
          </table:table-cell>
          <table:table-cell table:number-columns-repeated="2"/>
          <table:table-cell office:value-type="float" office:value="2.1060685519" calcext:value-type="float">
            <text:p>2.1060685519</text:p>
          </table:table-cell>
          <table:table-cell table:number-columns-repeated="11"/>
          <table:table-cell office:value-type="float" office:value="6.0595525254" calcext:value-type="float">
            <text:p>6.0595525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623586952" calcext:value-type="float">
            <text:p>1.2623586952</text:p>
          </table:table-cell>
          <table:table-cell office:value-type="float" office:value="2" calcext:value-type="float">
            <text:p>2</text:p>
          </table:table-cell>
          <table:table-cell office:value-type="float" office:value="1.2623580908" calcext:value-type="float">
            <text:p>1.2623580908</text:p>
          </table:table-cell>
          <table:table-cell table:number-columns-repeated="2"/>
          <table:table-cell office:value-type="float" office:value="2.1060006885" calcext:value-type="float">
            <text:p>2.1060006885</text:p>
          </table:table-cell>
          <table:table-cell table:number-columns-repeated="11"/>
          <table:table-cell office:value-type="float" office:value="6.0684083848" calcext:value-type="float">
            <text:p>6.06840838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622634913" calcext:value-type="float">
            <text:p>1.2622634913</text:p>
          </table:table-cell>
          <table:table-cell office:value-type="float" office:value="3" calcext:value-type="float">
            <text:p>3</text:p>
          </table:table-cell>
          <table:table-cell office:value-type="float" office:value="1.26226246" calcext:value-type="float">
            <text:p>1.26226246</text:p>
          </table:table-cell>
          <table:table-cell table:number-columns-repeated="2"/>
          <table:table-cell office:value-type="float" office:value="2.1059345911" calcext:value-type="float">
            <text:p>2.1059345911</text:p>
          </table:table-cell>
          <table:table-cell table:number-columns-repeated="11"/>
          <table:table-cell office:value-type="float" office:value="6.110128498" calcext:value-type="float">
            <text:p>6.1101284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.2621704136" calcext:value-type="float">
            <text:p>1.2621704136</text:p>
          </table:table-cell>
          <table:table-cell office:value-type="float" office:value="4" calcext:value-type="float">
            <text:p>4</text:p>
          </table:table-cell>
          <table:table-cell office:value-type="float" office:value="1.2621689802" calcext:value-type="float">
            <text:p>1.2621689802</text:p>
          </table:table-cell>
          <table:table-cell office:value-type="string" calcext:value-type="string">
            <text:p>Perduodamos išvestinės</text:p>
          </table:table-cell>
          <table:table-cell/>
          <table:table-cell office:value-type="float" office:value="2.1058691478" calcext:value-type="float">
            <text:p>2.1058691478</text:p>
          </table:table-cell>
          <table:table-cell table:number-columns-repeated="11"/>
          <table:table-cell office:value-type="float" office:value="6.1535553464" calcext:value-type="float">
            <text:p>6.15355534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2620794173" calcext:value-type="float">
            <text:p>1.2620794173</text:p>
          </table:table-cell>
          <table:table-cell office:value-type="float" office:value="5" calcext:value-type="float">
            <text:p>5</text:p>
          </table:table-cell>
          <table:table-cell office:value-type="float" office:value="1.2620776053" calcext:value-type="float">
            <text:p>1.2620776053</text:p>
          </table:table-cell>
          <table:table-cell office:value-type="string" calcext:value-type="string">
            <text:p>Nulinės išvestinės</text:p>
          </table:table-cell>
          <table:table-cell/>
          <table:table-cell office:value-type="float" office:value="2.1058043587" calcext:value-type="float">
            <text:p>2.1058043587</text:p>
          </table:table-cell>
          <table:table-cell table:number-columns-repeated="11"/>
          <table:table-cell office:value-type="float" office:value="6.1818120831" calcext:value-type="float">
            <text:p>6.1818120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2619904578" calcext:value-type="float">
            <text:p>1.2619904578</text:p>
          </table:table-cell>
          <table:table-cell office:value-type="float" office:value="6" calcext:value-type="float">
            <text:p>6</text:p>
          </table:table-cell>
          <table:table-cell office:value-type="float" office:value="1.2619882899" calcext:value-type="float">
            <text:p>1.2619882899</text:p>
          </table:table-cell>
          <table:table-cell table:number-columns-repeated="2"/>
          <table:table-cell office:value-type="float" office:value="2.1057402241" calcext:value-type="float">
            <text:p>2.1057402241</text:p>
          </table:table-cell>
          <table:table-cell table:number-columns-repeated="11"/>
          <table:table-cell office:value-type="float" office:value="6.1984300998" calcext:value-type="float">
            <text:p>6.19843009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2619034915" calcext:value-type="float">
            <text:p>1.2619034915</text:p>
          </table:table-cell>
          <table:table-cell office:value-type="float" office:value="7" calcext:value-type="float">
            <text:p>7</text:p>
          </table:table-cell>
          <table:table-cell office:value-type="float" office:value="1.2619009891" calcext:value-type="float">
            <text:p>1.2619009891</text:p>
          </table:table-cell>
          <table:table-cell table:number-columns-repeated="2"/>
          <table:table-cell office:value-type="float" office:value="2.1056767437" calcext:value-type="float">
            <text:p>2.1056767437</text:p>
          </table:table-cell>
          <table:table-cell table:number-columns-repeated="11"/>
          <table:table-cell office:value-type="float" office:value="6.2079601211" calcext:value-type="float">
            <text:p>6.20796012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2618184752" calcext:value-type="float">
            <text:p>1.2618184752</text:p>
          </table:table-cell>
          <table:table-cell office:value-type="float" office:value="8" calcext:value-type="float">
            <text:p>8</text:p>
          </table:table-cell>
          <table:table-cell office:value-type="float" office:value="1.2618156589" calcext:value-type="float">
            <text:p>1.2618156589</text:p>
          </table:table-cell>
          <table:table-cell table:number-columns-repeated="2"/>
          <table:table-cell office:value-type="float" office:value="2.1056139172" calcext:value-type="float">
            <text:p>2.1056139172</text:p>
          </table:table-cell>
          <table:table-cell table:number-columns-repeated="11"/>
          <table:table-cell office:value-type="float" office:value="6.2141545412" calcext:value-type="float">
            <text:p>6.21415454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2617353664" calcext:value-type="float">
            <text:p>1.2617353664</text:p>
          </table:table-cell>
          <table:table-cell office:value-type="float" office:value="9" calcext:value-type="float">
            <text:p>9</text:p>
          </table:table-cell>
          <table:table-cell office:value-type="float" office:value="1.2617322556" calcext:value-type="float">
            <text:p>1.2617322556</text:p>
          </table:table-cell>
          <table:table-cell table:number-columns-repeated="2"/>
          <table:table-cell office:value-type="float" office:value="2.1055517438" calcext:value-type="float">
            <text:p>2.1055517438</text:p>
          </table:table-cell>
          <table:table-cell table:number-columns-repeated="11"/>
          <table:table-cell office:value-type="float" office:value="6.2184538126" calcext:value-type="float">
            <text:p>6.21845381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.261654123" calcext:value-type="float">
            <text:p>1.261654123</text:p>
          </table:table-cell>
          <table:table-cell office:value-type="float" office:value="10" calcext:value-type="float">
            <text:p>10</text:p>
          </table:table-cell>
          <table:table-cell office:value-type="float" office:value="1.2616507365" calcext:value-type="float">
            <text:p>1.2616507365</text:p>
          </table:table-cell>
          <table:table-cell table:number-columns-repeated="2"/>
          <table:table-cell office:value-type="float" office:value="2.1054902228" calcext:value-type="float">
            <text:p>2.1054902228</text:p>
          </table:table-cell>
          <table:table-cell table:number-columns-repeated="11"/>
          <table:table-cell office:value-type="float" office:value="6.2214652595" calcext:value-type="float">
            <text:p>6.221465259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.2615747038" calcext:value-type="float">
            <text:p>1.2615747038</text:p>
          </table:table-cell>
          <table:table-cell office:value-type="float" office:value="11" calcext:value-type="float">
            <text:p>11</text:p>
          </table:table-cell>
          <table:table-cell office:value-type="float" office:value="1.2615710593" calcext:value-type="float">
            <text:p>1.2615710593</text:p>
          </table:table-cell>
          <table:table-cell table:number-columns-repeated="2"/>
          <table:table-cell office:value-type="float" office:value="2.1054293531" calcext:value-type="float">
            <text:p>2.1054293531</text:p>
          </table:table-cell>
          <table:table-cell table:number-columns-repeated="11"/>
          <table:table-cell office:value-type="float" office:value="6.223560839" calcext:value-type="float">
            <text:p>6.2235608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.2614970683" calcext:value-type="float">
            <text:p>1.2614970683</text:p>
          </table:table-cell>
          <table:table-cell office:value-type="float" office:value="12" calcext:value-type="float">
            <text:p>12</text:p>
          </table:table-cell>
          <table:table-cell office:value-type="float" office:value="1.2614931826" calcext:value-type="float">
            <text:p>1.2614931826</text:p>
          </table:table-cell>
          <table:table-cell table:number-columns-repeated="2"/>
          <table:table-cell office:value-type="float" office:value="2.1053691334" calcext:value-type="float">
            <text:p>2.1053691334</text:p>
          </table:table-cell>
          <table:table-cell table:number-columns-repeated="11"/>
          <table:table-cell office:value-type="float" office:value="6.2250098506" calcext:value-type="float">
            <text:p>6.22500985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.2614211766" calcext:value-type="float">
            <text:p>1.2614211766</text:p>
          </table:table-cell>
          <table:table-cell office:value-type="float" office:value="13" calcext:value-type="float">
            <text:p>13</text:p>
          </table:table-cell>
          <table:table-cell office:value-type="float" office:value="1.2614170658" calcext:value-type="float">
            <text:p>1.2614170658</text:p>
          </table:table-cell>
          <table:table-cell table:number-columns-repeated="2"/>
          <table:table-cell office:value-type="float" office:value="2.1053095623" calcext:value-type="float">
            <text:p>2.1053095623</text:p>
          </table:table-cell>
          <table:table-cell table:number-columns-repeated="11"/>
          <table:table-cell office:value-type="float" office:value="6.2260139929" calcext:value-type="float">
            <text:p>6.22601399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2613469895" calcext:value-type="float">
            <text:p>1.2613469895</text:p>
          </table:table-cell>
          <table:table-cell office:value-type="float" office:value="14" calcext:value-type="float">
            <text:p>14</text:p>
          </table:table-cell>
          <table:table-cell office:value-type="float" office:value="1.2613426689" calcext:value-type="float">
            <text:p>1.2613426689</text:p>
          </table:table-cell>
          <table:table-cell table:number-columns-repeated="2"/>
          <table:table-cell office:value-type="float" office:value="2.1052506382" calcext:value-type="float">
            <text:p>2.1052506382</text:p>
          </table:table-cell>
          <table:table-cell table:number-columns-repeated="11"/>
          <table:table-cell office:value-type="float" office:value="6.2267216921" calcext:value-type="float">
            <text:p>6.22672169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.2612744686" calcext:value-type="float">
            <text:p>1.2612744686</text:p>
          </table:table-cell>
          <table:table-cell office:value-type="float" office:value="15" calcext:value-type="float">
            <text:p>15</text:p>
          </table:table-cell>
          <table:table-cell office:value-type="float" office:value="1.2612699527" calcext:value-type="float">
            <text:p>1.2612699527</text:p>
          </table:table-cell>
          <table:table-cell table:number-columns-repeated="2"/>
          <table:table-cell office:value-type="float" office:value="2.1051923591" calcext:value-type="float">
            <text:p>2.1051923591</text:p>
          </table:table-cell>
          <table:table-cell table:number-columns-repeated="11"/>
          <table:table-cell office:value-type="float" office:value="6.2272381901" calcext:value-type="float">
            <text:p>6.22723819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.261203576" calcext:value-type="float">
            <text:p>1.261203576</text:p>
          </table:table-cell>
          <table:table-cell office:value-type="float" office:value="16" calcext:value-type="float">
            <text:p>16</text:p>
          </table:table-cell>
          <table:table-cell office:value-type="float" office:value="1.2611988787" calcext:value-type="float">
            <text:p>1.2611988787</text:p>
          </table:table-cell>
          <table:table-cell table:number-columns-repeated="2"/>
          <table:table-cell office:value-type="float" office:value="2.1051347231" calcext:value-type="float">
            <text:p>2.1051347231</text:p>
          </table:table-cell>
          <table:table-cell table:number-columns-repeated="11"/>
          <table:table-cell office:value-type="float" office:value="6.2276351346" calcext:value-type="float">
            <text:p>6.227635134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.2611342749" calcext:value-type="float">
            <text:p>1.2611342749</text:p>
          </table:table-cell>
          <table:table-cell office:value-type="float" office:value="17" calcext:value-type="float">
            <text:p>17</text:p>
          </table:table-cell>
          <table:table-cell office:value-type="float" office:value="1.2611294093" calcext:value-type="float">
            <text:p>1.2611294093</text:p>
          </table:table-cell>
          <table:table-cell table:number-columns-repeated="2"/>
          <table:table-cell office:value-type="float" office:value="2.105077728" calcext:value-type="float">
            <text:p>2.105077728</text:p>
          </table:table-cell>
          <table:table-cell table:number-columns-repeated="11"/>
          <table:table-cell office:value-type="float" office:value="6.2279594185" calcext:value-type="float">
            <text:p>6.22795941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.2610665289" calcext:value-type="float">
            <text:p>1.2610665289</text:p>
          </table:table-cell>
          <table:table-cell office:value-type="float" office:value="18" calcext:value-type="float">
            <text:p>18</text:p>
          </table:table-cell>
          <table:table-cell office:value-type="float" office:value="1.2610615075" calcext:value-type="float">
            <text:p>1.2610615075</text:p>
          </table:table-cell>
          <table:table-cell table:number-columns-repeated="2"/>
          <table:table-cell office:value-type="float" office:value="2.1050213715" calcext:value-type="float">
            <text:p>2.1050213715</text:p>
          </table:table-cell>
          <table:table-cell table:number-columns-repeated="11"/>
          <table:table-cell office:value-type="float" office:value="6.2282405575" calcext:value-type="float">
            <text:p>6.2282405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2610003025" calcext:value-type="float">
            <text:p>1.2610003025</text:p>
          </table:table-cell>
          <table:table-cell office:value-type="float" office:value="19" calcext:value-type="float">
            <text:p>19</text:p>
          </table:table-cell>
          <table:table-cell office:value-type="float" office:value="1.2609951371" calcext:value-type="float">
            <text:p>1.2609951371</text:p>
          </table:table-cell>
          <table:table-cell table:number-columns-repeated="2"/>
          <table:table-cell office:value-type="float" office:value="2.1049656511" calcext:value-type="float">
            <text:p>2.1049656511</text:p>
          </table:table-cell>
          <table:table-cell table:number-columns-repeated="11"/>
          <table:table-cell office:value-type="float" office:value="6.228496358" calcext:value-type="float">
            <text:p>6.22849635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2609355609" calcext:value-type="float">
            <text:p>1.2609355609</text:p>
          </table:table-cell>
          <table:table-cell office:value-type="float" office:value="20" calcext:value-type="float">
            <text:p>20</text:p>
          </table:table-cell>
          <table:table-cell office:value-type="float" office:value="1.2609302627" calcext:value-type="float">
            <text:p>1.2609302627</text:p>
          </table:table-cell>
          <table:table-cell table:number-columns-repeated="2"/>
          <table:table-cell office:value-type="float" office:value="2.1049105642" calcext:value-type="float">
            <text:p>2.1049105642</text:p>
          </table:table-cell>
          <table:table-cell table:number-columns-repeated="11"/>
          <table:table-cell office:value-type="float" office:value="6.2287370166" calcext:value-type="float">
            <text:p>6.228737016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.2608722699" calcext:value-type="float">
            <text:p>1.2608722699</text:p>
          </table:table-cell>
          <table:table-cell office:value-type="float" office:value="21" calcext:value-type="float">
            <text:p>21</text:p>
          </table:table-cell>
          <table:table-cell office:value-type="float" office:value="1.2608668497" calcext:value-type="float">
            <text:p>1.2608668497</text:p>
          </table:table-cell>
          <table:table-cell table:number-columns-repeated="2"/>
          <table:table-cell office:value-type="float" office:value="2.1048561079" calcext:value-type="float">
            <text:p>2.1048561079</text:p>
          </table:table-cell>
          <table:table-cell table:number-columns-repeated="11"/>
          <table:table-cell office:value-type="float" office:value="6.2289679528" calcext:value-type="float">
            <text:p>6.22896795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.2608103962" calcext:value-type="float">
            <text:p>1.2608103962</text:p>
          </table:table-cell>
          <table:table-cell office:value-type="float" office:value="22" calcext:value-type="float">
            <text:p>22</text:p>
          </table:table-cell>
          <table:table-cell office:value-type="float" office:value="1.2608048641" calcext:value-type="float">
            <text:p>1.2608048641</text:p>
          </table:table-cell>
          <table:table-cell table:number-columns-repeated="2"/>
          <table:table-cell office:value-type="float" office:value="2.1048022794" calcext:value-type="float">
            <text:p>2.1048022794</text:p>
          </table:table-cell>
          <table:table-cell table:number-columns-repeated="11"/>
          <table:table-cell office:value-type="float" office:value="6.2291916986" calcext:value-type="float">
            <text:p>6.2291916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2607499072" calcext:value-type="float">
            <text:p>1.2607499072</text:p>
          </table:table-cell>
          <table:table-cell office:value-type="float" office:value="23" calcext:value-type="float">
            <text:p>23</text:p>
          </table:table-cell>
          <table:table-cell office:value-type="float" office:value="1.2607442728" calcext:value-type="float">
            <text:p>1.2607442728</text:p>
          </table:table-cell>
          <table:table-cell table:number-columns-repeated="2"/>
          <table:table-cell office:value-type="float" office:value="2.1047490757" calcext:value-type="float">
            <text:p>2.1047490757</text:p>
          </table:table-cell>
          <table:table-cell table:number-columns-repeated="11"/>
          <table:table-cell office:value-type="float" office:value="6.2294091199" calcext:value-type="float">
            <text:p>6.22940911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.2606907709" calcext:value-type="float">
            <text:p>1.2606907709</text:p>
          </table:table-cell>
          <table:table-cell office:value-type="float" office:value="24" calcext:value-type="float">
            <text:p>24</text:p>
          </table:table-cell>
          <table:table-cell office:value-type="float" office:value="1.2606850433" calcext:value-type="float">
            <text:p>1.2606850433</text:p>
          </table:table-cell>
          <table:table-cell table:number-columns-repeated="2"/>
          <table:table-cell office:value-type="float" office:value="2.1046964935" calcext:value-type="float">
            <text:p>2.1046964935</text:p>
          </table:table-cell>
          <table:table-cell table:number-columns-repeated="11"/>
          <table:table-cell office:value-type="float" office:value="6.2296201829" calcext:value-type="float">
            <text:p>6.229620182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.2606329561" calcext:value-type="float">
            <text:p>1.2606329561</text:p>
          </table:table-cell>
          <table:table-cell office:value-type="float" office:value="25" calcext:value-type="float">
            <text:p>25</text:p>
          </table:table-cell>
          <table:table-cell office:value-type="float" office:value="1.260627144" calcext:value-type="float">
            <text:p>1.260627144</text:p>
          </table:table-cell>
          <table:table-cell table:number-columns-repeated="2"/>
          <table:table-cell office:value-type="float" office:value="2.1046445295" calcext:value-type="float">
            <text:p>2.1046445295</text:p>
          </table:table-cell>
          <table:table-cell table:number-columns-repeated="11"/>
          <table:table-cell office:value-type="float" office:value="6.2298244201" calcext:value-type="float">
            <text:p>6.22982442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2605764322" calcext:value-type="float">
            <text:p>1.2605764322</text:p>
          </table:table-cell>
          <table:table-cell office:value-type="float" office:value="26" calcext:value-type="float">
            <text:p>26</text:p>
          </table:table-cell>
          <table:table-cell office:value-type="float" office:value="1.2605705437" calcext:value-type="float">
            <text:p>1.2605705437</text:p>
          </table:table-cell>
          <table:table-cell table:number-columns-repeated="2"/>
          <table:table-cell office:value-type="float" office:value="2.1045931804" calcext:value-type="float">
            <text:p>2.1045931804</text:p>
          </table:table-cell>
          <table:table-cell table:number-columns-repeated="11"/>
          <table:table-cell office:value-type="float" office:value="6.2300212013" calcext:value-type="float">
            <text:p>6.23002120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.2605211693" calcext:value-type="float">
            <text:p>1.2605211693</text:p>
          </table:table-cell>
          <table:table-cell office:value-type="float" office:value="27" calcext:value-type="float">
            <text:p>27</text:p>
          </table:table-cell>
          <table:table-cell office:value-type="float" office:value="1.2605152123" calcext:value-type="float">
            <text:p>1.2605152123</text:p>
          </table:table-cell>
          <table:table-cell table:number-columns-repeated="2"/>
          <table:table-cell office:value-type="float" office:value="2.1045424428" calcext:value-type="float">
            <text:p>2.1045424428</text:p>
          </table:table-cell>
          <table:table-cell table:number-columns-repeated="11"/>
          <table:table-cell office:value-type="float" office:value="6.230209884" calcext:value-type="float">
            <text:p>6.23020988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.2604671383" calcext:value-type="float">
            <text:p>1.2604671383</text:p>
          </table:table-cell>
          <table:table-cell office:value-type="float" office:value="28" calcext:value-type="float">
            <text:p>28</text:p>
          </table:table-cell>
          <table:table-cell office:value-type="float" office:value="1.2604611201" calcext:value-type="float">
            <text:p>1.2604611201</text:p>
          </table:table-cell>
          <table:table-cell table:number-columns-repeated="2"/>
          <table:table-cell office:value-type="float" office:value="2.1044923129" calcext:value-type="float">
            <text:p>2.1044923129</text:p>
          </table:table-cell>
          <table:table-cell table:number-columns-repeated="11"/>
          <table:table-cell office:value-type="float" office:value="6.2303898884" calcext:value-type="float">
            <text:p>6.23038988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.2604143107" calcext:value-type="float">
            <text:p>1.2604143107</text:p>
          </table:table-cell>
          <table:table-cell office:value-type="float" office:value="29" calcext:value-type="float">
            <text:p>29</text:p>
          </table:table-cell>
          <table:table-cell office:value-type="float" office:value="1.2604082382" calcext:value-type="float">
            <text:p>1.2604082382</text:p>
          </table:table-cell>
          <table:table-cell table:number-columns-repeated="2"/>
          <table:table-cell office:value-type="float" office:value="2.104442787" calcext:value-type="float">
            <text:p>2.104442787</text:p>
          </table:table-cell>
          <table:table-cell table:number-columns-repeated="11"/>
          <table:table-cell office:value-type="float" office:value="6.2305607295" calcext:value-type="float">
            <text:p>6.230560729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.2603626586" calcext:value-type="float">
            <text:p>1.2603626586</text:p>
          </table:table-cell>
          <table:table-cell office:value-type="float" office:value="30" calcext:value-type="float">
            <text:p>30</text:p>
          </table:table-cell>
          <table:table-cell office:value-type="float" office:value="1.2603565384" calcext:value-type="float">
            <text:p>1.2603565384</text:p>
          </table:table-cell>
          <table:table-cell table:number-columns-repeated="2"/>
          <table:table-cell office:value-type="float" office:value="2.1043938615" calcext:value-type="float">
            <text:p>2.1043938615</text:p>
          </table:table-cell>
          <table:table-cell table:number-columns-repeated="11"/>
          <table:table-cell office:value-type="float" office:value="6.2307220241" calcext:value-type="float">
            <text:p>6.230722024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.2603121549" calcext:value-type="float">
            <text:p>1.2603121549</text:p>
          </table:table-cell>
          <table:table-cell office:value-type="float" office:value="31" calcext:value-type="float">
            <text:p>31</text:p>
          </table:table-cell>
          <table:table-cell office:value-type="float" office:value="1.2603059931" calcext:value-type="float">
            <text:p>1.2603059931</text:p>
          </table:table-cell>
          <table:table-cell table:number-columns-repeated="2"/>
          <table:table-cell office:value-type="float" office:value="2.1043455325" calcext:value-type="float">
            <text:p>2.1043455325</text:p>
          </table:table-cell>
          <table:table-cell table:number-columns-repeated="11"/>
          <table:table-cell office:value-type="float" office:value="6.2308734846" calcext:value-type="float">
            <text:p>6.230873484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.2602627729" calcext:value-type="float">
            <text:p>1.2602627729</text:p>
          </table:table-cell>
          <table:table-cell office:value-type="float" office:value="32" calcext:value-type="float">
            <text:p>32</text:p>
          </table:table-cell>
          <table:table-cell office:value-type="float" office:value="1.2602565755" calcext:value-type="float">
            <text:p>1.2602565755</text:p>
          </table:table-cell>
          <table:table-cell table:number-columns-repeated="2"/>
          <table:table-cell office:value-type="float" office:value="2.1042977958" calcext:value-type="float">
            <text:p>2.1042977958</text:p>
          </table:table-cell>
          <table:table-cell table:number-columns-repeated="11"/>
          <table:table-cell office:value-type="float" office:value="6.2310149072" calcext:value-type="float">
            <text:p>6.23101490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.2602144867" calcext:value-type="float">
            <text:p>1.2602144867</text:p>
          </table:table-cell>
          <table:table-cell office:value-type="float" office:value="33" calcext:value-type="float">
            <text:p>33</text:p>
          </table:table-cell>
          <table:table-cell office:value-type="float" office:value="1.2602082593" calcext:value-type="float">
            <text:p>1.2602082593</text:p>
          </table:table-cell>
          <table:table-cell table:number-columns-repeated="2"/>
          <table:table-cell office:value-type="float" office:value="2.1042506477" calcext:value-type="float">
            <text:p>2.1042506477</text:p>
          </table:table-cell>
          <table:table-cell table:number-columns-repeated="11"/>
          <table:table-cell office:value-type="float" office:value="6.2311461587" calcext:value-type="float">
            <text:p>6.231146158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.2601672709" calcext:value-type="float">
            <text:p>1.2601672709</text:p>
          </table:table-cell>
          <table:table-cell office:value-type="float" office:value="34" calcext:value-type="float">
            <text:p>34</text:p>
          </table:table-cell>
          <table:table-cell office:value-type="float" office:value="1.2601610188" calcext:value-type="float">
            <text:p>1.2601610188</text:p>
          </table:table-cell>
          <table:table-cell table:number-columns-repeated="2"/>
          <table:table-cell office:value-type="float" office:value="2.1042040839" calcext:value-type="float">
            <text:p>2.1042040839</text:p>
          </table:table-cell>
          <table:table-cell table:number-columns-repeated="11"/>
          <table:table-cell office:value-type="float" office:value="6.2312671629" calcext:value-type="float">
            <text:p>6.23126716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2601211009" calcext:value-type="float">
            <text:p>1.2601211009</text:p>
          </table:table-cell>
          <table:table-cell office:value-type="float" office:value="35" calcext:value-type="float">
            <text:p>35</text:p>
          </table:table-cell>
          <table:table-cell office:value-type="float" office:value="1.2601148289" calcext:value-type="float">
            <text:p>1.2601148289</text:p>
          </table:table-cell>
          <table:table-cell table:number-columns-repeated="2"/>
          <table:table-cell office:value-type="float" office:value="2.1041581003" calcext:value-type="float">
            <text:p>2.1041581003</text:p>
          </table:table-cell>
          <table:table-cell table:number-columns-repeated="11"/>
          <table:table-cell office:value-type="float" office:value="6.2313778889" calcext:value-type="float">
            <text:p>6.2313778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.2600759525" calcext:value-type="float">
            <text:p>1.2600759525</text:p>
          </table:table-cell>
          <table:table-cell office:value-type="float" office:value="36" calcext:value-type="float">
            <text:p>36</text:p>
          </table:table-cell>
          <table:table-cell office:value-type="float" office:value="1.2600696654" calcext:value-type="float">
            <text:p>1.2600696654</text:p>
          </table:table-cell>
          <table:table-cell table:number-columns-repeated="2"/>
          <table:table-cell office:value-type="float" office:value="2.1041126927" calcext:value-type="float">
            <text:p>2.1041126927</text:p>
          </table:table-cell>
          <table:table-cell table:number-columns-repeated="11"/>
          <table:table-cell office:value-type="float" office:value="6.2314783408" calcext:value-type="float">
            <text:p>6.231478340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.2600318022" calcext:value-type="float">
            <text:p>1.2600318022</text:p>
          </table:table-cell>
          <table:table-cell office:value-type="float" office:value="37" calcext:value-type="float">
            <text:p>37</text:p>
          </table:table-cell>
          <table:table-cell office:value-type="float" office:value="1.2600255043" calcext:value-type="float">
            <text:p>1.2600255043</text:p>
          </table:table-cell>
          <table:table-cell table:number-columns-repeated="2"/>
          <table:table-cell office:value-type="float" office:value="2.1040678568" calcext:value-type="float">
            <text:p>2.1040678568</text:p>
          </table:table-cell>
          <table:table-cell table:number-columns-repeated="11"/>
          <table:table-cell office:value-type="float" office:value="6.2315685497" calcext:value-type="float">
            <text:p>6.231568549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.2599886269" calcext:value-type="float">
            <text:p>1.2599886269</text:p>
          </table:table-cell>
          <table:table-cell office:value-type="float" office:value="38" calcext:value-type="float">
            <text:p>38</text:p>
          </table:table-cell>
          <table:table-cell office:value-type="float" office:value="1.2599823225" calcext:value-type="float">
            <text:p>1.2599823225</text:p>
          </table:table-cell>
          <table:table-cell table:number-columns-repeated="2"/>
          <table:table-cell office:value-type="float" office:value="2.1040235883" calcext:value-type="float">
            <text:p>2.1040235883</text:p>
          </table:table-cell>
          <table:table-cell table:number-columns-repeated="11"/>
          <table:table-cell office:value-type="float" office:value="6.231648567" calcext:value-type="float">
            <text:p>6.2316485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.2599464042" calcext:value-type="float">
            <text:p>1.2599464042</text:p>
          </table:table-cell>
          <table:table-cell office:value-type="float" office:value="39" calcext:value-type="float">
            <text:p>39</text:p>
          </table:table-cell>
          <table:table-cell office:value-type="float" office:value="1.2599400971" calcext:value-type="float">
            <text:p>1.2599400971</text:p>
          </table:table-cell>
          <table:table-cell table:number-columns-repeated="2"/>
          <table:table-cell office:value-type="float" office:value="2.1039798827" calcext:value-type="float">
            <text:p>2.1039798827</text:p>
          </table:table-cell>
          <table:table-cell table:number-columns-repeated="11"/>
          <table:table-cell office:value-type="float" office:value="6.2317184594" calcext:value-type="float">
            <text:p>6.23171845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.2599051122" calcext:value-type="float">
            <text:p>1.2599051122</text:p>
          </table:table-cell>
          <table:table-cell office:value-type="float" office:value="40" calcext:value-type="float">
            <text:p>40</text:p>
          </table:table-cell>
          <table:table-cell office:value-type="float" office:value="1.2598988062" calcext:value-type="float">
            <text:p>1.2598988062</text:p>
          </table:table-cell>
          <table:table-cell table:number-columns-repeated="2"/>
          <table:table-cell office:value-type="float" office:value="2.1039367357" calcext:value-type="float">
            <text:p>2.1039367357</text:p>
          </table:table-cell>
          <table:table-cell table:number-columns-repeated="11"/>
          <table:table-cell office:value-type="float" office:value="6.2317783051" calcext:value-type="float">
            <text:p>6.23177830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.2598647296" calcext:value-type="float">
            <text:p>1.2598647296</text:p>
          </table:table-cell>
          <table:table-cell office:value-type="float" office:value="41" calcext:value-type="float">
            <text:p>41</text:p>
          </table:table-cell>
          <table:table-cell office:value-type="float" office:value="1.259858428" calcext:value-type="float">
            <text:p>1.259858428</text:p>
          </table:table-cell>
          <table:table-cell table:number-columns-repeated="2"/>
          <table:table-cell office:value-type="float" office:value="2.1038941428" calcext:value-type="float">
            <text:p>2.1038941428</text:p>
          </table:table-cell>
          <table:table-cell table:number-columns-repeated="11"/>
          <table:table-cell office:value-type="float" office:value="6.2318281908" calcext:value-type="float">
            <text:p>6.231828190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.2598252354" calcext:value-type="float">
            <text:p>1.2598252354</text:p>
          </table:table-cell>
          <table:table-cell office:value-type="float" office:value="42" calcext:value-type="float">
            <text:p>42</text:p>
          </table:table-cell>
          <table:table-cell office:value-type="float" office:value="1.2598189416" calcext:value-type="float">
            <text:p>1.2598189416</text:p>
          </table:table-cell>
          <table:table-cell table:number-columns-repeated="2"/>
          <table:table-cell office:value-type="float" office:value="2.1038520994" calcext:value-type="float">
            <text:p>2.1038520994</text:p>
          </table:table-cell>
          <table:table-cell table:number-columns-repeated="11"/>
          <table:table-cell office:value-type="float" office:value="6.2318682101" calcext:value-type="float">
            <text:p>6.231868210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.2597866094" calcext:value-type="float">
            <text:p>1.2597866094</text:p>
          </table:table-cell>
          <table:table-cell office:value-type="float" office:value="43" calcext:value-type="float">
            <text:p>43</text:p>
          </table:table-cell>
          <table:table-cell office:value-type="float" office:value="1.2597803264" calcext:value-type="float">
            <text:p>1.2597803264</text:p>
          </table:table-cell>
          <table:table-cell table:number-columns-repeated="2"/>
          <table:table-cell office:value-type="float" office:value="2.1038106011" calcext:value-type="float">
            <text:p>2.1038106011</text:p>
          </table:table-cell>
          <table:table-cell table:number-columns-repeated="11"/>
          <table:table-cell office:value-type="float" office:value="6.2318984619" calcext:value-type="float">
            <text:p>6.231898461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2597488317" calcext:value-type="float">
            <text:p>1.2597488317</text:p>
          </table:table-cell>
          <table:table-cell office:value-type="float" office:value="44" calcext:value-type="float">
            <text:p>44</text:p>
          </table:table-cell>
          <table:table-cell office:value-type="float" office:value="1.2597425624" calcext:value-type="float">
            <text:p>1.2597425624</text:p>
          </table:table-cell>
          <table:table-cell table:number-columns-repeated="2"/>
          <table:table-cell office:value-type="float" office:value="2.1037696433" calcext:value-type="float">
            <text:p>2.1037696433</text:p>
          </table:table-cell>
          <table:table-cell table:number-columns-repeated="11"/>
          <table:table-cell office:value-type="float" office:value="6.2319190493" calcext:value-type="float">
            <text:p>6.23191904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.2597118829" calcext:value-type="float">
            <text:p>1.2597118829</text:p>
          </table:table-cell>
          <table:table-cell office:value-type="float" office:value="45" calcext:value-type="float">
            <text:p>45</text:p>
          </table:table-cell>
          <table:table-cell office:value-type="float" office:value="1.25970563" calcext:value-type="float">
            <text:p>1.25970563</text:p>
          </table:table-cell>
          <table:table-cell table:number-columns-repeated="2"/>
          <table:table-cell office:value-type="float" office:value="2.1037292213" calcext:value-type="float">
            <text:p>2.1037292213</text:p>
          </table:table-cell>
          <table:table-cell table:number-columns-repeated="11"/>
          <table:table-cell office:value-type="float" office:value="6.2319300795" calcext:value-type="float">
            <text:p>6.23193007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.2596757441" calcext:value-type="float">
            <text:p>1.2596757441</text:p>
          </table:table-cell>
          <table:table-cell office:value-type="float" office:value="46" calcext:value-type="float">
            <text:p>46</text:p>
          </table:table-cell>
          <table:table-cell office:value-type="float" office:value="1.2596695101" calcext:value-type="float">
            <text:p>1.2596695101</text:p>
          </table:table-cell>
          <table:table-cell table:number-columns-repeated="2"/>
          <table:table-cell office:value-type="float" office:value="2.1036893305" calcext:value-type="float">
            <text:p>2.1036893305</text:p>
          </table:table-cell>
          <table:table-cell table:number-columns-repeated="11"/>
          <table:table-cell office:value-type="float" office:value="6.2319316632" calcext:value-type="float">
            <text:p>6.23193166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.2596403969" calcext:value-type="float">
            <text:p>1.2596403969</text:p>
          </table:table-cell>
          <table:table-cell office:value-type="float" office:value="47" calcext:value-type="float">
            <text:p>47</text:p>
          </table:table-cell>
          <table:table-cell office:value-type="float" office:value="1.2596341842" calcext:value-type="float">
            <text:p>1.2596341842</text:p>
          </table:table-cell>
          <table:table-cell table:number-columns-repeated="2"/>
          <table:table-cell office:value-type="float" office:value="2.1036499663" calcext:value-type="float">
            <text:p>2.1036499663</text:p>
          </table:table-cell>
          <table:table-cell table:number-columns-repeated="11"/>
          <table:table-cell office:value-type="float" office:value="6.2319239145" calcext:value-type="float">
            <text:p>6.23192391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.2596058233" calcext:value-type="float">
            <text:p>1.2596058233</text:p>
          </table:table-cell>
          <table:table-cell office:value-type="float" office:value="48" calcext:value-type="float">
            <text:p>48</text:p>
          </table:table-cell>
          <table:table-cell office:value-type="float" office:value="1.259599634" calcext:value-type="float">
            <text:p>1.259599634</text:p>
          </table:table-cell>
          <table:table-cell table:number-columns-repeated="2"/>
          <table:table-cell office:value-type="float" office:value="2.103611124" calcext:value-type="float">
            <text:p>2.103611124</text:p>
          </table:table-cell>
          <table:table-cell table:number-columns-repeated="11"/>
          <table:table-cell office:value-type="float" office:value="6.2319069512" calcext:value-type="float">
            <text:p>6.23190695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.2595720057" calcext:value-type="float">
            <text:p>1.2595720057</text:p>
          </table:table-cell>
          <table:table-cell office:value-type="float" office:value="49" calcext:value-type="float">
            <text:p>49</text:p>
          </table:table-cell>
          <table:table-cell office:value-type="float" office:value="1.259565842" calcext:value-type="float">
            <text:p>1.259565842</text:p>
          </table:table-cell>
          <table:table-cell table:number-columns-repeated="2"/>
          <table:table-cell office:value-type="float" office:value="2.103572799" calcext:value-type="float">
            <text:p>2.103572799</text:p>
          </table:table-cell>
          <table:table-cell table:number-columns-repeated="11"/>
          <table:table-cell office:value-type="float" office:value="6.2318808946" calcext:value-type="float">
            <text:p>6.23188089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.259538927" calcext:value-type="float">
            <text:p>1.259538927</text:p>
          </table:table-cell>
          <table:table-cell office:value-type="float" office:value="50" calcext:value-type="float">
            <text:p>50</text:p>
          </table:table-cell>
          <table:table-cell office:value-type="float" office:value="1.2595327909" calcext:value-type="float">
            <text:p>1.2595327909</text:p>
          </table:table-cell>
          <table:table-cell table:number-columns-repeated="2"/>
          <table:table-cell office:value-type="float" office:value="2.1035349865" calcext:value-type="float">
            <text:p>2.1035349865</text:p>
          </table:table-cell>
          <table:table-cell table:number-columns-repeated="11"/>
          <table:table-cell office:value-type="float" office:value="6.2318458697" calcext:value-type="float">
            <text:p>6.23184586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2595065706" calcext:value-type="float">
            <text:p>1.2595065706</text:p>
          </table:table-cell>
          <table:table-cell office:value-type="float" office:value="51" calcext:value-type="float">
            <text:p>51</text:p>
          </table:table-cell>
          <table:table-cell office:value-type="float" office:value="1.2595004637" calcext:value-type="float">
            <text:p>1.2595004637</text:p>
          </table:table-cell>
          <table:table-cell table:number-columns-repeated="2"/>
          <table:table-cell office:value-type="float" office:value="2.1034976818" calcext:value-type="float">
            <text:p>2.1034976818</text:p>
          </table:table-cell>
          <table:table-cell table:number-columns-repeated="11"/>
          <table:table-cell office:value-type="float" office:value="6.2318020056" calcext:value-type="float">
            <text:p>6.23180200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.25947492" calcext:value-type="float">
            <text:p>1.25947492</text:p>
          </table:table-cell>
          <table:table-cell office:value-type="float" office:value="52" calcext:value-type="float">
            <text:p>52</text:p>
          </table:table-cell>
          <table:table-cell office:value-type="float" office:value="1.2594688441" calcext:value-type="float">
            <text:p>1.2594688441</text:p>
          </table:table-cell>
          <table:table-cell table:number-columns-repeated="2"/>
          <table:table-cell office:value-type="float" office:value="2.1034608801" calcext:value-type="float">
            <text:p>2.1034608801</text:p>
          </table:table-cell>
          <table:table-cell table:number-columns-repeated="11"/>
          <table:table-cell office:value-type="float" office:value="6.2317494355" calcext:value-type="float">
            <text:p>6.231749435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.2594439595" calcext:value-type="float">
            <text:p>1.2594439595</text:p>
          </table:table-cell>
          <table:table-cell office:value-type="float" office:value="53" calcext:value-type="float">
            <text:p>53</text:p>
          </table:table-cell>
          <table:table-cell office:value-type="float" office:value="1.259437916" calcext:value-type="float">
            <text:p>1.259437916</text:p>
          </table:table-cell>
          <table:table-cell table:number-columns-repeated="2"/>
          <table:table-cell office:value-type="float" office:value="2.1034245769" calcext:value-type="float">
            <text:p>2.1034245769</text:p>
          </table:table-cell>
          <table:table-cell table:number-columns-repeated="11"/>
          <table:table-cell office:value-type="float" office:value="6.2316882966" calcext:value-type="float">
            <text:p>6.231688296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.2594136734" calcext:value-type="float">
            <text:p>1.2594136734</text:p>
          </table:table-cell>
          <table:table-cell office:value-type="float" office:value="54" calcext:value-type="float">
            <text:p>54</text:p>
          </table:table-cell>
          <table:table-cell office:value-type="float" office:value="1.2594076638" calcext:value-type="float">
            <text:p>1.2594076638</text:p>
          </table:table-cell>
          <table:table-cell table:number-columns-repeated="2"/>
          <table:table-cell office:value-type="float" office:value="2.1033887673" calcext:value-type="float">
            <text:p>2.1033887673</text:p>
          </table:table-cell>
          <table:table-cell table:number-columns-repeated="11"/>
          <table:table-cell office:value-type="float" office:value="6.2316187309" calcext:value-type="float">
            <text:p>6.2316187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2593840466" calcext:value-type="float">
            <text:p>1.2593840466</text:p>
          </table:table-cell>
          <table:table-cell office:value-type="float" office:value="55" calcext:value-type="float">
            <text:p>55</text:p>
          </table:table-cell>
          <table:table-cell office:value-type="float" office:value="1.2593780723" calcext:value-type="float">
            <text:p>1.2593780723</text:p>
          </table:table-cell>
          <table:table-cell table:number-columns-repeated="2"/>
          <table:table-cell office:value-type="float" office:value="2.1033534467" calcext:value-type="float">
            <text:p>2.1033534467</text:p>
          </table:table-cell>
          <table:table-cell table:number-columns-repeated="11"/>
          <table:table-cell office:value-type="float" office:value="6.2315408847" calcext:value-type="float">
            <text:p>6.23154088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.2593550643" calcext:value-type="float">
            <text:p>1.2593550643</text:p>
          </table:table-cell>
          <table:table-cell office:value-type="float" office:value="56" calcext:value-type="float">
            <text:p>56</text:p>
          </table:table-cell>
          <table:table-cell office:value-type="float" office:value="1.2593491265" calcext:value-type="float">
            <text:p>1.2593491265</text:p>
          </table:table-cell>
          <table:table-cell table:number-columns-repeated="2"/>
          <table:table-cell office:value-type="float" office:value="2.1033186102" calcext:value-type="float">
            <text:p>2.1033186102</text:p>
          </table:table-cell>
          <table:table-cell table:number-columns-repeated="11"/>
          <table:table-cell office:value-type="float" office:value="6.231454909" calcext:value-type="float">
            <text:p>6.23145490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.2593267122" calcext:value-type="float">
            <text:p>1.2593267122</text:p>
          </table:table-cell>
          <table:table-cell office:value-type="float" office:value="57" calcext:value-type="float">
            <text:p>57</text:p>
          </table:table-cell>
          <table:table-cell office:value-type="float" office:value="1.2593208119" calcext:value-type="float">
            <text:p>1.2593208119</text:p>
          </table:table-cell>
          <table:table-cell table:number-columns-repeated="2"/>
          <table:table-cell office:value-type="float" office:value="2.1032842532" calcext:value-type="float">
            <text:p>2.1032842532</text:p>
          </table:table-cell>
          <table:table-cell table:number-columns-repeated="11"/>
          <table:table-cell office:value-type="float" office:value="6.2313609593" calcext:value-type="float">
            <text:p>6.23136095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259298976" calcext:value-type="float">
            <text:p>1.259298976</text:p>
          </table:table-cell>
          <table:table-cell office:value-type="float" office:value="58" calcext:value-type="float">
            <text:p>58</text:p>
          </table:table-cell>
          <table:table-cell office:value-type="float" office:value="1.2592931144" calcext:value-type="float">
            <text:p>1.2592931144</text:p>
          </table:table-cell>
          <table:table-cell table:number-columns-repeated="2"/>
          <table:table-cell office:value-type="float" office:value="2.1032503709" calcext:value-type="float">
            <text:p>2.1032503709</text:p>
          </table:table-cell>
          <table:table-cell table:number-columns-repeated="11"/>
          <table:table-cell office:value-type="float" office:value="6.231259196" calcext:value-type="float">
            <text:p>6.2312591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.2592718421" calcext:value-type="float">
            <text:p>1.2592718421</text:p>
          </table:table-cell>
          <table:table-cell office:value-type="float" office:value="59" calcext:value-type="float">
            <text:p>59</text:p>
          </table:table-cell>
          <table:table-cell office:value-type="float" office:value="1.25926602" calcext:value-type="float">
            <text:p>1.25926602</text:p>
          </table:table-cell>
          <table:table-cell table:number-columns-repeated="2"/>
          <table:table-cell office:value-type="float" office:value="2.1032169586" calcext:value-type="float">
            <text:p>2.1032169586</text:p>
          </table:table-cell>
          <table:table-cell table:number-columns-repeated="11"/>
          <table:table-cell office:value-type="float" office:value="6.2311497839" calcext:value-type="float">
            <text:p>6.23114978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.2592452971" calcext:value-type="float">
            <text:p>1.2592452971</text:p>
          </table:table-cell>
          <table:table-cell office:value-type="float" office:value="60" calcext:value-type="float">
            <text:p>60</text:p>
          </table:table-cell>
          <table:table-cell office:value-type="float" office:value="1.2592395154" calcext:value-type="float">
            <text:p>1.2592395154</text:p>
          </table:table-cell>
          <table:table-cell table:number-columns-repeated="2"/>
          <table:table-cell office:value-type="float" office:value="2.1031840117" calcext:value-type="float">
            <text:p>2.1031840117</text:p>
          </table:table-cell>
          <table:table-cell table:number-columns-repeated="11"/>
          <table:table-cell office:value-type="float" office:value="6.2310328925" calcext:value-type="float">
            <text:p>6.23103289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2592193278" calcext:value-type="float">
            <text:p>1.2592193278</text:p>
          </table:table-cell>
          <table:table-cell office:value-type="float" office:value="61" calcext:value-type="float">
            <text:p>61</text:p>
          </table:table-cell>
          <table:table-cell office:value-type="float" office:value="1.2592135873" calcext:value-type="float">
            <text:p>1.2592135873</text:p>
          </table:table-cell>
          <table:table-cell table:number-columns-repeated="2"/>
          <table:table-cell office:value-type="float" office:value="2.1031515253" calcext:value-type="float">
            <text:p>2.1031515253</text:p>
          </table:table-cell>
          <table:table-cell table:number-columns-repeated="11"/>
          <table:table-cell office:value-type="float" office:value="6.2309086957" calcext:value-type="float">
            <text:p>6.23090869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2591939215" calcext:value-type="float">
            <text:p>1.2591939215</text:p>
          </table:table-cell>
          <table:table-cell office:value-type="float" office:value="62" calcext:value-type="float">
            <text:p>62</text:p>
          </table:table-cell>
          <table:table-cell office:value-type="float" office:value="1.2591882229" calcext:value-type="float">
            <text:p>1.2591882229</text:p>
          </table:table-cell>
          <table:table-cell table:number-columns-repeated="2"/>
          <table:table-cell office:value-type="float" office:value="2.1031194949" calcext:value-type="float">
            <text:p>2.1031194949</text:p>
          </table:table-cell>
          <table:table-cell table:number-columns-repeated="11"/>
          <table:table-cell office:value-type="float" office:value="6.2307773719" calcext:value-type="float">
            <text:p>6.23077737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.2591690656" calcext:value-type="float">
            <text:p>1.2591690656</text:p>
          </table:table-cell>
          <table:table-cell office:value-type="float" office:value="63" calcext:value-type="float">
            <text:p>63</text:p>
          </table:table-cell>
          <table:table-cell office:value-type="float" office:value="1.2591634096" calcext:value-type="float">
            <text:p>1.2591634096</text:p>
          </table:table-cell>
          <table:table-cell table:number-columns-repeated="2"/>
          <table:table-cell office:value-type="float" office:value="2.1030879158" calcext:value-type="float">
            <text:p>2.1030879158</text:p>
          </table:table-cell>
          <table:table-cell table:number-columns-repeated="11"/>
          <table:table-cell office:value-type="float" office:value="6.2306391035" calcext:value-type="float">
            <text:p>6.230639103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259144748" calcext:value-type="float">
            <text:p>1.259144748</text:p>
          </table:table-cell>
          <table:table-cell office:value-type="float" office:value="64" calcext:value-type="float">
            <text:p>64</text:p>
          </table:table-cell>
          <table:table-cell office:value-type="float" office:value="1.2591391351" calcext:value-type="float">
            <text:p>1.2591391351</text:p>
          </table:table-cell>
          <table:table-cell table:number-columns-repeated="2"/>
          <table:table-cell office:value-type="float" office:value="2.1030567832" calcext:value-type="float">
            <text:p>2.1030567832</text:p>
          </table:table-cell>
          <table:table-cell table:number-columns-repeated="11"/>
          <table:table-cell office:value-type="float" office:value="6.230494077" calcext:value-type="float">
            <text:p>6.23049407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.2591209568" calcext:value-type="float">
            <text:p>1.2591209568</text:p>
          </table:table-cell>
          <table:table-cell office:value-type="float" office:value="65" calcext:value-type="float">
            <text:p>65</text:p>
          </table:table-cell>
          <table:table-cell office:value-type="float" office:value="1.2591153874" calcext:value-type="float">
            <text:p>1.2591153874</text:p>
          </table:table-cell>
          <table:table-cell table:number-columns-repeated="2"/>
          <table:table-cell office:value-type="float" office:value="2.1030260926" calcext:value-type="float">
            <text:p>2.1030260926</text:p>
          </table:table-cell>
          <table:table-cell table:number-columns-repeated="11"/>
          <table:table-cell office:value-type="float" office:value="6.2303424827" calcext:value-type="float">
            <text:p>6.230342482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2590976803" calcext:value-type="float">
            <text:p>1.2590976803</text:p>
          </table:table-cell>
          <table:table-cell office:value-type="float" office:value="66" calcext:value-type="float">
            <text:p>66</text:p>
          </table:table-cell>
          <table:table-cell office:value-type="float" office:value="1.259092155" calcext:value-type="float">
            <text:p>1.259092155</text:p>
          </table:table-cell>
          <table:table-cell table:number-columns-repeated="2"/>
          <table:table-cell office:value-type="float" office:value="2.1029958393" calcext:value-type="float">
            <text:p>2.1029958393</text:p>
          </table:table-cell>
          <table:table-cell table:number-columns-repeated="11"/>
          <table:table-cell office:value-type="float" office:value="6.2301845143" calcext:value-type="float">
            <text:p>6.230184514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2590749072" calcext:value-type="float">
            <text:p>1.2590749072</text:p>
          </table:table-cell>
          <table:table-cell office:value-type="float" office:value="67" calcext:value-type="float">
            <text:p>67</text:p>
          </table:table-cell>
          <table:table-cell office:value-type="float" office:value="1.2590694263" calcext:value-type="float">
            <text:p>1.2590694263</text:p>
          </table:table-cell>
          <table:table-cell table:number-columns-repeated="2"/>
          <table:table-cell office:value-type="float" office:value="2.1029660187" calcext:value-type="float">
            <text:p>2.1029660187</text:p>
          </table:table-cell>
          <table:table-cell table:number-columns-repeated="11"/>
          <table:table-cell office:value-type="float" office:value="6.2300203688" calcext:value-type="float">
            <text:p>6.230020368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.2590526264" calcext:value-type="float">
            <text:p>1.2590526264</text:p>
          </table:table-cell>
          <table:table-cell office:value-type="float" office:value="68" calcext:value-type="float">
            <text:p>68</text:p>
          </table:table-cell>
          <table:table-cell office:value-type="float" office:value="1.2590471902" calcext:value-type="float">
            <text:p>1.2590471902</text:p>
          </table:table-cell>
          <table:table-cell table:number-columns-repeated="2"/>
          <table:table-cell office:value-type="float" office:value="2.1029366262" calcext:value-type="float">
            <text:p>2.1029366262</text:p>
          </table:table-cell>
          <table:table-cell table:number-columns-repeated="11"/>
          <table:table-cell office:value-type="float" office:value="6.2298502464" calcext:value-type="float">
            <text:p>6.22985024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.259030827" calcext:value-type="float">
            <text:p>1.259030827</text:p>
          </table:table-cell>
          <table:table-cell office:value-type="float" office:value="69" calcext:value-type="float">
            <text:p>69</text:p>
          </table:table-cell>
          <table:table-cell office:value-type="float" office:value="1.2590254358" calcext:value-type="float">
            <text:p>1.2590254358</text:p>
          </table:table-cell>
          <table:table-cell table:number-columns-repeated="2"/>
          <table:table-cell office:value-type="float" office:value="2.1029076573" calcext:value-type="float">
            <text:p>2.1029076573</text:p>
          </table:table-cell>
          <table:table-cell table:number-columns-repeated="11"/>
          <table:table-cell office:value-type="float" office:value="6.2296743497" calcext:value-type="float">
            <text:p>6.229674349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2590094985" calcext:value-type="float">
            <text:p>1.2590094985</text:p>
          </table:table-cell>
          <table:table-cell office:value-type="float" office:value="70" calcext:value-type="float">
            <text:p>70</text:p>
          </table:table-cell>
          <table:table-cell office:value-type="float" office:value="1.2590041525" calcext:value-type="float">
            <text:p>1.2590041525</text:p>
          </table:table-cell>
          <table:table-cell table:number-columns-repeated="2"/>
          <table:table-cell office:value-type="float" office:value="2.1028791074" calcext:value-type="float">
            <text:p>2.1028791074</text:p>
          </table:table-cell>
          <table:table-cell table:number-columns-repeated="11"/>
          <table:table-cell office:value-type="float" office:value="6.2294928839" calcext:value-type="float">
            <text:p>6.229492883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2589886305" calcext:value-type="float">
            <text:p>1.2589886305</text:p>
          </table:table-cell>
          <table:table-cell office:value-type="float" office:value="71" calcext:value-type="float">
            <text:p>71</text:p>
          </table:table-cell>
          <table:table-cell office:value-type="float" office:value="1.2589833299" calcext:value-type="float">
            <text:p>1.2589833299</text:p>
          </table:table-cell>
          <table:table-cell table:number-columns-repeated="2"/>
          <table:table-cell office:value-type="float" office:value="2.1028509719" calcext:value-type="float">
            <text:p>2.1028509719</text:p>
          </table:table-cell>
          <table:table-cell table:number-columns-repeated="11"/>
          <table:table-cell office:value-type="float" office:value="6.2293060561" calcext:value-type="float">
            <text:p>6.229306056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.2589682129" calcext:value-type="float">
            <text:p>1.2589682129</text:p>
          </table:table-cell>
          <table:table-cell office:value-type="float" office:value="72" calcext:value-type="float">
            <text:p>72</text:p>
          </table:table-cell>
          <table:table-cell office:value-type="float" office:value="1.2589629579" calcext:value-type="float">
            <text:p>1.2589629579</text:p>
          </table:table-cell>
          <table:table-cell table:number-columns-repeated="2"/>
          <table:table-cell office:value-type="float" office:value="2.1028232464" calcext:value-type="float">
            <text:p>2.1028232464</text:p>
          </table:table-cell>
          <table:table-cell table:number-columns-repeated="11"/>
          <table:table-cell office:value-type="float" office:value="6.2291140753" calcext:value-type="float">
            <text:p>6.229114075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.2589482359" calcext:value-type="float">
            <text:p>1.2589482359</text:p>
          </table:table-cell>
          <table:table-cell office:value-type="float" office:value="73" calcext:value-type="float">
            <text:p>73</text:p>
          </table:table-cell>
          <table:table-cell office:value-type="float" office:value="1.2589430264" calcext:value-type="float">
            <text:p>1.2589430264</text:p>
          </table:table-cell>
          <table:table-cell table:number-columns-repeated="2"/>
          <table:table-cell office:value-type="float" office:value="2.1027959264" calcext:value-type="float">
            <text:p>2.1027959264</text:p>
          </table:table-cell>
          <table:table-cell table:number-columns-repeated="11"/>
          <table:table-cell office:value-type="float" office:value="6.2289171515" calcext:value-type="float">
            <text:p>6.228917151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2589286896" calcext:value-type="float">
            <text:p>1.2589286896</text:p>
          </table:table-cell>
          <table:table-cell office:value-type="float" office:value="74" calcext:value-type="float">
            <text:p>74</text:p>
          </table:table-cell>
          <table:table-cell office:value-type="float" office:value="1.2589235258" calcext:value-type="float">
            <text:p>1.2589235258</text:p>
          </table:table-cell>
          <table:table-cell table:number-columns-repeated="2"/>
          <table:table-cell office:value-type="float" office:value="2.1027690075" calcext:value-type="float">
            <text:p>2.1027690075</text:p>
          </table:table-cell>
          <table:table-cell table:number-columns-repeated="11"/>
          <table:table-cell office:value-type="float" office:value="6.2287154961" calcext:value-type="float">
            <text:p>6.228715496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.2589095649" calcext:value-type="float">
            <text:p>1.2589095649</text:p>
          </table:table-cell>
          <table:table-cell office:value-type="float" office:value="75" calcext:value-type="float">
            <text:p>75</text:p>
          </table:table-cell>
          <table:table-cell office:value-type="float" office:value="1.2589044467" calcext:value-type="float">
            <text:p>1.2589044467</text:p>
          </table:table-cell>
          <table:table-cell table:number-columns-repeated="2"/>
          <table:table-cell office:value-type="float" office:value="2.1027424851" calcext:value-type="float">
            <text:p>2.1027424851</text:p>
          </table:table-cell>
          <table:table-cell table:number-columns-repeated="11"/>
          <table:table-cell office:value-type="float" office:value="6.228509321" calcext:value-type="float">
            <text:p>6.22850932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.2588908523" calcext:value-type="float">
            <text:p>1.2588908523</text:p>
          </table:table-cell>
          <table:table-cell office:value-type="float" office:value="76" calcext:value-type="float">
            <text:p>76</text:p>
          </table:table-cell>
          <table:table-cell office:value-type="float" office:value="1.2588857797" calcext:value-type="float">
            <text:p>1.2588857797</text:p>
          </table:table-cell>
          <table:table-cell table:number-columns-repeated="2"/>
          <table:table-cell office:value-type="float" office:value="2.102716355" calcext:value-type="float">
            <text:p>2.102716355</text:p>
          </table:table-cell>
          <table:table-cell table:number-columns-repeated="11"/>
          <table:table-cell office:value-type="float" office:value="6.2282988385" calcext:value-type="float">
            <text:p>6.228298838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2588725429" calcext:value-type="float">
            <text:p>1.2588725429</text:p>
          </table:table-cell>
          <table:table-cell office:value-type="float" office:value="77" calcext:value-type="float">
            <text:p>77</text:p>
          </table:table-cell>
          <table:table-cell office:value-type="float" office:value="1.2588675159" calcext:value-type="float">
            <text:p>1.2588675159</text:p>
          </table:table-cell>
          <table:table-cell table:number-columns-repeated="2"/>
          <table:table-cell office:value-type="float" office:value="2.1026906127" calcext:value-type="float">
            <text:p>2.1026906127</text:p>
          </table:table-cell>
          <table:table-cell table:number-columns-repeated="11"/>
          <table:table-cell office:value-type="float" office:value="6.2280842608" calcext:value-type="float">
            <text:p>6.228084260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.2588546278" calcext:value-type="float">
            <text:p>1.2588546278</text:p>
          </table:table-cell>
          <table:table-cell office:value-type="float" office:value="78" calcext:value-type="float">
            <text:p>78</text:p>
          </table:table-cell>
          <table:table-cell office:value-type="float" office:value="1.2588496462" calcext:value-type="float">
            <text:p>1.2588496462</text:p>
          </table:table-cell>
          <table:table-cell table:number-columns-repeated="2"/>
          <table:table-cell office:value-type="float" office:value="2.1026652539" calcext:value-type="float">
            <text:p>2.1026652539</text:p>
          </table:table-cell>
          <table:table-cell table:number-columns-repeated="11"/>
          <table:table-cell office:value-type="float" office:value="6.2278657996" calcext:value-type="float">
            <text:p>6.227865799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2588370984" calcext:value-type="float">
            <text:p>1.2588370984</text:p>
          </table:table-cell>
          <table:table-cell office:value-type="float" office:value="79" calcext:value-type="float">
            <text:p>79</text:p>
          </table:table-cell>
          <table:table-cell office:value-type="float" office:value="1.2588321622" calcext:value-type="float">
            <text:p>1.2588321622</text:p>
          </table:table-cell>
          <table:table-cell table:number-columns-repeated="2"/>
          <table:table-cell office:value-type="float" office:value="2.1026402743" calcext:value-type="float">
            <text:p>2.1026402743</text:p>
          </table:table-cell>
          <table:table-cell table:number-columns-repeated="11"/>
          <table:table-cell office:value-type="float" office:value="6.2276436662" calcext:value-type="float">
            <text:p>6.227643666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.2588199463" calcext:value-type="float">
            <text:p>1.2588199463</text:p>
          </table:table-cell>
          <table:table-cell office:value-type="float" office:value="80" calcext:value-type="float">
            <text:p>80</text:p>
          </table:table-cell>
          <table:table-cell office:value-type="float" office:value="1.2588150552" calcext:value-type="float">
            <text:p>1.2588150552</text:p>
          </table:table-cell>
          <table:table-cell table:number-columns-repeated="2"/>
          <table:table-cell office:value-type="float" office:value="2.1026156695" calcext:value-type="float">
            <text:p>2.1026156695</text:p>
          </table:table-cell>
          <table:table-cell table:number-columns-repeated="11"/>
          <table:table-cell office:value-type="float" office:value="6.2274180707" calcext:value-type="float">
            <text:p>6.227418070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.2588031632" calcext:value-type="float">
            <text:p>1.2588031632</text:p>
          </table:table-cell>
          <table:table-cell office:value-type="float" office:value="81" calcext:value-type="float">
            <text:p>81</text:p>
          </table:table-cell>
          <table:table-cell office:value-type="float" office:value="1.2587983171" calcext:value-type="float">
            <text:p>1.2587983171</text:p>
          </table:table-cell>
          <table:table-cell table:number-columns-repeated="2"/>
          <table:table-cell office:value-type="float" office:value="2.1025914354" calcext:value-type="float">
            <text:p>2.1025914354</text:p>
          </table:table-cell>
          <table:table-cell table:number-columns-repeated="11"/>
          <table:table-cell office:value-type="float" office:value="6.2271892216" calcext:value-type="float">
            <text:p>6.227189221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258786741" calcext:value-type="float">
            <text:p>1.258786741</text:p>
          </table:table-cell>
          <table:table-cell office:value-type="float" office:value="82" calcext:value-type="float">
            <text:p>82</text:p>
          </table:table-cell>
          <table:table-cell office:value-type="float" office:value="1.2587819396" calcext:value-type="float">
            <text:p>1.2587819396</text:p>
          </table:table-cell>
          <table:table-cell table:number-columns-repeated="2"/>
          <table:table-cell office:value-type="float" office:value="2.1025675678" calcext:value-type="float">
            <text:p>2.1025675678</text:p>
          </table:table-cell>
          <table:table-cell table:number-columns-repeated="11"/>
          <table:table-cell office:value-type="float" office:value="6.2269573262" calcext:value-type="float">
            <text:p>6.22695732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.2587706718" calcext:value-type="float">
            <text:p>1.2587706718</text:p>
          </table:table-cell>
          <table:table-cell office:value-type="float" office:value="83" calcext:value-type="float">
            <text:p>83</text:p>
          </table:table-cell>
          <table:table-cell office:value-type="float" office:value="1.258765915" calcext:value-type="float">
            <text:p>1.258765915</text:p>
          </table:table-cell>
          <table:table-cell table:number-columns-repeated="2"/>
          <table:table-cell office:value-type="float" office:value="2.1025440623" calcext:value-type="float">
            <text:p>2.1025440623</text:p>
          </table:table-cell>
          <table:table-cell table:number-columns-repeated="11"/>
          <table:table-cell office:value-type="float" office:value="6.2267225894" calcext:value-type="float">
            <text:p>6.226722589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.258754948" calcext:value-type="float">
            <text:p>1.258754948</text:p>
          </table:table-cell>
          <table:table-cell office:value-type="float" office:value="84" calcext:value-type="float">
            <text:p>84</text:p>
          </table:table-cell>
          <table:table-cell office:value-type="float" office:value="1.2587502353" calcext:value-type="float">
            <text:p>1.2587502353</text:p>
          </table:table-cell>
          <table:table-cell table:number-columns-repeated="2"/>
          <table:table-cell office:value-type="float" office:value="2.1025209149" calcext:value-type="float">
            <text:p>2.1025209149</text:p>
          </table:table-cell>
          <table:table-cell table:number-columns-repeated="11"/>
          <table:table-cell office:value-type="float" office:value="6.226485214" calcext:value-type="float">
            <text:p>6.22648521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.2587395618" calcext:value-type="float">
            <text:p>1.2587395618</text:p>
          </table:table-cell>
          <table:table-cell office:value-type="float" office:value="85" calcext:value-type="float">
            <text:p>85</text:p>
          </table:table-cell>
          <table:table-cell office:value-type="float" office:value="1.2587348931" calcext:value-type="float">
            <text:p>1.2587348931</text:p>
          </table:table-cell>
          <table:table-cell table:number-columns-repeated="2"/>
          <table:table-cell office:value-type="float" office:value="2.1024981214" calcext:value-type="float">
            <text:p>2.1024981214</text:p>
          </table:table-cell>
          <table:table-cell table:number-columns-repeated="11"/>
          <table:table-cell office:value-type="float" office:value="6.2262454004" calcext:value-type="float">
            <text:p>6.226245400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.2587245058" calcext:value-type="float">
            <text:p>1.2587245058</text:p>
          </table:table-cell>
          <table:table-cell office:value-type="float" office:value="86" calcext:value-type="float">
            <text:p>86</text:p>
          </table:table-cell>
          <table:table-cell office:value-type="float" office:value="1.2587198808" calcext:value-type="float">
            <text:p>1.2587198808</text:p>
          </table:table-cell>
          <table:table-cell table:number-columns-repeated="2"/>
          <table:table-cell office:value-type="float" office:value="2.1024756778" calcext:value-type="float">
            <text:p>2.1024756778</text:p>
          </table:table-cell>
          <table:table-cell table:number-columns-repeated="11"/>
          <table:table-cell office:value-type="float" office:value="6.2260033459" calcext:value-type="float">
            <text:p>6.226003345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.2587097729" calcext:value-type="float">
            <text:p>1.2587097729</text:p>
          </table:table-cell>
          <table:table-cell office:value-type="float" office:value="87" calcext:value-type="float">
            <text:p>87</text:p>
          </table:table-cell>
          <table:table-cell office:value-type="float" office:value="1.2587051912" calcext:value-type="float">
            <text:p>1.2587051912</text:p>
          </table:table-cell>
          <table:table-cell table:number-columns-repeated="2"/>
          <table:table-cell office:value-type="float" office:value="2.1024535799" calcext:value-type="float">
            <text:p>2.1024535799</text:p>
          </table:table-cell>
          <table:table-cell table:number-columns-repeated="11"/>
          <table:table-cell office:value-type="float" office:value="6.2257592449" calcext:value-type="float">
            <text:p>6.225759244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.258695356" calcext:value-type="float">
            <text:p>1.258695356</text:p>
          </table:table-cell>
          <table:table-cell office:value-type="float" office:value="88" calcext:value-type="float">
            <text:p>88</text:p>
          </table:table-cell>
          <table:table-cell office:value-type="float" office:value="1.2586908172" calcext:value-type="float">
            <text:p>1.2586908172</text:p>
          </table:table-cell>
          <table:table-cell table:number-columns-repeated="2"/>
          <table:table-cell office:value-type="float" office:value="2.1024318237" calcext:value-type="float">
            <text:p>2.1024318237</text:p>
          </table:table-cell>
          <table:table-cell table:number-columns-repeated="11"/>
          <table:table-cell office:value-type="float" office:value="6.2255132886" calcext:value-type="float">
            <text:p>6.225513288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2586812479" calcext:value-type="float">
            <text:p>1.2586812479</text:p>
          </table:table-cell>
          <table:table-cell office:value-type="float" office:value="89" calcext:value-type="float">
            <text:p>89</text:p>
          </table:table-cell>
          <table:table-cell office:value-type="float" office:value="1.2586767517" calcext:value-type="float">
            <text:p>1.2586767517</text:p>
          </table:table-cell>
          <table:table-cell table:number-columns-repeated="2"/>
          <table:table-cell office:value-type="float" office:value="2.1024104053" calcext:value-type="float">
            <text:p>2.1024104053</text:p>
          </table:table-cell>
          <table:table-cell table:number-columns-repeated="11"/>
          <table:table-cell office:value-type="float" office:value="6.2252656647" calcext:value-type="float">
            <text:p>6.225265664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.258667442" calcext:value-type="float">
            <text:p>1.258667442</text:p>
          </table:table-cell>
          <table:table-cell office:value-type="float" office:value="90" calcext:value-type="float">
            <text:p>90</text:p>
          </table:table-cell>
          <table:table-cell office:value-type="float" office:value="1.258662988" calcext:value-type="float">
            <text:p>1.258662988</text:p>
          </table:table-cell>
          <table:table-cell table:number-columns-repeated="2"/>
          <table:table-cell office:value-type="float" office:value="2.1023893206" calcext:value-type="float">
            <text:p>2.1023893206</text:p>
          </table:table-cell>
          <table:table-cell table:number-columns-repeated="11"/>
          <table:table-cell office:value-type="float" office:value="6.2250165572" calcext:value-type="float">
            <text:p>6.225016557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2586539315" calcext:value-type="float">
            <text:p>1.2586539315</text:p>
          </table:table-cell>
          <table:table-cell office:value-type="float" office:value="91" calcext:value-type="float">
            <text:p>91</text:p>
          </table:table-cell>
          <table:table-cell office:value-type="float" office:value="1.2586495193" calcext:value-type="float">
            <text:p>1.2586495193</text:p>
          </table:table-cell>
          <table:table-cell table:number-columns-repeated="2"/>
          <table:table-cell office:value-type="float" office:value="2.1023685657" calcext:value-type="float">
            <text:p>2.1023685657</text:p>
          </table:table-cell>
          <table:table-cell table:number-columns-repeated="11"/>
          <table:table-cell office:value-type="float" office:value="6.2247661461" calcext:value-type="float">
            <text:p>6.224766146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.2586407099" calcext:value-type="float">
            <text:p>1.2586407099</text:p>
          </table:table-cell>
          <table:table-cell office:value-type="float" office:value="92" calcext:value-type="float">
            <text:p>92</text:p>
          </table:table-cell>
          <table:table-cell office:value-type="float" office:value="1.2586363391" calcext:value-type="float">
            <text:p>1.2586363391</text:p>
          </table:table-cell>
          <table:table-cell table:number-columns-repeated="2"/>
          <table:table-cell office:value-type="float" office:value="2.1023481367" calcext:value-type="float">
            <text:p>2.1023481367</text:p>
          </table:table-cell>
          <table:table-cell table:number-columns-repeated="11"/>
          <table:table-cell office:value-type="float" office:value="6.2245146077" calcext:value-type="float">
            <text:p>6.22451460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.2586277708" calcext:value-type="float">
            <text:p>1.2586277708</text:p>
          </table:table-cell>
          <table:table-cell office:value-type="float" office:value="93" calcext:value-type="float">
            <text:p>93</text:p>
          </table:table-cell>
          <table:table-cell office:value-type="float" office:value="1.258623441" calcext:value-type="float">
            <text:p>1.258623441</text:p>
          </table:table-cell>
          <table:table-cell table:number-columns-repeated="2"/>
          <table:table-cell office:value-type="float" office:value="2.1023280298" calcext:value-type="float">
            <text:p>2.1023280298</text:p>
          </table:table-cell>
          <table:table-cell table:number-columns-repeated="11"/>
          <table:table-cell office:value-type="float" office:value="6.2242621138" calcext:value-type="float">
            <text:p>6.22426211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.2586151079" calcext:value-type="float">
            <text:p>1.2586151079</text:p>
          </table:table-cell>
          <table:table-cell office:value-type="float" office:value="94" calcext:value-type="float">
            <text:p>94</text:p>
          </table:table-cell>
          <table:table-cell office:value-type="float" office:value="1.2586108185" calcext:value-type="float">
            <text:p>1.2586108185</text:p>
          </table:table-cell>
          <table:table-cell table:number-columns-repeated="2"/>
          <table:table-cell office:value-type="float" office:value="2.102308241" calcext:value-type="float">
            <text:p>2.102308241</text:p>
          </table:table-cell>
          <table:table-cell table:number-columns-repeated="11"/>
          <table:table-cell office:value-type="float" office:value="6.2240088322" calcext:value-type="float">
            <text:p>6.224008832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.258602715" calcext:value-type="float">
            <text:p>1.258602715</text:p>
          </table:table-cell>
          <table:table-cell office:value-type="float" office:value="95" calcext:value-type="float">
            <text:p>95</text:p>
          </table:table-cell>
          <table:table-cell office:value-type="float" office:value="1.2585984657" calcext:value-type="float">
            <text:p>1.2585984657</text:p>
          </table:table-cell>
          <table:table-cell table:number-columns-repeated="2"/>
          <table:table-cell office:value-type="float" office:value="2.1022887667" calcext:value-type="float">
            <text:p>2.1022887667</text:p>
          </table:table-cell>
          <table:table-cell table:number-columns-repeated="11"/>
          <table:table-cell office:value-type="float" office:value="6.2237549262" calcext:value-type="float">
            <text:p>6.22375492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.258590586" calcext:value-type="float">
            <text:p>1.258590586</text:p>
          </table:table-cell>
          <table:table-cell office:value-type="float" office:value="96" calcext:value-type="float">
            <text:p>96</text:p>
          </table:table-cell>
          <table:table-cell office:value-type="float" office:value="1.2585863763" calcext:value-type="float">
            <text:p>1.2585863763</text:p>
          </table:table-cell>
          <table:table-cell table:number-columns-repeated="2"/>
          <table:table-cell office:value-type="float" office:value="2.1022696031" calcext:value-type="float">
            <text:p>2.1022696031</text:p>
          </table:table-cell>
          <table:table-cell table:number-columns-repeated="11"/>
          <table:table-cell office:value-type="float" office:value="6.2235005546" calcext:value-type="float">
            <text:p>6.22350055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.2585787151" calcext:value-type="float">
            <text:p>1.2585787151</text:p>
          </table:table-cell>
          <table:table-cell office:value-type="float" office:value="97" calcext:value-type="float">
            <text:p>97</text:p>
          </table:table-cell>
          <table:table-cell office:value-type="float" office:value="1.2585745445" calcext:value-type="float">
            <text:p>1.2585745445</text:p>
          </table:table-cell>
          <table:table-cell table:number-columns-repeated="2"/>
          <table:table-cell office:value-type="float" office:value="2.1022507463" calcext:value-type="float">
            <text:p>2.1022507463</text:p>
          </table:table-cell>
          <table:table-cell table:number-columns-repeated="11"/>
          <table:table-cell office:value-type="float" office:value="6.2232458717" calcext:value-type="float">
            <text:p>6.223245871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.2585670965" calcext:value-type="float">
            <text:p>1.2585670965</text:p>
          </table:table-cell>
          <table:table-cell office:value-type="float" office:value="98" calcext:value-type="float">
            <text:p>98</text:p>
          </table:table-cell>
          <table:table-cell office:value-type="float" office:value="1.2585629645" calcext:value-type="float">
            <text:p>1.2585629645</text:p>
          </table:table-cell>
          <table:table-cell table:number-columns-repeated="2"/>
          <table:table-cell office:value-type="float" office:value="2.1022321927" calcext:value-type="float">
            <text:p>2.1022321927</text:p>
          </table:table-cell>
          <table:table-cell table:number-columns-repeated="11"/>
          <table:table-cell office:value-type="float" office:value="6.222991027" calcext:value-type="float">
            <text:p>6.2229910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.2585557244" calcext:value-type="float">
            <text:p>1.2585557244</text:p>
          </table:table-cell>
          <table:table-cell office:value-type="float" office:value="99" calcext:value-type="float">
            <text:p>99</text:p>
          </table:table-cell>
          <table:table-cell office:value-type="float" office:value="1.2585516304" calcext:value-type="float">
            <text:p>1.2585516304</text:p>
          </table:table-cell>
          <table:table-cell table:number-columns-repeated="2"/>
          <table:table-cell office:value-type="float" office:value="2.1022139387" calcext:value-type="float">
            <text:p>2.1022139387</text:p>
          </table:table-cell>
          <table:table-cell table:number-columns-repeated="11"/>
          <table:table-cell office:value-type="float" office:value="6.2227361656" calcext:value-type="float">
            <text:p>6.22273616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.2585445932" calcext:value-type="float">
            <text:p>1.2585445932</text:p>
          </table:table-cell>
          <table:table-cell office:value-type="float" office:value="100" calcext:value-type="float">
            <text:p>100</text:p>
          </table:table-cell>
          <table:table-cell office:value-type="float" office:value="1.2585405369" calcext:value-type="float">
            <text:p>1.2585405369</text:p>
          </table:table-cell>
          <table:table-cell table:number-columns-repeated="2"/>
          <table:table-cell office:value-type="float" office:value="2.1021959806" calcext:value-type="float">
            <text:p>2.1021959806</text:p>
          </table:table-cell>
          <table:table-cell table:number-columns-repeated="11"/>
          <table:table-cell office:value-type="float" office:value="6.2224814277" calcext:value-type="float">
            <text:p>6.22248142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7"/>
          <table:table-cell office:value-type="float" office:value="6.2222269488" calcext:value-type="float">
            <text:p>6.22222694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7"/>
          <table:table-cell office:value-type="float" office:value="6.2219728597" calcext:value-type="float">
            <text:p>6.221972859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17"/>
          <table:table-cell office:value-type="float" office:value="6.2217192865" calcext:value-type="float">
            <text:p>6.221719286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17"/>
          <table:table-cell office:value-type="float" office:value="6.2214663505" calcext:value-type="float">
            <text:p>6.221466350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7"/>
          <table:table-cell office:value-type="float" office:value="6.2212141683" calcext:value-type="float">
            <text:p>6.221214168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7"/>
          <table:table-cell office:value-type="float" office:value="6.2209628521" calcext:value-type="float">
            <text:p>6.220962852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17"/>
          <table:table-cell office:value-type="float" office:value="6.2207125091" calcext:value-type="float">
            <text:p>6.22071250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7"/>
          <table:table-cell office:value-type="float" office:value="6.2204632423" calcext:value-type="float">
            <text:p>6.220463242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7"/>
          <table:table-cell office:value-type="float" office:value="6.2202151499" calcext:value-type="float">
            <text:p>6.22021514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7"/>
          <table:table-cell office:value-type="float" office:value="6.2199683259" calcext:value-type="float">
            <text:p>6.219968325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7"/>
          <table:table-cell office:value-type="float" office:value="6.2197228599" calcext:value-type="float">
            <text:p>6.219722859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7"/>
          <table:table-cell office:value-type="float" office:value="6.2194788371" calcext:value-type="float">
            <text:p>6.219478837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7"/>
          <table:table-cell office:value-type="float" office:value="6.2192363387" calcext:value-type="float">
            <text:p>6.219236338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17"/>
          <table:table-cell office:value-type="float" office:value="6.2189954416" calcext:value-type="float">
            <text:p>6.218995441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17"/>
          <table:table-cell office:value-type="float" office:value="6.2187562188" calcext:value-type="float">
            <text:p>6.21875621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7"/>
          <table:table-cell office:value-type="float" office:value="6.2185187395" calcext:value-type="float">
            <text:p>6.218518739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17"/>
          <table:table-cell office:value-type="float" office:value="6.2182830687" calcext:value-type="float">
            <text:p>6.218283068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17"/>
          <table:table-cell office:value-type="float" office:value="6.2180492681" calcext:value-type="float">
            <text:p>6.218049268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7"/>
          <table:table-cell office:value-type="float" office:value="6.2178173955" calcext:value-type="float">
            <text:p>6.217817395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17"/>
          <table:table-cell office:value-type="float" office:value="6.2175875053" calcext:value-type="float">
            <text:p>6.21758750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7"/>
          <table:table-cell office:value-type="float" office:value="6.2173596484" calcext:value-type="float">
            <text:p>6.21735964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17"/>
          <table:table-cell office:value-type="float" office:value="6.2171338723" calcext:value-type="float">
            <text:p>6.217133872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17"/>
          <table:table-cell office:value-type="float" office:value="6.2169102215" calcext:value-type="float">
            <text:p>6.216910221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17"/>
          <table:table-cell office:value-type="float" office:value="6.2166887372" calcext:value-type="float">
            <text:p>6.216688737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7"/>
          <table:table-cell office:value-type="float" office:value="6.2164694576" calcext:value-type="float">
            <text:p>6.216469457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17"/>
          <table:table-cell office:value-type="float" office:value="6.216252418" calcext:value-type="float">
            <text:p>6.21625241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17"/>
          <table:table-cell office:value-type="float" office:value="6.2160376508" calcext:value-type="float">
            <text:p>6.216037650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17"/>
          <table:table-cell office:value-type="float" office:value="6.2158251858" calcext:value-type="float">
            <text:p>6.215825185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17"/>
          <table:table-cell office:value-type="float" office:value="6.2156150499" calcext:value-type="float">
            <text:p>6.215615049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17"/>
          <table:table-cell office:value-type="float" office:value="6.2154072677" calcext:value-type="float">
            <text:p>6.21540726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7"/>
          <table:table-cell office:value-type="float" office:value="6.2152018613" calcext:value-type="float">
            <text:p>6.21520186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7"/>
          <table:table-cell office:value-type="float" office:value="6.2149988504" calcext:value-type="float">
            <text:p>6.214998850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17"/>
          <table:table-cell office:value-type="float" office:value="6.2147982523" calcext:value-type="float">
            <text:p>6.21479825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17"/>
          <table:table-cell office:value-type="float" office:value="6.2146000822" calcext:value-type="float">
            <text:p>6.214600082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17"/>
          <table:table-cell office:value-type="float" office:value="6.2144043532" calcext:value-type="float">
            <text:p>6.214404353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17"/>
          <table:table-cell office:value-type="float" office:value="6.2142110763" calcext:value-type="float">
            <text:p>6.214211076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17"/>
          <table:table-cell office:value-type="float" office:value="6.2140202607" calcext:value-type="float">
            <text:p>6.214020260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17"/>
          <table:table-cell office:value-type="float" office:value="6.2138319135" calcext:value-type="float">
            <text:p>6.213831913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17"/>
          <table:table-cell office:value-type="float" office:value="6.2136460402" calcext:value-type="float">
            <text:p>6.21364604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17"/>
          <table:table-cell office:value-type="float" office:value="6.2134626445" calcext:value-type="float">
            <text:p>6.213462644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7"/>
          <table:table-cell office:value-type="float" office:value="6.2132817283" calcext:value-type="float">
            <text:p>6.2132817283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17"/>
          <table:table-cell office:value-type="float" office:value="6.213103292" calcext:value-type="float">
            <text:p>6.21310329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17"/>
          <table:table-cell office:value-type="float" office:value="6.2129273347" calcext:value-type="float">
            <text:p>6.212927334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17"/>
          <table:table-cell office:value-type="float" office:value="6.2127538538" calcext:value-type="float">
            <text:p>6.212753853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17"/>
          <table:table-cell office:value-type="float" office:value="6.2125828453" calcext:value-type="float">
            <text:p>6.212582845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17"/>
          <table:table-cell office:value-type="float" office:value="6.2124143041" calcext:value-type="float">
            <text:p>6.212414304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17"/>
          <table:table-cell office:value-type="float" office:value="6.2122482234" calcext:value-type="float">
            <text:p>6.212248223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17"/>
          <table:table-cell office:value-type="float" office:value="6.2120845957" calcext:value-type="float">
            <text:p>6.21208459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17"/>
          <table:table-cell office:value-type="float" office:value="6.2119234121" calcext:value-type="float">
            <text:p>6.211923412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17"/>
          <table:table-cell office:value-type="float" office:value="6.2117646626" calcext:value-type="float">
            <text:p>6.211764662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7"/>
          <table:table-cell office:value-type="float" office:value="6.2116083361" calcext:value-type="float">
            <text:p>6.211608336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17"/>
          <table:table-cell office:value-type="float" office:value="6.2114544206" calcext:value-type="float">
            <text:p>6.211454420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7"/>
          <table:table-cell office:value-type="float" office:value="6.2113029032" calcext:value-type="float">
            <text:p>6.21130290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17"/>
          <table:table-cell office:value-type="float" office:value="6.2111537701" calcext:value-type="float">
            <text:p>6.211153770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7"/>
          <table:table-cell office:value-type="float" office:value="6.2110070065" calcext:value-type="float">
            <text:p>6.21100700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17"/>
          <table:table-cell office:value-type="float" office:value="6.210862597" calcext:value-type="float">
            <text:p>6.21086259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17"/>
          <table:table-cell office:value-type="float" office:value="6.2107205252" calcext:value-type="float">
            <text:p>6.210720525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17"/>
          <table:table-cell office:value-type="float" office:value="6.2105807744" calcext:value-type="float">
            <text:p>6.21058077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17"/>
          <table:table-cell office:value-type="float" office:value="6.2104433268" calcext:value-type="float">
            <text:p>6.21044332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17"/>
          <table:table-cell office:value-type="float" office:value="6.2103081642" calcext:value-type="float">
            <text:p>6.21030816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7"/>
          <table:table-cell office:value-type="float" office:value="6.2101752677" calcext:value-type="float">
            <text:p>6.210175267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17"/>
          <table:table-cell office:value-type="float" office:value="6.2100446179" calcext:value-type="float">
            <text:p>6.2100446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17"/>
          <table:table-cell office:value-type="float" office:value="6.209916195" calcext:value-type="float">
            <text:p>6.2099161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17"/>
          <table:table-cell office:value-type="float" office:value="6.2097899784" calcext:value-type="float">
            <text:p>6.209789978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17"/>
          <table:table-cell office:value-type="float" office:value="6.2096659474" calcext:value-type="float">
            <text:p>6.209665947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17"/>
          <table:table-cell office:value-type="float" office:value="6.2095440807" calcext:value-type="float">
            <text:p>6.209544080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17"/>
          <table:table-cell office:value-type="float" office:value="6.2094243566" calcext:value-type="float">
            <text:p>6.20942435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17"/>
          <table:table-cell office:value-type="float" office:value="6.209306753" calcext:value-type="float">
            <text:p>6.2093067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17"/>
          <table:table-cell office:value-type="float" office:value="6.2091912477" calcext:value-type="float">
            <text:p>6.209191247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17"/>
          <table:table-cell office:value-type="float" office:value="6.209077818" calcext:value-type="float">
            <text:p>6.2090778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17"/>
          <table:table-cell office:value-type="float" office:value="6.208966441" calcext:value-type="float">
            <text:p>6.20896644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17"/>
          <table:table-cell office:value-type="float" office:value="6.2088570934" calcext:value-type="float">
            <text:p>6.208857093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17"/>
          <table:table-cell office:value-type="float" office:value="6.2087497518" calcext:value-type="float">
            <text:p>6.20874975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17"/>
          <table:table-cell office:value-type="float" office:value="6.2086443927" calcext:value-type="float">
            <text:p>6.208644392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17"/>
          <table:table-cell office:value-type="float" office:value="6.2085409923" calcext:value-type="float">
            <text:p>6.208540992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17"/>
          <table:table-cell office:value-type="float" office:value="6.2084395266" calcext:value-type="float">
            <text:p>6.20843952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17"/>
          <table:table-cell office:value-type="float" office:value="6.2083399715" calcext:value-type="float">
            <text:p>6.20833997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17"/>
          <table:table-cell office:value-type="float" office:value="6.2082423028" calcext:value-type="float">
            <text:p>6.20824230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17"/>
          <table:table-cell office:value-type="float" office:value="6.2081464962" calcext:value-type="float">
            <text:p>6.208146496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17"/>
          <table:table-cell office:value-type="float" office:value="6.2080525273" calcext:value-type="float">
            <text:p>6.208052527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7"/>
          <table:table-cell office:value-type="float" office:value="6.2079603716" calcext:value-type="float">
            <text:p>6.20796037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17"/>
          <table:table-cell office:value-type="float" office:value="6.2078700047" calcext:value-type="float">
            <text:p>6.20787000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17"/>
          <table:table-cell office:value-type="float" office:value="6.2077814018" calcext:value-type="float">
            <text:p>6.20778140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17"/>
          <table:table-cell office:value-type="float" office:value="6.2076945386" calcext:value-type="float">
            <text:p>6.20769453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17"/>
          <table:table-cell office:value-type="float" office:value="6.2076093904" calcext:value-type="float">
            <text:p>6.20760939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17"/>
          <table:table-cell office:value-type="float" office:value="6.2075259326" calcext:value-type="float">
            <text:p>6.207525932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17"/>
          <table:table-cell office:value-type="float" office:value="6.2074441407" calcext:value-type="float">
            <text:p>6.207444140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17"/>
          <table:table-cell office:value-type="float" office:value="6.2073639901" calcext:value-type="float">
            <text:p>6.207363990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17"/>
          <table:table-cell office:value-type="float" office:value="6.2072854564" calcext:value-type="float">
            <text:p>6.207285456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17"/>
          <table:table-cell office:value-type="float" office:value="6.2072085151" calcext:value-type="float">
            <text:p>6.207208515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17"/>
          <table:table-cell office:value-type="float" office:value="6.2071331418" calcext:value-type="float">
            <text:p>6.207133141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17"/>
          <table:table-cell office:value-type="float" office:value="6.2070593124" calcext:value-type="float">
            <text:p>6.207059312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17"/>
          <table:table-cell office:value-type="float" office:value="6.2069870025" calcext:value-type="float">
            <text:p>6.206987002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17"/>
          <table:table-cell office:value-type="float" office:value="6.206916188" calcext:value-type="float">
            <text:p>6.20691618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17"/>
          <table:table-cell office:value-type="float" office:value="6.2068468449" calcext:value-type="float">
            <text:p>6.206846844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17"/>
          <table:table-cell office:value-type="float" office:value="6.2067789493" calcext:value-type="float">
            <text:p>6.206778949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17"/>
          <table:table-cell office:value-type="float" office:value="6.2067124774" calcext:value-type="float">
            <text:p>6.20671247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17"/>
          <table:table-cell office:value-type="float" office:value="6.2066474055" calcext:value-type="float">
            <text:p>6.206647405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17"/>
          <table:table-cell office:value-type="float" office:value="6.2065837101" calcext:value-type="float">
            <text:p>6.20658371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17"/>
          <table:table-cell office:value-type="float" office:value="6.2065213677" calcext:value-type="float">
            <text:p>6.206521367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17"/>
          <table:table-cell office:value-type="float" office:value="6.2064603551" calcext:value-type="float">
            <text:p>6.206460355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17"/>
          <table:table-cell office:value-type="float" office:value="6.2064006491" calcext:value-type="float">
            <text:p>6.206400649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17"/>
          <table:table-cell office:value-type="float" office:value="6.2063422267" calcext:value-type="float">
            <text:p>6.206342226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17"/>
          <table:table-cell office:value-type="float" office:value="6.2062850653" calcext:value-type="float">
            <text:p>6.206285065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17"/>
          <table:table-cell office:value-type="float" office:value="6.206229142" calcext:value-type="float">
            <text:p>6.20622914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17"/>
          <table:table-cell office:value-type="float" office:value="6.2061744344" calcext:value-type="float">
            <text:p>6.206174434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17"/>
          <table:table-cell office:value-type="float" office:value="6.2061209202" calcext:value-type="float">
            <text:p>6.206120920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17"/>
          <table:table-cell office:value-type="float" office:value="6.2060685773" calcext:value-type="float">
            <text:p>6.206068577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17"/>
          <table:table-cell office:value-type="float" office:value="6.2060173836" calcext:value-type="float">
            <text:p>6.206017383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17"/>
          <table:table-cell office:value-type="float" office:value="6.2059673175" calcext:value-type="float">
            <text:p>6.20596731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17"/>
          <table:table-cell office:value-type="float" office:value="6.2059183574" calcext:value-type="float">
            <text:p>6.205918357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17"/>
          <table:table-cell office:value-type="float" office:value="6.2058704818" calcext:value-type="float">
            <text:p>6.205870481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17"/>
          <table:table-cell office:value-type="float" office:value="6.2058236696" calcext:value-type="float">
            <text:p>6.205823669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17"/>
          <table:table-cell office:value-type="float" office:value="6.2057778998" calcext:value-type="float">
            <text:p>6.205777899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17"/>
          <table:table-cell office:value-type="float" office:value="6.2057331515" calcext:value-type="float">
            <text:p>6.205733151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17"/>
          <table:table-cell office:value-type="float" office:value="6.2056894042" calcext:value-type="float">
            <text:p>6.205689404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17"/>
          <table:table-cell office:value-type="float" office:value="6.2056466376" calcext:value-type="float">
            <text:p>6.205646637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17"/>
          <table:table-cell office:value-type="float" office:value="6.2056048314" calcext:value-type="float">
            <text:p>6.205604831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17"/>
          <table:table-cell office:value-type="float" office:value="6.2055639657" calcext:value-type="float">
            <text:p>6.2055639657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17"/>
          <table:table-cell office:value-type="float" office:value="6.2055240207" calcext:value-type="float">
            <text:p>6.2055240207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17"/>
          <table:table-cell office:value-type="float" office:value="6.205484977" calcext:value-type="float">
            <text:p>6.20548497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17"/>
          <table:table-cell office:value-type="float" office:value="6.2054468152" calcext:value-type="float">
            <text:p>6.205446815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17"/>
          <table:table-cell office:value-type="float" office:value="6.2054095162" calcext:value-type="float">
            <text:p>6.205409516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17"/>
          <table:table-cell office:value-type="float" office:value="6.2053730613" calcext:value-type="float">
            <text:p>6.205373061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17"/>
          <table:table-cell office:value-type="float" office:value="6.2053374317" calcext:value-type="float">
            <text:p>6.205337431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17"/>
          <table:table-cell office:value-type="float" office:value="6.2053026091" calcext:value-type="float">
            <text:p>6.20530260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17"/>
          <table:table-cell office:value-type="float" office:value="6.2052685752" calcext:value-type="float">
            <text:p>6.205268575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17"/>
          <table:table-cell office:value-type="float" office:value="6.2052353123" calcext:value-type="float">
            <text:p>6.205235312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17"/>
          <table:table-cell office:value-type="float" office:value="6.2052028025" calcext:value-type="float">
            <text:p>6.205202802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17"/>
          <table:table-cell office:value-type="float" office:value="6.2051710284" calcext:value-type="float">
            <text:p>6.20517102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17"/>
          <table:table-cell office:value-type="float" office:value="6.2051399727" calcext:value-type="float">
            <text:p>6.205139972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17"/>
          <table:table-cell office:value-type="float" office:value="6.2051096185" calcext:value-type="float">
            <text:p>6.205109618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17"/>
          <table:table-cell office:value-type="float" office:value="6.205079949" calcext:value-type="float">
            <text:p>6.20507994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17"/>
          <table:table-cell office:value-type="float" office:value="6.2050509477" calcext:value-type="float">
            <text:p>6.2050509477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17"/>
          <table:table-cell office:value-type="float" office:value="6.2050225983" calcext:value-type="float">
            <text:p>6.2050225983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17"/>
          <table:table-cell office:value-type="float" office:value="6.2049948847" calcext:value-type="float">
            <text:p>6.204994884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17"/>
          <table:table-cell office:value-type="float" office:value="6.2049677912" calcext:value-type="float">
            <text:p>6.204967791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17"/>
          <table:table-cell office:value-type="float" office:value="6.2049413022" calcext:value-type="float">
            <text:p>6.204941302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17"/>
          <table:table-cell office:value-type="float" office:value="6.2049154024" calcext:value-type="float">
            <text:p>6.2049154024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17"/>
          <table:table-cell office:value-type="float" office:value="6.2048900768" calcext:value-type="float">
            <text:p>6.204890076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table:number-columns-repeated="17"/>
          <table:table-cell office:value-type="float" office:value="6.2048653104" calcext:value-type="float">
            <text:p>6.204865310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17"/>
          <table:table-cell office:value-type="float" office:value="6.2048410887" calcext:value-type="float">
            <text:p>6.204841088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table:number-columns-repeated="17"/>
          <table:table-cell office:value-type="float" office:value="6.2048173974" calcext:value-type="float">
            <text:p>6.2048173974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table:number-columns-repeated="17"/>
          <table:table-cell office:value-type="float" office:value="6.2047942224" calcext:value-type="float">
            <text:p>6.2047942224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table:number-columns-repeated="17"/>
          <table:table-cell office:value-type="float" office:value="6.2047715497" calcext:value-type="float">
            <text:p>6.204771549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17"/>
          <table:table-cell office:value-type="float" office:value="6.2047493659" calcext:value-type="float">
            <text:p>6.204749365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17"/>
          <table:table-cell office:value-type="float" office:value="6.2047276576" calcext:value-type="float">
            <text:p>6.204727657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table:number-columns-repeated="17"/>
          <table:table-cell office:value-type="float" office:value="6.2047064115" calcext:value-type="float">
            <text:p>6.2047064115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table:number-columns-repeated="17"/>
          <table:table-cell office:value-type="float" office:value="6.2046856149" calcext:value-type="float">
            <text:p>6.20468561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table:number-columns-repeated="17"/>
          <table:table-cell office:value-type="float" office:value="6.2046652551" calcext:value-type="float">
            <text:p>6.204665255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17"/>
          <table:table-cell office:value-type="float" office:value="6.2046453197" calcext:value-type="float">
            <text:p>6.204645319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17"/>
          <table:table-cell office:value-type="float" office:value="6.2046257965" calcext:value-type="float">
            <text:p>6.204625796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number-columns-repeated="17"/>
          <table:table-cell office:value-type="float" office:value="6.2046066736" calcext:value-type="float">
            <text:p>6.204606673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number-columns-repeated="17"/>
          <table:table-cell office:value-type="float" office:value="6.2045879393" calcext:value-type="float">
            <text:p>6.204587939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table:number-columns-repeated="17"/>
          <table:table-cell office:value-type="float" office:value="6.2045695821" calcext:value-type="float">
            <text:p>6.204569582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17"/>
          <table:table-cell office:value-type="float" office:value="6.204551591" calcext:value-type="float">
            <text:p>6.20455159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17"/>
          <table:table-cell office:value-type="float" office:value="6.2045339547" calcext:value-type="float">
            <text:p>6.204533954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table:number-columns-repeated="17"/>
          <table:table-cell office:value-type="float" office:value="6.2045166627" calcext:value-type="float">
            <text:p>6.204516662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17"/>
          <table:table-cell office:value-type="float" office:value="6.2044997044" calcext:value-type="float">
            <text:p>6.204499704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table:number-columns-repeated="17"/>
          <table:table-cell office:value-type="float" office:value="6.2044830695" calcext:value-type="float">
            <text:p>6.204483069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table:number-columns-repeated="17"/>
          <table:table-cell office:value-type="float" office:value="6.2044667479" calcext:value-type="float">
            <text:p>6.2044667479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17"/>
          <table:table-cell office:value-type="float" office:value="6.2044507298" calcext:value-type="float">
            <text:p>6.204450729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table:number-columns-repeated="17"/>
          <table:table-cell office:value-type="float" office:value="6.2044350056" calcext:value-type="float">
            <text:p>6.204435005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table:number-columns-repeated="17"/>
          <table:table-cell office:value-type="float" office:value="6.2044195658" calcext:value-type="float">
            <text:p>6.204419565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17"/>
          <table:table-cell office:value-type="float" office:value="6.2044044014" calcext:value-type="float">
            <text:p>6.2044044014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17"/>
          <table:table-cell office:value-type="float" office:value="6.2043895033" calcext:value-type="float">
            <text:p>6.204389503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table:number-columns-repeated="17"/>
          <table:table-cell office:value-type="float" office:value="6.2043748628" calcext:value-type="float">
            <text:p>6.2043748628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17"/>
          <table:table-cell office:value-type="float" office:value="6.2043604714" calcext:value-type="float">
            <text:p>6.204360471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17"/>
          <table:table-cell office:value-type="float" office:value="6.2043463208" calcext:value-type="float">
            <text:p>6.204346320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17"/>
          <table:table-cell office:value-type="float" office:value="6.2043324027" calcext:value-type="float">
            <text:p>6.204332402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17"/>
          <table:table-cell office:value-type="float" office:value="6.2043187094" calcext:value-type="float">
            <text:p>6.2043187094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table:number-columns-repeated="17"/>
          <table:table-cell office:value-type="float" office:value="6.2043052331" calcext:value-type="float">
            <text:p>6.2043052331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table:number-columns-repeated="17"/>
          <table:table-cell office:value-type="float" office:value="6.2042919664" calcext:value-type="float">
            <text:p>6.204291966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table:number-columns-repeated="17"/>
          <table:table-cell office:value-type="float" office:value="6.2042789018" calcext:value-type="float">
            <text:p>6.204278901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17"/>
          <table:table-cell office:value-type="float" office:value="6.2042660323" calcext:value-type="float">
            <text:p>6.2042660323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table:number-columns-repeated="17"/>
          <table:table-cell office:value-type="float" office:value="6.2042533509" calcext:value-type="float">
            <text:p>6.204253350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number-columns-repeated="17"/>
          <table:table-cell office:value-type="float" office:value="6.204240851" calcext:value-type="float">
            <text:p>6.20424085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17"/>
          <table:table-cell office:value-type="float" office:value="6.2042285259" calcext:value-type="float">
            <text:p>6.204228525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table:number-columns-repeated="17"/>
          <table:table-cell office:value-type="float" office:value="6.2042163694" calcext:value-type="float">
            <text:p>6.204216369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17"/>
          <table:table-cell office:value-type="float" office:value="6.2042043751" calcext:value-type="float">
            <text:p>6.204204375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table:number-columns-repeated="17"/>
          <table:table-cell office:value-type="float" office:value="6.2041925372" calcext:value-type="float">
            <text:p>6.204192537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table:number-columns-repeated="17"/>
          <table:table-cell office:value-type="float" office:value="6.2041808497" calcext:value-type="float">
            <text:p>6.204180849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table:number-columns-repeated="17"/>
          <table:table-cell office:value-type="float" office:value="6.204169307" calcext:value-type="float">
            <text:p>6.204169307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number-columns-repeated="17"/>
          <table:table-cell office:value-type="float" office:value="6.2041579036" calcext:value-type="float">
            <text:p>6.204157903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table:number-columns-repeated="17"/>
          <table:table-cell office:value-type="float" office:value="6.2041466342" calcext:value-type="float">
            <text:p>6.204146634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table:number-columns-repeated="17"/>
          <table:table-cell office:value-type="float" office:value="6.2041354936" calcext:value-type="float">
            <text:p>6.204135493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table:number-columns-repeated="17"/>
          <table:table-cell office:value-type="float" office:value="6.2041244768" calcext:value-type="float">
            <text:p>6.204124476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table:number-columns-repeated="17"/>
          <table:table-cell office:value-type="float" office:value="6.2041135788" calcext:value-type="float">
            <text:p>6.2041135788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table:number-columns-repeated="17"/>
          <table:table-cell office:value-type="float" office:value="6.2041027951" calcext:value-type="float">
            <text:p>6.204102795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number-columns-repeated="17"/>
          <table:table-cell office:value-type="float" office:value="6.204092121" calcext:value-type="float">
            <text:p>6.20409212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17"/>
          <table:table-cell office:value-type="float" office:value="6.2040815522" calcext:value-type="float">
            <text:p>6.204081552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table:number-columns-repeated="17"/>
          <table:table-cell office:value-type="float" office:value="6.2040710844" calcext:value-type="float">
            <text:p>6.204071084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17"/>
          <table:table-cell office:value-type="float" office:value="6.2040607134" calcext:value-type="float">
            <text:p>6.204060713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table:number-columns-repeated="17"/>
          <table:table-cell office:value-type="float" office:value="6.2040504353" calcext:value-type="float">
            <text:p>6.204050435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17"/>
          <table:table-cell office:value-type="float" office:value="6.2040402462" calcext:value-type="float">
            <text:p>6.204040246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7"/>
          <table:table-cell office:value-type="float" office:value="6.2040301423" calcext:value-type="float">
            <text:p>6.204030142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number-columns-repeated="17"/>
          <table:table-cell office:value-type="float" office:value="6.2040201201" calcext:value-type="float">
            <text:p>6.204020120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table:number-columns-repeated="17"/>
          <table:table-cell office:value-type="float" office:value="6.2040101761" calcext:value-type="float">
            <text:p>6.204010176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table:number-columns-repeated="17"/>
          <table:table-cell office:value-type="float" office:value="6.204000307" calcext:value-type="float">
            <text:p>6.20400030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17"/>
          <table:table-cell office:value-type="float" office:value="6.2039905095" calcext:value-type="float">
            <text:p>6.203990509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17"/>
          <table:table-cell office:value-type="float" office:value="6.2039807805" calcext:value-type="float">
            <text:p>6.2039807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table:number-columns-repeated="17"/>
          <table:table-cell office:value-type="float" office:value="6.2039711169" calcext:value-type="float">
            <text:p>6.2039711169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table:number-columns-repeated="17"/>
          <table:table-cell office:value-type="float" office:value="6.203961516" calcext:value-type="float">
            <text:p>6.20396151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number-columns-repeated="17"/>
          <table:table-cell office:value-type="float" office:value="6.2039519748" calcext:value-type="float">
            <text:p>6.203951974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table:number-columns-repeated="17"/>
          <table:table-cell office:value-type="float" office:value="6.2039424908" calcext:value-type="float">
            <text:p>6.203942490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table:number-columns-repeated="17"/>
          <table:table-cell office:value-type="float" office:value="6.2039330613" calcext:value-type="float">
            <text:p>6.203933061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table:number-columns-repeated="17"/>
          <table:table-cell office:value-type="float" office:value="6.2039236838" calcext:value-type="float">
            <text:p>6.203923683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table:number-columns-repeated="17"/>
          <table:table-cell office:value-type="float" office:value="6.203914356" calcext:value-type="float">
            <text:p>6.20391435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table:number-columns-repeated="17"/>
          <table:table-cell office:value-type="float" office:value="6.2039050756" calcext:value-type="float">
            <text:p>6.2039050756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table:number-columns-repeated="17"/>
          <table:table-cell office:value-type="float" office:value="6.2038958403" calcext:value-type="float">
            <text:p>6.203895840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table:number-columns-repeated="17"/>
          <table:table-cell office:value-type="float" office:value="6.2038866481" calcext:value-type="float">
            <text:p>6.203886648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table:number-columns-repeated="17"/>
          <table:table-cell office:value-type="float" office:value="6.2038774969" calcext:value-type="float">
            <text:p>6.203877496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number-columns-repeated="17"/>
          <table:table-cell office:value-type="float" office:value="6.2038683847" calcext:value-type="float">
            <text:p>6.203868384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17"/>
          <table:table-cell office:value-type="float" office:value="6.2038593098" calcext:value-type="float">
            <text:p>6.203859309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table:number-columns-repeated="17"/>
          <table:table-cell office:value-type="float" office:value="6.2038502702" calcext:value-type="float">
            <text:p>6.2038502702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table:number-columns-repeated="17"/>
          <table:table-cell office:value-type="float" office:value="6.2038412643" calcext:value-type="float">
            <text:p>6.203841264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table:number-columns-repeated="17"/>
          <table:table-cell office:value-type="float" office:value="6.2038322905" calcext:value-type="float">
            <text:p>6.203832290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table:number-columns-repeated="17"/>
          <table:table-cell office:value-type="float" office:value="6.2038233471" calcext:value-type="float">
            <text:p>6.203823347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table:number-columns-repeated="17"/>
          <table:table-cell office:value-type="float" office:value="6.2038144327" calcext:value-type="float">
            <text:p>6.203814432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number-columns-repeated="17"/>
          <table:table-cell office:value-type="float" office:value="6.2038055459" calcext:value-type="float">
            <text:p>6.2038055459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number-columns-repeated="17"/>
          <table:table-cell office:value-type="float" office:value="6.2037966852" calcext:value-type="float">
            <text:p>6.203796685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table:number-columns-repeated="17"/>
          <table:table-cell office:value-type="float" office:value="6.2037878494" calcext:value-type="float">
            <text:p>6.203787849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table:number-columns-repeated="17"/>
          <table:table-cell office:value-type="float" office:value="6.2037790372" calcext:value-type="float">
            <text:p>6.203779037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table:number-columns-repeated="17"/>
          <table:table-cell office:value-type="float" office:value="6.2037702474" calcext:value-type="float">
            <text:p>6.203770247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table:number-columns-repeated="17"/>
          <table:table-cell office:value-type="float" office:value="6.2037614788" calcext:value-type="float">
            <text:p>6.2037614788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table:number-columns-repeated="17"/>
          <table:table-cell office:value-type="float" office:value="6.2037527305" calcext:value-type="float">
            <text:p>6.203752730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table:number-columns-repeated="17"/>
          <table:table-cell office:value-type="float" office:value="6.2037440014" calcext:value-type="float">
            <text:p>6.203744001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17"/>
          <table:table-cell office:value-type="float" office:value="6.2037352905" calcext:value-type="float">
            <text:p>6.203735290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number-columns-repeated="17"/>
          <table:table-cell office:value-type="float" office:value="6.2037265968" calcext:value-type="float">
            <text:p>6.203726596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table:number-columns-repeated="17"/>
          <table:table-cell office:value-type="float" office:value="6.2037179196" calcext:value-type="float">
            <text:p>6.203717919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7"/>
          <table:table-cell office:value-type="float" office:value="6.2037092579" calcext:value-type="float">
            <text:p>6.20370925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table:number-columns-repeated="17"/>
          <table:table-cell office:value-type="float" office:value="6.2037006109" calcext:value-type="float">
            <text:p>6.203700610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table:number-columns-repeated="17"/>
          <table:table-cell office:value-type="float" office:value="6.203691978" calcext:value-type="float">
            <text:p>6.20369197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table:number-columns-repeated="17"/>
          <table:table-cell office:value-type="float" office:value="6.2036833584" calcext:value-type="float">
            <text:p>6.203683358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17"/>
          <table:table-cell office:value-type="float" office:value="6.2036747514" calcext:value-type="float">
            <text:p>6.203674751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table:number-columns-repeated="17"/>
          <table:table-cell office:value-type="float" office:value="6.2036661565" calcext:value-type="float">
            <text:p>6.203666156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number-columns-repeated="17"/>
          <table:table-cell office:value-type="float" office:value="6.2036575729" calcext:value-type="float">
            <text:p>6.203657572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number-columns-repeated="17"/>
          <table:table-cell office:value-type="float" office:value="6.2036490002" calcext:value-type="float">
            <text:p>6.2036490002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table:number-columns-repeated="17"/>
          <table:table-cell office:value-type="float" office:value="6.2036404378" calcext:value-type="float">
            <text:p>6.2036404378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table:number-columns-repeated="17"/>
          <table:table-cell office:value-type="float" office:value="6.2036318852" calcext:value-type="float">
            <text:p>6.203631885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17"/>
          <table:table-cell office:value-type="float" office:value="6.203623342" calcext:value-type="float">
            <text:p>6.20362334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table:number-columns-repeated="17"/>
          <table:table-cell office:value-type="float" office:value="6.2036148077" calcext:value-type="float">
            <text:p>6.203614807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table:number-columns-repeated="17"/>
          <table:table-cell office:value-type="float" office:value="6.203606282" calcext:value-type="float">
            <text:p>6.2036062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table:number-columns-repeated="17"/>
          <table:table-cell office:value-type="float" office:value="6.2035977643" calcext:value-type="float">
            <text:p>6.203597764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table:number-columns-repeated="17"/>
          <table:table-cell office:value-type="float" office:value="6.2035892544" calcext:value-type="float">
            <text:p>6.2035892544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table:number-columns-repeated="17"/>
          <table:table-cell office:value-type="float" office:value="6.203580752" calcext:value-type="float">
            <text:p>6.20358075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table:number-columns-repeated="17"/>
          <table:table-cell office:value-type="float" office:value="6.2035722567" calcext:value-type="float">
            <text:p>6.2035722567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table:number-columns-repeated="17"/>
          <table:table-cell office:value-type="float" office:value="6.2035637683" calcext:value-type="float">
            <text:p>6.203563768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table:number-columns-repeated="17"/>
          <table:table-cell office:value-type="float" office:value="6.2035552864" calcext:value-type="float">
            <text:p>6.2035552864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table:number-columns-repeated="17"/>
          <table:table-cell office:value-type="float" office:value="6.2035468109" calcext:value-type="float">
            <text:p>6.2035468109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17"/>
          <table:table-cell office:value-type="float" office:value="6.2035383416" calcext:value-type="float">
            <text:p>6.203538341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table:number-columns-repeated="17"/>
          <table:table-cell office:value-type="float" office:value="6.2035298781" calcext:value-type="float">
            <text:p>6.203529878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table:number-columns-repeated="17"/>
          <table:table-cell office:value-type="float" office:value="6.2035214205" calcext:value-type="float">
            <text:p>6.203521420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table:number-columns-repeated="17"/>
          <table:table-cell office:value-type="float" office:value="6.2035129684" calcext:value-type="float">
            <text:p>6.203512968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table:number-columns-repeated="17"/>
          <table:table-cell office:value-type="float" office:value="6.2035045217" calcext:value-type="float">
            <text:p>6.2035045217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17"/>
          <table:table-cell office:value-type="float" office:value="6.2034960803" calcext:value-type="float">
            <text:p>6.203496080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17"/>
          <table:table-cell office:value-type="float" office:value="6.2034876441" calcext:value-type="float">
            <text:p>6.203487644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number-columns-repeated="17"/>
          <table:table-cell office:value-type="float" office:value="6.203479213" calcext:value-type="float">
            <text:p>6.203479213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table:number-columns-repeated="17"/>
          <table:table-cell office:value-type="float" office:value="6.2034707869" calcext:value-type="float">
            <text:p>6.2034707869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table:number-columns-repeated="17"/>
          <table:table-cell office:value-type="float" office:value="6.2034623657" calcext:value-type="float">
            <text:p>6.2034623657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table:number-columns-repeated="17"/>
          <table:table-cell office:value-type="float" office:value="6.2034539493" calcext:value-type="float">
            <text:p>6.2034539493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table:number-columns-repeated="17"/>
          <table:table-cell office:value-type="float" office:value="6.2034455377" calcext:value-type="float">
            <text:p>6.2034455377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table:number-columns-repeated="17"/>
          <table:table-cell office:value-type="float" office:value="6.2034371309" calcext:value-type="float">
            <text:p>6.203437130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table:number-columns-repeated="17"/>
          <table:table-cell office:value-type="float" office:value="6.2034287288" calcext:value-type="float">
            <text:p>6.2034287288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table:number-columns-repeated="17"/>
          <table:table-cell office:value-type="float" office:value="6.2034203313" calcext:value-type="float">
            <text:p>6.203420331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17"/>
          <table:table-cell office:value-type="float" office:value="6.2034119386" calcext:value-type="float">
            <text:p>6.203411938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table:number-columns-repeated="17"/>
          <table:table-cell office:value-type="float" office:value="6.2034035505" calcext:value-type="float">
            <text:p>6.2034035505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table:number-columns-repeated="17"/>
          <table:table-cell office:value-type="float" office:value="6.2033951671" calcext:value-type="float">
            <text:p>6.203395167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table:number-columns-repeated="17"/>
          <table:table-cell office:value-type="float" office:value="6.2033867884" calcext:value-type="float">
            <text:p>6.203386788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table:number-columns-repeated="17"/>
          <table:table-cell office:value-type="float" office:value="6.2033784144" calcext:value-type="float">
            <text:p>6.203378414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number-columns-repeated="17"/>
          <table:table-cell office:value-type="float" office:value="6.2033700452" calcext:value-type="float">
            <text:p>6.203370045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table:number-columns-repeated="17"/>
          <table:table-cell office:value-type="float" office:value="6.2033616807" calcext:value-type="float">
            <text:p>6.2033616807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table:number-columns-repeated="17"/>
          <table:table-cell office:value-type="float" office:value="6.203353321" calcext:value-type="float">
            <text:p>6.20335332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table:number-columns-repeated="17"/>
          <table:table-cell office:value-type="float" office:value="6.2033449663" calcext:value-type="float">
            <text:p>6.203344966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7"/>
          <table:table-cell office:value-type="float" office:value="6.2033366164" calcext:value-type="float">
            <text:p>6.203336616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7"/>
          <table:table-cell office:value-type="float" office:value="6.2033282715" calcext:value-type="float">
            <text:p>6.2033282715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table:number-columns-repeated="17"/>
          <table:table-cell office:value-type="float" office:value="6.2033199317" calcext:value-type="float">
            <text:p>6.203319931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number-columns-repeated="17"/>
          <table:table-cell office:value-type="float" office:value="6.2033115969" calcext:value-type="float">
            <text:p>6.203311596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number-columns-repeated="17"/>
          <table:table-cell office:value-type="float" office:value="6.2033032674" calcext:value-type="float">
            <text:p>6.203303267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table:number-columns-repeated="17"/>
          <table:table-cell office:value-type="float" office:value="6.2032949431" calcext:value-type="float">
            <text:p>6.203294943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table:number-columns-repeated="17"/>
          <table:table-cell office:value-type="float" office:value="6.2032866241" calcext:value-type="float">
            <text:p>6.2032866241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table:number-columns-repeated="17"/>
          <table:table-cell office:value-type="float" office:value="6.2032783106" calcext:value-type="float">
            <text:p>6.203278310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table:number-columns-repeated="17"/>
          <table:table-cell office:value-type="float" office:value="6.2032700025" calcext:value-type="float">
            <text:p>6.203270002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table:number-columns-repeated="17"/>
          <table:table-cell office:value-type="float" office:value="6.2032617001" calcext:value-type="float">
            <text:p>6.203261700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table:number-columns-repeated="17"/>
          <table:table-cell office:value-type="float" office:value="6.2032534033" calcext:value-type="float">
            <text:p>6.2032534033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table:number-columns-repeated="17"/>
          <table:table-cell office:value-type="float" office:value="6.2032451124" calcext:value-type="float">
            <text:p>6.203245112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table:number-columns-repeated="17"/>
          <table:table-cell office:value-type="float" office:value="6.2032368273" calcext:value-type="float">
            <text:p>6.203236827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table:number-columns-repeated="17"/>
          <table:table-cell office:value-type="float" office:value="6.2032285482" calcext:value-type="float">
            <text:p>6.203228548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table:number-columns-repeated="17"/>
          <table:table-cell office:value-type="float" office:value="6.2032202751" calcext:value-type="float">
            <text:p>6.203220275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table:number-columns-repeated="17"/>
          <table:table-cell office:value-type="float" office:value="6.2032120083" calcext:value-type="float">
            <text:p>6.203212008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7"/>
          <table:table-cell office:value-type="float" office:value="6.2032037477" calcext:value-type="float">
            <text:p>6.203203747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table:number-columns-repeated="17"/>
          <table:table-cell office:value-type="float" office:value="6.2031954936" calcext:value-type="float">
            <text:p>6.203195493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table:number-columns-repeated="17"/>
          <table:table-cell office:value-type="float" office:value="6.2031872459" calcext:value-type="float">
            <text:p>6.203187245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17"/>
          <table:table-cell office:value-type="float" office:value="6.2031790049" calcext:value-type="float">
            <text:p>6.20317900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table:number-columns-repeated="17"/>
          <table:table-cell office:value-type="float" office:value="6.2031707706" calcext:value-type="float">
            <text:p>6.203170770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17"/>
          <table:table-cell office:value-type="float" office:value="6.2031625431" calcext:value-type="float">
            <text:p>6.20316254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table:number-columns-repeated="17"/>
          <table:table-cell office:value-type="float" office:value="6.2031543226" calcext:value-type="float">
            <text:p>6.20315432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table:number-columns-repeated="17"/>
          <table:table-cell office:value-type="float" office:value="6.2031461092" calcext:value-type="float">
            <text:p>6.203146109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7"/>
          <table:table-cell office:value-type="float" office:value="6.2031379029" calcext:value-type="float">
            <text:p>6.20313790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number-columns-repeated="17"/>
          <table:table-cell office:value-type="float" office:value="6.2031297039" calcext:value-type="float">
            <text:p>6.203129703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17"/>
          <table:table-cell office:value-type="float" office:value="6.2031215123" calcext:value-type="float">
            <text:p>6.203121512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table:number-columns-repeated="17"/>
          <table:table-cell office:value-type="float" office:value="6.2031133283" calcext:value-type="float">
            <text:p>6.2031133283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17"/>
          <table:table-cell office:value-type="float" office:value="6.2031051519" calcext:value-type="float">
            <text:p>6.203105151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number-columns-repeated="17"/>
          <table:table-cell office:value-type="float" office:value="6.2030969832" calcext:value-type="float">
            <text:p>6.2030969832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7"/>
          <table:table-cell office:value-type="float" office:value="6.2030888224" calcext:value-type="float">
            <text:p>6.203088822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table:number-columns-repeated="17"/>
          <table:table-cell office:value-type="float" office:value="6.2030806696" calcext:value-type="float">
            <text:p>6.2030806696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table:number-columns-repeated="17"/>
          <table:table-cell office:value-type="float" office:value="6.2030725249" calcext:value-type="float">
            <text:p>6.2030725249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17"/>
          <table:table-cell office:value-type="float" office:value="6.2030643884" calcext:value-type="float">
            <text:p>6.203064388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table:number-columns-repeated="17"/>
          <table:table-cell office:value-type="float" office:value="6.2030562602" calcext:value-type="float">
            <text:p>6.203056260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table:number-columns-repeated="17"/>
          <table:table-cell office:value-type="float" office:value="6.2030481404" calcext:value-type="float">
            <text:p>6.203048140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7"/>
          <table:table-cell office:value-type="float" office:value="6.2030400293" calcext:value-type="float">
            <text:p>6.2030400293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17"/>
          <table:table-cell office:value-type="float" office:value="6.2030319268" calcext:value-type="float">
            <text:p>6.20303192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17"/>
          <table:table-cell office:value-type="float" office:value="6.203023833" calcext:value-type="float">
            <text:p>6.20302383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17"/>
          <table:table-cell office:value-type="float" office:value="6.2030157482" calcext:value-type="float">
            <text:p>6.203015748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17"/>
          <table:table-cell office:value-type="float" office:value="6.2030076724" calcext:value-type="float">
            <text:p>6.203007672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17"/>
          <table:table-cell office:value-type="float" office:value="6.2029996057" calcext:value-type="float">
            <text:p>6.202999605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table:number-columns-repeated="17"/>
          <table:table-cell office:value-type="float" office:value="6.2029915483" calcext:value-type="float">
            <text:p>6.2029915483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17"/>
          <table:table-cell office:value-type="float" office:value="6.2029835002" calcext:value-type="float">
            <text:p>6.2029835002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table:number-columns-repeated="17"/>
          <table:table-cell office:value-type="float" office:value="6.2029754615" calcext:value-type="float">
            <text:p>6.202975461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table:number-columns-repeated="17"/>
          <table:table-cell office:value-type="float" office:value="6.2029674325" calcext:value-type="float">
            <text:p>6.20296743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7"/>
          <table:table-cell office:value-type="float" office:value="6.2029594131" calcext:value-type="float">
            <text:p>6.202959413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17"/>
          <table:table-cell office:value-type="float" office:value="6.2029514035" calcext:value-type="float">
            <text:p>6.202951403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table:number-columns-repeated="17"/>
          <table:table-cell office:value-type="float" office:value="6.2029434038" calcext:value-type="float">
            <text:p>6.2029434038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table:number-columns-repeated="17"/>
          <table:table-cell office:value-type="float" office:value="6.2029354141" calcext:value-type="float">
            <text:p>6.202935414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17"/>
          <table:table-cell office:value-type="float" office:value="6.2029274345" calcext:value-type="float">
            <text:p>6.2029274345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table:number-columns-repeated="17"/>
          <table:table-cell office:value-type="float" office:value="6.2029194651" calcext:value-type="float">
            <text:p>6.202919465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17"/>
          <table:table-cell office:value-type="float" office:value="6.202911506" calcext:value-type="float">
            <text:p>6.2029115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table:number-columns-repeated="17"/>
          <table:table-cell office:value-type="float" office:value="6.2029035574" calcext:value-type="float">
            <text:p>6.20290355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table:number-columns-repeated="17"/>
          <table:table-cell office:value-type="float" office:value="6.2028956193" calcext:value-type="float">
            <text:p>6.2028956193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17"/>
          <table:table-cell office:value-type="float" office:value="6.2028876918" calcext:value-type="float">
            <text:p>6.2028876918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table:number-columns-repeated="17"/>
          <table:table-cell office:value-type="float" office:value="6.202879775" calcext:value-type="float">
            <text:p>6.20287977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table:number-columns-repeated="17"/>
          <table:table-cell office:value-type="float" office:value="6.2028718691" calcext:value-type="float">
            <text:p>6.2028718691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table:number-columns-repeated="17"/>
          <table:table-cell office:value-type="float" office:value="6.2028639741" calcext:value-type="float">
            <text:p>6.2028639741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17"/>
          <table:table-cell office:value-type="float" office:value="6.2028560902" calcext:value-type="float">
            <text:p>6.202856090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number-columns-repeated="17"/>
          <table:table-cell office:value-type="float" office:value="6.2028482174" calcext:value-type="float">
            <text:p>6.202848217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table:number-columns-repeated="17"/>
          <table:table-cell office:value-type="float" office:value="6.2028403558" calcext:value-type="float">
            <text:p>6.202840355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table:number-columns-repeated="17"/>
          <table:table-cell office:value-type="float" office:value="6.2028325055" calcext:value-type="float">
            <text:p>6.202832505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table:number-columns-repeated="17"/>
          <table:table-cell office:value-type="float" office:value="6.2028246667" calcext:value-type="float">
            <text:p>6.2028246667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table:number-columns-repeated="17"/>
          <table:table-cell office:value-type="float" office:value="6.2028168394" calcext:value-type="float">
            <text:p>6.2028168394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17"/>
          <table:table-cell office:value-type="float" office:value="6.2028090236" calcext:value-type="float">
            <text:p>6.2028090236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table:number-columns-repeated="17"/>
          <table:table-cell office:value-type="float" office:value="6.2028012196" calcext:value-type="float">
            <text:p>6.2028012196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17"/>
          <table:table-cell office:value-type="float" office:value="6.2027934274" calcext:value-type="float">
            <text:p>6.202793427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17"/>
          <table:table-cell office:value-type="float" office:value="6.2027856471" calcext:value-type="float">
            <text:p>6.202785647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table:number-columns-repeated="17"/>
          <table:table-cell office:value-type="float" office:value="6.2027778787" calcext:value-type="float">
            <text:p>6.202777878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table:number-columns-repeated="17"/>
          <table:table-cell office:value-type="float" office:value="6.2027701225" calcext:value-type="float">
            <text:p>6.2027701225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table:number-columns-repeated="17"/>
          <table:table-cell office:value-type="float" office:value="6.2027623783" calcext:value-type="float">
            <text:p>6.2027623783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table:number-columns-repeated="17"/>
          <table:table-cell office:value-type="float" office:value="6.2027546464" calcext:value-type="float">
            <text:p>6.202754646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table:number-columns-repeated="17"/>
          <table:table-cell office:value-type="float" office:value="6.2027469269" calcext:value-type="float">
            <text:p>6.2027469269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number-columns-repeated="17"/>
          <table:table-cell office:value-type="float" office:value="6.2027392198" calcext:value-type="float">
            <text:p>6.2027392198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table:number-columns-repeated="17"/>
          <table:table-cell office:value-type="float" office:value="6.2027315251" calcext:value-type="float">
            <text:p>6.202731525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17"/>
          <table:table-cell office:value-type="float" office:value="6.2027238431" calcext:value-type="float">
            <text:p>6.202723843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table:number-columns-repeated="17"/>
          <table:table-cell office:value-type="float" office:value="6.2027161737" calcext:value-type="float">
            <text:p>6.2027161737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17"/>
          <table:table-cell office:value-type="float" office:value="6.202708517" calcext:value-type="float">
            <text:p>6.20270851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17"/>
          <table:table-cell office:value-type="float" office:value="6.2027008733" calcext:value-type="float">
            <text:p>6.2027008733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17"/>
          <table:table-cell office:value-type="float" office:value="6.2026932424" calcext:value-type="float">
            <text:p>6.202693242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table:number-columns-repeated="17"/>
          <table:table-cell office:value-type="float" office:value="6.2026856245" calcext:value-type="float">
            <text:p>6.202685624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table:number-columns-repeated="17"/>
          <table:table-cell office:value-type="float" office:value="6.2026780196" calcext:value-type="float">
            <text:p>6.202678019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number-columns-repeated="17"/>
          <table:table-cell office:value-type="float" office:value="6.202670428" calcext:value-type="float">
            <text:p>6.202670428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table:number-columns-repeated="17"/>
          <table:table-cell office:value-type="float" office:value="6.2026628495" calcext:value-type="float">
            <text:p>6.202662849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table:number-columns-repeated="17"/>
          <table:table-cell office:value-type="float" office:value="6.2026552844" calcext:value-type="float">
            <text:p>6.2026552844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table:number-columns-repeated="17"/>
          <table:table-cell office:value-type="float" office:value="6.2026477326" calcext:value-type="float">
            <text:p>6.2026477326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table:number-columns-repeated="17"/>
          <table:table-cell office:value-type="float" office:value="6.2026401943" calcext:value-type="float">
            <text:p>6.2026401943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number-columns-repeated="17"/>
          <table:table-cell office:value-type="float" office:value="6.2026326695" calcext:value-type="float">
            <text:p>6.202632669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17"/>
          <table:table-cell office:value-type="float" office:value="6.2026251583" calcext:value-type="float">
            <text:p>6.202625158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table:number-columns-repeated="17"/>
          <table:table-cell office:value-type="float" office:value="6.2026176608" calcext:value-type="float">
            <text:p>6.2026176608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table:number-columns-repeated="17"/>
          <table:table-cell office:value-type="float" office:value="6.202610177" calcext:value-type="float">
            <text:p>6.202610177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table:number-columns-repeated="17"/>
          <table:table-cell office:value-type="float" office:value="6.202602707" calcext:value-type="float">
            <text:p>6.202602707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number-columns-repeated="17"/>
          <table:table-cell office:value-type="float" office:value="6.2025952509" calcext:value-type="float">
            <text:p>6.202595250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table:number-columns-repeated="17"/>
          <table:table-cell office:value-type="float" office:value="6.2025878087" calcext:value-type="float">
            <text:p>6.2025878087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17"/>
          <table:table-cell office:value-type="float" office:value="6.2025803806" calcext:value-type="float">
            <text:p>6.2025803806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17"/>
          <table:table-cell office:value-type="float" office:value="6.2025729665" calcext:value-type="float">
            <text:p>6.202572966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17"/>
          <table:table-cell office:value-type="float" office:value="6.2025655666" calcext:value-type="float">
            <text:p>6.2025655666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17"/>
          <table:table-cell office:value-type="float" office:value="6.2025581809" calcext:value-type="float">
            <text:p>6.202558180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17"/>
          <table:table-cell office:value-type="float" office:value="6.2025508095" calcext:value-type="float">
            <text:p>6.202550809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17"/>
          <table:table-cell office:value-type="float" office:value="6.2025434524" calcext:value-type="float">
            <text:p>6.202543452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17"/>
          <table:table-cell office:value-type="float" office:value="6.2025361096" calcext:value-type="float">
            <text:p>6.2025361096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17"/>
          <table:table-cell office:value-type="float" office:value="6.2025287814" calcext:value-type="float">
            <text:p>6.202528781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17"/>
          <table:table-cell office:value-type="float" office:value="6.2025214677" calcext:value-type="float">
            <text:p>6.2025214677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17"/>
          <table:table-cell office:value-type="float" office:value="6.2025141685" calcext:value-type="float">
            <text:p>6.202514168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17"/>
          <table:table-cell office:value-type="float" office:value="6.202506884" calcext:value-type="float">
            <text:p>6.20250688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17"/>
          <table:table-cell office:value-type="float" office:value="6.2024996141" calcext:value-type="float">
            <text:p>6.2024996141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17"/>
          <table:table-cell office:value-type="float" office:value="6.2024923591" calcext:value-type="float">
            <text:p>6.2024923591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17"/>
          <table:table-cell office:value-type="float" office:value="6.2024851188" calcext:value-type="float">
            <text:p>6.202485118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17"/>
          <table:table-cell office:value-type="float" office:value="6.2024778934" calcext:value-type="float">
            <text:p>6.202477893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17"/>
          <table:table-cell office:value-type="float" office:value="6.2024706829" calcext:value-type="float">
            <text:p>6.202470682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17"/>
          <table:table-cell office:value-type="float" office:value="6.2024634873" calcext:value-type="float">
            <text:p>6.2024634873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17"/>
          <table:table-cell office:value-type="float" office:value="6.2024563068" calcext:value-type="float">
            <text:p>6.202456306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17"/>
          <table:table-cell office:value-type="float" office:value="6.2024491414" calcext:value-type="float">
            <text:p>6.202449141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table:number-columns-repeated="17"/>
          <table:table-cell office:value-type="float" office:value="6.202441991" calcext:value-type="float">
            <text:p>6.20244199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17"/>
          <table:table-cell office:value-type="float" office:value="6.2024348559" calcext:value-type="float">
            <text:p>6.2024348559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7"/>
          <table:table-cell office:value-type="float" office:value="6.2024277359" calcext:value-type="float">
            <text:p>6.2024277359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17"/>
          <table:table-cell office:value-type="float" office:value="6.2024206313" calcext:value-type="float">
            <text:p>6.202420631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17"/>
          <table:table-cell office:value-type="float" office:value="6.2024135419" calcext:value-type="float">
            <text:p>6.20241354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17"/>
          <table:table-cell office:value-type="float" office:value="6.2024064679" calcext:value-type="float">
            <text:p>6.202406467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17"/>
          <table:table-cell office:value-type="float" office:value="6.2023994093" calcext:value-type="float">
            <text:p>6.202399409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17"/>
          <table:table-cell office:value-type="float" office:value="6.2023923662" calcext:value-type="float">
            <text:p>6.202392366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17"/>
          <table:table-cell office:value-type="float" office:value="6.2023853385" calcext:value-type="float">
            <text:p>6.2023853385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table:number-columns-repeated="17"/>
          <table:table-cell office:value-type="float" office:value="6.2023783264" calcext:value-type="float">
            <text:p>6.202378326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17"/>
          <table:table-cell office:value-type="float" office:value="6.2023713299" calcext:value-type="float">
            <text:p>6.202371329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17"/>
          <table:table-cell office:value-type="float" office:value="6.202364349" calcext:value-type="float">
            <text:p>6.20236434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17"/>
          <table:table-cell office:value-type="float" office:value="6.2023573837" calcext:value-type="float">
            <text:p>6.2023573837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17"/>
          <table:table-cell office:value-type="float" office:value="6.2023504341" calcext:value-type="float">
            <text:p>6.202350434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17"/>
          <table:table-cell office:value-type="float" office:value="6.2023435003" calcext:value-type="float">
            <text:p>6.2023435003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17"/>
          <table:table-cell office:value-type="float" office:value="6.2023365823" calcext:value-type="float">
            <text:p>6.202336582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17"/>
          <table:table-cell office:value-type="float" office:value="6.20232968" calcext:value-type="float">
            <text:p>6.2023296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table:number-columns-repeated="17"/>
          <table:table-cell office:value-type="float" office:value="6.2023227936" calcext:value-type="float">
            <text:p>6.202322793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17"/>
          <table:table-cell office:value-type="float" office:value="6.2023159231" calcext:value-type="float">
            <text:p>6.202315923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table:number-columns-repeated="17"/>
          <table:table-cell office:value-type="float" office:value="6.2023090685" calcext:value-type="float">
            <text:p>6.202309068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table:number-columns-repeated="17"/>
          <table:table-cell office:value-type="float" office:value="6.2023022299" calcext:value-type="float">
            <text:p>6.2023022299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17"/>
          <table:table-cell office:value-type="float" office:value="6.2022954072" calcext:value-type="float">
            <text:p>6.2022954072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number-columns-repeated="17"/>
          <table:table-cell office:value-type="float" office:value="6.2022886006" calcext:value-type="float">
            <text:p>6.202288600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17"/>
          <table:table-cell office:value-type="float" office:value="6.20228181" calcext:value-type="float">
            <text:p>6.2022818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number-columns-repeated="17"/>
          <table:table-cell office:value-type="float" office:value="6.2022750355" calcext:value-type="float">
            <text:p>6.202275035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17"/>
          <table:table-cell office:value-type="float" office:value="6.202268277" calcext:value-type="float">
            <text:p>6.202268277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17"/>
          <table:table-cell office:value-type="float" office:value="6.2022615347" calcext:value-type="float">
            <text:p>6.202261534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17"/>
          <table:table-cell office:value-type="float" office:value="6.2022548086" calcext:value-type="float">
            <text:p>6.202254808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17"/>
          <table:table-cell office:value-type="float" office:value="6.2022480987" calcext:value-type="float">
            <text:p>6.2022480987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number-columns-repeated="17"/>
          <table:table-cell office:value-type="float" office:value="6.2022414049" calcext:value-type="float">
            <text:p>6.2022414049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table:number-columns-repeated="17"/>
          <table:table-cell office:value-type="float" office:value="6.2022347274" calcext:value-type="float">
            <text:p>6.202234727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number-columns-repeated="17"/>
          <table:table-cell office:value-type="float" office:value="6.2022280662" calcext:value-type="float">
            <text:p>6.202228066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table:number-columns-repeated="17"/>
          <table:table-cell office:value-type="float" office:value="6.2022214213" calcext:value-type="float">
            <text:p>6.202221421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table:number-columns-repeated="17"/>
          <table:table-cell office:value-type="float" office:value="6.2022147926" calcext:value-type="float">
            <text:p>6.202214792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17"/>
          <table:table-cell office:value-type="float" office:value="6.2022081803" calcext:value-type="float">
            <text:p>6.202208180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17"/>
          <table:table-cell office:value-type="float" office:value="6.2022015843" calcext:value-type="float">
            <text:p>6.202201584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table:number-columns-repeated="17"/>
          <table:table-cell office:value-type="float" office:value="6.2021950048" calcext:value-type="float">
            <text:p>6.202195004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table:number-columns-repeated="17"/>
          <table:table-cell office:value-type="float" office:value="6.2021884416" calcext:value-type="float">
            <text:p>6.2021884416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number-columns-repeated="17"/>
          <table:table-cell office:value-type="float" office:value="6.2021818948" calcext:value-type="float">
            <text:p>6.202181894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table:number-columns-repeated="17"/>
          <table:table-cell office:value-type="float" office:value="6.2021753644" calcext:value-type="float">
            <text:p>6.2021753644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table:number-columns-repeated="17"/>
          <table:table-cell office:value-type="float" office:value="6.2021688505" calcext:value-type="float">
            <text:p>6.202168850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table:number-columns-repeated="17"/>
          <table:table-cell office:value-type="float" office:value="6.202162353" calcext:value-type="float">
            <text:p>6.2021623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17"/>
          <table:table-cell office:value-type="float" office:value="6.202155872" calcext:value-type="float">
            <text:p>6.20215587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number-columns-repeated="17"/>
          <table:table-cell office:value-type="float" office:value="6.2021494075" calcext:value-type="float">
            <text:p>6.202149407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17"/>
          <table:table-cell office:value-type="float" office:value="6.2021429595" calcext:value-type="float">
            <text:p>6.2021429595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17"/>
          <table:table-cell office:value-type="float" office:value="6.202136528" calcext:value-type="float">
            <text:p>6.202136528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table:number-columns-repeated="17"/>
          <table:table-cell office:value-type="float" office:value="6.2021301131" calcext:value-type="float">
            <text:p>6.202130113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table:number-columns-repeated="17"/>
          <table:table-cell office:value-type="float" office:value="6.2021237147" calcext:value-type="float">
            <text:p>6.202123714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table:number-columns-repeated="17"/>
          <table:table-cell office:value-type="float" office:value="6.2021173328" calcext:value-type="float">
            <text:p>6.202117332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17"/>
          <table:table-cell office:value-type="float" office:value="6.2021109675" calcext:value-type="float">
            <text:p>6.2021109675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table:number-columns-repeated="17"/>
          <table:table-cell office:value-type="float" office:value="6.2021046187" calcext:value-type="float">
            <text:p>6.202104618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table:number-columns-repeated="17"/>
          <table:table-cell office:value-type="float" office:value="6.2020982866" calcext:value-type="float">
            <text:p>6.202098286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number-columns-repeated="17"/>
          <table:table-cell office:value-type="float" office:value="6.202091971" calcext:value-type="float">
            <text:p>6.202091971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table:number-columns-repeated="17"/>
          <table:table-cell office:value-type="float" office:value="6.202085672" calcext:value-type="float">
            <text:p>6.20208567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table:number-columns-repeated="17"/>
          <table:table-cell office:value-type="float" office:value="6.2020793896" calcext:value-type="float">
            <text:p>6.2020793896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table:number-columns-repeated="17"/>
          <table:table-cell office:value-type="float" office:value="6.2020731238" calcext:value-type="float">
            <text:p>6.2020731238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number-columns-repeated="17"/>
          <table:table-cell office:value-type="float" office:value="6.2020668746" calcext:value-type="float">
            <text:p>6.202066874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table:number-columns-repeated="17"/>
          <table:table-cell office:value-type="float" office:value="6.202060642" calcext:value-type="float">
            <text:p>6.20206064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table:number-columns-repeated="17"/>
          <table:table-cell office:value-type="float" office:value="6.2020544261" calcext:value-type="float">
            <text:p>6.202054426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table:number-columns-repeated="17"/>
          <table:table-cell office:value-type="float" office:value="6.2020482267" calcext:value-type="float">
            <text:p>6.2020482267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table:number-columns-repeated="17"/>
          <table:table-cell office:value-type="float" office:value="6.202042044" calcext:value-type="float">
            <text:p>6.202042044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table:number-columns-repeated="17"/>
          <table:table-cell office:value-type="float" office:value="6.2020358778" calcext:value-type="float">
            <text:p>6.202035877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number-columns-repeated="17"/>
          <table:table-cell office:value-type="float" office:value="6.2020297283" calcext:value-type="float">
            <text:p>6.2020297283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table:number-columns-repeated="17"/>
          <table:table-cell office:value-type="float" office:value="6.2020235954" calcext:value-type="float">
            <text:p>6.202023595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table:number-columns-repeated="17"/>
          <table:table-cell office:value-type="float" office:value="6.2020174791" calcext:value-type="float">
            <text:p>6.202017479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17"/>
          <table:table-cell office:value-type="float" office:value="6.2020113795" calcext:value-type="float">
            <text:p>6.202011379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table:number-columns-repeated="17"/>
          <table:table-cell office:value-type="float" office:value="6.2020052964" calcext:value-type="float">
            <text:p>6.2020052964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table:number-columns-repeated="17"/>
          <table:table-cell office:value-type="float" office:value="6.20199923" calcext:value-type="float">
            <text:p>6.2019992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table:number-columns-repeated="17"/>
          <table:table-cell office:value-type="float" office:value="6.2019931801" calcext:value-type="float">
            <text:p>6.2019931801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table:number-columns-repeated="17"/>
          <table:table-cell office:value-type="float" office:value="6.2019871468" calcext:value-type="float">
            <text:p>6.2019871468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17"/>
          <table:table-cell office:value-type="float" office:value="6.2019811302" calcext:value-type="float">
            <text:p>6.2019811302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table:number-columns-repeated="17"/>
          <table:table-cell office:value-type="float" office:value="6.2019751301" calcext:value-type="float">
            <text:p>6.2019751301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table:number-columns-repeated="17"/>
          <table:table-cell office:value-type="float" office:value="6.2019691465" calcext:value-type="float">
            <text:p>6.201969146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17"/>
          <table:table-cell office:value-type="float" office:value="6.2019631796" calcext:value-type="float">
            <text:p>6.201963179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table:number-columns-repeated="17"/>
          <table:table-cell office:value-type="float" office:value="6.2019572292" calcext:value-type="float">
            <text:p>6.2019572292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17"/>
          <table:table-cell office:value-type="float" office:value="6.2019512953" calcext:value-type="float">
            <text:p>6.201951295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17"/>
          <table:table-cell office:value-type="float" office:value="6.201945378" calcext:value-type="float">
            <text:p>6.201945378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table:number-columns-repeated="17"/>
          <table:table-cell office:value-type="float" office:value="6.2019394773" calcext:value-type="float">
            <text:p>6.2019394773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table:number-columns-repeated="17"/>
          <table:table-cell office:value-type="float" office:value="6.201933593" calcext:value-type="float">
            <text:p>6.201933593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table:number-columns-repeated="17"/>
          <table:table-cell office:value-type="float" office:value="6.2019277252" calcext:value-type="float">
            <text:p>6.201927725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table:number-columns-repeated="17"/>
          <table:table-cell office:value-type="float" office:value="6.201921874" calcext:value-type="float">
            <text:p>6.201921874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table:number-columns-repeated="17"/>
          <table:table-cell office:value-type="float" office:value="6.2019160392" calcext:value-type="float">
            <text:p>6.201916039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table:number-columns-repeated="17"/>
          <table:table-cell office:value-type="float" office:value="6.2019102209" calcext:value-type="float">
            <text:p>6.201910220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table:number-columns-repeated="17"/>
          <table:table-cell office:value-type="float" office:value="6.201904419" calcext:value-type="float">
            <text:p>6.20190441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table:number-columns-repeated="17"/>
          <table:table-cell office:value-type="float" office:value="6.2018986336" calcext:value-type="float">
            <text:p>6.201898633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17"/>
          <table:table-cell office:value-type="float" office:value="6.2018928646" calcext:value-type="float">
            <text:p>6.2018928646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table:number-columns-repeated="17"/>
          <table:table-cell office:value-type="float" office:value="6.2018871119" calcext:value-type="float">
            <text:p>6.2018871119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17"/>
          <table:table-cell office:value-type="float" office:value="6.2018813757" calcext:value-type="float">
            <text:p>6.201881375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17"/>
          <table:table-cell office:value-type="float" office:value="6.2018756559" calcext:value-type="float">
            <text:p>6.2018756559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17"/>
          <table:table-cell office:value-type="float" office:value="6.2018699524" calcext:value-type="float">
            <text:p>6.2018699524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17"/>
          <table:table-cell office:value-type="float" office:value="6.2018642652" calcext:value-type="float">
            <text:p>6.201864265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table:number-columns-repeated="17"/>
          <table:table-cell office:value-type="float" office:value="6.2018585943" calcext:value-type="float">
            <text:p>6.201858594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17"/>
          <table:table-cell office:value-type="float" office:value="6.2018529397" calcext:value-type="float">
            <text:p>6.201852939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17"/>
          <table:table-cell office:value-type="float" office:value="6.2018473014" calcext:value-type="float">
            <text:p>6.2018473014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table:number-columns-repeated="17"/>
          <table:table-cell office:value-type="float" office:value="6.2018416794" calcext:value-type="float">
            <text:p>6.2018416794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17"/>
          <table:table-cell office:value-type="float" office:value="6.2018360735" calcext:value-type="float">
            <text:p>6.2018360735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table:number-columns-repeated="17"/>
          <table:table-cell office:value-type="float" office:value="6.2018304839" calcext:value-type="float">
            <text:p>6.2018304839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17"/>
          <table:table-cell office:value-type="float" office:value="6.2018249105" calcext:value-type="float">
            <text:p>6.201824910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table:number-columns-repeated="17"/>
          <table:table-cell office:value-type="float" office:value="6.2018193532" calcext:value-type="float">
            <text:p>6.201819353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table:number-columns-repeated="17"/>
          <table:table-cell office:value-type="float" office:value="6.201813812" calcext:value-type="float">
            <text:p>6.201813812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17"/>
          <table:table-cell office:value-type="float" office:value="6.201808287" calcext:value-type="float">
            <text:p>6.20180828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table:number-columns-repeated="17"/>
          <table:table-cell office:value-type="float" office:value="6.201802778" calcext:value-type="float">
            <text:p>6.201802778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table:number-columns-repeated="17"/>
          <table:table-cell office:value-type="float" office:value="6.2017972851" calcext:value-type="float">
            <text:p>6.201797285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table:number-columns-repeated="17"/>
          <table:table-cell office:value-type="float" office:value="6.2017918083" calcext:value-type="float">
            <text:p>6.2017918083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17"/>
          <table:table-cell office:value-type="float" office:value="6.2017863474" calcext:value-type="float">
            <text:p>6.2017863474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table:number-columns-repeated="17"/>
          <table:table-cell office:value-type="float" office:value="6.2017809025" calcext:value-type="float">
            <text:p>6.201780902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17"/>
          <table:table-cell office:value-type="float" office:value="6.2017754736" calcext:value-type="float">
            <text:p>6.2017754736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table:number-columns-repeated="17"/>
          <table:table-cell office:value-type="float" office:value="6.2017700606" calcext:value-type="float">
            <text:p>6.2017700606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table:number-columns-repeated="17"/>
          <table:table-cell office:value-type="float" office:value="6.2017646634" calcext:value-type="float">
            <text:p>6.2017646634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table:number-columns-repeated="17"/>
          <table:table-cell office:value-type="float" office:value="6.2017592822" calcext:value-type="float">
            <text:p>6.201759282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table:number-columns-repeated="17"/>
          <table:table-cell office:value-type="float" office:value="6.2017539167" calcext:value-type="float">
            <text:p>6.201753916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17"/>
          <table:table-cell office:value-type="float" office:value="6.2017485671" calcext:value-type="float">
            <text:p>6.2017485671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17"/>
          <table:table-cell office:value-type="float" office:value="6.2017432333" calcext:value-type="float">
            <text:p>6.2017432333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17"/>
          <table:table-cell office:value-type="float" office:value="6.2017379151" calcext:value-type="float">
            <text:p>6.2017379151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17"/>
          <table:table-cell office:value-type="float" office:value="6.2017326127" calcext:value-type="float">
            <text:p>6.2017326127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17"/>
          <table:table-cell office:value-type="float" office:value="6.201727326" calcext:value-type="float">
            <text:p>6.201727326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17"/>
          <table:table-cell office:value-type="float" office:value="6.2017220549" calcext:value-type="float">
            <text:p>6.2017220549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17"/>
          <table:table-cell office:value-type="float" office:value="6.2017167994" calcext:value-type="float">
            <text:p>6.201716799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table:number-columns-repeated="17"/>
          <table:table-cell office:value-type="float" office:value="6.2017115595" calcext:value-type="float">
            <text:p>6.2017115595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number-columns-repeated="17"/>
          <table:table-cell office:value-type="float" office:value="6.2017063352" calcext:value-type="float">
            <text:p>6.2017063352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17"/>
          <table:table-cell office:value-type="float" office:value="6.2017011263" calcext:value-type="float">
            <text:p>6.201701126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17"/>
          <table:table-cell office:value-type="float" office:value="6.201695933" calcext:value-type="float">
            <text:p>6.201695933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table:number-columns-repeated="17"/>
          <table:table-cell office:value-type="float" office:value="6.201690755" calcext:value-type="float">
            <text:p>6.20169075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table:number-columns-repeated="17"/>
          <table:table-cell office:value-type="float" office:value="6.2016855925" calcext:value-type="float">
            <text:p>6.201685592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17"/>
          <table:table-cell office:value-type="float" office:value="6.2016804453" calcext:value-type="float">
            <text:p>6.2016804453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number-columns-repeated="17"/>
          <table:table-cell office:value-type="float" office:value="6.2016753135" calcext:value-type="float">
            <text:p>6.201675313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number-columns-repeated="17"/>
          <table:table-cell office:value-type="float" office:value="6.2016701969" calcext:value-type="float">
            <text:p>6.2016701969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table:number-columns-repeated="17"/>
          <table:table-cell office:value-type="float" office:value="6.2016650956" calcext:value-type="float">
            <text:p>6.201665095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table:number-columns-repeated="17"/>
          <table:table-cell office:value-type="float" office:value="6.2016600095" calcext:value-type="float">
            <text:p>6.2016600095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table:number-columns-repeated="17"/>
          <table:table-cell office:value-type="float" office:value="6.2016549386" calcext:value-type="float">
            <text:p>6.2016549386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table:number-columns-repeated="17"/>
          <table:table-cell office:value-type="float" office:value="6.2016498829" calcext:value-type="float">
            <text:p>6.201649882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number-columns-repeated="17"/>
          <table:table-cell office:value-type="float" office:value="6.2016448422" calcext:value-type="float">
            <text:p>6.201644842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table:number-columns-repeated="17"/>
          <table:table-cell office:value-type="float" office:value="6.2016398166" calcext:value-type="float">
            <text:p>6.201639816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number-columns-repeated="17"/>
          <table:table-cell office:value-type="float" office:value="6.201634806" calcext:value-type="float">
            <text:p>6.20163480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number-columns-repeated="17"/>
          <table:table-cell office:value-type="float" office:value="6.2016298104" calcext:value-type="float">
            <text:p>6.201629810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17"/>
          <table:table-cell office:value-type="float" office:value="6.2016248298" calcext:value-type="float">
            <text:p>6.201624829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17"/>
          <table:table-cell office:value-type="float" office:value="6.201619864" calcext:value-type="float">
            <text:p>6.201619864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table:number-columns-repeated="17"/>
          <table:table-cell office:value-type="float" office:value="6.2016149131" calcext:value-type="float">
            <text:p>6.2016149131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table:number-columns-repeated="17"/>
          <table:table-cell office:value-type="float" office:value="6.201609977" calcext:value-type="float">
            <text:p>6.201609977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table:number-columns-repeated="17"/>
          <table:table-cell office:value-type="float" office:value="6.2016050557" calcext:value-type="float">
            <text:p>6.2016050557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table:number-columns-repeated="17"/>
          <table:table-cell office:value-type="float" office:value="6.2016001491" calcext:value-type="float">
            <text:p>6.2016001491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table:number-columns-repeated="17"/>
          <table:table-cell office:value-type="float" office:value="6.2015952572" calcext:value-type="float">
            <text:p>6.2015952572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table:number-columns-repeated="17"/>
          <table:table-cell office:value-type="float" office:value="6.20159038" calcext:value-type="float">
            <text:p>6.2015903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table:number-columns-repeated="17"/>
          <table:table-cell office:value-type="float" office:value="6.2015855174" calcext:value-type="float">
            <text:p>6.201585517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number-columns-repeated="17"/>
          <table:table-cell office:value-type="float" office:value="6.2015806693" calcext:value-type="float">
            <text:p>6.201580669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table:number-columns-repeated="17"/>
          <table:table-cell office:value-type="float" office:value="6.2015758357" calcext:value-type="float">
            <text:p>6.201575835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17"/>
          <table:table-cell office:value-type="float" office:value="6.2015710167" calcext:value-type="float">
            <text:p>6.2015710167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17"/>
          <table:table-cell office:value-type="float" office:value="6.201566212" calcext:value-type="float">
            <text:p>6.201566212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table:number-columns-repeated="17"/>
          <table:table-cell office:value-type="float" office:value="6.2015614218" calcext:value-type="float">
            <text:p>6.201561421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17"/>
          <table:table-cell office:value-type="float" office:value="6.2015566458" calcext:value-type="float">
            <text:p>6.201556645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table:number-columns-repeated="17"/>
          <table:table-cell office:value-type="float" office:value="6.2015518842" calcext:value-type="float">
            <text:p>6.2015518842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17"/>
          <table:table-cell office:value-type="float" office:value="6.2015471368" calcext:value-type="float">
            <text:p>6.2015471368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table:number-columns-repeated="17"/>
          <table:table-cell office:value-type="float" office:value="6.2015424037" calcext:value-type="float">
            <text:p>6.2015424037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table:number-columns-repeated="17"/>
          <table:table-cell office:value-type="float" office:value="6.2015376847" calcext:value-type="float">
            <text:p>6.2015376847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table:number-columns-repeated="17"/>
          <table:table-cell office:value-type="float" office:value="6.2015329797" calcext:value-type="float">
            <text:p>6.2015329797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table:number-columns-repeated="17"/>
          <table:table-cell office:value-type="float" office:value="6.2015282889" calcext:value-type="float">
            <text:p>6.201528288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table:number-columns-repeated="17"/>
          <table:table-cell office:value-type="float" office:value="6.2015236121" calcext:value-type="float">
            <text:p>6.201523612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table:number-columns-repeated="17"/>
          <table:table-cell office:value-type="float" office:value="6.2015189493" calcext:value-type="float">
            <text:p>6.2015189493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table:number-columns-repeated="17"/>
          <table:table-cell office:value-type="float" office:value="6.2015143003" calcext:value-type="float">
            <text:p>6.2015143003</text:p>
          </table:table-cell>
          <table:table-cell office:value-type="float" office:value="647" calcext:value-type="float">
            <text:p>647</text:p>
          </table:table-cell>
        </table:table-row>
      </table:table>
      <table:table table:name="RNN_feedforward_2nd_" table:style-name="ta1"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4]*[.C7]+[.D4]*[.D7]+[.E4]*[.E7]+[.F4]*[.F7]+[.G4]*[.G7]" office:value-type="float" office:value="1.3484260142908" calcext:value-type="float">
            <text:p>1.34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8]))" office:value-type="float" office:value="0.793872181665102" calcext:value-type="float">
            <text:p>0.7938721816651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9]*[.H4]+[.I9]*[.I4]" office:value-type="float" office:value="0.77938721816651" calcext:value-type="float">
            <text:p>0.77938721816651</text:p>
          </table:table-cell>
          <table:table-cell table:formula="of:=[.H9]*[.H5]+[.I5]*[.I9]" office:value-type="float" office:value="1.05877443633302" calcext:value-type="float">
            <text:p>1.0587744363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10]))" office:value-type="float" office:value="0.685548030398803" calcext:value-type="float">
            <text:p>0.685548030398803</text:p>
          </table:table-cell>
          <table:table-cell table:style-name="ce1" table:formula="of:=1/(1+EXP(-[.K10]))" office:value-type="float" office:value="0.742456268841488" calcext:value-type="float">
            <text:p>0.74245626884148800000</text:p>
          </table:table-cell>
          <table:table-cell table:number-columns-repeated="2"/>
        </table:table-row>
        <table:table-row table:style-name="ro1" table:number-rows-repeated="6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18]*[.C21]+[.D18]*[.D21]+[.E18]*[.E21]+[.F18]*[.F21]+[.G18]*[.G21]" office:value-type="float" office:value="1.09685202858159" calcext:value-type="float">
            <text:p>1.0969</text:p>
          </table:table-cell>
          <table:table-cell table:formula="of:=[.C21]*[.C19]+[.D21]*[.D19]+[.E21]*[.E19]+[.F21]*[.F19]+[.G21]*[.G19]" office:value-type="float" office:value="1.34527804287239" calcext:value-type="float">
            <text:p>1.34527804287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22]))" office:value-type="float" office:value="0.749669806012212" calcext:value-type="float">
            <text:p>0.749669806012212</text:p>
          </table:table-cell>
          <table:table-cell table:formula="of:=1/(1+EXP(-[.I22]))" office:value-type="float" office:value="0.793356573763085" calcext:value-type="float">
            <text:p>0.79335657376308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23]*[.H18]+[.I23]*[.I18]+[.J23]*[.J18]" office:value-type="float" office:value="1.4540384827873" calcext:value-type="float">
            <text:p>1.4540384827873</text:p>
          </table:table-cell>
          <table:table-cell table:formula="of:=[.H23]*[.H19]+[.I19]*[.I23]+[.J23]*[.J19]" office:value-type="float" office:value="1.05867131475262" calcext:value-type="float">
            <text:p>1.05867131475262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1/(1+EXP(-[.K24]))" office:value-type="float" office:value="0.810619182433587" calcext:value-type="float">
            <text:p>0.81061918243358700000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/>
        </table:table-row>
        <table:table-row table:style-name="ro1" table:number-rows-repeated="3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60]*[.C63]+[.D60]*[.D63]+[.E60]*[.E63]+[.F60]*[.F63]+[.G60]*[.G63]" office:value-type="float" office:value="1.09685202858159" calcext:value-type="float">
            <text:p>1.0969</text:p>
          </table:table-cell>
          <table:table-cell table:formula="of:=[.C63]*[.C61]+[.D63]*[.D61]+[.E63]*[.E61]+[.F63]*[.F61]+[.G63]*[.G61]" office:value-type="float" office:value="1.3484260142908" calcext:value-type="float">
            <text:p>1.3484260142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TANH([.H64])" office:value-type="float" office:value="0.799365413394299" calcext:value-type="float">
            <text:p>0.799365413394299</text:p>
          </table:table-cell>
          <table:table-cell table:formula="of:=TANH([.I64])" office:value-type="float" office:value="0.873681267202013" calcext:value-type="float">
            <text:p>0.8736812672020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9"/>
          <table:table-cell table:formula="of:=[.H65]*[.H60]+[.I65]*[.I60]+[.J65]*[.J60]" office:value-type="float" office:value="1.0747362534404" calcext:value-type="float">
            <text:p>1.0747362534404</text:p>
          </table:table-cell>
          <table:table-cell table:formula="of:=[.H65]*[.H61]+[.I61]*[.I65]+[.J65]*[.J61]" office:value-type="float" office:value="1.59151342838084" calcext:value-type="float">
            <text:p>1.59151342838084</text:p>
          </table:table-cell>
          <table:table-cell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9"/>
          <table:table-cell table:style-name="ce1" table:formula="of:=TANH([.K66])" office:value-type="float" office:value="0.791238948709095" calcext:value-type="float">
            <text:p>0.79123894870909500000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h weights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bi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6"/>
          <table:table-cell table:style-name="ce7" table:formula="of:=[.C72]*[.C75]+[.D72]*[.D75]+[.E72]*[.E75]+[.F72]*[.F75]+[.G72]*[.G75]" office:value-type="float" office:value="1.19370405716319" calcext:value-type="float">
            <text:p>1.1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6"/>
          <table:table-cell table:formula="of:=1/(1+EXP(-[.H76]))" office:value-type="float" office:value="0.767402877262238" calcext:value-type="float">
            <text:p>0.7674028772622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8"/>
          <table:table-cell table:formula="of:=[.H77]*[.H72]+[.I77]*[.I72]" office:value-type="float" office:value="0.276740287726224" calcext:value-type="float">
            <text:p>0.276740287726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8"/>
          <table:table-cell table:formula="of:=1/(1+EXP(-[.J78]))" office:value-type="float" office:value="0.568746881543362" calcext:value-type="float">
            <text:p>0.568746881543362</text:p>
          </table:table-cell>
          <table:table-cell table:style-name="ce1" office:value-type="float" office:value="1" calcext:value-type="float">
            <text:p>1.0000000000000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0"/>
          <table:table-cell table:formula="of:=[.J79]*[.J72]+[.K79]*[.K72]" office:value-type="float" office:value="0.598122817080353" calcext:value-type="float">
            <text:p>0.598122817080353</text:p>
          </table:table-cell>
          <table:table-cell table:formula="of:=[.J79]*[.J73]+[.K73]*[.K79]" office:value-type="float" office:value="1.21187219338903" calcext:value-type="float">
            <text:p>1.21187219338903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3"/>
          <table:table-cell table:formula="of:=[RNN_feedforward_2nd.H86]" office:value-type="float" office:value="0.484260142907965" calcext:value-type="float">
            <text:p>0.484260142907965</text:p>
          </table:table-cell>
          <table:table-cell table:formula="of:=[RNN_feedforward_2nd.H87]" office:value-type="float" office:value="0.515739857092035" calcext:value-type="float">
            <text:p>0.515739857092035</text:p>
          </table:table-cell>
          <table:table-cell table:number-columns-repeated="5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_ol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_new</text:p>
          </table:table-cell>
          <table:table-cell office:value-type="string" calcext:value-type="string">
            <text:p>tanh(c_new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table:formula="of:=[RNN_feedforward_2nd.E86]" office:value-type="float" office:value="0.922661529495863" calcext:value-type="float">
            <text:p>0.92266152949586300000</text:p>
          </table:table-cell>
          <table:table-cell table:formula="of:=1/(1+EXP(-[.J10]))" office:value-type="float" office:value="0.685548030398803" calcext:value-type="float">
            <text:p>0.685548030398803</text:p>
          </table:table-cell>
          <table:table-cell table:formula="of:=1/(1+EXP(-[.K10]))" office:value-type="float" office:value="0.742456268841488" calcext:value-type="float">
            <text:p>0.742456268841488</text:p>
          </table:table-cell>
          <table:table-cell table:style-name="ce1" table:formula="of:=[.C86]*[.B86]+[.C87]*[.C88]" office:value-type="float" office:value="1.27392226398281" calcext:value-type="float">
            <text:p>1.27392226398281000000</text:p>
          </table:table-cell>
          <table:table-cell table:formula="of:=TANH([.E86])" office:value-type="float" office:value="0.854857149171629" calcext:value-type="float">
            <text:p>0.854857149171629</text:p>
          </table:table-cell>
          <table:table-cell table:formula="of:=[.F86]*[.C89]" office:value-type="float" office:value="0.551576673594413" calcext:value-type="float">
            <text:p>0.551576673594413</text:p>
          </table:table-cell>
          <table:table-cell table:formula="of:=[.G86]/[.G91]" office:value-type="float" office:value="0.452728727527279" calcext:value-type="float">
            <text:p>0.452728727527279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RNN_feedforward_2nd.E87]" office:value-type="float" office:value="0.84908014267514" calcext:value-type="float">
            <text:p>0.84908014267514</text:p>
          </table:table-cell>
          <table:table-cell table:formula="of:=1/(1+EXP(-[.K24]))" office:value-type="float" office:value="0.810619182433587" calcext:value-type="float">
            <text:p>0.810619182433587</text:p>
          </table:table-cell>
          <table:table-cell table:formula="of:=1/(1+EXP(-[.L24]))" office:value-type="float" office:value="0.74243654995985" calcext:value-type="float">
            <text:p>0.74243654995985</text:p>
          </table:table-cell>
          <table:table-cell table:formula="of:=[.B87]*[.D86]+[.D87]*[.D88]" office:value-type="float" office:value="1.31372941050046" calcext:value-type="float">
            <text:p>1.31372941050046</text:p>
          </table:table-cell>
          <table:table-cell table:formula="of:=TANH([.E87])" office:value-type="float" office:value="0.86521602199842" calcext:value-type="float">
            <text:p>0.86521602199842</text:p>
          </table:table-cell>
          <table:table-cell table:formula="of:=[.F87]*[.D89]" office:value-type="float" office:value="0.666761461489313" calcext:value-type="float">
            <text:p>0.666761461489313</text:p>
          </table:table-cell>
          <table:table-cell table:formula="of:=[.G87]/[.G91]" office:value-type="float" office:value="0.547271272472721" calcext:value-type="float">
            <text:p>0.5472712724727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TANH([.K66])" office:value-type="float" office:value="0.791238948709095" calcext:value-type="float">
            <text:p>0.791238948709095</text:p>
          </table:table-cell>
          <table:table-cell table:formula="of:=TANH([.L66])" office:value-type="float" office:value="0.920381055942667" calcext:value-type="float">
            <text:p>0.920381055942667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1/(1+EXP(-[.L80]))" office:value-type="float" office:value="0.645226719024225" calcext:value-type="float">
            <text:p>0.645226719024225</text:p>
          </table:table-cell>
          <table:table-cell table:formula="of:=1/(1+EXP(-[.M80]))" office:value-type="float" office:value="0.770630044447479" calcext:value-type="float">
            <text:p>0.770630044447479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SUM([.G86:.G87])" office:value-type="float" office:value="1.21833813508373" calcext:value-type="float">
            <text:p>1.21833813508373</text:p>
          </table:table-cell>
          <table:table-cell table:number-columns-repeated="6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table:formula="of:=4.3+4.3+3.3" office:value-type="float" office:value="11.9" calcext:value-type="float">
            <text:p>11.9</text:p>
          </table:table-cell>
          <table:table-cell table:style-name="ce9" office:value-type="float" office:value="11.5" calcext:value-type="float">
            <text:p>11.5</text:p>
          </table:table-cell>
          <table:table-cell table:formula="of:=[.B102]/[.C102]" office:value-type="float" office:value="1.03478260869565" calcext:value-type="float">
            <text:p>1.03478260869565</text:p>
          </table:table-cell>
          <table:table-cell table:number-columns-repeated="9"/>
        </table:table-row>
        <table:table-row table:style-name="ro1">
          <table:table-cell/>
          <table:table-cell table:formula="of:=4.3+3.3" office:value-type="float" office:value="7.6" calcext:value-type="float">
            <text:p>7.6</text:p>
          </table:table-cell>
          <table:table-cell office:value-type="float" office:value="9.5" calcext:value-type="float">
            <text:p>9.5</text:p>
          </table:table-cell>
          <table:table-cell table:formula="of:=[.B103]/[.C103]" office:value-type="float" office:value="0.8" calcext:value-type="float">
            <text:p>0.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0" loext:min-decimal-places="20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0" loext:min-decimal-places="0" number:min-integer-digits="4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18" loext:min-decimal-places="1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6:20:54.793863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6.0.7.3$Linux_X86_64 LibreOffice_project/00m0$Build-3</meta:generator>
    <dc:date>2019-05-27T16:50:47.633896939</dc:date>
    <meta:editing-duration>P7DT3H20M12S</meta:editing-duration>
    <meta:editing-cycles>72</meta:editing-cycles>
    <meta:document-statistic meta:table-count="8" meta:cell-count="38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52cm" svg:height="10.961cm" xlink:href=".." xlink:type="simple" chart:class="chart:line" chart:style-name="ch1">
        <chart:legend chart:legend-position="end" svg:x="12.424cm" svg:y="4.932cm" style:legend-expansion="high" chart:style-name="ch2"/>
        <chart:plot-area chart:style-name="ch3" table:cell-range-address="calcs.A1:calcs.B1 calcs.D4:calcs.D5 calcs.A1:calcs.A100 calcs.C1:calcs.C100" chart:data-source-has-labels="both" svg:x="1.362cm" svg:y="0.219cm" svg:width="10.711cm" svg:height="9.542cm">
          <chartooo:coordinate-region svg:x="2.46cm" svg:y="0.418cm" svg:width="9.613cm" svg:height="9.144cm"/>
          <chart:axis chart:dimension="x" chart:name="primary-x" chart:style-name="ch4" chartooo:axis-type="auto">
            <chartooo:date-scale/>
            <chart:title svg:x="4.977cm" svg:y="10.02cm" chart:style-name="ch5">
              <text:p>Epochų skaičius</text:p>
            </chart:title>
            <chart:categories table:cell-range-address="calcs.A1:calcs.B1"/>
          </chart:axis>
          <chart:axis chart:dimension="y" chart:name="primary-y" chart:style-name="ch6">
            <chart:title svg:x="0.451cm" svg:y="6.304cm" chart:style-name="ch7">
              <text:p>Vidutinė paklaida</text:p>
            </chart:title>
          </chart:axis>
          <chart:series chart:style-name="ch8" chart:values-cell-range-address="calcs.A1:calcs.A100" chart:label-cell-address="calcs.D4:calcs.D4" chart:class="chart:line">
            <chart:data-point/>
            <chart:data-point chart:style-name="ch9"/>
            <chart:data-point chart:repeated="98"/>
          </chart:series>
          <chart:series chart:style-name="ch10" chart:values-cell-range-address="calcs.C1:calcs.C100" chart:label-cell-address="calcs.D5:calcs.D5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uodamos išvestinės</text:p>
                <draw:g>
                  <svg:desc>calcs.D4:calcs.D4</svg:desc>
                </draw:g>
              </table:table-cell>
              <table:table-cell office:value-type="string">
                <text:p>Nulinės išvestinės</text:p>
                <draw:g>
                  <svg:desc>calcs.D5:calcs.D5</svg:desc>
                </draw:g>
              </table:table-cell>
            </table:table-row>
          </table:table-header-rows>
          <table:table-rows>
            <table:table-row>
              <table:table-cell office:value-type="float" office:value="1.2624569223">
                <text:p>1.2624569223</text:p>
                <draw:g>
                  <svg:desc>calcs.A1:calcs.B1</svg:desc>
                </draw:g>
              </table:table-cell>
              <table:table-cell office:value-type="float" office:value="1.2624569223">
                <text:p>1.2624569223</text:p>
                <draw:g>
                  <svg:desc>calcs.A1:calcs.A100</svg:desc>
                </draw:g>
              </table:table-cell>
              <table:table-cell office:value-type="float" office:value="1.2624567698">
                <text:p>1.2624567698</text:p>
                <draw:g>
                  <svg:desc>calcs.C1:calcs.C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2623586952">
                <text:p>1.2623586952</text:p>
              </table:table-cell>
              <table:table-cell office:value-type="float" office:value="1.2623580908">
                <text:p>1.2623580908</text:p>
              </table:table-cell>
            </table:table-row>
            <table:table-row>
              <table:table-cell office:value-type="string"/>
              <table:table-cell office:value-type="float" office:value="1.2622634913">
                <text:p>1.2622634913</text:p>
              </table:table-cell>
              <table:table-cell office:value-type="float" office:value="1.26226246">
                <text:p>1.26226246</text:p>
              </table:table-cell>
            </table:table-row>
            <table:table-row>
              <table:table-cell office:value-type="string"/>
              <table:table-cell office:value-type="float" office:value="1.2621704136">
                <text:p>1.2621704136</text:p>
              </table:table-cell>
              <table:table-cell office:value-type="float" office:value="1.2621689802">
                <text:p>1.2621689802</text:p>
              </table:table-cell>
            </table:table-row>
            <table:table-row>
              <table:table-cell office:value-type="string"/>
              <table:table-cell office:value-type="float" office:value="1.2620794173">
                <text:p>1.2620794173</text:p>
              </table:table-cell>
              <table:table-cell office:value-type="float" office:value="1.2620776053">
                <text:p>1.2620776053</text:p>
              </table:table-cell>
            </table:table-row>
            <table:table-row>
              <table:table-cell office:value-type="string"/>
              <table:table-cell office:value-type="float" office:value="1.2619904578">
                <text:p>1.2619904578</text:p>
              </table:table-cell>
              <table:table-cell office:value-type="float" office:value="1.2619882899">
                <text:p>1.2619882899</text:p>
              </table:table-cell>
            </table:table-row>
            <table:table-row>
              <table:table-cell office:value-type="string"/>
              <table:table-cell office:value-type="float" office:value="1.2619034915">
                <text:p>1.2619034915</text:p>
              </table:table-cell>
              <table:table-cell office:value-type="float" office:value="1.2619009891">
                <text:p>1.2619009891</text:p>
              </table:table-cell>
            </table:table-row>
            <table:table-row>
              <table:table-cell office:value-type="string"/>
              <table:table-cell office:value-type="float" office:value="1.2618184752">
                <text:p>1.2618184752</text:p>
              </table:table-cell>
              <table:table-cell office:value-type="float" office:value="1.2618156589">
                <text:p>1.2618156589</text:p>
              </table:table-cell>
            </table:table-row>
            <table:table-row>
              <table:table-cell office:value-type="string"/>
              <table:table-cell office:value-type="float" office:value="1.2617353664">
                <text:p>1.2617353664</text:p>
              </table:table-cell>
              <table:table-cell office:value-type="float" office:value="1.2617322556">
                <text:p>1.2617322556</text:p>
              </table:table-cell>
            </table:table-row>
            <table:table-row>
              <table:table-cell office:value-type="string"/>
              <table:table-cell office:value-type="float" office:value="1.261654123">
                <text:p>1.261654123</text:p>
              </table:table-cell>
              <table:table-cell office:value-type="float" office:value="1.2616507365">
                <text:p>1.2616507365</text:p>
              </table:table-cell>
            </table:table-row>
            <table:table-row>
              <table:table-cell office:value-type="string"/>
              <table:table-cell office:value-type="float" office:value="1.2615747038">
                <text:p>1.2615747038</text:p>
              </table:table-cell>
              <table:table-cell office:value-type="float" office:value="1.2615710593">
                <text:p>1.2615710593</text:p>
              </table:table-cell>
            </table:table-row>
            <table:table-row>
              <table:table-cell office:value-type="string"/>
              <table:table-cell office:value-type="float" office:value="1.2614970683">
                <text:p>1.2614970683</text:p>
              </table:table-cell>
              <table:table-cell office:value-type="float" office:value="1.2614931826">
                <text:p>1.2614931826</text:p>
              </table:table-cell>
            </table:table-row>
            <table:table-row>
              <table:table-cell office:value-type="string"/>
              <table:table-cell office:value-type="float" office:value="1.2614211766">
                <text:p>1.2614211766</text:p>
              </table:table-cell>
              <table:table-cell office:value-type="float" office:value="1.2614170658">
                <text:p>1.2614170658</text:p>
              </table:table-cell>
            </table:table-row>
            <table:table-row>
              <table:table-cell office:value-type="string"/>
              <table:table-cell office:value-type="float" office:value="1.2613469895">
                <text:p>1.2613469895</text:p>
              </table:table-cell>
              <table:table-cell office:value-type="float" office:value="1.2613426689">
                <text:p>1.2613426689</text:p>
              </table:table-cell>
            </table:table-row>
            <table:table-row>
              <table:table-cell office:value-type="string"/>
              <table:table-cell office:value-type="float" office:value="1.2612744686">
                <text:p>1.2612744686</text:p>
              </table:table-cell>
              <table:table-cell office:value-type="float" office:value="1.2612699527">
                <text:p>1.2612699527</text:p>
              </table:table-cell>
            </table:table-row>
            <table:table-row>
              <table:table-cell office:value-type="string"/>
              <table:table-cell office:value-type="float" office:value="1.261203576">
                <text:p>1.261203576</text:p>
              </table:table-cell>
              <table:table-cell office:value-type="float" office:value="1.2611988787">
                <text:p>1.2611988787</text:p>
              </table:table-cell>
            </table:table-row>
            <table:table-row>
              <table:table-cell office:value-type="string"/>
              <table:table-cell office:value-type="float" office:value="1.2611342749">
                <text:p>1.2611342749</text:p>
              </table:table-cell>
              <table:table-cell office:value-type="float" office:value="1.2611294093">
                <text:p>1.2611294093</text:p>
              </table:table-cell>
            </table:table-row>
            <table:table-row>
              <table:table-cell office:value-type="string"/>
              <table:table-cell office:value-type="float" office:value="1.2610665289">
                <text:p>1.2610665289</text:p>
              </table:table-cell>
              <table:table-cell office:value-type="float" office:value="1.2610615075">
                <text:p>1.2610615075</text:p>
              </table:table-cell>
            </table:table-row>
            <table:table-row>
              <table:table-cell office:value-type="string"/>
              <table:table-cell office:value-type="float" office:value="1.2610003025">
                <text:p>1.2610003025</text:p>
              </table:table-cell>
              <table:table-cell office:value-type="float" office:value="1.2609951371">
                <text:p>1.2609951371</text:p>
              </table:table-cell>
            </table:table-row>
            <table:table-row>
              <table:table-cell office:value-type="string"/>
              <table:table-cell office:value-type="float" office:value="1.2609355609">
                <text:p>1.2609355609</text:p>
              </table:table-cell>
              <table:table-cell office:value-type="float" office:value="1.2609302627">
                <text:p>1.2609302627</text:p>
              </table:table-cell>
            </table:table-row>
            <table:table-row>
              <table:table-cell office:value-type="string"/>
              <table:table-cell office:value-type="float" office:value="1.2608722699">
                <text:p>1.2608722699</text:p>
              </table:table-cell>
              <table:table-cell office:value-type="float" office:value="1.2608668497">
                <text:p>1.2608668497</text:p>
              </table:table-cell>
            </table:table-row>
            <table:table-row>
              <table:table-cell office:value-type="string"/>
              <table:table-cell office:value-type="float" office:value="1.2608103962">
                <text:p>1.2608103962</text:p>
              </table:table-cell>
              <table:table-cell office:value-type="float" office:value="1.2608048641">
                <text:p>1.2608048641</text:p>
              </table:table-cell>
            </table:table-row>
            <table:table-row>
              <table:table-cell office:value-type="string"/>
              <table:table-cell office:value-type="float" office:value="1.2607499072">
                <text:p>1.2607499072</text:p>
              </table:table-cell>
              <table:table-cell office:value-type="float" office:value="1.2607442728">
                <text:p>1.2607442728</text:p>
              </table:table-cell>
            </table:table-row>
            <table:table-row>
              <table:table-cell office:value-type="string"/>
              <table:table-cell office:value-type="float" office:value="1.2606907709">
                <text:p>1.2606907709</text:p>
              </table:table-cell>
              <table:table-cell office:value-type="float" office:value="1.2606850433">
                <text:p>1.2606850433</text:p>
              </table:table-cell>
            </table:table-row>
            <table:table-row>
              <table:table-cell office:value-type="string"/>
              <table:table-cell office:value-type="float" office:value="1.2606329561">
                <text:p>1.2606329561</text:p>
              </table:table-cell>
              <table:table-cell office:value-type="float" office:value="1.260627144">
                <text:p>1.260627144</text:p>
              </table:table-cell>
            </table:table-row>
            <table:table-row>
              <table:table-cell office:value-type="string"/>
              <table:table-cell office:value-type="float" office:value="1.2605764322">
                <text:p>1.2605764322</text:p>
              </table:table-cell>
              <table:table-cell office:value-type="float" office:value="1.2605705437">
                <text:p>1.2605705437</text:p>
              </table:table-cell>
            </table:table-row>
            <table:table-row>
              <table:table-cell office:value-type="string"/>
              <table:table-cell office:value-type="float" office:value="1.2605211693">
                <text:p>1.2605211693</text:p>
              </table:table-cell>
              <table:table-cell office:value-type="float" office:value="1.2605152123">
                <text:p>1.2605152123</text:p>
              </table:table-cell>
            </table:table-row>
            <table:table-row>
              <table:table-cell office:value-type="string"/>
              <table:table-cell office:value-type="float" office:value="1.2604671383">
                <text:p>1.2604671383</text:p>
              </table:table-cell>
              <table:table-cell office:value-type="float" office:value="1.2604611201">
                <text:p>1.2604611201</text:p>
              </table:table-cell>
            </table:table-row>
            <table:table-row>
              <table:table-cell office:value-type="string"/>
              <table:table-cell office:value-type="float" office:value="1.2604143107">
                <text:p>1.2604143107</text:p>
              </table:table-cell>
              <table:table-cell office:value-type="float" office:value="1.2604082382">
                <text:p>1.2604082382</text:p>
              </table:table-cell>
            </table:table-row>
            <table:table-row>
              <table:table-cell office:value-type="string"/>
              <table:table-cell office:value-type="float" office:value="1.2603626586">
                <text:p>1.2603626586</text:p>
              </table:table-cell>
              <table:table-cell office:value-type="float" office:value="1.2603565384">
                <text:p>1.2603565384</text:p>
              </table:table-cell>
            </table:table-row>
            <table:table-row>
              <table:table-cell office:value-type="string"/>
              <table:table-cell office:value-type="float" office:value="1.2603121549">
                <text:p>1.2603121549</text:p>
              </table:table-cell>
              <table:table-cell office:value-type="float" office:value="1.2603059931">
                <text:p>1.2603059931</text:p>
              </table:table-cell>
            </table:table-row>
            <table:table-row>
              <table:table-cell office:value-type="string"/>
              <table:table-cell office:value-type="float" office:value="1.2602627729">
                <text:p>1.2602627729</text:p>
              </table:table-cell>
              <table:table-cell office:value-type="float" office:value="1.2602565755">
                <text:p>1.2602565755</text:p>
              </table:table-cell>
            </table:table-row>
            <table:table-row>
              <table:table-cell office:value-type="string"/>
              <table:table-cell office:value-type="float" office:value="1.2602144867">
                <text:p>1.2602144867</text:p>
              </table:table-cell>
              <table:table-cell office:value-type="float" office:value="1.2602082593">
                <text:p>1.2602082593</text:p>
              </table:table-cell>
            </table:table-row>
            <table:table-row>
              <table:table-cell office:value-type="string"/>
              <table:table-cell office:value-type="float" office:value="1.2601672709">
                <text:p>1.2601672709</text:p>
              </table:table-cell>
              <table:table-cell office:value-type="float" office:value="1.2601610188">
                <text:p>1.2601610188</text:p>
              </table:table-cell>
            </table:table-row>
            <table:table-row>
              <table:table-cell office:value-type="string"/>
              <table:table-cell office:value-type="float" office:value="1.2601211009">
                <text:p>1.2601211009</text:p>
              </table:table-cell>
              <table:table-cell office:value-type="float" office:value="1.2601148289">
                <text:p>1.2601148289</text:p>
              </table:table-cell>
            </table:table-row>
            <table:table-row>
              <table:table-cell office:value-type="string"/>
              <table:table-cell office:value-type="float" office:value="1.2600759525">
                <text:p>1.2600759525</text:p>
              </table:table-cell>
              <table:table-cell office:value-type="float" office:value="1.2600696654">
                <text:p>1.2600696654</text:p>
              </table:table-cell>
            </table:table-row>
            <table:table-row>
              <table:table-cell office:value-type="string"/>
              <table:table-cell office:value-type="float" office:value="1.2600318022">
                <text:p>1.2600318022</text:p>
              </table:table-cell>
              <table:table-cell office:value-type="float" office:value="1.2600255043">
                <text:p>1.2600255043</text:p>
              </table:table-cell>
            </table:table-row>
            <table:table-row>
              <table:table-cell office:value-type="string"/>
              <table:table-cell office:value-type="float" office:value="1.2599886269">
                <text:p>1.2599886269</text:p>
              </table:table-cell>
              <table:table-cell office:value-type="float" office:value="1.2599823225">
                <text:p>1.2599823225</text:p>
              </table:table-cell>
            </table:table-row>
            <table:table-row>
              <table:table-cell office:value-type="string"/>
              <table:table-cell office:value-type="float" office:value="1.2599464042">
                <text:p>1.2599464042</text:p>
              </table:table-cell>
              <table:table-cell office:value-type="float" office:value="1.2599400971">
                <text:p>1.2599400971</text:p>
              </table:table-cell>
            </table:table-row>
            <table:table-row>
              <table:table-cell office:value-type="string"/>
              <table:table-cell office:value-type="float" office:value="1.2599051122">
                <text:p>1.2599051122</text:p>
              </table:table-cell>
              <table:table-cell office:value-type="float" office:value="1.2598988062">
                <text:p>1.2598988062</text:p>
              </table:table-cell>
            </table:table-row>
            <table:table-row>
              <table:table-cell office:value-type="string"/>
              <table:table-cell office:value-type="float" office:value="1.2598647296">
                <text:p>1.2598647296</text:p>
              </table:table-cell>
              <table:table-cell office:value-type="float" office:value="1.259858428">
                <text:p>1.259858428</text:p>
              </table:table-cell>
            </table:table-row>
            <table:table-row>
              <table:table-cell office:value-type="string"/>
              <table:table-cell office:value-type="float" office:value="1.2598252354">
                <text:p>1.2598252354</text:p>
              </table:table-cell>
              <table:table-cell office:value-type="float" office:value="1.2598189416">
                <text:p>1.2598189416</text:p>
              </table:table-cell>
            </table:table-row>
            <table:table-row>
              <table:table-cell office:value-type="string"/>
              <table:table-cell office:value-type="float" office:value="1.2597866094">
                <text:p>1.2597866094</text:p>
              </table:table-cell>
              <table:table-cell office:value-type="float" office:value="1.2597803264">
                <text:p>1.2597803264</text:p>
              </table:table-cell>
            </table:table-row>
            <table:table-row>
              <table:table-cell office:value-type="string"/>
              <table:table-cell office:value-type="float" office:value="1.2597488317">
                <text:p>1.2597488317</text:p>
              </table:table-cell>
              <table:table-cell office:value-type="float" office:value="1.2597425624">
                <text:p>1.2597425624</text:p>
              </table:table-cell>
            </table:table-row>
            <table:table-row>
              <table:table-cell office:value-type="string"/>
              <table:table-cell office:value-type="float" office:value="1.2597118829">
                <text:p>1.2597118829</text:p>
              </table:table-cell>
              <table:table-cell office:value-type="float" office:value="1.25970563">
                <text:p>1.25970563</text:p>
              </table:table-cell>
            </table:table-row>
            <table:table-row>
              <table:table-cell office:value-type="string"/>
              <table:table-cell office:value-type="float" office:value="1.2596757441">
                <text:p>1.2596757441</text:p>
              </table:table-cell>
              <table:table-cell office:value-type="float" office:value="1.2596695101">
                <text:p>1.2596695101</text:p>
              </table:table-cell>
            </table:table-row>
            <table:table-row>
              <table:table-cell office:value-type="string"/>
              <table:table-cell office:value-type="float" office:value="1.2596403969">
                <text:p>1.2596403969</text:p>
              </table:table-cell>
              <table:table-cell office:value-type="float" office:value="1.2596341842">
                <text:p>1.2596341842</text:p>
              </table:table-cell>
            </table:table-row>
            <table:table-row>
              <table:table-cell office:value-type="string"/>
              <table:table-cell office:value-type="float" office:value="1.2596058233">
                <text:p>1.2596058233</text:p>
              </table:table-cell>
              <table:table-cell office:value-type="float" office:value="1.259599634">
                <text:p>1.259599634</text:p>
              </table:table-cell>
            </table:table-row>
            <table:table-row>
              <table:table-cell office:value-type="string"/>
              <table:table-cell office:value-type="float" office:value="1.2595720057">
                <text:p>1.2595720057</text:p>
              </table:table-cell>
              <table:table-cell office:value-type="float" office:value="1.259565842">
                <text:p>1.259565842</text:p>
              </table:table-cell>
            </table:table-row>
            <table:table-row>
              <table:table-cell office:value-type="string"/>
              <table:table-cell office:value-type="float" office:value="1.259538927">
                <text:p>1.259538927</text:p>
              </table:table-cell>
              <table:table-cell office:value-type="float" office:value="1.2595327909">
                <text:p>1.2595327909</text:p>
              </table:table-cell>
            </table:table-row>
            <table:table-row>
              <table:table-cell office:value-type="string"/>
              <table:table-cell office:value-type="float" office:value="1.2595065706">
                <text:p>1.2595065706</text:p>
              </table:table-cell>
              <table:table-cell office:value-type="float" office:value="1.2595004637">
                <text:p>1.2595004637</text:p>
              </table:table-cell>
            </table:table-row>
            <table:table-row>
              <table:table-cell office:value-type="string"/>
              <table:table-cell office:value-type="float" office:value="1.25947492">
                <text:p>1.25947492</text:p>
              </table:table-cell>
              <table:table-cell office:value-type="float" office:value="1.2594688441">
                <text:p>1.2594688441</text:p>
              </table:table-cell>
            </table:table-row>
            <table:table-row>
              <table:table-cell office:value-type="string"/>
              <table:table-cell office:value-type="float" office:value="1.2594439595">
                <text:p>1.2594439595</text:p>
              </table:table-cell>
              <table:table-cell office:value-type="float" office:value="1.259437916">
                <text:p>1.259437916</text:p>
              </table:table-cell>
            </table:table-row>
            <table:table-row>
              <table:table-cell office:value-type="string"/>
              <table:table-cell office:value-type="float" office:value="1.2594136734">
                <text:p>1.2594136734</text:p>
              </table:table-cell>
              <table:table-cell office:value-type="float" office:value="1.2594076638">
                <text:p>1.2594076638</text:p>
              </table:table-cell>
            </table:table-row>
            <table:table-row>
              <table:table-cell office:value-type="string"/>
              <table:table-cell office:value-type="float" office:value="1.2593840466">
                <text:p>1.2593840466</text:p>
              </table:table-cell>
              <table:table-cell office:value-type="float" office:value="1.2593780723">
                <text:p>1.2593780723</text:p>
              </table:table-cell>
            </table:table-row>
            <table:table-row>
              <table:table-cell office:value-type="string"/>
              <table:table-cell office:value-type="float" office:value="1.2593550643">
                <text:p>1.2593550643</text:p>
              </table:table-cell>
              <table:table-cell office:value-type="float" office:value="1.2593491265">
                <text:p>1.2593491265</text:p>
              </table:table-cell>
            </table:table-row>
            <table:table-row>
              <table:table-cell office:value-type="string"/>
              <table:table-cell office:value-type="float" office:value="1.2593267122">
                <text:p>1.2593267122</text:p>
              </table:table-cell>
              <table:table-cell office:value-type="float" office:value="1.2593208119">
                <text:p>1.2593208119</text:p>
              </table:table-cell>
            </table:table-row>
            <table:table-row>
              <table:table-cell office:value-type="string"/>
              <table:table-cell office:value-type="float" office:value="1.259298976">
                <text:p>1.259298976</text:p>
              </table:table-cell>
              <table:table-cell office:value-type="float" office:value="1.2592931144">
                <text:p>1.2592931144</text:p>
              </table:table-cell>
            </table:table-row>
            <table:table-row>
              <table:table-cell office:value-type="string"/>
              <table:table-cell office:value-type="float" office:value="1.2592718421">
                <text:p>1.2592718421</text:p>
              </table:table-cell>
              <table:table-cell office:value-type="float" office:value="1.25926602">
                <text:p>1.25926602</text:p>
              </table:table-cell>
            </table:table-row>
            <table:table-row>
              <table:table-cell office:value-type="string"/>
              <table:table-cell office:value-type="float" office:value="1.2592452971">
                <text:p>1.2592452971</text:p>
              </table:table-cell>
              <table:table-cell office:value-type="float" office:value="1.2592395154">
                <text:p>1.2592395154</text:p>
              </table:table-cell>
            </table:table-row>
            <table:table-row>
              <table:table-cell office:value-type="string"/>
              <table:table-cell office:value-type="float" office:value="1.2592193278">
                <text:p>1.2592193278</text:p>
              </table:table-cell>
              <table:table-cell office:value-type="float" office:value="1.2592135873">
                <text:p>1.2592135873</text:p>
              </table:table-cell>
            </table:table-row>
            <table:table-row>
              <table:table-cell office:value-type="string"/>
              <table:table-cell office:value-type="float" office:value="1.2591939215">
                <text:p>1.2591939215</text:p>
              </table:table-cell>
              <table:table-cell office:value-type="float" office:value="1.2591882229">
                <text:p>1.2591882229</text:p>
              </table:table-cell>
            </table:table-row>
            <table:table-row>
              <table:table-cell office:value-type="string"/>
              <table:table-cell office:value-type="float" office:value="1.2591690656">
                <text:p>1.2591690656</text:p>
              </table:table-cell>
              <table:table-cell office:value-type="float" office:value="1.2591634096">
                <text:p>1.2591634096</text:p>
              </table:table-cell>
            </table:table-row>
            <table:table-row>
              <table:table-cell office:value-type="string"/>
              <table:table-cell office:value-type="float" office:value="1.259144748">
                <text:p>1.259144748</text:p>
              </table:table-cell>
              <table:table-cell office:value-type="float" office:value="1.2591391351">
                <text:p>1.2591391351</text:p>
              </table:table-cell>
            </table:table-row>
            <table:table-row>
              <table:table-cell office:value-type="string"/>
              <table:table-cell office:value-type="float" office:value="1.2591209568">
                <text:p>1.2591209568</text:p>
              </table:table-cell>
              <table:table-cell office:value-type="float" office:value="1.2591153874">
                <text:p>1.2591153874</text:p>
              </table:table-cell>
            </table:table-row>
            <table:table-row>
              <table:table-cell office:value-type="string"/>
              <table:table-cell office:value-type="float" office:value="1.2590976803">
                <text:p>1.2590976803</text:p>
              </table:table-cell>
              <table:table-cell office:value-type="float" office:value="1.259092155">
                <text:p>1.259092155</text:p>
              </table:table-cell>
            </table:table-row>
            <table:table-row>
              <table:table-cell office:value-type="string"/>
              <table:table-cell office:value-type="float" office:value="1.2590749072">
                <text:p>1.2590749072</text:p>
              </table:table-cell>
              <table:table-cell office:value-type="float" office:value="1.2590694263">
                <text:p>1.2590694263</text:p>
              </table:table-cell>
            </table:table-row>
            <table:table-row>
              <table:table-cell office:value-type="string"/>
              <table:table-cell office:value-type="float" office:value="1.2590526264">
                <text:p>1.2590526264</text:p>
              </table:table-cell>
              <table:table-cell office:value-type="float" office:value="1.2590471902">
                <text:p>1.2590471902</text:p>
              </table:table-cell>
            </table:table-row>
            <table:table-row>
              <table:table-cell office:value-type="string"/>
              <table:table-cell office:value-type="float" office:value="1.259030827">
                <text:p>1.259030827</text:p>
              </table:table-cell>
              <table:table-cell office:value-type="float" office:value="1.2590254358">
                <text:p>1.2590254358</text:p>
              </table:table-cell>
            </table:table-row>
            <table:table-row>
              <table:table-cell office:value-type="string"/>
              <table:table-cell office:value-type="float" office:value="1.2590094985">
                <text:p>1.2590094985</text:p>
              </table:table-cell>
              <table:table-cell office:value-type="float" office:value="1.2590041525">
                <text:p>1.2590041525</text:p>
              </table:table-cell>
            </table:table-row>
            <table:table-row>
              <table:table-cell office:value-type="string"/>
              <table:table-cell office:value-type="float" office:value="1.2589886305">
                <text:p>1.2589886305</text:p>
              </table:table-cell>
              <table:table-cell office:value-type="float" office:value="1.2589833299">
                <text:p>1.2589833299</text:p>
              </table:table-cell>
            </table:table-row>
            <table:table-row>
              <table:table-cell office:value-type="string"/>
              <table:table-cell office:value-type="float" office:value="1.2589682129">
                <text:p>1.2589682129</text:p>
              </table:table-cell>
              <table:table-cell office:value-type="float" office:value="1.2589629579">
                <text:p>1.2589629579</text:p>
              </table:table-cell>
            </table:table-row>
            <table:table-row>
              <table:table-cell office:value-type="string"/>
              <table:table-cell office:value-type="float" office:value="1.2589482359">
                <text:p>1.2589482359</text:p>
              </table:table-cell>
              <table:table-cell office:value-type="float" office:value="1.2589430264">
                <text:p>1.2589430264</text:p>
              </table:table-cell>
            </table:table-row>
            <table:table-row>
              <table:table-cell office:value-type="string"/>
              <table:table-cell office:value-type="float" office:value="1.2589286896">
                <text:p>1.2589286896</text:p>
              </table:table-cell>
              <table:table-cell office:value-type="float" office:value="1.2589235258">
                <text:p>1.2589235258</text:p>
              </table:table-cell>
            </table:table-row>
            <table:table-row>
              <table:table-cell office:value-type="string"/>
              <table:table-cell office:value-type="float" office:value="1.2589095649">
                <text:p>1.2589095649</text:p>
              </table:table-cell>
              <table:table-cell office:value-type="float" office:value="1.2589044467">
                <text:p>1.2589044467</text:p>
              </table:table-cell>
            </table:table-row>
            <table:table-row>
              <table:table-cell office:value-type="string"/>
              <table:table-cell office:value-type="float" office:value="1.2588908523">
                <text:p>1.2588908523</text:p>
              </table:table-cell>
              <table:table-cell office:value-type="float" office:value="1.2588857797">
                <text:p>1.2588857797</text:p>
              </table:table-cell>
            </table:table-row>
            <table:table-row>
              <table:table-cell office:value-type="string"/>
              <table:table-cell office:value-type="float" office:value="1.2588725429">
                <text:p>1.2588725429</text:p>
              </table:table-cell>
              <table:table-cell office:value-type="float" office:value="1.2588675159">
                <text:p>1.2588675159</text:p>
              </table:table-cell>
            </table:table-row>
            <table:table-row>
              <table:table-cell office:value-type="string"/>
              <table:table-cell office:value-type="float" office:value="1.2588546278">
                <text:p>1.2588546278</text:p>
              </table:table-cell>
              <table:table-cell office:value-type="float" office:value="1.2588496462">
                <text:p>1.2588496462</text:p>
              </table:table-cell>
            </table:table-row>
            <table:table-row>
              <table:table-cell office:value-type="string"/>
              <table:table-cell office:value-type="float" office:value="1.2588370984">
                <text:p>1.2588370984</text:p>
              </table:table-cell>
              <table:table-cell office:value-type="float" office:value="1.2588321622">
                <text:p>1.2588321622</text:p>
              </table:table-cell>
            </table:table-row>
            <table:table-row>
              <table:table-cell office:value-type="string"/>
              <table:table-cell office:value-type="float" office:value="1.2588199463">
                <text:p>1.2588199463</text:p>
              </table:table-cell>
              <table:table-cell office:value-type="float" office:value="1.2588150552">
                <text:p>1.2588150552</text:p>
              </table:table-cell>
            </table:table-row>
            <table:table-row>
              <table:table-cell office:value-type="string"/>
              <table:table-cell office:value-type="float" office:value="1.2588031632">
                <text:p>1.2588031632</text:p>
              </table:table-cell>
              <table:table-cell office:value-type="float" office:value="1.2587983171">
                <text:p>1.2587983171</text:p>
              </table:table-cell>
            </table:table-row>
            <table:table-row>
              <table:table-cell office:value-type="string"/>
              <table:table-cell office:value-type="float" office:value="1.258786741">
                <text:p>1.258786741</text:p>
              </table:table-cell>
              <table:table-cell office:value-type="float" office:value="1.2587819396">
                <text:p>1.2587819396</text:p>
              </table:table-cell>
            </table:table-row>
            <table:table-row>
              <table:table-cell office:value-type="string"/>
              <table:table-cell office:value-type="float" office:value="1.2587706718">
                <text:p>1.2587706718</text:p>
              </table:table-cell>
              <table:table-cell office:value-type="float" office:value="1.258765915">
                <text:p>1.258765915</text:p>
              </table:table-cell>
            </table:table-row>
            <table:table-row>
              <table:table-cell office:value-type="string"/>
              <table:table-cell office:value-type="float" office:value="1.258754948">
                <text:p>1.258754948</text:p>
              </table:table-cell>
              <table:table-cell office:value-type="float" office:value="1.2587502353">
                <text:p>1.2587502353</text:p>
              </table:table-cell>
            </table:table-row>
            <table:table-row>
              <table:table-cell office:value-type="string"/>
              <table:table-cell office:value-type="float" office:value="1.2587395618">
                <text:p>1.2587395618</text:p>
              </table:table-cell>
              <table:table-cell office:value-type="float" office:value="1.2587348931">
                <text:p>1.2587348931</text:p>
              </table:table-cell>
            </table:table-row>
            <table:table-row>
              <table:table-cell office:value-type="string"/>
              <table:table-cell office:value-type="float" office:value="1.2587245058">
                <text:p>1.2587245058</text:p>
              </table:table-cell>
              <table:table-cell office:value-type="float" office:value="1.2587198808">
                <text:p>1.2587198808</text:p>
              </table:table-cell>
            </table:table-row>
            <table:table-row>
              <table:table-cell office:value-type="string"/>
              <table:table-cell office:value-type="float" office:value="1.2587097729">
                <text:p>1.2587097729</text:p>
              </table:table-cell>
              <table:table-cell office:value-type="float" office:value="1.2587051912">
                <text:p>1.2587051912</text:p>
              </table:table-cell>
            </table:table-row>
            <table:table-row>
              <table:table-cell office:value-type="string"/>
              <table:table-cell office:value-type="float" office:value="1.258695356">
                <text:p>1.258695356</text:p>
              </table:table-cell>
              <table:table-cell office:value-type="float" office:value="1.2586908172">
                <text:p>1.2586908172</text:p>
              </table:table-cell>
            </table:table-row>
            <table:table-row>
              <table:table-cell office:value-type="string"/>
              <table:table-cell office:value-type="float" office:value="1.2586812479">
                <text:p>1.2586812479</text:p>
              </table:table-cell>
              <table:table-cell office:value-type="float" office:value="1.2586767517">
                <text:p>1.2586767517</text:p>
              </table:table-cell>
            </table:table-row>
            <table:table-row>
              <table:table-cell office:value-type="string"/>
              <table:table-cell office:value-type="float" office:value="1.258667442">
                <text:p>1.258667442</text:p>
              </table:table-cell>
              <table:table-cell office:value-type="float" office:value="1.258662988">
                <text:p>1.258662988</text:p>
              </table:table-cell>
            </table:table-row>
            <table:table-row>
              <table:table-cell office:value-type="string"/>
              <table:table-cell office:value-type="float" office:value="1.2586539315">
                <text:p>1.2586539315</text:p>
              </table:table-cell>
              <table:table-cell office:value-type="float" office:value="1.2586495193">
                <text:p>1.2586495193</text:p>
              </table:table-cell>
            </table:table-row>
            <table:table-row>
              <table:table-cell office:value-type="string"/>
              <table:table-cell office:value-type="float" office:value="1.2586407099">
                <text:p>1.2586407099</text:p>
              </table:table-cell>
              <table:table-cell office:value-type="float" office:value="1.2586363391">
                <text:p>1.2586363391</text:p>
              </table:table-cell>
            </table:table-row>
            <table:table-row>
              <table:table-cell office:value-type="string"/>
              <table:table-cell office:value-type="float" office:value="1.2586277708">
                <text:p>1.2586277708</text:p>
              </table:table-cell>
              <table:table-cell office:value-type="float" office:value="1.258623441">
                <text:p>1.258623441</text:p>
              </table:table-cell>
            </table:table-row>
            <table:table-row>
              <table:table-cell office:value-type="string"/>
              <table:table-cell office:value-type="float" office:value="1.2586151079">
                <text:p>1.2586151079</text:p>
              </table:table-cell>
              <table:table-cell office:value-type="float" office:value="1.2586108185">
                <text:p>1.2586108185</text:p>
              </table:table-cell>
            </table:table-row>
            <table:table-row>
              <table:table-cell office:value-type="string"/>
              <table:table-cell office:value-type="float" office:value="1.258602715">
                <text:p>1.258602715</text:p>
              </table:table-cell>
              <table:table-cell office:value-type="float" office:value="1.2585984657">
                <text:p>1.2585984657</text:p>
              </table:table-cell>
            </table:table-row>
            <table:table-row>
              <table:table-cell office:value-type="string"/>
              <table:table-cell office:value-type="float" office:value="1.258590586">
                <text:p>1.258590586</text:p>
              </table:table-cell>
              <table:table-cell office:value-type="float" office:value="1.2585863763">
                <text:p>1.2585863763</text:p>
              </table:table-cell>
            </table:table-row>
            <table:table-row>
              <table:table-cell office:value-type="string"/>
              <table:table-cell office:value-type="float" office:value="1.2585787151">
                <text:p>1.2585787151</text:p>
              </table:table-cell>
              <table:table-cell office:value-type="float" office:value="1.2585745445">
                <text:p>1.2585745445</text:p>
              </table:table-cell>
            </table:table-row>
            <table:table-row>
              <table:table-cell office:value-type="string"/>
              <table:table-cell office:value-type="float" office:value="1.2585670965">
                <text:p>1.2585670965</text:p>
              </table:table-cell>
              <table:table-cell office:value-type="float" office:value="1.2585629645">
                <text:p>1.2585629645</text:p>
              </table:table-cell>
            </table:table-row>
            <table:table-row>
              <table:table-cell office:value-type="string"/>
              <table:table-cell office:value-type="float" office:value="1.2585557244">
                <text:p>1.2585557244</text:p>
              </table:table-cell>
              <table:table-cell office:value-type="float" office:value="1.2585516304">
                <text:p>1.2585516304</text:p>
              </table:table-cell>
            </table:table-row>
            <table:table-row>
              <table:table-cell office:value-type="string"/>
              <table:table-cell office:value-type="float" office:value="1.2585445932">
                <text:p>1.2585445932</text:p>
              </table:table-cell>
              <table:table-cell office:value-type="float" office:value="1.2585405369">
                <text:p>1.2585405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52cm" svg:height="10.961cm" xlink:href=".." xlink:type="simple" chart:class="chart:line" chart:style-name="ch1">
        <chart:legend chart:legend-position="end" svg:x="12.424cm" svg:y="5.181cm" style:legend-expansion="high" chart:style-name="ch2"/>
        <chart:plot-area chart:style-name="ch3" table:cell-range-address="calcs.A1:calcs.B1 calcs.D4:calcs.D4 calcs.R16:calcs.R647" chart:data-source-has-labels="both" svg:x="1.362cm" svg:y="0.219cm" svg:width="10.711cm" svg:height="9.542cm">
          <chartooo:coordinate-region svg:x="2.46cm" svg:y="0.219cm" svg:width="9.613cm" svg:height="9.144cm"/>
          <chart:axis chart:dimension="x" chart:name="primary-x" chart:style-name="ch4" chartooo:axis-type="auto">
            <chartooo:date-scale/>
            <chart:title svg:x="4.977cm" svg:y="10.02cm" chart:style-name="ch5">
              <text:p>Epochų skaičius</text:p>
            </chart:title>
            <chart:categories table:cell-range-address="calcs.A1:calcs.B1"/>
          </chart:axis>
          <chart:axis chart:dimension="y" chart:name="primary-y" chart:style-name="ch6">
            <chart:title svg:x="0.451cm" svg:y="6.304cm" chart:style-name="ch7">
              <text:p>Vidutinė paklaida</text:p>
            </chart:title>
          </chart:axis>
          <chart:series chart:style-name="ch8" chart:values-cell-range-address="calcs.R16:calcs.R647" chart:label-cell-address="calcs.D4:calcs.D4" chart:class="chart:line">
            <chart:data-point/>
            <chart:data-point chart:style-name="ch9"/>
            <chart:data-point chart:repeated="6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duodamos išvestinės</text:p>
                <draw:g>
                  <svg:desc>calcs.D4:calcs.D4</svg:desc>
                </draw:g>
              </table:table-cell>
            </table:table-row>
          </table:table-header-rows>
          <table:table-rows>
            <table:table-row>
              <table:table-cell office:value-type="float" office:value="1.2624569223">
                <text:p>1.2624569223</text:p>
                <draw:g>
                  <svg:desc>calcs.A1:calcs.B1</svg:desc>
                </draw:g>
              </table:table-cell>
              <table:table-cell office:value-type="float" office:value="6.2276351346">
                <text:p>6.2276351346</text:p>
                <draw:g>
                  <svg:desc>calcs.R16:calcs.R64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2279594185">
                <text:p>6.2279594185</text:p>
              </table:table-cell>
            </table:table-row>
            <table:table-row>
              <table:table-cell office:value-type="string"/>
              <table:table-cell office:value-type="float" office:value="6.2282405575">
                <text:p>6.2282405575</text:p>
              </table:table-cell>
            </table:table-row>
            <table:table-row>
              <table:table-cell office:value-type="string"/>
              <table:table-cell office:value-type="float" office:value="6.228496358">
                <text:p>6.228496358</text:p>
              </table:table-cell>
            </table:table-row>
            <table:table-row>
              <table:table-cell office:value-type="string"/>
              <table:table-cell office:value-type="float" office:value="6.2287370166">
                <text:p>6.2287370166</text:p>
              </table:table-cell>
            </table:table-row>
            <table:table-row>
              <table:table-cell office:value-type="string"/>
              <table:table-cell office:value-type="float" office:value="6.2289679528">
                <text:p>6.2289679528</text:p>
              </table:table-cell>
            </table:table-row>
            <table:table-row>
              <table:table-cell office:value-type="string"/>
              <table:table-cell office:value-type="float" office:value="6.2291916986">
                <text:p>6.2291916986</text:p>
              </table:table-cell>
            </table:table-row>
            <table:table-row>
              <table:table-cell office:value-type="string"/>
              <table:table-cell office:value-type="float" office:value="6.2294091199">
                <text:p>6.2294091199</text:p>
              </table:table-cell>
            </table:table-row>
            <table:table-row>
              <table:table-cell office:value-type="string"/>
              <table:table-cell office:value-type="float" office:value="6.2296201829">
                <text:p>6.2296201829</text:p>
              </table:table-cell>
            </table:table-row>
            <table:table-row>
              <table:table-cell office:value-type="string"/>
              <table:table-cell office:value-type="float" office:value="6.2298244201">
                <text:p>6.2298244201</text:p>
              </table:table-cell>
            </table:table-row>
            <table:table-row>
              <table:table-cell office:value-type="string"/>
              <table:table-cell office:value-type="float" office:value="6.2300212013">
                <text:p>6.2300212013</text:p>
              </table:table-cell>
            </table:table-row>
            <table:table-row>
              <table:table-cell office:value-type="string"/>
              <table:table-cell office:value-type="float" office:value="6.230209884">
                <text:p>6.230209884</text:p>
              </table:table-cell>
            </table:table-row>
            <table:table-row>
              <table:table-cell office:value-type="string"/>
              <table:table-cell office:value-type="float" office:value="6.2303898884">
                <text:p>6.2303898884</text:p>
              </table:table-cell>
            </table:table-row>
            <table:table-row>
              <table:table-cell office:value-type="string"/>
              <table:table-cell office:value-type="float" office:value="6.2305607295">
                <text:p>6.2305607295</text:p>
              </table:table-cell>
            </table:table-row>
            <table:table-row>
              <table:table-cell office:value-type="string"/>
              <table:table-cell office:value-type="float" office:value="6.2307220241">
                <text:p>6.2307220241</text:p>
              </table:table-cell>
            </table:table-row>
            <table:table-row>
              <table:table-cell office:value-type="string"/>
              <table:table-cell office:value-type="float" office:value="6.2308734846">
                <text:p>6.2308734846</text:p>
              </table:table-cell>
            </table:table-row>
            <table:table-row>
              <table:table-cell office:value-type="string"/>
              <table:table-cell office:value-type="float" office:value="6.2310149072">
                <text:p>6.2310149072</text:p>
              </table:table-cell>
            </table:table-row>
            <table:table-row>
              <table:table-cell office:value-type="string"/>
              <table:table-cell office:value-type="float" office:value="6.2311461587">
                <text:p>6.2311461587</text:p>
              </table:table-cell>
            </table:table-row>
            <table:table-row>
              <table:table-cell office:value-type="string"/>
              <table:table-cell office:value-type="float" office:value="6.2312671629">
                <text:p>6.2312671629</text:p>
              </table:table-cell>
            </table:table-row>
            <table:table-row>
              <table:table-cell office:value-type="string"/>
              <table:table-cell office:value-type="float" office:value="6.2313778889">
                <text:p>6.2313778889</text:p>
              </table:table-cell>
            </table:table-row>
            <table:table-row>
              <table:table-cell office:value-type="string"/>
              <table:table-cell office:value-type="float" office:value="6.2314783408">
                <text:p>6.2314783408</text:p>
              </table:table-cell>
            </table:table-row>
            <table:table-row>
              <table:table-cell office:value-type="string"/>
              <table:table-cell office:value-type="float" office:value="6.2315685497">
                <text:p>6.2315685497</text:p>
              </table:table-cell>
            </table:table-row>
            <table:table-row>
              <table:table-cell office:value-type="string"/>
              <table:table-cell office:value-type="float" office:value="6.231648567">
                <text:p>6.231648567</text:p>
              </table:table-cell>
            </table:table-row>
            <table:table-row>
              <table:table-cell office:value-type="string"/>
              <table:table-cell office:value-type="float" office:value="6.2317184594">
                <text:p>6.2317184594</text:p>
              </table:table-cell>
            </table:table-row>
            <table:table-row>
              <table:table-cell office:value-type="string"/>
              <table:table-cell office:value-type="float" office:value="6.2317783051">
                <text:p>6.2317783051</text:p>
              </table:table-cell>
            </table:table-row>
            <table:table-row>
              <table:table-cell office:value-type="string"/>
              <table:table-cell office:value-type="float" office:value="6.2318281908">
                <text:p>6.2318281908</text:p>
              </table:table-cell>
            </table:table-row>
            <table:table-row>
              <table:table-cell office:value-type="string"/>
              <table:table-cell office:value-type="float" office:value="6.2318682101">
                <text:p>6.2318682101</text:p>
              </table:table-cell>
            </table:table-row>
            <table:table-row>
              <table:table-cell office:value-type="string"/>
              <table:table-cell office:value-type="float" office:value="6.2318984619">
                <text:p>6.2318984619</text:p>
              </table:table-cell>
            </table:table-row>
            <table:table-row>
              <table:table-cell office:value-type="string"/>
              <table:table-cell office:value-type="float" office:value="6.2319190493">
                <text:p>6.2319190493</text:p>
              </table:table-cell>
            </table:table-row>
            <table:table-row>
              <table:table-cell office:value-type="string"/>
              <table:table-cell office:value-type="float" office:value="6.2319300795">
                <text:p>6.2319300795</text:p>
              </table:table-cell>
            </table:table-row>
            <table:table-row>
              <table:table-cell office:value-type="string"/>
              <table:table-cell office:value-type="float" office:value="6.2319316632">
                <text:p>6.2319316632</text:p>
              </table:table-cell>
            </table:table-row>
            <table:table-row>
              <table:table-cell office:value-type="string"/>
              <table:table-cell office:value-type="float" office:value="6.2319239145">
                <text:p>6.2319239145</text:p>
              </table:table-cell>
            </table:table-row>
            <table:table-row>
              <table:table-cell office:value-type="string"/>
              <table:table-cell office:value-type="float" office:value="6.2319069512">
                <text:p>6.2319069512</text:p>
              </table:table-cell>
            </table:table-row>
            <table:table-row>
              <table:table-cell office:value-type="string"/>
              <table:table-cell office:value-type="float" office:value="6.2318808946">
                <text:p>6.2318808946</text:p>
              </table:table-cell>
            </table:table-row>
            <table:table-row>
              <table:table-cell office:value-type="string"/>
              <table:table-cell office:value-type="float" office:value="6.2318458697">
                <text:p>6.2318458697</text:p>
              </table:table-cell>
            </table:table-row>
            <table:table-row>
              <table:table-cell office:value-type="string"/>
              <table:table-cell office:value-type="float" office:value="6.2318020056">
                <text:p>6.2318020056</text:p>
              </table:table-cell>
            </table:table-row>
            <table:table-row>
              <table:table-cell office:value-type="string"/>
              <table:table-cell office:value-type="float" office:value="6.2317494355">
                <text:p>6.2317494355</text:p>
              </table:table-cell>
            </table:table-row>
            <table:table-row>
              <table:table-cell office:value-type="string"/>
              <table:table-cell office:value-type="float" office:value="6.2316882966">
                <text:p>6.2316882966</text:p>
              </table:table-cell>
            </table:table-row>
            <table:table-row>
              <table:table-cell office:value-type="string"/>
              <table:table-cell office:value-type="float" office:value="6.2316187309">
                <text:p>6.2316187309</text:p>
              </table:table-cell>
            </table:table-row>
            <table:table-row>
              <table:table-cell office:value-type="string"/>
              <table:table-cell office:value-type="float" office:value="6.2315408847">
                <text:p>6.2315408847</text:p>
              </table:table-cell>
            </table:table-row>
            <table:table-row>
              <table:table-cell office:value-type="string"/>
              <table:table-cell office:value-type="float" office:value="6.231454909">
                <text:p>6.231454909</text:p>
              </table:table-cell>
            </table:table-row>
            <table:table-row>
              <table:table-cell office:value-type="string"/>
              <table:table-cell office:value-type="float" office:value="6.2313609593">
                <text:p>6.2313609593</text:p>
              </table:table-cell>
            </table:table-row>
            <table:table-row>
              <table:table-cell office:value-type="string"/>
              <table:table-cell office:value-type="float" office:value="6.231259196">
                <text:p>6.231259196</text:p>
              </table:table-cell>
            </table:table-row>
            <table:table-row>
              <table:table-cell office:value-type="string"/>
              <table:table-cell office:value-type="float" office:value="6.2311497839">
                <text:p>6.2311497839</text:p>
              </table:table-cell>
            </table:table-row>
            <table:table-row>
              <table:table-cell office:value-type="string"/>
              <table:table-cell office:value-type="float" office:value="6.2310328925">
                <text:p>6.2310328925</text:p>
              </table:table-cell>
            </table:table-row>
            <table:table-row>
              <table:table-cell office:value-type="string"/>
              <table:table-cell office:value-type="float" office:value="6.2309086957">
                <text:p>6.2309086957</text:p>
              </table:table-cell>
            </table:table-row>
            <table:table-row>
              <table:table-cell office:value-type="string"/>
              <table:table-cell office:value-type="float" office:value="6.2307773719">
                <text:p>6.2307773719</text:p>
              </table:table-cell>
            </table:table-row>
            <table:table-row>
              <table:table-cell office:value-type="string"/>
              <table:table-cell office:value-type="float" office:value="6.2306391035">
                <text:p>6.2306391035</text:p>
              </table:table-cell>
            </table:table-row>
            <table:table-row>
              <table:table-cell office:value-type="string"/>
              <table:table-cell office:value-type="float" office:value="6.230494077">
                <text:p>6.230494077</text:p>
              </table:table-cell>
            </table:table-row>
            <table:table-row>
              <table:table-cell office:value-type="string"/>
              <table:table-cell office:value-type="float" office:value="6.2303424827">
                <text:p>6.2303424827</text:p>
              </table:table-cell>
            </table:table-row>
            <table:table-row>
              <table:table-cell office:value-type="string"/>
              <table:table-cell office:value-type="float" office:value="6.2301845143">
                <text:p>6.2301845143</text:p>
              </table:table-cell>
            </table:table-row>
            <table:table-row>
              <table:table-cell office:value-type="string"/>
              <table:table-cell office:value-type="float" office:value="6.2300203688">
                <text:p>6.2300203688</text:p>
              </table:table-cell>
            </table:table-row>
            <table:table-row>
              <table:table-cell office:value-type="string"/>
              <table:table-cell office:value-type="float" office:value="6.2298502464">
                <text:p>6.2298502464</text:p>
              </table:table-cell>
            </table:table-row>
            <table:table-row>
              <table:table-cell office:value-type="string"/>
              <table:table-cell office:value-type="float" office:value="6.2296743497">
                <text:p>6.2296743497</text:p>
              </table:table-cell>
            </table:table-row>
            <table:table-row>
              <table:table-cell office:value-type="string"/>
              <table:table-cell office:value-type="float" office:value="6.2294928839">
                <text:p>6.2294928839</text:p>
              </table:table-cell>
            </table:table-row>
            <table:table-row>
              <table:table-cell office:value-type="string"/>
              <table:table-cell office:value-type="float" office:value="6.2293060561">
                <text:p>6.2293060561</text:p>
              </table:table-cell>
            </table:table-row>
            <table:table-row>
              <table:table-cell office:value-type="string"/>
              <table:table-cell office:value-type="float" office:value="6.2291140753">
                <text:p>6.2291140753</text:p>
              </table:table-cell>
            </table:table-row>
            <table:table-row>
              <table:table-cell office:value-type="string"/>
              <table:table-cell office:value-type="float" office:value="6.2289171515">
                <text:p>6.2289171515</text:p>
              </table:table-cell>
            </table:table-row>
            <table:table-row>
              <table:table-cell office:value-type="string"/>
              <table:table-cell office:value-type="float" office:value="6.2287154961">
                <text:p>6.2287154961</text:p>
              </table:table-cell>
            </table:table-row>
            <table:table-row>
              <table:table-cell office:value-type="string"/>
              <table:table-cell office:value-type="float" office:value="6.228509321">
                <text:p>6.228509321</text:p>
              </table:table-cell>
            </table:table-row>
            <table:table-row>
              <table:table-cell office:value-type="string"/>
              <table:table-cell office:value-type="float" office:value="6.2282988385">
                <text:p>6.2282988385</text:p>
              </table:table-cell>
            </table:table-row>
            <table:table-row>
              <table:table-cell office:value-type="string"/>
              <table:table-cell office:value-type="float" office:value="6.2280842608">
                <text:p>6.2280842608</text:p>
              </table:table-cell>
            </table:table-row>
            <table:table-row>
              <table:table-cell office:value-type="string"/>
              <table:table-cell office:value-type="float" office:value="6.2278657996">
                <text:p>6.2278657996</text:p>
              </table:table-cell>
            </table:table-row>
            <table:table-row>
              <table:table-cell office:value-type="string"/>
              <table:table-cell office:value-type="float" office:value="6.2276436662">
                <text:p>6.2276436662</text:p>
              </table:table-cell>
            </table:table-row>
            <table:table-row>
              <table:table-cell office:value-type="string"/>
              <table:table-cell office:value-type="float" office:value="6.2274180707">
                <text:p>6.2274180707</text:p>
              </table:table-cell>
            </table:table-row>
            <table:table-row>
              <table:table-cell office:value-type="string"/>
              <table:table-cell office:value-type="float" office:value="6.2271892216">
                <text:p>6.2271892216</text:p>
              </table:table-cell>
            </table:table-row>
            <table:table-row>
              <table:table-cell office:value-type="string"/>
              <table:table-cell office:value-type="float" office:value="6.2269573262">
                <text:p>6.2269573262</text:p>
              </table:table-cell>
            </table:table-row>
            <table:table-row>
              <table:table-cell office:value-type="string"/>
              <table:table-cell office:value-type="float" office:value="6.2267225894">
                <text:p>6.2267225894</text:p>
              </table:table-cell>
            </table:table-row>
            <table:table-row>
              <table:table-cell office:value-type="string"/>
              <table:table-cell office:value-type="float" office:value="6.226485214">
                <text:p>6.226485214</text:p>
              </table:table-cell>
            </table:table-row>
            <table:table-row>
              <table:table-cell office:value-type="string"/>
              <table:table-cell office:value-type="float" office:value="6.2262454004">
                <text:p>6.2262454004</text:p>
              </table:table-cell>
            </table:table-row>
            <table:table-row>
              <table:table-cell office:value-type="string"/>
              <table:table-cell office:value-type="float" office:value="6.2260033459">
                <text:p>6.2260033459</text:p>
              </table:table-cell>
            </table:table-row>
            <table:table-row>
              <table:table-cell office:value-type="string"/>
              <table:table-cell office:value-type="float" office:value="6.2257592449">
                <text:p>6.2257592449</text:p>
              </table:table-cell>
            </table:table-row>
            <table:table-row>
              <table:table-cell office:value-type="string"/>
              <table:table-cell office:value-type="float" office:value="6.2255132886">
                <text:p>6.2255132886</text:p>
              </table:table-cell>
            </table:table-row>
            <table:table-row>
              <table:table-cell office:value-type="string"/>
              <table:table-cell office:value-type="float" office:value="6.2252656647">
                <text:p>6.2252656647</text:p>
              </table:table-cell>
            </table:table-row>
            <table:table-row>
              <table:table-cell office:value-type="string"/>
              <table:table-cell office:value-type="float" office:value="6.2250165572">
                <text:p>6.2250165572</text:p>
              </table:table-cell>
            </table:table-row>
            <table:table-row>
              <table:table-cell office:value-type="string"/>
              <table:table-cell office:value-type="float" office:value="6.2247661461">
                <text:p>6.2247661461</text:p>
              </table:table-cell>
            </table:table-row>
            <table:table-row>
              <table:table-cell office:value-type="string"/>
              <table:table-cell office:value-type="float" office:value="6.2245146077">
                <text:p>6.2245146077</text:p>
              </table:table-cell>
            </table:table-row>
            <table:table-row>
              <table:table-cell office:value-type="string"/>
              <table:table-cell office:value-type="float" office:value="6.2242621138">
                <text:p>6.2242621138</text:p>
              </table:table-cell>
            </table:table-row>
            <table:table-row>
              <table:table-cell office:value-type="string"/>
              <table:table-cell office:value-type="float" office:value="6.2240088322">
                <text:p>6.2240088322</text:p>
              </table:table-cell>
            </table:table-row>
            <table:table-row>
              <table:table-cell office:value-type="string"/>
              <table:table-cell office:value-type="float" office:value="6.2237549262">
                <text:p>6.2237549262</text:p>
              </table:table-cell>
            </table:table-row>
            <table:table-row>
              <table:table-cell office:value-type="string"/>
              <table:table-cell office:value-type="float" office:value="6.2235005546">
                <text:p>6.2235005546</text:p>
              </table:table-cell>
            </table:table-row>
            <table:table-row>
              <table:table-cell office:value-type="string"/>
              <table:table-cell office:value-type="float" office:value="6.2232458717">
                <text:p>6.2232458717</text:p>
              </table:table-cell>
            </table:table-row>
            <table:table-row>
              <table:table-cell office:value-type="string"/>
              <table:table-cell office:value-type="float" office:value="6.222991027">
                <text:p>6.222991027</text:p>
              </table:table-cell>
            </table:table-row>
            <table:table-row>
              <table:table-cell office:value-type="string"/>
              <table:table-cell office:value-type="float" office:value="6.2227361656">
                <text:p>6.2227361656</text:p>
              </table:table-cell>
            </table:table-row>
            <table:table-row>
              <table:table-cell office:value-type="string"/>
              <table:table-cell office:value-type="float" office:value="6.2224814277">
                <text:p>6.2224814277</text:p>
              </table:table-cell>
            </table:table-row>
            <table:table-row>
              <table:table-cell office:value-type="string"/>
              <table:table-cell office:value-type="float" office:value="6.2222269488">
                <text:p>6.2222269488</text:p>
              </table:table-cell>
            </table:table-row>
            <table:table-row>
              <table:table-cell office:value-type="string"/>
              <table:table-cell office:value-type="float" office:value="6.2219728597">
                <text:p>6.2219728597</text:p>
              </table:table-cell>
            </table:table-row>
            <table:table-row>
              <table:table-cell office:value-type="string"/>
              <table:table-cell office:value-type="float" office:value="6.2217192865">
                <text:p>6.2217192865</text:p>
              </table:table-cell>
            </table:table-row>
            <table:table-row>
              <table:table-cell office:value-type="string"/>
              <table:table-cell office:value-type="float" office:value="6.2214663505">
                <text:p>6.2214663505</text:p>
              </table:table-cell>
            </table:table-row>
            <table:table-row>
              <table:table-cell office:value-type="string"/>
              <table:table-cell office:value-type="float" office:value="6.2212141683">
                <text:p>6.2212141683</text:p>
              </table:table-cell>
            </table:table-row>
            <table:table-row>
              <table:table-cell office:value-type="string"/>
              <table:table-cell office:value-type="float" office:value="6.2209628521">
                <text:p>6.2209628521</text:p>
              </table:table-cell>
            </table:table-row>
            <table:table-row>
              <table:table-cell office:value-type="string"/>
              <table:table-cell office:value-type="float" office:value="6.2207125091">
                <text:p>6.2207125091</text:p>
              </table:table-cell>
            </table:table-row>
            <table:table-row>
              <table:table-cell office:value-type="string"/>
              <table:table-cell office:value-type="float" office:value="6.2204632423">
                <text:p>6.2204632423</text:p>
              </table:table-cell>
            </table:table-row>
            <table:table-row>
              <table:table-cell office:value-type="string"/>
              <table:table-cell office:value-type="float" office:value="6.2202151499">
                <text:p>6.2202151499</text:p>
              </table:table-cell>
            </table:table-row>
            <table:table-row>
              <table:table-cell office:value-type="string"/>
              <table:table-cell office:value-type="float" office:value="6.2199683259">
                <text:p>6.2199683259</text:p>
              </table:table-cell>
            </table:table-row>
            <table:table-row>
              <table:table-cell office:value-type="string"/>
              <table:table-cell office:value-type="float" office:value="6.2197228599">
                <text:p>6.2197228599</text:p>
              </table:table-cell>
            </table:table-row>
            <table:table-row>
              <table:table-cell office:value-type="string"/>
              <table:table-cell office:value-type="float" office:value="6.2194788371">
                <text:p>6.2194788371</text:p>
              </table:table-cell>
            </table:table-row>
            <table:table-row>
              <table:table-cell office:value-type="string"/>
              <table:table-cell office:value-type="float" office:value="6.2192363387">
                <text:p>6.2192363387</text:p>
              </table:table-cell>
            </table:table-row>
            <table:table-row>
              <table:table-cell office:value-type="string"/>
              <table:table-cell office:value-type="float" office:value="6.2189954416">
                <text:p>6.2189954416</text:p>
              </table:table-cell>
            </table:table-row>
            <table:table-row>
              <table:table-cell office:value-type="string"/>
              <table:table-cell office:value-type="float" office:value="6.2187562188">
                <text:p>6.2187562188</text:p>
              </table:table-cell>
            </table:table-row>
            <table:table-row>
              <table:table-cell office:value-type="string"/>
              <table:table-cell office:value-type="float" office:value="6.2185187395">
                <text:p>6.2185187395</text:p>
              </table:table-cell>
            </table:table-row>
            <table:table-row>
              <table:table-cell office:value-type="string"/>
              <table:table-cell office:value-type="float" office:value="6.2182830687">
                <text:p>6.2182830687</text:p>
              </table:table-cell>
            </table:table-row>
            <table:table-row>
              <table:table-cell office:value-type="string"/>
              <table:table-cell office:value-type="float" office:value="6.2180492681">
                <text:p>6.2180492681</text:p>
              </table:table-cell>
            </table:table-row>
            <table:table-row>
              <table:table-cell office:value-type="string"/>
              <table:table-cell office:value-type="float" office:value="6.2178173955">
                <text:p>6.2178173955</text:p>
              </table:table-cell>
            </table:table-row>
            <table:table-row>
              <table:table-cell office:value-type="string"/>
              <table:table-cell office:value-type="float" office:value="6.2175875053">
                <text:p>6.2175875053</text:p>
              </table:table-cell>
            </table:table-row>
            <table:table-row>
              <table:table-cell office:value-type="string"/>
              <table:table-cell office:value-type="float" office:value="6.2173596484">
                <text:p>6.2173596484</text:p>
              </table:table-cell>
            </table:table-row>
            <table:table-row>
              <table:table-cell office:value-type="string"/>
              <table:table-cell office:value-type="float" office:value="6.2171338723">
                <text:p>6.2171338723</text:p>
              </table:table-cell>
            </table:table-row>
            <table:table-row>
              <table:table-cell office:value-type="string"/>
              <table:table-cell office:value-type="float" office:value="6.2169102215">
                <text:p>6.2169102215</text:p>
              </table:table-cell>
            </table:table-row>
            <table:table-row>
              <table:table-cell office:value-type="string"/>
              <table:table-cell office:value-type="float" office:value="6.2166887372">
                <text:p>6.2166887372</text:p>
              </table:table-cell>
            </table:table-row>
            <table:table-row>
              <table:table-cell office:value-type="string"/>
              <table:table-cell office:value-type="float" office:value="6.2164694576">
                <text:p>6.2164694576</text:p>
              </table:table-cell>
            </table:table-row>
            <table:table-row>
              <table:table-cell office:value-type="string"/>
              <table:table-cell office:value-type="float" office:value="6.216252418">
                <text:p>6.216252418</text:p>
              </table:table-cell>
            </table:table-row>
            <table:table-row>
              <table:table-cell office:value-type="string"/>
              <table:table-cell office:value-type="float" office:value="6.2160376508">
                <text:p>6.2160376508</text:p>
              </table:table-cell>
            </table:table-row>
            <table:table-row>
              <table:table-cell office:value-type="string"/>
              <table:table-cell office:value-type="float" office:value="6.2158251858">
                <text:p>6.2158251858</text:p>
              </table:table-cell>
            </table:table-row>
            <table:table-row>
              <table:table-cell office:value-type="string"/>
              <table:table-cell office:value-type="float" office:value="6.2156150499">
                <text:p>6.2156150499</text:p>
              </table:table-cell>
            </table:table-row>
            <table:table-row>
              <table:table-cell office:value-type="string"/>
              <table:table-cell office:value-type="float" office:value="6.2154072677">
                <text:p>6.2154072677</text:p>
              </table:table-cell>
            </table:table-row>
            <table:table-row>
              <table:table-cell office:value-type="string"/>
              <table:table-cell office:value-type="float" office:value="6.2152018613">
                <text:p>6.2152018613</text:p>
              </table:table-cell>
            </table:table-row>
            <table:table-row>
              <table:table-cell office:value-type="string"/>
              <table:table-cell office:value-type="float" office:value="6.2149988504">
                <text:p>6.2149988504</text:p>
              </table:table-cell>
            </table:table-row>
            <table:table-row>
              <table:table-cell office:value-type="string"/>
              <table:table-cell office:value-type="float" office:value="6.2147982523">
                <text:p>6.2147982523</text:p>
              </table:table-cell>
            </table:table-row>
            <table:table-row>
              <table:table-cell office:value-type="string"/>
              <table:table-cell office:value-type="float" office:value="6.2146000822">
                <text:p>6.2146000822</text:p>
              </table:table-cell>
            </table:table-row>
            <table:table-row>
              <table:table-cell office:value-type="string"/>
              <table:table-cell office:value-type="float" office:value="6.2144043532">
                <text:p>6.2144043532</text:p>
              </table:table-cell>
            </table:table-row>
            <table:table-row>
              <table:table-cell office:value-type="string"/>
              <table:table-cell office:value-type="float" office:value="6.2142110763">
                <text:p>6.2142110763</text:p>
              </table:table-cell>
            </table:table-row>
            <table:table-row>
              <table:table-cell office:value-type="string"/>
              <table:table-cell office:value-type="float" office:value="6.2140202607">
                <text:p>6.2140202607</text:p>
              </table:table-cell>
            </table:table-row>
            <table:table-row>
              <table:table-cell office:value-type="string"/>
              <table:table-cell office:value-type="float" office:value="6.2138319135">
                <text:p>6.2138319135</text:p>
              </table:table-cell>
            </table:table-row>
            <table:table-row>
              <table:table-cell office:value-type="string"/>
              <table:table-cell office:value-type="float" office:value="6.2136460402">
                <text:p>6.2136460402</text:p>
              </table:table-cell>
            </table:table-row>
            <table:table-row>
              <table:table-cell office:value-type="string"/>
              <table:table-cell office:value-type="float" office:value="6.2134626445">
                <text:p>6.2134626445</text:p>
              </table:table-cell>
            </table:table-row>
            <table:table-row>
              <table:table-cell office:value-type="string"/>
              <table:table-cell office:value-type="float" office:value="6.2132817283">
                <text:p>6.2132817283</text:p>
              </table:table-cell>
            </table:table-row>
            <table:table-row>
              <table:table-cell office:value-type="string"/>
              <table:table-cell office:value-type="float" office:value="6.213103292">
                <text:p>6.213103292</text:p>
              </table:table-cell>
            </table:table-row>
            <table:table-row>
              <table:table-cell office:value-type="string"/>
              <table:table-cell office:value-type="float" office:value="6.2129273347">
                <text:p>6.2129273347</text:p>
              </table:table-cell>
            </table:table-row>
            <table:table-row>
              <table:table-cell office:value-type="string"/>
              <table:table-cell office:value-type="float" office:value="6.2127538538">
                <text:p>6.2127538538</text:p>
              </table:table-cell>
            </table:table-row>
            <table:table-row>
              <table:table-cell office:value-type="string"/>
              <table:table-cell office:value-type="float" office:value="6.2125828453">
                <text:p>6.2125828453</text:p>
              </table:table-cell>
            </table:table-row>
            <table:table-row>
              <table:table-cell office:value-type="string"/>
              <table:table-cell office:value-type="float" office:value="6.2124143041">
                <text:p>6.2124143041</text:p>
              </table:table-cell>
            </table:table-row>
            <table:table-row>
              <table:table-cell office:value-type="string"/>
              <table:table-cell office:value-type="float" office:value="6.2122482234">
                <text:p>6.2122482234</text:p>
              </table:table-cell>
            </table:table-row>
            <table:table-row>
              <table:table-cell office:value-type="string"/>
              <table:table-cell office:value-type="float" office:value="6.2120845957">
                <text:p>6.2120845957</text:p>
              </table:table-cell>
            </table:table-row>
            <table:table-row>
              <table:table-cell office:value-type="string"/>
              <table:table-cell office:value-type="float" office:value="6.2119234121">
                <text:p>6.2119234121</text:p>
              </table:table-cell>
            </table:table-row>
            <table:table-row>
              <table:table-cell office:value-type="string"/>
              <table:table-cell office:value-type="float" office:value="6.2117646626">
                <text:p>6.2117646626</text:p>
              </table:table-cell>
            </table:table-row>
            <table:table-row>
              <table:table-cell office:value-type="string"/>
              <table:table-cell office:value-type="float" office:value="6.2116083361">
                <text:p>6.2116083361</text:p>
              </table:table-cell>
            </table:table-row>
            <table:table-row>
              <table:table-cell office:value-type="string"/>
              <table:table-cell office:value-type="float" office:value="6.2114544206">
                <text:p>6.2114544206</text:p>
              </table:table-cell>
            </table:table-row>
            <table:table-row>
              <table:table-cell office:value-type="string"/>
              <table:table-cell office:value-type="float" office:value="6.2113029032">
                <text:p>6.2113029032</text:p>
              </table:table-cell>
            </table:table-row>
            <table:table-row>
              <table:table-cell office:value-type="string"/>
              <table:table-cell office:value-type="float" office:value="6.2111537701">
                <text:p>6.2111537701</text:p>
              </table:table-cell>
            </table:table-row>
            <table:table-row>
              <table:table-cell office:value-type="string"/>
              <table:table-cell office:value-type="float" office:value="6.2110070065">
                <text:p>6.2110070065</text:p>
              </table:table-cell>
            </table:table-row>
            <table:table-row>
              <table:table-cell office:value-type="string"/>
              <table:table-cell office:value-type="float" office:value="6.210862597">
                <text:p>6.210862597</text:p>
              </table:table-cell>
            </table:table-row>
            <table:table-row>
              <table:table-cell office:value-type="string"/>
              <table:table-cell office:value-type="float" office:value="6.2107205252">
                <text:p>6.2107205252</text:p>
              </table:table-cell>
            </table:table-row>
            <table:table-row>
              <table:table-cell office:value-type="string"/>
              <table:table-cell office:value-type="float" office:value="6.2105807744">
                <text:p>6.2105807744</text:p>
              </table:table-cell>
            </table:table-row>
            <table:table-row>
              <table:table-cell office:value-type="string"/>
              <table:table-cell office:value-type="float" office:value="6.2104433268">
                <text:p>6.2104433268</text:p>
              </table:table-cell>
            </table:table-row>
            <table:table-row>
              <table:table-cell office:value-type="string"/>
              <table:table-cell office:value-type="float" office:value="6.2103081642">
                <text:p>6.2103081642</text:p>
              </table:table-cell>
            </table:table-row>
            <table:table-row>
              <table:table-cell office:value-type="string"/>
              <table:table-cell office:value-type="float" office:value="6.2101752677">
                <text:p>6.2101752677</text:p>
              </table:table-cell>
            </table:table-row>
            <table:table-row>
              <table:table-cell office:value-type="string"/>
              <table:table-cell office:value-type="float" office:value="6.2100446179">
                <text:p>6.2100446179</text:p>
              </table:table-cell>
            </table:table-row>
            <table:table-row>
              <table:table-cell office:value-type="string"/>
              <table:table-cell office:value-type="float" office:value="6.209916195">
                <text:p>6.209916195</text:p>
              </table:table-cell>
            </table:table-row>
            <table:table-row>
              <table:table-cell office:value-type="string"/>
              <table:table-cell office:value-type="float" office:value="6.2097899784">
                <text:p>6.2097899784</text:p>
              </table:table-cell>
            </table:table-row>
            <table:table-row>
              <table:table-cell office:value-type="string"/>
              <table:table-cell office:value-type="float" office:value="6.2096659474">
                <text:p>6.2096659474</text:p>
              </table:table-cell>
            </table:table-row>
            <table:table-row>
              <table:table-cell office:value-type="string"/>
              <table:table-cell office:value-type="float" office:value="6.2095440807">
                <text:p>6.2095440807</text:p>
              </table:table-cell>
            </table:table-row>
            <table:table-row>
              <table:table-cell office:value-type="string"/>
              <table:table-cell office:value-type="float" office:value="6.2094243566">
                <text:p>6.2094243566</text:p>
              </table:table-cell>
            </table:table-row>
            <table:table-row>
              <table:table-cell office:value-type="string"/>
              <table:table-cell office:value-type="float" office:value="6.209306753">
                <text:p>6.209306753</text:p>
              </table:table-cell>
            </table:table-row>
            <table:table-row>
              <table:table-cell office:value-type="string"/>
              <table:table-cell office:value-type="float" office:value="6.2091912477">
                <text:p>6.2091912477</text:p>
              </table:table-cell>
            </table:table-row>
            <table:table-row>
              <table:table-cell office:value-type="string"/>
              <table:table-cell office:value-type="float" office:value="6.209077818">
                <text:p>6.209077818</text:p>
              </table:table-cell>
            </table:table-row>
            <table:table-row>
              <table:table-cell office:value-type="string"/>
              <table:table-cell office:value-type="float" office:value="6.208966441">
                <text:p>6.208966441</text:p>
              </table:table-cell>
            </table:table-row>
            <table:table-row>
              <table:table-cell office:value-type="string"/>
              <table:table-cell office:value-type="float" office:value="6.2088570934">
                <text:p>6.2088570934</text:p>
              </table:table-cell>
            </table:table-row>
            <table:table-row>
              <table:table-cell office:value-type="string"/>
              <table:table-cell office:value-type="float" office:value="6.2087497518">
                <text:p>6.2087497518</text:p>
              </table:table-cell>
            </table:table-row>
            <table:table-row>
              <table:table-cell office:value-type="string"/>
              <table:table-cell office:value-type="float" office:value="6.2086443927">
                <text:p>6.2086443927</text:p>
              </table:table-cell>
            </table:table-row>
            <table:table-row>
              <table:table-cell office:value-type="string"/>
              <table:table-cell office:value-type="float" office:value="6.2085409923">
                <text:p>6.2085409923</text:p>
              </table:table-cell>
            </table:table-row>
            <table:table-row>
              <table:table-cell office:value-type="string"/>
              <table:table-cell office:value-type="float" office:value="6.2084395266">
                <text:p>6.2084395266</text:p>
              </table:table-cell>
            </table:table-row>
            <table:table-row>
              <table:table-cell office:value-type="string"/>
              <table:table-cell office:value-type="float" office:value="6.2083399715">
                <text:p>6.2083399715</text:p>
              </table:table-cell>
            </table:table-row>
            <table:table-row>
              <table:table-cell office:value-type="string"/>
              <table:table-cell office:value-type="float" office:value="6.2082423028">
                <text:p>6.2082423028</text:p>
              </table:table-cell>
            </table:table-row>
            <table:table-row>
              <table:table-cell office:value-type="string"/>
              <table:table-cell office:value-type="float" office:value="6.2081464962">
                <text:p>6.2081464962</text:p>
              </table:table-cell>
            </table:table-row>
            <table:table-row>
              <table:table-cell office:value-type="string"/>
              <table:table-cell office:value-type="float" office:value="6.2080525273">
                <text:p>6.2080525273</text:p>
              </table:table-cell>
            </table:table-row>
            <table:table-row>
              <table:table-cell office:value-type="string"/>
              <table:table-cell office:value-type="float" office:value="6.2079603716">
                <text:p>6.2079603716</text:p>
              </table:table-cell>
            </table:table-row>
            <table:table-row>
              <table:table-cell office:value-type="string"/>
              <table:table-cell office:value-type="float" office:value="6.2078700047">
                <text:p>6.2078700047</text:p>
              </table:table-cell>
            </table:table-row>
            <table:table-row>
              <table:table-cell office:value-type="string"/>
              <table:table-cell office:value-type="float" office:value="6.2077814018">
                <text:p>6.2077814018</text:p>
              </table:table-cell>
            </table:table-row>
            <table:table-row>
              <table:table-cell office:value-type="string"/>
              <table:table-cell office:value-type="float" office:value="6.2076945386">
                <text:p>6.2076945386</text:p>
              </table:table-cell>
            </table:table-row>
            <table:table-row>
              <table:table-cell office:value-type="string"/>
              <table:table-cell office:value-type="float" office:value="6.2076093904">
                <text:p>6.2076093904</text:p>
              </table:table-cell>
            </table:table-row>
            <table:table-row>
              <table:table-cell office:value-type="string"/>
              <table:table-cell office:value-type="float" office:value="6.2075259326">
                <text:p>6.2075259326</text:p>
              </table:table-cell>
            </table:table-row>
            <table:table-row>
              <table:table-cell office:value-type="string"/>
              <table:table-cell office:value-type="float" office:value="6.2074441407">
                <text:p>6.2074441407</text:p>
              </table:table-cell>
            </table:table-row>
            <table:table-row>
              <table:table-cell office:value-type="string"/>
              <table:table-cell office:value-type="float" office:value="6.2073639901">
                <text:p>6.2073639901</text:p>
              </table:table-cell>
            </table:table-row>
            <table:table-row>
              <table:table-cell office:value-type="string"/>
              <table:table-cell office:value-type="float" office:value="6.2072854564">
                <text:p>6.2072854564</text:p>
              </table:table-cell>
            </table:table-row>
            <table:table-row>
              <table:table-cell office:value-type="string"/>
              <table:table-cell office:value-type="float" office:value="6.2072085151">
                <text:p>6.2072085151</text:p>
              </table:table-cell>
            </table:table-row>
            <table:table-row>
              <table:table-cell office:value-type="string"/>
              <table:table-cell office:value-type="float" office:value="6.2071331418">
                <text:p>6.2071331418</text:p>
              </table:table-cell>
            </table:table-row>
            <table:table-row>
              <table:table-cell office:value-type="string"/>
              <table:table-cell office:value-type="float" office:value="6.2070593124">
                <text:p>6.2070593124</text:p>
              </table:table-cell>
            </table:table-row>
            <table:table-row>
              <table:table-cell office:value-type="string"/>
              <table:table-cell office:value-type="float" office:value="6.2069870025">
                <text:p>6.2069870025</text:p>
              </table:table-cell>
            </table:table-row>
            <table:table-row>
              <table:table-cell office:value-type="string"/>
              <table:table-cell office:value-type="float" office:value="6.206916188">
                <text:p>6.206916188</text:p>
              </table:table-cell>
            </table:table-row>
            <table:table-row>
              <table:table-cell office:value-type="string"/>
              <table:table-cell office:value-type="float" office:value="6.2068468449">
                <text:p>6.2068468449</text:p>
              </table:table-cell>
            </table:table-row>
            <table:table-row>
              <table:table-cell office:value-type="string"/>
              <table:table-cell office:value-type="float" office:value="6.2067789493">
                <text:p>6.2067789493</text:p>
              </table:table-cell>
            </table:table-row>
            <table:table-row>
              <table:table-cell office:value-type="string"/>
              <table:table-cell office:value-type="float" office:value="6.2067124774">
                <text:p>6.2067124774</text:p>
              </table:table-cell>
            </table:table-row>
            <table:table-row>
              <table:table-cell office:value-type="string"/>
              <table:table-cell office:value-type="float" office:value="6.2066474055">
                <text:p>6.2066474055</text:p>
              </table:table-cell>
            </table:table-row>
            <table:table-row>
              <table:table-cell office:value-type="string"/>
              <table:table-cell office:value-type="float" office:value="6.2065837101">
                <text:p>6.2065837101</text:p>
              </table:table-cell>
            </table:table-row>
            <table:table-row>
              <table:table-cell office:value-type="string"/>
              <table:table-cell office:value-type="float" office:value="6.2065213677">
                <text:p>6.2065213677</text:p>
              </table:table-cell>
            </table:table-row>
            <table:table-row>
              <table:table-cell office:value-type="string"/>
              <table:table-cell office:value-type="float" office:value="6.2064603551">
                <text:p>6.2064603551</text:p>
              </table:table-cell>
            </table:table-row>
            <table:table-row>
              <table:table-cell office:value-type="string"/>
              <table:table-cell office:value-type="float" office:value="6.2064006491">
                <text:p>6.2064006491</text:p>
              </table:table-cell>
            </table:table-row>
            <table:table-row>
              <table:table-cell office:value-type="string"/>
              <table:table-cell office:value-type="float" office:value="6.2063422267">
                <text:p>6.2063422267</text:p>
              </table:table-cell>
            </table:table-row>
            <table:table-row>
              <table:table-cell office:value-type="string"/>
              <table:table-cell office:value-type="float" office:value="6.2062850653">
                <text:p>6.2062850653</text:p>
              </table:table-cell>
            </table:table-row>
            <table:table-row>
              <table:table-cell office:value-type="string"/>
              <table:table-cell office:value-type="float" office:value="6.206229142">
                <text:p>6.206229142</text:p>
              </table:table-cell>
            </table:table-row>
            <table:table-row>
              <table:table-cell office:value-type="string"/>
              <table:table-cell office:value-type="float" office:value="6.2061744344">
                <text:p>6.2061744344</text:p>
              </table:table-cell>
            </table:table-row>
            <table:table-row>
              <table:table-cell office:value-type="string"/>
              <table:table-cell office:value-type="float" office:value="6.2061209202">
                <text:p>6.2061209202</text:p>
              </table:table-cell>
            </table:table-row>
            <table:table-row>
              <table:table-cell office:value-type="string"/>
              <table:table-cell office:value-type="float" office:value="6.2060685773">
                <text:p>6.2060685773</text:p>
              </table:table-cell>
            </table:table-row>
            <table:table-row>
              <table:table-cell office:value-type="string"/>
              <table:table-cell office:value-type="float" office:value="6.2060173836">
                <text:p>6.2060173836</text:p>
              </table:table-cell>
            </table:table-row>
            <table:table-row>
              <table:table-cell office:value-type="string"/>
              <table:table-cell office:value-type="float" office:value="6.2059673175">
                <text:p>6.2059673175</text:p>
              </table:table-cell>
            </table:table-row>
            <table:table-row>
              <table:table-cell office:value-type="string"/>
              <table:table-cell office:value-type="float" office:value="6.2059183574">
                <text:p>6.2059183574</text:p>
              </table:table-cell>
            </table:table-row>
            <table:table-row>
              <table:table-cell office:value-type="string"/>
              <table:table-cell office:value-type="float" office:value="6.2058704818">
                <text:p>6.2058704818</text:p>
              </table:table-cell>
            </table:table-row>
            <table:table-row>
              <table:table-cell office:value-type="string"/>
              <table:table-cell office:value-type="float" office:value="6.2058236696">
                <text:p>6.2058236696</text:p>
              </table:table-cell>
            </table:table-row>
            <table:table-row>
              <table:table-cell office:value-type="string"/>
              <table:table-cell office:value-type="float" office:value="6.2057778998">
                <text:p>6.2057778998</text:p>
              </table:table-cell>
            </table:table-row>
            <table:table-row>
              <table:table-cell office:value-type="string"/>
              <table:table-cell office:value-type="float" office:value="6.2057331515">
                <text:p>6.2057331515</text:p>
              </table:table-cell>
            </table:table-row>
            <table:table-row>
              <table:table-cell office:value-type="string"/>
              <table:table-cell office:value-type="float" office:value="6.2056894042">
                <text:p>6.2056894042</text:p>
              </table:table-cell>
            </table:table-row>
            <table:table-row>
              <table:table-cell office:value-type="string"/>
              <table:table-cell office:value-type="float" office:value="6.2056466376">
                <text:p>6.2056466376</text:p>
              </table:table-cell>
            </table:table-row>
            <table:table-row>
              <table:table-cell office:value-type="string"/>
              <table:table-cell office:value-type="float" office:value="6.2056048314">
                <text:p>6.2056048314</text:p>
              </table:table-cell>
            </table:table-row>
            <table:table-row>
              <table:table-cell office:value-type="string"/>
              <table:table-cell office:value-type="float" office:value="6.2055639657">
                <text:p>6.2055639657</text:p>
              </table:table-cell>
            </table:table-row>
            <table:table-row>
              <table:table-cell office:value-type="string"/>
              <table:table-cell office:value-type="float" office:value="6.2055240207">
                <text:p>6.2055240207</text:p>
              </table:table-cell>
            </table:table-row>
            <table:table-row>
              <table:table-cell office:value-type="string"/>
              <table:table-cell office:value-type="float" office:value="6.205484977">
                <text:p>6.205484977</text:p>
              </table:table-cell>
            </table:table-row>
            <table:table-row>
              <table:table-cell office:value-type="string"/>
              <table:table-cell office:value-type="float" office:value="6.2054468152">
                <text:p>6.2054468152</text:p>
              </table:table-cell>
            </table:table-row>
            <table:table-row>
              <table:table-cell office:value-type="string"/>
              <table:table-cell office:value-type="float" office:value="6.2054095162">
                <text:p>6.2054095162</text:p>
              </table:table-cell>
            </table:table-row>
            <table:table-row>
              <table:table-cell office:value-type="string"/>
              <table:table-cell office:value-type="float" office:value="6.2053730613">
                <text:p>6.2053730613</text:p>
              </table:table-cell>
            </table:table-row>
            <table:table-row>
              <table:table-cell office:value-type="string"/>
              <table:table-cell office:value-type="float" office:value="6.2053374317">
                <text:p>6.2053374317</text:p>
              </table:table-cell>
            </table:table-row>
            <table:table-row>
              <table:table-cell office:value-type="string"/>
              <table:table-cell office:value-type="float" office:value="6.2053026091">
                <text:p>6.2053026091</text:p>
              </table:table-cell>
            </table:table-row>
            <table:table-row>
              <table:table-cell office:value-type="string"/>
              <table:table-cell office:value-type="float" office:value="6.2052685752">
                <text:p>6.2052685752</text:p>
              </table:table-cell>
            </table:table-row>
            <table:table-row>
              <table:table-cell office:value-type="string"/>
              <table:table-cell office:value-type="float" office:value="6.2052353123">
                <text:p>6.2052353123</text:p>
              </table:table-cell>
            </table:table-row>
            <table:table-row>
              <table:table-cell office:value-type="string"/>
              <table:table-cell office:value-type="float" office:value="6.2052028025">
                <text:p>6.2052028025</text:p>
              </table:table-cell>
            </table:table-row>
            <table:table-row>
              <table:table-cell office:value-type="string"/>
              <table:table-cell office:value-type="float" office:value="6.2051710284">
                <text:p>6.2051710284</text:p>
              </table:table-cell>
            </table:table-row>
            <table:table-row>
              <table:table-cell office:value-type="string"/>
              <table:table-cell office:value-type="float" office:value="6.2051399727">
                <text:p>6.2051399727</text:p>
              </table:table-cell>
            </table:table-row>
            <table:table-row>
              <table:table-cell office:value-type="string"/>
              <table:table-cell office:value-type="float" office:value="6.2051096185">
                <text:p>6.2051096185</text:p>
              </table:table-cell>
            </table:table-row>
            <table:table-row>
              <table:table-cell office:value-type="string"/>
              <table:table-cell office:value-type="float" office:value="6.205079949">
                <text:p>6.205079949</text:p>
              </table:table-cell>
            </table:table-row>
            <table:table-row>
              <table:table-cell office:value-type="string"/>
              <table:table-cell office:value-type="float" office:value="6.2050509477">
                <text:p>6.2050509477</text:p>
              </table:table-cell>
            </table:table-row>
            <table:table-row>
              <table:table-cell office:value-type="string"/>
              <table:table-cell office:value-type="float" office:value="6.2050225983">
                <text:p>6.2050225983</text:p>
              </table:table-cell>
            </table:table-row>
            <table:table-row>
              <table:table-cell office:value-type="string"/>
              <table:table-cell office:value-type="float" office:value="6.2049948847">
                <text:p>6.2049948847</text:p>
              </table:table-cell>
            </table:table-row>
            <table:table-row>
              <table:table-cell office:value-type="string"/>
              <table:table-cell office:value-type="float" office:value="6.2049677912">
                <text:p>6.2049677912</text:p>
              </table:table-cell>
            </table:table-row>
            <table:table-row>
              <table:table-cell office:value-type="string"/>
              <table:table-cell office:value-type="float" office:value="6.2049413022">
                <text:p>6.2049413022</text:p>
              </table:table-cell>
            </table:table-row>
            <table:table-row>
              <table:table-cell office:value-type="string"/>
              <table:table-cell office:value-type="float" office:value="6.2049154024">
                <text:p>6.2049154024</text:p>
              </table:table-cell>
            </table:table-row>
            <table:table-row>
              <table:table-cell office:value-type="string"/>
              <table:table-cell office:value-type="float" office:value="6.2048900768">
                <text:p>6.2048900768</text:p>
              </table:table-cell>
            </table:table-row>
            <table:table-row>
              <table:table-cell office:value-type="string"/>
              <table:table-cell office:value-type="float" office:value="6.2048653104">
                <text:p>6.2048653104</text:p>
              </table:table-cell>
            </table:table-row>
            <table:table-row>
              <table:table-cell office:value-type="string"/>
              <table:table-cell office:value-type="float" office:value="6.2048410887">
                <text:p>6.2048410887</text:p>
              </table:table-cell>
            </table:table-row>
            <table:table-row>
              <table:table-cell office:value-type="string"/>
              <table:table-cell office:value-type="float" office:value="6.2048173974">
                <text:p>6.2048173974</text:p>
              </table:table-cell>
            </table:table-row>
            <table:table-row>
              <table:table-cell office:value-type="string"/>
              <table:table-cell office:value-type="float" office:value="6.2047942224">
                <text:p>6.2047942224</text:p>
              </table:table-cell>
            </table:table-row>
            <table:table-row>
              <table:table-cell office:value-type="string"/>
              <table:table-cell office:value-type="float" office:value="6.2047715497">
                <text:p>6.2047715497</text:p>
              </table:table-cell>
            </table:table-row>
            <table:table-row>
              <table:table-cell office:value-type="string"/>
              <table:table-cell office:value-type="float" office:value="6.2047493659">
                <text:p>6.2047493659</text:p>
              </table:table-cell>
            </table:table-row>
            <table:table-row>
              <table:table-cell office:value-type="string"/>
              <table:table-cell office:value-type="float" office:value="6.2047276576">
                <text:p>6.2047276576</text:p>
              </table:table-cell>
            </table:table-row>
            <table:table-row>
              <table:table-cell office:value-type="string"/>
              <table:table-cell office:value-type="float" office:value="6.2047064115">
                <text:p>6.2047064115</text:p>
              </table:table-cell>
            </table:table-row>
            <table:table-row>
              <table:table-cell office:value-type="string"/>
              <table:table-cell office:value-type="float" office:value="6.2046856149">
                <text:p>6.2046856149</text:p>
              </table:table-cell>
            </table:table-row>
            <table:table-row>
              <table:table-cell office:value-type="string"/>
              <table:table-cell office:value-type="float" office:value="6.2046652551">
                <text:p>6.2046652551</text:p>
              </table:table-cell>
            </table:table-row>
            <table:table-row>
              <table:table-cell office:value-type="string"/>
              <table:table-cell office:value-type="float" office:value="6.2046453197">
                <text:p>6.2046453197</text:p>
              </table:table-cell>
            </table:table-row>
            <table:table-row>
              <table:table-cell office:value-type="string"/>
              <table:table-cell office:value-type="float" office:value="6.2046257965">
                <text:p>6.2046257965</text:p>
              </table:table-cell>
            </table:table-row>
            <table:table-row>
              <table:table-cell office:value-type="string"/>
              <table:table-cell office:value-type="float" office:value="6.2046066736">
                <text:p>6.2046066736</text:p>
              </table:table-cell>
            </table:table-row>
            <table:table-row>
              <table:table-cell office:value-type="string"/>
              <table:table-cell office:value-type="float" office:value="6.2045879393">
                <text:p>6.2045879393</text:p>
              </table:table-cell>
            </table:table-row>
            <table:table-row>
              <table:table-cell office:value-type="string"/>
              <table:table-cell office:value-type="float" office:value="6.2045695821">
                <text:p>6.2045695821</text:p>
              </table:table-cell>
            </table:table-row>
            <table:table-row>
              <table:table-cell office:value-type="string"/>
              <table:table-cell office:value-type="float" office:value="6.204551591">
                <text:p>6.204551591</text:p>
              </table:table-cell>
            </table:table-row>
            <table:table-row>
              <table:table-cell office:value-type="string"/>
              <table:table-cell office:value-type="float" office:value="6.2045339547">
                <text:p>6.2045339547</text:p>
              </table:table-cell>
            </table:table-row>
            <table:table-row>
              <table:table-cell office:value-type="string"/>
              <table:table-cell office:value-type="float" office:value="6.2045166627">
                <text:p>6.2045166627</text:p>
              </table:table-cell>
            </table:table-row>
            <table:table-row>
              <table:table-cell office:value-type="string"/>
              <table:table-cell office:value-type="float" office:value="6.2044997044">
                <text:p>6.2044997044</text:p>
              </table:table-cell>
            </table:table-row>
            <table:table-row>
              <table:table-cell office:value-type="string"/>
              <table:table-cell office:value-type="float" office:value="6.2044830695">
                <text:p>6.2044830695</text:p>
              </table:table-cell>
            </table:table-row>
            <table:table-row>
              <table:table-cell office:value-type="string"/>
              <table:table-cell office:value-type="float" office:value="6.2044667479">
                <text:p>6.2044667479</text:p>
              </table:table-cell>
            </table:table-row>
            <table:table-row>
              <table:table-cell office:value-type="string"/>
              <table:table-cell office:value-type="float" office:value="6.2044507298">
                <text:p>6.2044507298</text:p>
              </table:table-cell>
            </table:table-row>
            <table:table-row>
              <table:table-cell office:value-type="string"/>
              <table:table-cell office:value-type="float" office:value="6.2044350056">
                <text:p>6.2044350056</text:p>
              </table:table-cell>
            </table:table-row>
            <table:table-row>
              <table:table-cell office:value-type="string"/>
              <table:table-cell office:value-type="float" office:value="6.2044195658">
                <text:p>6.2044195658</text:p>
              </table:table-cell>
            </table:table-row>
            <table:table-row>
              <table:table-cell office:value-type="string"/>
              <table:table-cell office:value-type="float" office:value="6.2044044014">
                <text:p>6.2044044014</text:p>
              </table:table-cell>
            </table:table-row>
            <table:table-row>
              <table:table-cell office:value-type="string"/>
              <table:table-cell office:value-type="float" office:value="6.2043895033">
                <text:p>6.2043895033</text:p>
              </table:table-cell>
            </table:table-row>
            <table:table-row>
              <table:table-cell office:value-type="string"/>
              <table:table-cell office:value-type="float" office:value="6.2043748628">
                <text:p>6.2043748628</text:p>
              </table:table-cell>
            </table:table-row>
            <table:table-row>
              <table:table-cell office:value-type="string"/>
              <table:table-cell office:value-type="float" office:value="6.2043604714">
                <text:p>6.2043604714</text:p>
              </table:table-cell>
            </table:table-row>
            <table:table-row>
              <table:table-cell office:value-type="string"/>
              <table:table-cell office:value-type="float" office:value="6.2043463208">
                <text:p>6.2043463208</text:p>
              </table:table-cell>
            </table:table-row>
            <table:table-row>
              <table:table-cell office:value-type="string"/>
              <table:table-cell office:value-type="float" office:value="6.2043324027">
                <text:p>6.2043324027</text:p>
              </table:table-cell>
            </table:table-row>
            <table:table-row>
              <table:table-cell office:value-type="string"/>
              <table:table-cell office:value-type="float" office:value="6.2043187094">
                <text:p>6.2043187094</text:p>
              </table:table-cell>
            </table:table-row>
            <table:table-row>
              <table:table-cell office:value-type="string"/>
              <table:table-cell office:value-type="float" office:value="6.2043052331">
                <text:p>6.2043052331</text:p>
              </table:table-cell>
            </table:table-row>
            <table:table-row>
              <table:table-cell office:value-type="string"/>
              <table:table-cell office:value-type="float" office:value="6.2042919664">
                <text:p>6.2042919664</text:p>
              </table:table-cell>
            </table:table-row>
            <table:table-row>
              <table:table-cell office:value-type="string"/>
              <table:table-cell office:value-type="float" office:value="6.2042789018">
                <text:p>6.2042789018</text:p>
              </table:table-cell>
            </table:table-row>
            <table:table-row>
              <table:table-cell office:value-type="string"/>
              <table:table-cell office:value-type="float" office:value="6.2042660323">
                <text:p>6.2042660323</text:p>
              </table:table-cell>
            </table:table-row>
            <table:table-row>
              <table:table-cell office:value-type="string"/>
              <table:table-cell office:value-type="float" office:value="6.2042533509">
                <text:p>6.2042533509</text:p>
              </table:table-cell>
            </table:table-row>
            <table:table-row>
              <table:table-cell office:value-type="string"/>
              <table:table-cell office:value-type="float" office:value="6.204240851">
                <text:p>6.204240851</text:p>
              </table:table-cell>
            </table:table-row>
            <table:table-row>
              <table:table-cell office:value-type="string"/>
              <table:table-cell office:value-type="float" office:value="6.2042285259">
                <text:p>6.2042285259</text:p>
              </table:table-cell>
            </table:table-row>
            <table:table-row>
              <table:table-cell office:value-type="string"/>
              <table:table-cell office:value-type="float" office:value="6.2042163694">
                <text:p>6.2042163694</text:p>
              </table:table-cell>
            </table:table-row>
            <table:table-row>
              <table:table-cell office:value-type="string"/>
              <table:table-cell office:value-type="float" office:value="6.2042043751">
                <text:p>6.2042043751</text:p>
              </table:table-cell>
            </table:table-row>
            <table:table-row>
              <table:table-cell office:value-type="string"/>
              <table:table-cell office:value-type="float" office:value="6.2041925372">
                <text:p>6.2041925372</text:p>
              </table:table-cell>
            </table:table-row>
            <table:table-row>
              <table:table-cell office:value-type="string"/>
              <table:table-cell office:value-type="float" office:value="6.2041808497">
                <text:p>6.2041808497</text:p>
              </table:table-cell>
            </table:table-row>
            <table:table-row>
              <table:table-cell office:value-type="string"/>
              <table:table-cell office:value-type="float" office:value="6.204169307">
                <text:p>6.204169307</text:p>
              </table:table-cell>
            </table:table-row>
            <table:table-row>
              <table:table-cell office:value-type="string"/>
              <table:table-cell office:value-type="float" office:value="6.2041579036">
                <text:p>6.2041579036</text:p>
              </table:table-cell>
            </table:table-row>
            <table:table-row>
              <table:table-cell office:value-type="string"/>
              <table:table-cell office:value-type="float" office:value="6.2041466342">
                <text:p>6.2041466342</text:p>
              </table:table-cell>
            </table:table-row>
            <table:table-row>
              <table:table-cell office:value-type="string"/>
              <table:table-cell office:value-type="float" office:value="6.2041354936">
                <text:p>6.2041354936</text:p>
              </table:table-cell>
            </table:table-row>
            <table:table-row>
              <table:table-cell office:value-type="string"/>
              <table:table-cell office:value-type="float" office:value="6.2041244768">
                <text:p>6.2041244768</text:p>
              </table:table-cell>
            </table:table-row>
            <table:table-row>
              <table:table-cell office:value-type="string"/>
              <table:table-cell office:value-type="float" office:value="6.2041135788">
                <text:p>6.2041135788</text:p>
              </table:table-cell>
            </table:table-row>
            <table:table-row>
              <table:table-cell office:value-type="string"/>
              <table:table-cell office:value-type="float" office:value="6.2041027951">
                <text:p>6.2041027951</text:p>
              </table:table-cell>
            </table:table-row>
            <table:table-row>
              <table:table-cell office:value-type="string"/>
              <table:table-cell office:value-type="float" office:value="6.204092121">
                <text:p>6.204092121</text:p>
              </table:table-cell>
            </table:table-row>
            <table:table-row>
              <table:table-cell office:value-type="string"/>
              <table:table-cell office:value-type="float" office:value="6.2040815522">
                <text:p>6.2040815522</text:p>
              </table:table-cell>
            </table:table-row>
            <table:table-row>
              <table:table-cell office:value-type="string"/>
              <table:table-cell office:value-type="float" office:value="6.2040710844">
                <text:p>6.2040710844</text:p>
              </table:table-cell>
            </table:table-row>
            <table:table-row>
              <table:table-cell office:value-type="string"/>
              <table:table-cell office:value-type="float" office:value="6.2040607134">
                <text:p>6.2040607134</text:p>
              </table:table-cell>
            </table:table-row>
            <table:table-row>
              <table:table-cell office:value-type="string"/>
              <table:table-cell office:value-type="float" office:value="6.2040504353">
                <text:p>6.2040504353</text:p>
              </table:table-cell>
            </table:table-row>
            <table:table-row>
              <table:table-cell office:value-type="string"/>
              <table:table-cell office:value-type="float" office:value="6.2040402462">
                <text:p>6.2040402462</text:p>
              </table:table-cell>
            </table:table-row>
            <table:table-row>
              <table:table-cell office:value-type="string"/>
              <table:table-cell office:value-type="float" office:value="6.2040301423">
                <text:p>6.2040301423</text:p>
              </table:table-cell>
            </table:table-row>
            <table:table-row>
              <table:table-cell office:value-type="string"/>
              <table:table-cell office:value-type="float" office:value="6.2040201201">
                <text:p>6.2040201201</text:p>
              </table:table-cell>
            </table:table-row>
            <table:table-row>
              <table:table-cell office:value-type="string"/>
              <table:table-cell office:value-type="float" office:value="6.2040101761">
                <text:p>6.2040101761</text:p>
              </table:table-cell>
            </table:table-row>
            <table:table-row>
              <table:table-cell office:value-type="string"/>
              <table:table-cell office:value-type="float" office:value="6.204000307">
                <text:p>6.204000307</text:p>
              </table:table-cell>
            </table:table-row>
            <table:table-row>
              <table:table-cell office:value-type="string"/>
              <table:table-cell office:value-type="float" office:value="6.2039905095">
                <text:p>6.2039905095</text:p>
              </table:table-cell>
            </table:table-row>
            <table:table-row>
              <table:table-cell office:value-type="string"/>
              <table:table-cell office:value-type="float" office:value="6.2039807805">
                <text:p>6.2039807805</text:p>
              </table:table-cell>
            </table:table-row>
            <table:table-row>
              <table:table-cell office:value-type="string"/>
              <table:table-cell office:value-type="float" office:value="6.2039711169">
                <text:p>6.2039711169</text:p>
              </table:table-cell>
            </table:table-row>
            <table:table-row>
              <table:table-cell office:value-type="string"/>
              <table:table-cell office:value-type="float" office:value="6.203961516">
                <text:p>6.203961516</text:p>
              </table:table-cell>
            </table:table-row>
            <table:table-row>
              <table:table-cell office:value-type="string"/>
              <table:table-cell office:value-type="float" office:value="6.2039519748">
                <text:p>6.2039519748</text:p>
              </table:table-cell>
            </table:table-row>
            <table:table-row>
              <table:table-cell office:value-type="string"/>
              <table:table-cell office:value-type="float" office:value="6.2039424908">
                <text:p>6.2039424908</text:p>
              </table:table-cell>
            </table:table-row>
            <table:table-row>
              <table:table-cell office:value-type="string"/>
              <table:table-cell office:value-type="float" office:value="6.2039330613">
                <text:p>6.2039330613</text:p>
              </table:table-cell>
            </table:table-row>
            <table:table-row>
              <table:table-cell office:value-type="string"/>
              <table:table-cell office:value-type="float" office:value="6.2039236838">
                <text:p>6.2039236838</text:p>
              </table:table-cell>
            </table:table-row>
            <table:table-row>
              <table:table-cell office:value-type="string"/>
              <table:table-cell office:value-type="float" office:value="6.203914356">
                <text:p>6.203914356</text:p>
              </table:table-cell>
            </table:table-row>
            <table:table-row>
              <table:table-cell office:value-type="string"/>
              <table:table-cell office:value-type="float" office:value="6.2039050756">
                <text:p>6.2039050756</text:p>
              </table:table-cell>
            </table:table-row>
            <table:table-row>
              <table:table-cell office:value-type="string"/>
              <table:table-cell office:value-type="float" office:value="6.2038958403">
                <text:p>6.2038958403</text:p>
              </table:table-cell>
            </table:table-row>
            <table:table-row>
              <table:table-cell office:value-type="string"/>
              <table:table-cell office:value-type="float" office:value="6.2038866481">
                <text:p>6.2038866481</text:p>
              </table:table-cell>
            </table:table-row>
            <table:table-row>
              <table:table-cell office:value-type="string"/>
              <table:table-cell office:value-type="float" office:value="6.2038774969">
                <text:p>6.2038774969</text:p>
              </table:table-cell>
            </table:table-row>
            <table:table-row>
              <table:table-cell office:value-type="string"/>
              <table:table-cell office:value-type="float" office:value="6.2038683847">
                <text:p>6.2038683847</text:p>
              </table:table-cell>
            </table:table-row>
            <table:table-row>
              <table:table-cell office:value-type="string"/>
              <table:table-cell office:value-type="float" office:value="6.2038593098">
                <text:p>6.2038593098</text:p>
              </table:table-cell>
            </table:table-row>
            <table:table-row>
              <table:table-cell office:value-type="string"/>
              <table:table-cell office:value-type="float" office:value="6.2038502702">
                <text:p>6.2038502702</text:p>
              </table:table-cell>
            </table:table-row>
            <table:table-row>
              <table:table-cell office:value-type="string"/>
              <table:table-cell office:value-type="float" office:value="6.2038412643">
                <text:p>6.2038412643</text:p>
              </table:table-cell>
            </table:table-row>
            <table:table-row>
              <table:table-cell office:value-type="string"/>
              <table:table-cell office:value-type="float" office:value="6.2038322905">
                <text:p>6.2038322905</text:p>
              </table:table-cell>
            </table:table-row>
            <table:table-row>
              <table:table-cell office:value-type="string"/>
              <table:table-cell office:value-type="float" office:value="6.2038233471">
                <text:p>6.2038233471</text:p>
              </table:table-cell>
            </table:table-row>
            <table:table-row>
              <table:table-cell office:value-type="string"/>
              <table:table-cell office:value-type="float" office:value="6.2038144327">
                <text:p>6.2038144327</text:p>
              </table:table-cell>
            </table:table-row>
            <table:table-row>
              <table:table-cell office:value-type="string"/>
              <table:table-cell office:value-type="float" office:value="6.2038055459">
                <text:p>6.2038055459</text:p>
              </table:table-cell>
            </table:table-row>
            <table:table-row>
              <table:table-cell office:value-type="string"/>
              <table:table-cell office:value-type="float" office:value="6.2037966852">
                <text:p>6.2037966852</text:p>
              </table:table-cell>
            </table:table-row>
            <table:table-row>
              <table:table-cell office:value-type="string"/>
              <table:table-cell office:value-type="float" office:value="6.2037878494">
                <text:p>6.2037878494</text:p>
              </table:table-cell>
            </table:table-row>
            <table:table-row>
              <table:table-cell office:value-type="string"/>
              <table:table-cell office:value-type="float" office:value="6.2037790372">
                <text:p>6.2037790372</text:p>
              </table:table-cell>
            </table:table-row>
            <table:table-row>
              <table:table-cell office:value-type="string"/>
              <table:table-cell office:value-type="float" office:value="6.2037702474">
                <text:p>6.2037702474</text:p>
              </table:table-cell>
            </table:table-row>
            <table:table-row>
              <table:table-cell office:value-type="string"/>
              <table:table-cell office:value-type="float" office:value="6.2037614788">
                <text:p>6.2037614788</text:p>
              </table:table-cell>
            </table:table-row>
            <table:table-row>
              <table:table-cell office:value-type="string"/>
              <table:table-cell office:value-type="float" office:value="6.2037527305">
                <text:p>6.2037527305</text:p>
              </table:table-cell>
            </table:table-row>
            <table:table-row>
              <table:table-cell office:value-type="string"/>
              <table:table-cell office:value-type="float" office:value="6.2037440014">
                <text:p>6.2037440014</text:p>
              </table:table-cell>
            </table:table-row>
            <table:table-row>
              <table:table-cell office:value-type="string"/>
              <table:table-cell office:value-type="float" office:value="6.2037352905">
                <text:p>6.2037352905</text:p>
              </table:table-cell>
            </table:table-row>
            <table:table-row>
              <table:table-cell office:value-type="string"/>
              <table:table-cell office:value-type="float" office:value="6.2037265968">
                <text:p>6.2037265968</text:p>
              </table:table-cell>
            </table:table-row>
            <table:table-row>
              <table:table-cell office:value-type="string"/>
              <table:table-cell office:value-type="float" office:value="6.2037179196">
                <text:p>6.2037179196</text:p>
              </table:table-cell>
            </table:table-row>
            <table:table-row>
              <table:table-cell office:value-type="string"/>
              <table:table-cell office:value-type="float" office:value="6.2037092579">
                <text:p>6.2037092579</text:p>
              </table:table-cell>
            </table:table-row>
            <table:table-row>
              <table:table-cell office:value-type="string"/>
              <table:table-cell office:value-type="float" office:value="6.2037006109">
                <text:p>6.2037006109</text:p>
              </table:table-cell>
            </table:table-row>
            <table:table-row>
              <table:table-cell office:value-type="string"/>
              <table:table-cell office:value-type="float" office:value="6.203691978">
                <text:p>6.203691978</text:p>
              </table:table-cell>
            </table:table-row>
            <table:table-row>
              <table:table-cell office:value-type="string"/>
              <table:table-cell office:value-type="float" office:value="6.2036833584">
                <text:p>6.2036833584</text:p>
              </table:table-cell>
            </table:table-row>
            <table:table-row>
              <table:table-cell office:value-type="string"/>
              <table:table-cell office:value-type="float" office:value="6.2036747514">
                <text:p>6.2036747514</text:p>
              </table:table-cell>
            </table:table-row>
            <table:table-row>
              <table:table-cell office:value-type="string"/>
              <table:table-cell office:value-type="float" office:value="6.2036661565">
                <text:p>6.2036661565</text:p>
              </table:table-cell>
            </table:table-row>
            <table:table-row>
              <table:table-cell office:value-type="string"/>
              <table:table-cell office:value-type="float" office:value="6.2036575729">
                <text:p>6.2036575729</text:p>
              </table:table-cell>
            </table:table-row>
            <table:table-row>
              <table:table-cell office:value-type="string"/>
              <table:table-cell office:value-type="float" office:value="6.2036490002">
                <text:p>6.2036490002</text:p>
              </table:table-cell>
            </table:table-row>
            <table:table-row>
              <table:table-cell office:value-type="string"/>
              <table:table-cell office:value-type="float" office:value="6.2036404378">
                <text:p>6.2036404378</text:p>
              </table:table-cell>
            </table:table-row>
            <table:table-row>
              <table:table-cell office:value-type="string"/>
              <table:table-cell office:value-type="float" office:value="6.2036318852">
                <text:p>6.2036318852</text:p>
              </table:table-cell>
            </table:table-row>
            <table:table-row>
              <table:table-cell office:value-type="string"/>
              <table:table-cell office:value-type="float" office:value="6.203623342">
                <text:p>6.203623342</text:p>
              </table:table-cell>
            </table:table-row>
            <table:table-row>
              <table:table-cell office:value-type="string"/>
              <table:table-cell office:value-type="float" office:value="6.2036148077">
                <text:p>6.2036148077</text:p>
              </table:table-cell>
            </table:table-row>
            <table:table-row>
              <table:table-cell office:value-type="string"/>
              <table:table-cell office:value-type="float" office:value="6.203606282">
                <text:p>6.203606282</text:p>
              </table:table-cell>
            </table:table-row>
            <table:table-row>
              <table:table-cell office:value-type="string"/>
              <table:table-cell office:value-type="float" office:value="6.2035977643">
                <text:p>6.2035977643</text:p>
              </table:table-cell>
            </table:table-row>
            <table:table-row>
              <table:table-cell office:value-type="string"/>
              <table:table-cell office:value-type="float" office:value="6.2035892544">
                <text:p>6.2035892544</text:p>
              </table:table-cell>
            </table:table-row>
            <table:table-row>
              <table:table-cell office:value-type="string"/>
              <table:table-cell office:value-type="float" office:value="6.203580752">
                <text:p>6.203580752</text:p>
              </table:table-cell>
            </table:table-row>
            <table:table-row>
              <table:table-cell office:value-type="string"/>
              <table:table-cell office:value-type="float" office:value="6.2035722567">
                <text:p>6.2035722567</text:p>
              </table:table-cell>
            </table:table-row>
            <table:table-row>
              <table:table-cell office:value-type="string"/>
              <table:table-cell office:value-type="float" office:value="6.2035637683">
                <text:p>6.2035637683</text:p>
              </table:table-cell>
            </table:table-row>
            <table:table-row>
              <table:table-cell office:value-type="string"/>
              <table:table-cell office:value-type="float" office:value="6.2035552864">
                <text:p>6.2035552864</text:p>
              </table:table-cell>
            </table:table-row>
            <table:table-row>
              <table:table-cell office:value-type="string"/>
              <table:table-cell office:value-type="float" office:value="6.2035468109">
                <text:p>6.2035468109</text:p>
              </table:table-cell>
            </table:table-row>
            <table:table-row>
              <table:table-cell office:value-type="string"/>
              <table:table-cell office:value-type="float" office:value="6.2035383416">
                <text:p>6.2035383416</text:p>
              </table:table-cell>
            </table:table-row>
            <table:table-row>
              <table:table-cell office:value-type="string"/>
              <table:table-cell office:value-type="float" office:value="6.2035298781">
                <text:p>6.2035298781</text:p>
              </table:table-cell>
            </table:table-row>
            <table:table-row>
              <table:table-cell office:value-type="string"/>
              <table:table-cell office:value-type="float" office:value="6.2035214205">
                <text:p>6.2035214205</text:p>
              </table:table-cell>
            </table:table-row>
            <table:table-row>
              <table:table-cell office:value-type="string"/>
              <table:table-cell office:value-type="float" office:value="6.2035129684">
                <text:p>6.2035129684</text:p>
              </table:table-cell>
            </table:table-row>
            <table:table-row>
              <table:table-cell office:value-type="string"/>
              <table:table-cell office:value-type="float" office:value="6.2035045217">
                <text:p>6.2035045217</text:p>
              </table:table-cell>
            </table:table-row>
            <table:table-row>
              <table:table-cell office:value-type="string"/>
              <table:table-cell office:value-type="float" office:value="6.2034960803">
                <text:p>6.2034960803</text:p>
              </table:table-cell>
            </table:table-row>
            <table:table-row>
              <table:table-cell office:value-type="string"/>
              <table:table-cell office:value-type="float" office:value="6.2034876441">
                <text:p>6.2034876441</text:p>
              </table:table-cell>
            </table:table-row>
            <table:table-row>
              <table:table-cell office:value-type="string"/>
              <table:table-cell office:value-type="float" office:value="6.203479213">
                <text:p>6.203479213</text:p>
              </table:table-cell>
            </table:table-row>
            <table:table-row>
              <table:table-cell office:value-type="string"/>
              <table:table-cell office:value-type="float" office:value="6.2034707869">
                <text:p>6.2034707869</text:p>
              </table:table-cell>
            </table:table-row>
            <table:table-row>
              <table:table-cell office:value-type="string"/>
              <table:table-cell office:value-type="float" office:value="6.2034623657">
                <text:p>6.2034623657</text:p>
              </table:table-cell>
            </table:table-row>
            <table:table-row>
              <table:table-cell office:value-type="string"/>
              <table:table-cell office:value-type="float" office:value="6.2034539493">
                <text:p>6.2034539493</text:p>
              </table:table-cell>
            </table:table-row>
            <table:table-row>
              <table:table-cell office:value-type="string"/>
              <table:table-cell office:value-type="float" office:value="6.2034455377">
                <text:p>6.2034455377</text:p>
              </table:table-cell>
            </table:table-row>
            <table:table-row>
              <table:table-cell office:value-type="string"/>
              <table:table-cell office:value-type="float" office:value="6.2034371309">
                <text:p>6.2034371309</text:p>
              </table:table-cell>
            </table:table-row>
            <table:table-row>
              <table:table-cell office:value-type="string"/>
              <table:table-cell office:value-type="float" office:value="6.2034287288">
                <text:p>6.2034287288</text:p>
              </table:table-cell>
            </table:table-row>
            <table:table-row>
              <table:table-cell office:value-type="string"/>
              <table:table-cell office:value-type="float" office:value="6.2034203313">
                <text:p>6.2034203313</text:p>
              </table:table-cell>
            </table:table-row>
            <table:table-row>
              <table:table-cell office:value-type="string"/>
              <table:table-cell office:value-type="float" office:value="6.2034119386">
                <text:p>6.2034119386</text:p>
              </table:table-cell>
            </table:table-row>
            <table:table-row>
              <table:table-cell office:value-type="string"/>
              <table:table-cell office:value-type="float" office:value="6.2034035505">
                <text:p>6.2034035505</text:p>
              </table:table-cell>
            </table:table-row>
            <table:table-row>
              <table:table-cell office:value-type="string"/>
              <table:table-cell office:value-type="float" office:value="6.2033951671">
                <text:p>6.2033951671</text:p>
              </table:table-cell>
            </table:table-row>
            <table:table-row>
              <table:table-cell office:value-type="string"/>
              <table:table-cell office:value-type="float" office:value="6.2033867884">
                <text:p>6.2033867884</text:p>
              </table:table-cell>
            </table:table-row>
            <table:table-row>
              <table:table-cell office:value-type="string"/>
              <table:table-cell office:value-type="float" office:value="6.2033784144">
                <text:p>6.2033784144</text:p>
              </table:table-cell>
            </table:table-row>
            <table:table-row>
              <table:table-cell office:value-type="string"/>
              <table:table-cell office:value-type="float" office:value="6.2033700452">
                <text:p>6.2033700452</text:p>
              </table:table-cell>
            </table:table-row>
            <table:table-row>
              <table:table-cell office:value-type="string"/>
              <table:table-cell office:value-type="float" office:value="6.2033616807">
                <text:p>6.2033616807</text:p>
              </table:table-cell>
            </table:table-row>
            <table:table-row>
              <table:table-cell office:value-type="string"/>
              <table:table-cell office:value-type="float" office:value="6.203353321">
                <text:p>6.203353321</text:p>
              </table:table-cell>
            </table:table-row>
            <table:table-row>
              <table:table-cell office:value-type="string"/>
              <table:table-cell office:value-type="float" office:value="6.2033449663">
                <text:p>6.2033449663</text:p>
              </table:table-cell>
            </table:table-row>
            <table:table-row>
              <table:table-cell office:value-type="string"/>
              <table:table-cell office:value-type="float" office:value="6.2033366164">
                <text:p>6.2033366164</text:p>
              </table:table-cell>
            </table:table-row>
            <table:table-row>
              <table:table-cell office:value-type="string"/>
              <table:table-cell office:value-type="float" office:value="6.2033282715">
                <text:p>6.2033282715</text:p>
              </table:table-cell>
            </table:table-row>
            <table:table-row>
              <table:table-cell office:value-type="string"/>
              <table:table-cell office:value-type="float" office:value="6.2033199317">
                <text:p>6.2033199317</text:p>
              </table:table-cell>
            </table:table-row>
            <table:table-row>
              <table:table-cell office:value-type="string"/>
              <table:table-cell office:value-type="float" office:value="6.2033115969">
                <text:p>6.2033115969</text:p>
              </table:table-cell>
            </table:table-row>
            <table:table-row>
              <table:table-cell office:value-type="string"/>
              <table:table-cell office:value-type="float" office:value="6.2033032674">
                <text:p>6.2033032674</text:p>
              </table:table-cell>
            </table:table-row>
            <table:table-row>
              <table:table-cell office:value-type="string"/>
              <table:table-cell office:value-type="float" office:value="6.2032949431">
                <text:p>6.2032949431</text:p>
              </table:table-cell>
            </table:table-row>
            <table:table-row>
              <table:table-cell office:value-type="string"/>
              <table:table-cell office:value-type="float" office:value="6.2032866241">
                <text:p>6.2032866241</text:p>
              </table:table-cell>
            </table:table-row>
            <table:table-row>
              <table:table-cell office:value-type="string"/>
              <table:table-cell office:value-type="float" office:value="6.2032783106">
                <text:p>6.2032783106</text:p>
              </table:table-cell>
            </table:table-row>
            <table:table-row>
              <table:table-cell office:value-type="string"/>
              <table:table-cell office:value-type="float" office:value="6.2032700025">
                <text:p>6.2032700025</text:p>
              </table:table-cell>
            </table:table-row>
            <table:table-row>
              <table:table-cell office:value-type="string"/>
              <table:table-cell office:value-type="float" office:value="6.2032617001">
                <text:p>6.2032617001</text:p>
              </table:table-cell>
            </table:table-row>
            <table:table-row>
              <table:table-cell office:value-type="string"/>
              <table:table-cell office:value-type="float" office:value="6.2032534033">
                <text:p>6.2032534033</text:p>
              </table:table-cell>
            </table:table-row>
            <table:table-row>
              <table:table-cell office:value-type="string"/>
              <table:table-cell office:value-type="float" office:value="6.2032451124">
                <text:p>6.2032451124</text:p>
              </table:table-cell>
            </table:table-row>
            <table:table-row>
              <table:table-cell office:value-type="string"/>
              <table:table-cell office:value-type="float" office:value="6.2032368273">
                <text:p>6.2032368273</text:p>
              </table:table-cell>
            </table:table-row>
            <table:table-row>
              <table:table-cell office:value-type="string"/>
              <table:table-cell office:value-type="float" office:value="6.2032285482">
                <text:p>6.2032285482</text:p>
              </table:table-cell>
            </table:table-row>
            <table:table-row>
              <table:table-cell office:value-type="string"/>
              <table:table-cell office:value-type="float" office:value="6.2032202751">
                <text:p>6.2032202751</text:p>
              </table:table-cell>
            </table:table-row>
            <table:table-row>
              <table:table-cell office:value-type="string"/>
              <table:table-cell office:value-type="float" office:value="6.2032120083">
                <text:p>6.2032120083</text:p>
              </table:table-cell>
            </table:table-row>
            <table:table-row>
              <table:table-cell office:value-type="string"/>
              <table:table-cell office:value-type="float" office:value="6.2032037477">
                <text:p>6.2032037477</text:p>
              </table:table-cell>
            </table:table-row>
            <table:table-row>
              <table:table-cell office:value-type="string"/>
              <table:table-cell office:value-type="float" office:value="6.2031954936">
                <text:p>6.2031954936</text:p>
              </table:table-cell>
            </table:table-row>
            <table:table-row>
              <table:table-cell office:value-type="string"/>
              <table:table-cell office:value-type="float" office:value="6.2031872459">
                <text:p>6.2031872459</text:p>
              </table:table-cell>
            </table:table-row>
            <table:table-row>
              <table:table-cell office:value-type="string"/>
              <table:table-cell office:value-type="float" office:value="6.2031790049">
                <text:p>6.2031790049</text:p>
              </table:table-cell>
            </table:table-row>
            <table:table-row>
              <table:table-cell office:value-type="string"/>
              <table:table-cell office:value-type="float" office:value="6.2031707706">
                <text:p>6.2031707706</text:p>
              </table:table-cell>
            </table:table-row>
            <table:table-row>
              <table:table-cell office:value-type="string"/>
              <table:table-cell office:value-type="float" office:value="6.2031625431">
                <text:p>6.2031625431</text:p>
              </table:table-cell>
            </table:table-row>
            <table:table-row>
              <table:table-cell office:value-type="string"/>
              <table:table-cell office:value-type="float" office:value="6.2031543226">
                <text:p>6.2031543226</text:p>
              </table:table-cell>
            </table:table-row>
            <table:table-row>
              <table:table-cell office:value-type="string"/>
              <table:table-cell office:value-type="float" office:value="6.2031461092">
                <text:p>6.2031461092</text:p>
              </table:table-cell>
            </table:table-row>
            <table:table-row>
              <table:table-cell office:value-type="string"/>
              <table:table-cell office:value-type="float" office:value="6.2031379029">
                <text:p>6.2031379029</text:p>
              </table:table-cell>
            </table:table-row>
            <table:table-row>
              <table:table-cell office:value-type="string"/>
              <table:table-cell office:value-type="float" office:value="6.2031297039">
                <text:p>6.2031297039</text:p>
              </table:table-cell>
            </table:table-row>
            <table:table-row>
              <table:table-cell office:value-type="string"/>
              <table:table-cell office:value-type="float" office:value="6.2031215123">
                <text:p>6.2031215123</text:p>
              </table:table-cell>
            </table:table-row>
            <table:table-row>
              <table:table-cell office:value-type="string"/>
              <table:table-cell office:value-type="float" office:value="6.2031133283">
                <text:p>6.2031133283</text:p>
              </table:table-cell>
            </table:table-row>
            <table:table-row>
              <table:table-cell office:value-type="string"/>
              <table:table-cell office:value-type="float" office:value="6.2031051519">
                <text:p>6.2031051519</text:p>
              </table:table-cell>
            </table:table-row>
            <table:table-row>
              <table:table-cell office:value-type="string"/>
              <table:table-cell office:value-type="float" office:value="6.2030969832">
                <text:p>6.2030969832</text:p>
              </table:table-cell>
            </table:table-row>
            <table:table-row>
              <table:table-cell office:value-type="string"/>
              <table:table-cell office:value-type="float" office:value="6.2030888224">
                <text:p>6.2030888224</text:p>
              </table:table-cell>
            </table:table-row>
            <table:table-row>
              <table:table-cell office:value-type="string"/>
              <table:table-cell office:value-type="float" office:value="6.2030806696">
                <text:p>6.2030806696</text:p>
              </table:table-cell>
            </table:table-row>
            <table:table-row>
              <table:table-cell office:value-type="string"/>
              <table:table-cell office:value-type="float" office:value="6.2030725249">
                <text:p>6.2030725249</text:p>
              </table:table-cell>
            </table:table-row>
            <table:table-row>
              <table:table-cell office:value-type="string"/>
              <table:table-cell office:value-type="float" office:value="6.2030643884">
                <text:p>6.2030643884</text:p>
              </table:table-cell>
            </table:table-row>
            <table:table-row>
              <table:table-cell office:value-type="string"/>
              <table:table-cell office:value-type="float" office:value="6.2030562602">
                <text:p>6.2030562602</text:p>
              </table:table-cell>
            </table:table-row>
            <table:table-row>
              <table:table-cell office:value-type="string"/>
              <table:table-cell office:value-type="float" office:value="6.2030481404">
                <text:p>6.2030481404</text:p>
              </table:table-cell>
            </table:table-row>
            <table:table-row>
              <table:table-cell office:value-type="string"/>
              <table:table-cell office:value-type="float" office:value="6.2030400293">
                <text:p>6.2030400293</text:p>
              </table:table-cell>
            </table:table-row>
            <table:table-row>
              <table:table-cell office:value-type="string"/>
              <table:table-cell office:value-type="float" office:value="6.2030319268">
                <text:p>6.2030319268</text:p>
              </table:table-cell>
            </table:table-row>
            <table:table-row>
              <table:table-cell office:value-type="string"/>
              <table:table-cell office:value-type="float" office:value="6.203023833">
                <text:p>6.203023833</text:p>
              </table:table-cell>
            </table:table-row>
            <table:table-row>
              <table:table-cell office:value-type="string"/>
              <table:table-cell office:value-type="float" office:value="6.2030157482">
                <text:p>6.2030157482</text:p>
              </table:table-cell>
            </table:table-row>
            <table:table-row>
              <table:table-cell office:value-type="string"/>
              <table:table-cell office:value-type="float" office:value="6.2030076724">
                <text:p>6.2030076724</text:p>
              </table:table-cell>
            </table:table-row>
            <table:table-row>
              <table:table-cell office:value-type="string"/>
              <table:table-cell office:value-type="float" office:value="6.2029996057">
                <text:p>6.2029996057</text:p>
              </table:table-cell>
            </table:table-row>
            <table:table-row>
              <table:table-cell office:value-type="string"/>
              <table:table-cell office:value-type="float" office:value="6.2029915483">
                <text:p>6.2029915483</text:p>
              </table:table-cell>
            </table:table-row>
            <table:table-row>
              <table:table-cell office:value-type="string"/>
              <table:table-cell office:value-type="float" office:value="6.2029835002">
                <text:p>6.2029835002</text:p>
              </table:table-cell>
            </table:table-row>
            <table:table-row>
              <table:table-cell office:value-type="string"/>
              <table:table-cell office:value-type="float" office:value="6.2029754615">
                <text:p>6.2029754615</text:p>
              </table:table-cell>
            </table:table-row>
            <table:table-row>
              <table:table-cell office:value-type="string"/>
              <table:table-cell office:value-type="float" office:value="6.2029674325">
                <text:p>6.2029674325</text:p>
              </table:table-cell>
            </table:table-row>
            <table:table-row>
              <table:table-cell office:value-type="string"/>
              <table:table-cell office:value-type="float" office:value="6.2029594131">
                <text:p>6.2029594131</text:p>
              </table:table-cell>
            </table:table-row>
            <table:table-row>
              <table:table-cell office:value-type="string"/>
              <table:table-cell office:value-type="float" office:value="6.2029514035">
                <text:p>6.2029514035</text:p>
              </table:table-cell>
            </table:table-row>
            <table:table-row>
              <table:table-cell office:value-type="string"/>
              <table:table-cell office:value-type="float" office:value="6.2029434038">
                <text:p>6.2029434038</text:p>
              </table:table-cell>
            </table:table-row>
            <table:table-row>
              <table:table-cell office:value-type="string"/>
              <table:table-cell office:value-type="float" office:value="6.2029354141">
                <text:p>6.2029354141</text:p>
              </table:table-cell>
            </table:table-row>
            <table:table-row>
              <table:table-cell office:value-type="string"/>
              <table:table-cell office:value-type="float" office:value="6.2029274345">
                <text:p>6.2029274345</text:p>
              </table:table-cell>
            </table:table-row>
            <table:table-row>
              <table:table-cell office:value-type="string"/>
              <table:table-cell office:value-type="float" office:value="6.2029194651">
                <text:p>6.2029194651</text:p>
              </table:table-cell>
            </table:table-row>
            <table:table-row>
              <table:table-cell office:value-type="string"/>
              <table:table-cell office:value-type="float" office:value="6.202911506">
                <text:p>6.202911506</text:p>
              </table:table-cell>
            </table:table-row>
            <table:table-row>
              <table:table-cell office:value-type="string"/>
              <table:table-cell office:value-type="float" office:value="6.2029035574">
                <text:p>6.2029035574</text:p>
              </table:table-cell>
            </table:table-row>
            <table:table-row>
              <table:table-cell office:value-type="string"/>
              <table:table-cell office:value-type="float" office:value="6.2028956193">
                <text:p>6.2028956193</text:p>
              </table:table-cell>
            </table:table-row>
            <table:table-row>
              <table:table-cell office:value-type="string"/>
              <table:table-cell office:value-type="float" office:value="6.2028876918">
                <text:p>6.2028876918</text:p>
              </table:table-cell>
            </table:table-row>
            <table:table-row>
              <table:table-cell office:value-type="string"/>
              <table:table-cell office:value-type="float" office:value="6.202879775">
                <text:p>6.202879775</text:p>
              </table:table-cell>
            </table:table-row>
            <table:table-row>
              <table:table-cell office:value-type="string"/>
              <table:table-cell office:value-type="float" office:value="6.2028718691">
                <text:p>6.2028718691</text:p>
              </table:table-cell>
            </table:table-row>
            <table:table-row>
              <table:table-cell office:value-type="string"/>
              <table:table-cell office:value-type="float" office:value="6.2028639741">
                <text:p>6.2028639741</text:p>
              </table:table-cell>
            </table:table-row>
            <table:table-row>
              <table:table-cell office:value-type="string"/>
              <table:table-cell office:value-type="float" office:value="6.2028560902">
                <text:p>6.2028560902</text:p>
              </table:table-cell>
            </table:table-row>
            <table:table-row>
              <table:table-cell office:value-type="string"/>
              <table:table-cell office:value-type="float" office:value="6.2028482174">
                <text:p>6.2028482174</text:p>
              </table:table-cell>
            </table:table-row>
            <table:table-row>
              <table:table-cell office:value-type="string"/>
              <table:table-cell office:value-type="float" office:value="6.2028403558">
                <text:p>6.2028403558</text:p>
              </table:table-cell>
            </table:table-row>
            <table:table-row>
              <table:table-cell office:value-type="string"/>
              <table:table-cell office:value-type="float" office:value="6.2028325055">
                <text:p>6.2028325055</text:p>
              </table:table-cell>
            </table:table-row>
            <table:table-row>
              <table:table-cell office:value-type="string"/>
              <table:table-cell office:value-type="float" office:value="6.2028246667">
                <text:p>6.2028246667</text:p>
              </table:table-cell>
            </table:table-row>
            <table:table-row>
              <table:table-cell office:value-type="string"/>
              <table:table-cell office:value-type="float" office:value="6.2028168394">
                <text:p>6.2028168394</text:p>
              </table:table-cell>
            </table:table-row>
            <table:table-row>
              <table:table-cell office:value-type="string"/>
              <table:table-cell office:value-type="float" office:value="6.2028090236">
                <text:p>6.2028090236</text:p>
              </table:table-cell>
            </table:table-row>
            <table:table-row>
              <table:table-cell office:value-type="string"/>
              <table:table-cell office:value-type="float" office:value="6.2028012196">
                <text:p>6.2028012196</text:p>
              </table:table-cell>
            </table:table-row>
            <table:table-row>
              <table:table-cell office:value-type="string"/>
              <table:table-cell office:value-type="float" office:value="6.2027934274">
                <text:p>6.2027934274</text:p>
              </table:table-cell>
            </table:table-row>
            <table:table-row>
              <table:table-cell office:value-type="string"/>
              <table:table-cell office:value-type="float" office:value="6.2027856471">
                <text:p>6.2027856471</text:p>
              </table:table-cell>
            </table:table-row>
            <table:table-row>
              <table:table-cell office:value-type="string"/>
              <table:table-cell office:value-type="float" office:value="6.2027778787">
                <text:p>6.2027778787</text:p>
              </table:table-cell>
            </table:table-row>
            <table:table-row>
              <table:table-cell office:value-type="string"/>
              <table:table-cell office:value-type="float" office:value="6.2027701225">
                <text:p>6.2027701225</text:p>
              </table:table-cell>
            </table:table-row>
            <table:table-row>
              <table:table-cell office:value-type="string"/>
              <table:table-cell office:value-type="float" office:value="6.2027623783">
                <text:p>6.2027623783</text:p>
              </table:table-cell>
            </table:table-row>
            <table:table-row>
              <table:table-cell office:value-type="string"/>
              <table:table-cell office:value-type="float" office:value="6.2027546464">
                <text:p>6.2027546464</text:p>
              </table:table-cell>
            </table:table-row>
            <table:table-row>
              <table:table-cell office:value-type="string"/>
              <table:table-cell office:value-type="float" office:value="6.2027469269">
                <text:p>6.2027469269</text:p>
              </table:table-cell>
            </table:table-row>
            <table:table-row>
              <table:table-cell office:value-type="string"/>
              <table:table-cell office:value-type="float" office:value="6.2027392198">
                <text:p>6.2027392198</text:p>
              </table:table-cell>
            </table:table-row>
            <table:table-row>
              <table:table-cell office:value-type="string"/>
              <table:table-cell office:value-type="float" office:value="6.2027315251">
                <text:p>6.2027315251</text:p>
              </table:table-cell>
            </table:table-row>
            <table:table-row>
              <table:table-cell office:value-type="string"/>
              <table:table-cell office:value-type="float" office:value="6.2027238431">
                <text:p>6.2027238431</text:p>
              </table:table-cell>
            </table:table-row>
            <table:table-row>
              <table:table-cell office:value-type="string"/>
              <table:table-cell office:value-type="float" office:value="6.2027161737">
                <text:p>6.2027161737</text:p>
              </table:table-cell>
            </table:table-row>
            <table:table-row>
              <table:table-cell office:value-type="string"/>
              <table:table-cell office:value-type="float" office:value="6.202708517">
                <text:p>6.202708517</text:p>
              </table:table-cell>
            </table:table-row>
            <table:table-row>
              <table:table-cell office:value-type="string"/>
              <table:table-cell office:value-type="float" office:value="6.2027008733">
                <text:p>6.2027008733</text:p>
              </table:table-cell>
            </table:table-row>
            <table:table-row>
              <table:table-cell office:value-type="string"/>
              <table:table-cell office:value-type="float" office:value="6.2026932424">
                <text:p>6.2026932424</text:p>
              </table:table-cell>
            </table:table-row>
            <table:table-row>
              <table:table-cell office:value-type="string"/>
              <table:table-cell office:value-type="float" office:value="6.2026856245">
                <text:p>6.2026856245</text:p>
              </table:table-cell>
            </table:table-row>
            <table:table-row>
              <table:table-cell office:value-type="string"/>
              <table:table-cell office:value-type="float" office:value="6.2026780196">
                <text:p>6.2026780196</text:p>
              </table:table-cell>
            </table:table-row>
            <table:table-row>
              <table:table-cell office:value-type="string"/>
              <table:table-cell office:value-type="float" office:value="6.202670428">
                <text:p>6.202670428</text:p>
              </table:table-cell>
            </table:table-row>
            <table:table-row>
              <table:table-cell office:value-type="string"/>
              <table:table-cell office:value-type="float" office:value="6.2026628495">
                <text:p>6.2026628495</text:p>
              </table:table-cell>
            </table:table-row>
            <table:table-row>
              <table:table-cell office:value-type="string"/>
              <table:table-cell office:value-type="float" office:value="6.2026552844">
                <text:p>6.2026552844</text:p>
              </table:table-cell>
            </table:table-row>
            <table:table-row>
              <table:table-cell office:value-type="string"/>
              <table:table-cell office:value-type="float" office:value="6.2026477326">
                <text:p>6.2026477326</text:p>
              </table:table-cell>
            </table:table-row>
            <table:table-row>
              <table:table-cell office:value-type="string"/>
              <table:table-cell office:value-type="float" office:value="6.2026401943">
                <text:p>6.2026401943</text:p>
              </table:table-cell>
            </table:table-row>
            <table:table-row>
              <table:table-cell office:value-type="string"/>
              <table:table-cell office:value-type="float" office:value="6.2026326695">
                <text:p>6.2026326695</text:p>
              </table:table-cell>
            </table:table-row>
            <table:table-row>
              <table:table-cell office:value-type="string"/>
              <table:table-cell office:value-type="float" office:value="6.2026251583">
                <text:p>6.2026251583</text:p>
              </table:table-cell>
            </table:table-row>
            <table:table-row>
              <table:table-cell office:value-type="string"/>
              <table:table-cell office:value-type="float" office:value="6.2026176608">
                <text:p>6.2026176608</text:p>
              </table:table-cell>
            </table:table-row>
            <table:table-row>
              <table:table-cell office:value-type="string"/>
              <table:table-cell office:value-type="float" office:value="6.202610177">
                <text:p>6.202610177</text:p>
              </table:table-cell>
            </table:table-row>
            <table:table-row>
              <table:table-cell office:value-type="string"/>
              <table:table-cell office:value-type="float" office:value="6.202602707">
                <text:p>6.202602707</text:p>
              </table:table-cell>
            </table:table-row>
            <table:table-row>
              <table:table-cell office:value-type="string"/>
              <table:table-cell office:value-type="float" office:value="6.2025952509">
                <text:p>6.2025952509</text:p>
              </table:table-cell>
            </table:table-row>
            <table:table-row>
              <table:table-cell office:value-type="string"/>
              <table:table-cell office:value-type="float" office:value="6.2025878087">
                <text:p>6.2025878087</text:p>
              </table:table-cell>
            </table:table-row>
            <table:table-row>
              <table:table-cell office:value-type="string"/>
              <table:table-cell office:value-type="float" office:value="6.2025803806">
                <text:p>6.2025803806</text:p>
              </table:table-cell>
            </table:table-row>
            <table:table-row>
              <table:table-cell office:value-type="string"/>
              <table:table-cell office:value-type="float" office:value="6.2025729665">
                <text:p>6.2025729665</text:p>
              </table:table-cell>
            </table:table-row>
            <table:table-row>
              <table:table-cell office:value-type="string"/>
              <table:table-cell office:value-type="float" office:value="6.2025655666">
                <text:p>6.2025655666</text:p>
              </table:table-cell>
            </table:table-row>
            <table:table-row>
              <table:table-cell office:value-type="string"/>
              <table:table-cell office:value-type="float" office:value="6.2025581809">
                <text:p>6.2025581809</text:p>
              </table:table-cell>
            </table:table-row>
            <table:table-row>
              <table:table-cell office:value-type="string"/>
              <table:table-cell office:value-type="float" office:value="6.2025508095">
                <text:p>6.2025508095</text:p>
              </table:table-cell>
            </table:table-row>
            <table:table-row>
              <table:table-cell office:value-type="string"/>
              <table:table-cell office:value-type="float" office:value="6.2025434524">
                <text:p>6.2025434524</text:p>
              </table:table-cell>
            </table:table-row>
            <table:table-row>
              <table:table-cell office:value-type="string"/>
              <table:table-cell office:value-type="float" office:value="6.2025361096">
                <text:p>6.2025361096</text:p>
              </table:table-cell>
            </table:table-row>
            <table:table-row>
              <table:table-cell office:value-type="string"/>
              <table:table-cell office:value-type="float" office:value="6.2025287814">
                <text:p>6.2025287814</text:p>
              </table:table-cell>
            </table:table-row>
            <table:table-row>
              <table:table-cell office:value-type="string"/>
              <table:table-cell office:value-type="float" office:value="6.2025214677">
                <text:p>6.2025214677</text:p>
              </table:table-cell>
            </table:table-row>
            <table:table-row>
              <table:table-cell office:value-type="string"/>
              <table:table-cell office:value-type="float" office:value="6.2025141685">
                <text:p>6.2025141685</text:p>
              </table:table-cell>
            </table:table-row>
            <table:table-row>
              <table:table-cell office:value-type="string"/>
              <table:table-cell office:value-type="float" office:value="6.202506884">
                <text:p>6.202506884</text:p>
              </table:table-cell>
            </table:table-row>
            <table:table-row>
              <table:table-cell office:value-type="string"/>
              <table:table-cell office:value-type="float" office:value="6.2024996141">
                <text:p>6.2024996141</text:p>
              </table:table-cell>
            </table:table-row>
            <table:table-row>
              <table:table-cell office:value-type="string"/>
              <table:table-cell office:value-type="float" office:value="6.2024923591">
                <text:p>6.2024923591</text:p>
              </table:table-cell>
            </table:table-row>
            <table:table-row>
              <table:table-cell office:value-type="string"/>
              <table:table-cell office:value-type="float" office:value="6.2024851188">
                <text:p>6.2024851188</text:p>
              </table:table-cell>
            </table:table-row>
            <table:table-row>
              <table:table-cell office:value-type="string"/>
              <table:table-cell office:value-type="float" office:value="6.2024778934">
                <text:p>6.2024778934</text:p>
              </table:table-cell>
            </table:table-row>
            <table:table-row>
              <table:table-cell office:value-type="string"/>
              <table:table-cell office:value-type="float" office:value="6.2024706829">
                <text:p>6.2024706829</text:p>
              </table:table-cell>
            </table:table-row>
            <table:table-row>
              <table:table-cell office:value-type="string"/>
              <table:table-cell office:value-type="float" office:value="6.2024634873">
                <text:p>6.2024634873</text:p>
              </table:table-cell>
            </table:table-row>
            <table:table-row>
              <table:table-cell office:value-type="string"/>
              <table:table-cell office:value-type="float" office:value="6.2024563068">
                <text:p>6.2024563068</text:p>
              </table:table-cell>
            </table:table-row>
            <table:table-row>
              <table:table-cell office:value-type="string"/>
              <table:table-cell office:value-type="float" office:value="6.2024491414">
                <text:p>6.2024491414</text:p>
              </table:table-cell>
            </table:table-row>
            <table:table-row>
              <table:table-cell office:value-type="string"/>
              <table:table-cell office:value-type="float" office:value="6.202441991">
                <text:p>6.202441991</text:p>
              </table:table-cell>
            </table:table-row>
            <table:table-row>
              <table:table-cell office:value-type="string"/>
              <table:table-cell office:value-type="float" office:value="6.2024348559">
                <text:p>6.2024348559</text:p>
              </table:table-cell>
            </table:table-row>
            <table:table-row>
              <table:table-cell office:value-type="string"/>
              <table:table-cell office:value-type="float" office:value="6.2024277359">
                <text:p>6.2024277359</text:p>
              </table:table-cell>
            </table:table-row>
            <table:table-row>
              <table:table-cell office:value-type="string"/>
              <table:table-cell office:value-type="float" office:value="6.2024206313">
                <text:p>6.2024206313</text:p>
              </table:table-cell>
            </table:table-row>
            <table:table-row>
              <table:table-cell office:value-type="string"/>
              <table:table-cell office:value-type="float" office:value="6.2024135419">
                <text:p>6.2024135419</text:p>
              </table:table-cell>
            </table:table-row>
            <table:table-row>
              <table:table-cell office:value-type="string"/>
              <table:table-cell office:value-type="float" office:value="6.2024064679">
                <text:p>6.2024064679</text:p>
              </table:table-cell>
            </table:table-row>
            <table:table-row>
              <table:table-cell office:value-type="string"/>
              <table:table-cell office:value-type="float" office:value="6.2023994093">
                <text:p>6.2023994093</text:p>
              </table:table-cell>
            </table:table-row>
            <table:table-row>
              <table:table-cell office:value-type="string"/>
              <table:table-cell office:value-type="float" office:value="6.2023923662">
                <text:p>6.2023923662</text:p>
              </table:table-cell>
            </table:table-row>
            <table:table-row>
              <table:table-cell office:value-type="string"/>
              <table:table-cell office:value-type="float" office:value="6.2023853385">
                <text:p>6.2023853385</text:p>
              </table:table-cell>
            </table:table-row>
            <table:table-row>
              <table:table-cell office:value-type="string"/>
              <table:table-cell office:value-type="float" office:value="6.2023783264">
                <text:p>6.2023783264</text:p>
              </table:table-cell>
            </table:table-row>
            <table:table-row>
              <table:table-cell office:value-type="string"/>
              <table:table-cell office:value-type="float" office:value="6.2023713299">
                <text:p>6.2023713299</text:p>
              </table:table-cell>
            </table:table-row>
            <table:table-row>
              <table:table-cell office:value-type="string"/>
              <table:table-cell office:value-type="float" office:value="6.202364349">
                <text:p>6.202364349</text:p>
              </table:table-cell>
            </table:table-row>
            <table:table-row>
              <table:table-cell office:value-type="string"/>
              <table:table-cell office:value-type="float" office:value="6.2023573837">
                <text:p>6.2023573837</text:p>
              </table:table-cell>
            </table:table-row>
            <table:table-row>
              <table:table-cell office:value-type="string"/>
              <table:table-cell office:value-type="float" office:value="6.2023504341">
                <text:p>6.2023504341</text:p>
              </table:table-cell>
            </table:table-row>
            <table:table-row>
              <table:table-cell office:value-type="string"/>
              <table:table-cell office:value-type="float" office:value="6.2023435003">
                <text:p>6.2023435003</text:p>
              </table:table-cell>
            </table:table-row>
            <table:table-row>
              <table:table-cell office:value-type="string"/>
              <table:table-cell office:value-type="float" office:value="6.2023365823">
                <text:p>6.2023365823</text:p>
              </table:table-cell>
            </table:table-row>
            <table:table-row>
              <table:table-cell office:value-type="string"/>
              <table:table-cell office:value-type="float" office:value="6.20232968">
                <text:p>6.20232968</text:p>
              </table:table-cell>
            </table:table-row>
            <table:table-row>
              <table:table-cell office:value-type="string"/>
              <table:table-cell office:value-type="float" office:value="6.2023227936">
                <text:p>6.2023227936</text:p>
              </table:table-cell>
            </table:table-row>
            <table:table-row>
              <table:table-cell office:value-type="string"/>
              <table:table-cell office:value-type="float" office:value="6.2023159231">
                <text:p>6.2023159231</text:p>
              </table:table-cell>
            </table:table-row>
            <table:table-row>
              <table:table-cell office:value-type="string"/>
              <table:table-cell office:value-type="float" office:value="6.2023090685">
                <text:p>6.2023090685</text:p>
              </table:table-cell>
            </table:table-row>
            <table:table-row>
              <table:table-cell office:value-type="string"/>
              <table:table-cell office:value-type="float" office:value="6.2023022299">
                <text:p>6.2023022299</text:p>
              </table:table-cell>
            </table:table-row>
            <table:table-row>
              <table:table-cell office:value-type="string"/>
              <table:table-cell office:value-type="float" office:value="6.2022954072">
                <text:p>6.2022954072</text:p>
              </table:table-cell>
            </table:table-row>
            <table:table-row>
              <table:table-cell office:value-type="string"/>
              <table:table-cell office:value-type="float" office:value="6.2022886006">
                <text:p>6.2022886006</text:p>
              </table:table-cell>
            </table:table-row>
            <table:table-row>
              <table:table-cell office:value-type="string"/>
              <table:table-cell office:value-type="float" office:value="6.20228181">
                <text:p>6.20228181</text:p>
              </table:table-cell>
            </table:table-row>
            <table:table-row>
              <table:table-cell office:value-type="string"/>
              <table:table-cell office:value-type="float" office:value="6.2022750355">
                <text:p>6.2022750355</text:p>
              </table:table-cell>
            </table:table-row>
            <table:table-row>
              <table:table-cell office:value-type="string"/>
              <table:table-cell office:value-type="float" office:value="6.202268277">
                <text:p>6.202268277</text:p>
              </table:table-cell>
            </table:table-row>
            <table:table-row>
              <table:table-cell office:value-type="string"/>
              <table:table-cell office:value-type="float" office:value="6.2022615347">
                <text:p>6.2022615347</text:p>
              </table:table-cell>
            </table:table-row>
            <table:table-row>
              <table:table-cell office:value-type="string"/>
              <table:table-cell office:value-type="float" office:value="6.2022548086">
                <text:p>6.2022548086</text:p>
              </table:table-cell>
            </table:table-row>
            <table:table-row>
              <table:table-cell office:value-type="string"/>
              <table:table-cell office:value-type="float" office:value="6.2022480987">
                <text:p>6.2022480987</text:p>
              </table:table-cell>
            </table:table-row>
            <table:table-row>
              <table:table-cell office:value-type="string"/>
              <table:table-cell office:value-type="float" office:value="6.2022414049">
                <text:p>6.2022414049</text:p>
              </table:table-cell>
            </table:table-row>
            <table:table-row>
              <table:table-cell office:value-type="string"/>
              <table:table-cell office:value-type="float" office:value="6.2022347274">
                <text:p>6.2022347274</text:p>
              </table:table-cell>
            </table:table-row>
            <table:table-row>
              <table:table-cell office:value-type="string"/>
              <table:table-cell office:value-type="float" office:value="6.2022280662">
                <text:p>6.2022280662</text:p>
              </table:table-cell>
            </table:table-row>
            <table:table-row>
              <table:table-cell office:value-type="string"/>
              <table:table-cell office:value-type="float" office:value="6.2022214213">
                <text:p>6.2022214213</text:p>
              </table:table-cell>
            </table:table-row>
            <table:table-row>
              <table:table-cell office:value-type="string"/>
              <table:table-cell office:value-type="float" office:value="6.2022147926">
                <text:p>6.2022147926</text:p>
              </table:table-cell>
            </table:table-row>
            <table:table-row>
              <table:table-cell office:value-type="string"/>
              <table:table-cell office:value-type="float" office:value="6.2022081803">
                <text:p>6.2022081803</text:p>
              </table:table-cell>
            </table:table-row>
            <table:table-row>
              <table:table-cell office:value-type="string"/>
              <table:table-cell office:value-type="float" office:value="6.2022015843">
                <text:p>6.2022015843</text:p>
              </table:table-cell>
            </table:table-row>
            <table:table-row>
              <table:table-cell office:value-type="string"/>
              <table:table-cell office:value-type="float" office:value="6.2021950048">
                <text:p>6.2021950048</text:p>
              </table:table-cell>
            </table:table-row>
            <table:table-row>
              <table:table-cell office:value-type="string"/>
              <table:table-cell office:value-type="float" office:value="6.2021884416">
                <text:p>6.2021884416</text:p>
              </table:table-cell>
            </table:table-row>
            <table:table-row>
              <table:table-cell office:value-type="string"/>
              <table:table-cell office:value-type="float" office:value="6.2021818948">
                <text:p>6.2021818948</text:p>
              </table:table-cell>
            </table:table-row>
            <table:table-row>
              <table:table-cell office:value-type="string"/>
              <table:table-cell office:value-type="float" office:value="6.2021753644">
                <text:p>6.2021753644</text:p>
              </table:table-cell>
            </table:table-row>
            <table:table-row>
              <table:table-cell office:value-type="string"/>
              <table:table-cell office:value-type="float" office:value="6.2021688505">
                <text:p>6.2021688505</text:p>
              </table:table-cell>
            </table:table-row>
            <table:table-row>
              <table:table-cell office:value-type="string"/>
              <table:table-cell office:value-type="float" office:value="6.202162353">
                <text:p>6.202162353</text:p>
              </table:table-cell>
            </table:table-row>
            <table:table-row>
              <table:table-cell office:value-type="string"/>
              <table:table-cell office:value-type="float" office:value="6.202155872">
                <text:p>6.202155872</text:p>
              </table:table-cell>
            </table:table-row>
            <table:table-row>
              <table:table-cell office:value-type="string"/>
              <table:table-cell office:value-type="float" office:value="6.2021494075">
                <text:p>6.2021494075</text:p>
              </table:table-cell>
            </table:table-row>
            <table:table-row>
              <table:table-cell office:value-type="string"/>
              <table:table-cell office:value-type="float" office:value="6.2021429595">
                <text:p>6.2021429595</text:p>
              </table:table-cell>
            </table:table-row>
            <table:table-row>
              <table:table-cell office:value-type="string"/>
              <table:table-cell office:value-type="float" office:value="6.202136528">
                <text:p>6.202136528</text:p>
              </table:table-cell>
            </table:table-row>
            <table:table-row>
              <table:table-cell office:value-type="string"/>
              <table:table-cell office:value-type="float" office:value="6.2021301131">
                <text:p>6.2021301131</text:p>
              </table:table-cell>
            </table:table-row>
            <table:table-row>
              <table:table-cell office:value-type="string"/>
              <table:table-cell office:value-type="float" office:value="6.2021237147">
                <text:p>6.2021237147</text:p>
              </table:table-cell>
            </table:table-row>
            <table:table-row>
              <table:table-cell office:value-type="string"/>
              <table:table-cell office:value-type="float" office:value="6.2021173328">
                <text:p>6.2021173328</text:p>
              </table:table-cell>
            </table:table-row>
            <table:table-row>
              <table:table-cell office:value-type="string"/>
              <table:table-cell office:value-type="float" office:value="6.2021109675">
                <text:p>6.2021109675</text:p>
              </table:table-cell>
            </table:table-row>
            <table:table-row>
              <table:table-cell office:value-type="string"/>
              <table:table-cell office:value-type="float" office:value="6.2021046187">
                <text:p>6.2021046187</text:p>
              </table:table-cell>
            </table:table-row>
            <table:table-row>
              <table:table-cell office:value-type="string"/>
              <table:table-cell office:value-type="float" office:value="6.2020982866">
                <text:p>6.2020982866</text:p>
              </table:table-cell>
            </table:table-row>
            <table:table-row>
              <table:table-cell office:value-type="string"/>
              <table:table-cell office:value-type="float" office:value="6.202091971">
                <text:p>6.202091971</text:p>
              </table:table-cell>
            </table:table-row>
            <table:table-row>
              <table:table-cell office:value-type="string"/>
              <table:table-cell office:value-type="float" office:value="6.202085672">
                <text:p>6.202085672</text:p>
              </table:table-cell>
            </table:table-row>
            <table:table-row>
              <table:table-cell office:value-type="string"/>
              <table:table-cell office:value-type="float" office:value="6.2020793896">
                <text:p>6.2020793896</text:p>
              </table:table-cell>
            </table:table-row>
            <table:table-row>
              <table:table-cell office:value-type="string"/>
              <table:table-cell office:value-type="float" office:value="6.2020731238">
                <text:p>6.2020731238</text:p>
              </table:table-cell>
            </table:table-row>
            <table:table-row>
              <table:table-cell office:value-type="string"/>
              <table:table-cell office:value-type="float" office:value="6.2020668746">
                <text:p>6.2020668746</text:p>
              </table:table-cell>
            </table:table-row>
            <table:table-row>
              <table:table-cell office:value-type="string"/>
              <table:table-cell office:value-type="float" office:value="6.202060642">
                <text:p>6.202060642</text:p>
              </table:table-cell>
            </table:table-row>
            <table:table-row>
              <table:table-cell office:value-type="string"/>
              <table:table-cell office:value-type="float" office:value="6.2020544261">
                <text:p>6.2020544261</text:p>
              </table:table-cell>
            </table:table-row>
            <table:table-row>
              <table:table-cell office:value-type="string"/>
              <table:table-cell office:value-type="float" office:value="6.2020482267">
                <text:p>6.2020482267</text:p>
              </table:table-cell>
            </table:table-row>
            <table:table-row>
              <table:table-cell office:value-type="string"/>
              <table:table-cell office:value-type="float" office:value="6.202042044">
                <text:p>6.202042044</text:p>
              </table:table-cell>
            </table:table-row>
            <table:table-row>
              <table:table-cell office:value-type="string"/>
              <table:table-cell office:value-type="float" office:value="6.2020358778">
                <text:p>6.2020358778</text:p>
              </table:table-cell>
            </table:table-row>
            <table:table-row>
              <table:table-cell office:value-type="string"/>
              <table:table-cell office:value-type="float" office:value="6.2020297283">
                <text:p>6.2020297283</text:p>
              </table:table-cell>
            </table:table-row>
            <table:table-row>
              <table:table-cell office:value-type="string"/>
              <table:table-cell office:value-type="float" office:value="6.2020235954">
                <text:p>6.2020235954</text:p>
              </table:table-cell>
            </table:table-row>
            <table:table-row>
              <table:table-cell office:value-type="string"/>
              <table:table-cell office:value-type="float" office:value="6.2020174791">
                <text:p>6.2020174791</text:p>
              </table:table-cell>
            </table:table-row>
            <table:table-row>
              <table:table-cell office:value-type="string"/>
              <table:table-cell office:value-type="float" office:value="6.2020113795">
                <text:p>6.2020113795</text:p>
              </table:table-cell>
            </table:table-row>
            <table:table-row>
              <table:table-cell office:value-type="string"/>
              <table:table-cell office:value-type="float" office:value="6.2020052964">
                <text:p>6.2020052964</text:p>
              </table:table-cell>
            </table:table-row>
            <table:table-row>
              <table:table-cell office:value-type="string"/>
              <table:table-cell office:value-type="float" office:value="6.20199923">
                <text:p>6.20199923</text:p>
              </table:table-cell>
            </table:table-row>
            <table:table-row>
              <table:table-cell office:value-type="string"/>
              <table:table-cell office:value-type="float" office:value="6.2019931801">
                <text:p>6.2019931801</text:p>
              </table:table-cell>
            </table:table-row>
            <table:table-row>
              <table:table-cell office:value-type="string"/>
              <table:table-cell office:value-type="float" office:value="6.2019871468">
                <text:p>6.2019871468</text:p>
              </table:table-cell>
            </table:table-row>
            <table:table-row>
              <table:table-cell office:value-type="string"/>
              <table:table-cell office:value-type="float" office:value="6.2019811302">
                <text:p>6.2019811302</text:p>
              </table:table-cell>
            </table:table-row>
            <table:table-row>
              <table:table-cell office:value-type="string"/>
              <table:table-cell office:value-type="float" office:value="6.2019751301">
                <text:p>6.2019751301</text:p>
              </table:table-cell>
            </table:table-row>
            <table:table-row>
              <table:table-cell office:value-type="string"/>
              <table:table-cell office:value-type="float" office:value="6.2019691465">
                <text:p>6.2019691465</text:p>
              </table:table-cell>
            </table:table-row>
            <table:table-row>
              <table:table-cell office:value-type="string"/>
              <table:table-cell office:value-type="float" office:value="6.2019631796">
                <text:p>6.2019631796</text:p>
              </table:table-cell>
            </table:table-row>
            <table:table-row>
              <table:table-cell office:value-type="string"/>
              <table:table-cell office:value-type="float" office:value="6.2019572292">
                <text:p>6.2019572292</text:p>
              </table:table-cell>
            </table:table-row>
            <table:table-row>
              <table:table-cell office:value-type="string"/>
              <table:table-cell office:value-type="float" office:value="6.2019512953">
                <text:p>6.2019512953</text:p>
              </table:table-cell>
            </table:table-row>
            <table:table-row>
              <table:table-cell office:value-type="string"/>
              <table:table-cell office:value-type="float" office:value="6.201945378">
                <text:p>6.201945378</text:p>
              </table:table-cell>
            </table:table-row>
            <table:table-row>
              <table:table-cell office:value-type="string"/>
              <table:table-cell office:value-type="float" office:value="6.2019394773">
                <text:p>6.2019394773</text:p>
              </table:table-cell>
            </table:table-row>
            <table:table-row>
              <table:table-cell office:value-type="string"/>
              <table:table-cell office:value-type="float" office:value="6.201933593">
                <text:p>6.201933593</text:p>
              </table:table-cell>
            </table:table-row>
            <table:table-row>
              <table:table-cell office:value-type="string"/>
              <table:table-cell office:value-type="float" office:value="6.2019277252">
                <text:p>6.2019277252</text:p>
              </table:table-cell>
            </table:table-row>
            <table:table-row>
              <table:table-cell office:value-type="string"/>
              <table:table-cell office:value-type="float" office:value="6.201921874">
                <text:p>6.201921874</text:p>
              </table:table-cell>
            </table:table-row>
            <table:table-row>
              <table:table-cell office:value-type="string"/>
              <table:table-cell office:value-type="float" office:value="6.2019160392">
                <text:p>6.2019160392</text:p>
              </table:table-cell>
            </table:table-row>
            <table:table-row>
              <table:table-cell office:value-type="string"/>
              <table:table-cell office:value-type="float" office:value="6.2019102209">
                <text:p>6.2019102209</text:p>
              </table:table-cell>
            </table:table-row>
            <table:table-row>
              <table:table-cell office:value-type="string"/>
              <table:table-cell office:value-type="float" office:value="6.201904419">
                <text:p>6.201904419</text:p>
              </table:table-cell>
            </table:table-row>
            <table:table-row>
              <table:table-cell office:value-type="string"/>
              <table:table-cell office:value-type="float" office:value="6.2018986336">
                <text:p>6.2018986336</text:p>
              </table:table-cell>
            </table:table-row>
            <table:table-row>
              <table:table-cell office:value-type="string"/>
              <table:table-cell office:value-type="float" office:value="6.2018928646">
                <text:p>6.2018928646</text:p>
              </table:table-cell>
            </table:table-row>
            <table:table-row>
              <table:table-cell office:value-type="string"/>
              <table:table-cell office:value-type="float" office:value="6.2018871119">
                <text:p>6.2018871119</text:p>
              </table:table-cell>
            </table:table-row>
            <table:table-row>
              <table:table-cell office:value-type="string"/>
              <table:table-cell office:value-type="float" office:value="6.2018813757">
                <text:p>6.2018813757</text:p>
              </table:table-cell>
            </table:table-row>
            <table:table-row>
              <table:table-cell office:value-type="string"/>
              <table:table-cell office:value-type="float" office:value="6.2018756559">
                <text:p>6.2018756559</text:p>
              </table:table-cell>
            </table:table-row>
            <table:table-row>
              <table:table-cell office:value-type="string"/>
              <table:table-cell office:value-type="float" office:value="6.2018699524">
                <text:p>6.2018699524</text:p>
              </table:table-cell>
            </table:table-row>
            <table:table-row>
              <table:table-cell office:value-type="string"/>
              <table:table-cell office:value-type="float" office:value="6.2018642652">
                <text:p>6.2018642652</text:p>
              </table:table-cell>
            </table:table-row>
            <table:table-row>
              <table:table-cell office:value-type="string"/>
              <table:table-cell office:value-type="float" office:value="6.2018585943">
                <text:p>6.2018585943</text:p>
              </table:table-cell>
            </table:table-row>
            <table:table-row>
              <table:table-cell office:value-type="string"/>
              <table:table-cell office:value-type="float" office:value="6.2018529397">
                <text:p>6.2018529397</text:p>
              </table:table-cell>
            </table:table-row>
            <table:table-row>
              <table:table-cell office:value-type="string"/>
              <table:table-cell office:value-type="float" office:value="6.2018473014">
                <text:p>6.2018473014</text:p>
              </table:table-cell>
            </table:table-row>
            <table:table-row>
              <table:table-cell office:value-type="string"/>
              <table:table-cell office:value-type="float" office:value="6.2018416794">
                <text:p>6.2018416794</text:p>
              </table:table-cell>
            </table:table-row>
            <table:table-row>
              <table:table-cell office:value-type="string"/>
              <table:table-cell office:value-type="float" office:value="6.2018360735">
                <text:p>6.2018360735</text:p>
              </table:table-cell>
            </table:table-row>
            <table:table-row>
              <table:table-cell office:value-type="string"/>
              <table:table-cell office:value-type="float" office:value="6.2018304839">
                <text:p>6.2018304839</text:p>
              </table:table-cell>
            </table:table-row>
            <table:table-row>
              <table:table-cell office:value-type="string"/>
              <table:table-cell office:value-type="float" office:value="6.2018249105">
                <text:p>6.2018249105</text:p>
              </table:table-cell>
            </table:table-row>
            <table:table-row>
              <table:table-cell office:value-type="string"/>
              <table:table-cell office:value-type="float" office:value="6.2018193532">
                <text:p>6.2018193532</text:p>
              </table:table-cell>
            </table:table-row>
            <table:table-row>
              <table:table-cell office:value-type="string"/>
              <table:table-cell office:value-type="float" office:value="6.201813812">
                <text:p>6.201813812</text:p>
              </table:table-cell>
            </table:table-row>
            <table:table-row>
              <table:table-cell office:value-type="string"/>
              <table:table-cell office:value-type="float" office:value="6.201808287">
                <text:p>6.201808287</text:p>
              </table:table-cell>
            </table:table-row>
            <table:table-row>
              <table:table-cell office:value-type="string"/>
              <table:table-cell office:value-type="float" office:value="6.201802778">
                <text:p>6.201802778</text:p>
              </table:table-cell>
            </table:table-row>
            <table:table-row>
              <table:table-cell office:value-type="string"/>
              <table:table-cell office:value-type="float" office:value="6.2017972851">
                <text:p>6.2017972851</text:p>
              </table:table-cell>
            </table:table-row>
            <table:table-row>
              <table:table-cell office:value-type="string"/>
              <table:table-cell office:value-type="float" office:value="6.2017918083">
                <text:p>6.2017918083</text:p>
              </table:table-cell>
            </table:table-row>
            <table:table-row>
              <table:table-cell office:value-type="string"/>
              <table:table-cell office:value-type="float" office:value="6.2017863474">
                <text:p>6.2017863474</text:p>
              </table:table-cell>
            </table:table-row>
            <table:table-row>
              <table:table-cell office:value-type="string"/>
              <table:table-cell office:value-type="float" office:value="6.2017809025">
                <text:p>6.2017809025</text:p>
              </table:table-cell>
            </table:table-row>
            <table:table-row>
              <table:table-cell office:value-type="string"/>
              <table:table-cell office:value-type="float" office:value="6.2017754736">
                <text:p>6.2017754736</text:p>
              </table:table-cell>
            </table:table-row>
            <table:table-row>
              <table:table-cell office:value-type="string"/>
              <table:table-cell office:value-type="float" office:value="6.2017700606">
                <text:p>6.2017700606</text:p>
              </table:table-cell>
            </table:table-row>
            <table:table-row>
              <table:table-cell office:value-type="string"/>
              <table:table-cell office:value-type="float" office:value="6.2017646634">
                <text:p>6.2017646634</text:p>
              </table:table-cell>
            </table:table-row>
            <table:table-row>
              <table:table-cell office:value-type="string"/>
              <table:table-cell office:value-type="float" office:value="6.2017592822">
                <text:p>6.2017592822</text:p>
              </table:table-cell>
            </table:table-row>
            <table:table-row>
              <table:table-cell office:value-type="string"/>
              <table:table-cell office:value-type="float" office:value="6.2017539167">
                <text:p>6.2017539167</text:p>
              </table:table-cell>
            </table:table-row>
            <table:table-row>
              <table:table-cell office:value-type="string"/>
              <table:table-cell office:value-type="float" office:value="6.2017485671">
                <text:p>6.2017485671</text:p>
              </table:table-cell>
            </table:table-row>
            <table:table-row>
              <table:table-cell office:value-type="string"/>
              <table:table-cell office:value-type="float" office:value="6.2017432333">
                <text:p>6.2017432333</text:p>
              </table:table-cell>
            </table:table-row>
            <table:table-row>
              <table:table-cell office:value-type="string"/>
              <table:table-cell office:value-type="float" office:value="6.2017379151">
                <text:p>6.2017379151</text:p>
              </table:table-cell>
            </table:table-row>
            <table:table-row>
              <table:table-cell office:value-type="string"/>
              <table:table-cell office:value-type="float" office:value="6.2017326127">
                <text:p>6.2017326127</text:p>
              </table:table-cell>
            </table:table-row>
            <table:table-row>
              <table:table-cell office:value-type="string"/>
              <table:table-cell office:value-type="float" office:value="6.201727326">
                <text:p>6.201727326</text:p>
              </table:table-cell>
            </table:table-row>
            <table:table-row>
              <table:table-cell office:value-type="string"/>
              <table:table-cell office:value-type="float" office:value="6.2017220549">
                <text:p>6.2017220549</text:p>
              </table:table-cell>
            </table:table-row>
            <table:table-row>
              <table:table-cell office:value-type="string"/>
              <table:table-cell office:value-type="float" office:value="6.2017167994">
                <text:p>6.2017167994</text:p>
              </table:table-cell>
            </table:table-row>
            <table:table-row>
              <table:table-cell office:value-type="string"/>
              <table:table-cell office:value-type="float" office:value="6.2017115595">
                <text:p>6.2017115595</text:p>
              </table:table-cell>
            </table:table-row>
            <table:table-row>
              <table:table-cell office:value-type="string"/>
              <table:table-cell office:value-type="float" office:value="6.2017063352">
                <text:p>6.2017063352</text:p>
              </table:table-cell>
            </table:table-row>
            <table:table-row>
              <table:table-cell office:value-type="string"/>
              <table:table-cell office:value-type="float" office:value="6.2017011263">
                <text:p>6.2017011263</text:p>
              </table:table-cell>
            </table:table-row>
            <table:table-row>
              <table:table-cell office:value-type="string"/>
              <table:table-cell office:value-type="float" office:value="6.201695933">
                <text:p>6.201695933</text:p>
              </table:table-cell>
            </table:table-row>
            <table:table-row>
              <table:table-cell office:value-type="string"/>
              <table:table-cell office:value-type="float" office:value="6.201690755">
                <text:p>6.201690755</text:p>
              </table:table-cell>
            </table:table-row>
            <table:table-row>
              <table:table-cell office:value-type="string"/>
              <table:table-cell office:value-type="float" office:value="6.2016855925">
                <text:p>6.2016855925</text:p>
              </table:table-cell>
            </table:table-row>
            <table:table-row>
              <table:table-cell office:value-type="string"/>
              <table:table-cell office:value-type="float" office:value="6.2016804453">
                <text:p>6.2016804453</text:p>
              </table:table-cell>
            </table:table-row>
            <table:table-row>
              <table:table-cell office:value-type="string"/>
              <table:table-cell office:value-type="float" office:value="6.2016753135">
                <text:p>6.2016753135</text:p>
              </table:table-cell>
            </table:table-row>
            <table:table-row>
              <table:table-cell office:value-type="string"/>
              <table:table-cell office:value-type="float" office:value="6.2016701969">
                <text:p>6.2016701969</text:p>
              </table:table-cell>
            </table:table-row>
            <table:table-row>
              <table:table-cell office:value-type="string"/>
              <table:table-cell office:value-type="float" office:value="6.2016650956">
                <text:p>6.2016650956</text:p>
              </table:table-cell>
            </table:table-row>
            <table:table-row>
              <table:table-cell office:value-type="string"/>
              <table:table-cell office:value-type="float" office:value="6.2016600095">
                <text:p>6.2016600095</text:p>
              </table:table-cell>
            </table:table-row>
            <table:table-row>
              <table:table-cell office:value-type="string"/>
              <table:table-cell office:value-type="float" office:value="6.2016549386">
                <text:p>6.2016549386</text:p>
              </table:table-cell>
            </table:table-row>
            <table:table-row>
              <table:table-cell office:value-type="string"/>
              <table:table-cell office:value-type="float" office:value="6.2016498829">
                <text:p>6.2016498829</text:p>
              </table:table-cell>
            </table:table-row>
            <table:table-row>
              <table:table-cell office:value-type="string"/>
              <table:table-cell office:value-type="float" office:value="6.2016448422">
                <text:p>6.2016448422</text:p>
              </table:table-cell>
            </table:table-row>
            <table:table-row>
              <table:table-cell office:value-type="string"/>
              <table:table-cell office:value-type="float" office:value="6.2016398166">
                <text:p>6.2016398166</text:p>
              </table:table-cell>
            </table:table-row>
            <table:table-row>
              <table:table-cell office:value-type="string"/>
              <table:table-cell office:value-type="float" office:value="6.201634806">
                <text:p>6.201634806</text:p>
              </table:table-cell>
            </table:table-row>
            <table:table-row>
              <table:table-cell office:value-type="string"/>
              <table:table-cell office:value-type="float" office:value="6.2016298104">
                <text:p>6.2016298104</text:p>
              </table:table-cell>
            </table:table-row>
            <table:table-row>
              <table:table-cell office:value-type="string"/>
              <table:table-cell office:value-type="float" office:value="6.2016248298">
                <text:p>6.2016248298</text:p>
              </table:table-cell>
            </table:table-row>
            <table:table-row>
              <table:table-cell office:value-type="string"/>
              <table:table-cell office:value-type="float" office:value="6.201619864">
                <text:p>6.201619864</text:p>
              </table:table-cell>
            </table:table-row>
            <table:table-row>
              <table:table-cell office:value-type="string"/>
              <table:table-cell office:value-type="float" office:value="6.2016149131">
                <text:p>6.2016149131</text:p>
              </table:table-cell>
            </table:table-row>
            <table:table-row>
              <table:table-cell office:value-type="string"/>
              <table:table-cell office:value-type="float" office:value="6.201609977">
                <text:p>6.201609977</text:p>
              </table:table-cell>
            </table:table-row>
            <table:table-row>
              <table:table-cell office:value-type="string"/>
              <table:table-cell office:value-type="float" office:value="6.2016050557">
                <text:p>6.2016050557</text:p>
              </table:table-cell>
            </table:table-row>
            <table:table-row>
              <table:table-cell office:value-type="string"/>
              <table:table-cell office:value-type="float" office:value="6.2016001491">
                <text:p>6.2016001491</text:p>
              </table:table-cell>
            </table:table-row>
            <table:table-row>
              <table:table-cell office:value-type="string"/>
              <table:table-cell office:value-type="float" office:value="6.2015952572">
                <text:p>6.2015952572</text:p>
              </table:table-cell>
            </table:table-row>
            <table:table-row>
              <table:table-cell office:value-type="string"/>
              <table:table-cell office:value-type="float" office:value="6.20159038">
                <text:p>6.20159038</text:p>
              </table:table-cell>
            </table:table-row>
            <table:table-row>
              <table:table-cell office:value-type="string"/>
              <table:table-cell office:value-type="float" office:value="6.2015855174">
                <text:p>6.2015855174</text:p>
              </table:table-cell>
            </table:table-row>
            <table:table-row>
              <table:table-cell office:value-type="string"/>
              <table:table-cell office:value-type="float" office:value="6.2015806693">
                <text:p>6.2015806693</text:p>
              </table:table-cell>
            </table:table-row>
            <table:table-row>
              <table:table-cell office:value-type="string"/>
              <table:table-cell office:value-type="float" office:value="6.2015758357">
                <text:p>6.2015758357</text:p>
              </table:table-cell>
            </table:table-row>
            <table:table-row>
              <table:table-cell office:value-type="string"/>
              <table:table-cell office:value-type="float" office:value="6.2015710167">
                <text:p>6.2015710167</text:p>
              </table:table-cell>
            </table:table-row>
            <table:table-row>
              <table:table-cell office:value-type="string"/>
              <table:table-cell office:value-type="float" office:value="6.201566212">
                <text:p>6.201566212</text:p>
              </table:table-cell>
            </table:table-row>
            <table:table-row>
              <table:table-cell office:value-type="string"/>
              <table:table-cell office:value-type="float" office:value="6.2015614218">
                <text:p>6.2015614218</text:p>
              </table:table-cell>
            </table:table-row>
            <table:table-row>
              <table:table-cell office:value-type="string"/>
              <table:table-cell office:value-type="float" office:value="6.2015566458">
                <text:p>6.2015566458</text:p>
              </table:table-cell>
            </table:table-row>
            <table:table-row>
              <table:table-cell office:value-type="string"/>
              <table:table-cell office:value-type="float" office:value="6.2015518842">
                <text:p>6.2015518842</text:p>
              </table:table-cell>
            </table:table-row>
            <table:table-row>
              <table:table-cell office:value-type="string"/>
              <table:table-cell office:value-type="float" office:value="6.2015471368">
                <text:p>6.2015471368</text:p>
              </table:table-cell>
            </table:table-row>
            <table:table-row>
              <table:table-cell office:value-type="string"/>
              <table:table-cell office:value-type="float" office:value="6.2015424037">
                <text:p>6.2015424037</text:p>
              </table:table-cell>
            </table:table-row>
            <table:table-row>
              <table:table-cell office:value-type="string"/>
              <table:table-cell office:value-type="float" office:value="6.2015376847">
                <text:p>6.2015376847</text:p>
              </table:table-cell>
            </table:table-row>
            <table:table-row>
              <table:table-cell office:value-type="string"/>
              <table:table-cell office:value-type="float" office:value="6.2015329797">
                <text:p>6.2015329797</text:p>
              </table:table-cell>
            </table:table-row>
            <table:table-row>
              <table:table-cell office:value-type="string"/>
              <table:table-cell office:value-type="float" office:value="6.2015282889">
                <text:p>6.2015282889</text:p>
              </table:table-cell>
            </table:table-row>
            <table:table-row>
              <table:table-cell office:value-type="string"/>
              <table:table-cell office:value-type="float" office:value="6.2015236121">
                <text:p>6.2015236121</text:p>
              </table:table-cell>
            </table:table-row>
            <table:table-row>
              <table:table-cell office:value-type="string"/>
              <table:table-cell office:value-type="float" office:value="6.2015189493">
                <text:p>6.2015189493</text:p>
              </table:table-cell>
            </table:table-row>
            <table:table-row>
              <table:table-cell office:value-type="string"/>
              <table:table-cell office:value-type="float" office:value="6.2015143003">
                <text:p>6.2015143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